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deGen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4pt"/>
    </style:style>
    <style:style style:name="co2" style:family="table-column">
      <style:table-column-properties fo:break-before="auto" style:column-width="804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8.5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43.26pt"/>
    </style:style>
    <style:style style:name="co8" style:family="table-column">
      <style:table-column-properties fo:break-before="auto" style:column-width="23.64pt"/>
    </style:style>
    <style:style style:name="co9" style:family="table-column">
      <style:table-column-properties fo:break-before="auto" style:column-width="24.89pt"/>
    </style:style>
    <style:style style:name="co10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35.46pt"/>
    </style:style>
    <style:style style:name="co12" style:family="table-column">
      <style:table-column-properties fo:break-before="auto" style:column-width="41.36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53.04pt"/>
    </style:style>
    <style:style style:name="co15" style:family="table-column">
      <style:table-column-properties fo:break-before="auto" style:column-width="51.11pt"/>
    </style:style>
    <style:style style:name="co16" style:family="table-column">
      <style:table-column-properties fo:break-before="auto" style:column-width="26.19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75.26pt"/>
    </style:style>
    <style:style style:name="co19" style:family="table-column">
      <style:table-column-properties fo:break-before="auto" style:column-width="93.71pt"/>
    </style:style>
    <style:style style:name="co20" style:family="table-column">
      <style:table-column-properties fo:break-before="auto" style:column-width="47.11pt"/>
    </style:style>
    <style:style style:name="co21" style:family="table-column">
      <style:table-column-properties fo:break-before="auto" style:column-width="39.26pt"/>
    </style:style>
    <style:style style:name="co22" style:family="table-column">
      <style:table-column-properties fo:break-before="auto" style:column-width="31.04pt"/>
    </style:style>
    <style:style style:name="co23" style:family="table-column">
      <style:table-column-properties fo:break-before="auto" style:column-width="42.29pt"/>
    </style:style>
    <style:style style:name="co24" style:family="table-column">
      <style:table-column-properties fo:break-before="auto" style:column-width="23.81pt"/>
    </style:style>
    <style:style style:name="co25" style:family="table-column">
      <style:table-column-properties fo:break-before="auto" style:column-width="37.19pt"/>
    </style:style>
    <style:style style:name="co26" style:family="table-column">
      <style:table-column-properties fo:break-before="auto" style:column-width="33.79pt"/>
    </style:style>
    <style:style style:name="co27" style:family="table-column">
      <style:table-column-properties fo:break-before="auto" style:column-width="36.31pt"/>
    </style:style>
    <style:style style:name="co28" style:family="table-column">
      <style:table-column-properties fo:break-before="auto" style:column-width="46.29pt"/>
    </style:style>
    <style:style style:name="co29" style:family="table-column">
      <style:table-column-properties fo:break-before="auto" style:column-width="25.6pt"/>
    </style:style>
    <style:style style:name="co30" style:family="table-column">
      <style:table-column-properties fo:break-before="auto" style:column-width="28.35pt"/>
    </style:style>
    <style:style style:name="co31" style:family="table-column">
      <style:table-column-properties fo:break-before="auto" style:column-width="44.36pt"/>
    </style:style>
    <style:style style:name="co32" style:family="table-column">
      <style:table-column-properties fo:break-before="auto" style:column-width="40.51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29.31pt"/>
    </style:style>
    <style:style style:name="co35" style:family="table-column">
      <style:table-column-properties fo:break-before="auto" style:column-width="16.3pt"/>
    </style:style>
    <style:style style:name="co36" style:family="table-column">
      <style:table-column-properties fo:break-before="auto" style:column-width="133.14pt"/>
    </style:style>
    <style:style style:name="co37" style:family="table-column">
      <style:table-column-properties fo:break-before="auto" style:column-width="84.39pt"/>
    </style:style>
    <style:style style:name="co38" style:family="table-column">
      <style:table-column-properties fo:break-before="auto" style:column-width="30.36pt"/>
    </style:style>
    <style:style style:name="co39" style:family="table-column">
      <style:table-column-properties fo:break-before="auto" style:column-width="59.16pt"/>
    </style:style>
    <style:style style:name="co40" style:family="table-column">
      <style:table-column-properties fo:break-before="auto" style:column-width="115.74pt"/>
    </style:style>
    <style:style style:name="co41" style:family="table-column">
      <style:table-column-properties fo:break-before="auto" style:column-width="93.6pt"/>
    </style:style>
    <style:style style:name="co42" style:family="table-column">
      <style:table-column-properties fo:break-before="auto" style:column-width="97.46pt"/>
    </style:style>
    <style:style style:name="co43" style:family="table-column">
      <style:table-column-properties fo:break-before="auto" style:column-width="32.8pt"/>
    </style:style>
    <style:style style:name="co44" style:family="table-column">
      <style:table-column-properties fo:break-before="auto" style:column-width="72.34pt"/>
    </style:style>
    <style:style style:name="co45" style:family="table-column">
      <style:table-column-properties fo:break-before="auto" style:column-width="74.3pt"/>
    </style:style>
    <style:style style:name="co46" style:family="table-column">
      <style:table-column-properties fo:break-before="auto" style:column-width="50.91pt"/>
    </style:style>
    <style:style style:name="co47" style:family="table-column">
      <style:table-column-properties fo:break-before="auto" style:column-width="128.3pt"/>
    </style:style>
    <style:style style:name="co48" style:family="table-column">
      <style:table-column-properties fo:break-before="auto" style:column-width="123.36pt"/>
    </style:style>
    <style:style style:name="co49" style:family="table-column">
      <style:table-column-properties fo:break-before="auto" style:column-width="116.59pt"/>
    </style:style>
    <style:style style:name="co50" style:family="table-column">
      <style:table-column-properties fo:break-before="auto" style:column-width="117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58.11pt" fo:break-before="auto" style:use-optimal-row-height="true"/>
    </style:style>
    <style:style style:name="ro4" style:family="table-row">
      <style:table-row-properties style:row-height="24.35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ro6" style:family="table-row">
      <style:table-row-properties style:row-height="136.86pt" fo:break-before="auto" style:use-optimal-row-height="true"/>
    </style:style>
    <style:style style:name="ro7" style:family="table-row">
      <style:table-row-properties style:row-height="69.36pt" fo:break-before="auto" style:use-optimal-row-height="true"/>
    </style:style>
    <style:style style:name="ro8" style:family="table-row">
      <style:table-row-properties style:row-height="46.86pt" fo:break-before="auto" style:use-optimal-row-height="true"/>
    </style:style>
    <style:style style:name="ro9" style:family="table-row">
      <style:table-row-properties style:row-height="65.59pt" fo:break-before="auto" style:use-optimal-row-height="false"/>
    </style:style>
    <style:style style:name="ro10" style:family="table-row">
      <style:table-row-properties style:row-height="17.35pt" fo:break-before="auto" style:use-optimal-row-height="true"/>
    </style:style>
    <style:style style:name="ro11" style:family="table-row">
      <style:table-row-properties style:row-height="62.79pt" fo:break-before="auto" style:use-optimal-row-height="true"/>
    </style:style>
    <style:style style:name="ro12" style:family="table-row">
      <style:table-row-properties style:row-height="13.1pt" fo:break-before="auto" style:use-optimal-row-height="true"/>
    </style:style>
    <style:style style:name="ro1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002052" style:text-align-source="fix" style:repeat-content="false" fo:border="0.06pt solid #808080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39a9dc" style:text-align-source="fix" style:repeat-content="false" fo:border="0.06pt solid #808080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0989e" style:text-align-source="fix" style:repeat-content="false" fo:border="0.06pt solid #808080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002052" style:text-align-source="fix" style:repeat-content="false" fo:border="0.06pt solid #808080" style:rotation-angle="45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1" style:family="table-cell" style:parent-style-name="Default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2" style:family="table-cell" style:parent-style-name="Default" style:data-style-name="N100">
      <style:table-cell-properties fo:background-color="#39a9dc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3" style:family="table-cell" style:parent-style-name="Default" style:data-style-name="N100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4" style:family="table-cell" style:parent-style-name="Default">
      <style:table-cell-properties fo:border="none"/>
      <style:text-properties style:use-window-font-color="true"/>
    </style:style>
    <style:style style:name="ce15" style:family="table-cell" style:parent-style-name="Default" style:data-style-name="N2">
      <style:table-cell-properties fo:background-color="#90989e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fo:background-color="#999999" style:text-align-source="fix" style:repeat-content="false" fo:border="0.06pt solid #808080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language="ru" fo:country="RU" style:font-name-asian="Microsoft YaHei" style:font-name-complex="Mang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22" style:family="table-cell" style:parent-style-name="Default" style:data-style-name="N99"/>
    <style:style style:name="ce23" style:family="table-cell" style:parent-style-name="Default">
      <style:text-properties style:font-name="Liberation Sans" fo:language="ru" fo:country="RU" style:font-name-asian="Microsoft YaHei" style:font-name-complex="Mangal"/>
    </style:style>
    <style:style style:name="ce24" style:family="table-cell" style:parent-style-name="Default" style:data-style-name="N99">
      <style:text-properties style:font-name="Arial" style:font-name-asian="Droid Sans Fallback" style:font-name-complex="Lohit Hindi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bbcc00" style:text-align-source="fix" style:repeat-content="false" fo:border-left="0.06pt solid #666666" fo:border-right="0.06pt solid #666666" fo:border-top="0.06pt solid #666666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28" style:family="table-cell" style:parent-style-name="Default">
      <style:table-cell-properties fo:border-bottom="0.06pt solid #666666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29" style:family="table-cell" style:parent-style-name="Default">
      <style:table-cell-properties fo:border-bottom="0.06pt solid #666666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30" style:family="table-cell" style:parent-style-name="Default">
      <style:table-cell-properties fo:background-color="#002052" style:text-align-source="fix" style:repeat-content="false" fo:border="0.06pt solid #666666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ff00ff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74pt solid #ff00ff"/>
    </style:style>
    <style:style style:name="ce33" style:family="table-cell" style:parent-style-name="Default" style:data-style-name="N0">
      <style:table-cell-properties fo:background-color="#bbcc00"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none" fo:background-color="#bbcc00" style:text-align-source="fix" style:repeat-content="false" fo:border-left="0.74pt solid #808080" fo:border-right="0.74pt solid #808080" fo:border-top="0.74pt solid #80808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fo:border-left="0.74pt solid #808080" fo:border-right="none" fo:border-top="none"/>
      <style:text-properties fo:color="#d4007f" fo:font-weight="bold" style:font-weight-asian="bold" style:font-weight-complex="bold"/>
    </style:style>
    <style:style style:name="ce36" style:family="table-cell" style:parent-style-name="Default">
      <style:table-cell-properties fo:border-bottom="0.74pt solid #808080" fo:border-left="0.74pt solid #808080" fo:border-right="none" fo:border-top="none"/>
      <style:text-properties fo:color="#d4007f"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none"/>
    </style:style>
    <style:style style:name="ce38" style:family="table-cell" style:parent-style-name="Default">
      <style:table-cell-properties fo:border-bottom="none" fo:border-left="none" fo:border-right="0.06pt solid #666666" fo:border-top="0.06pt solid #666666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0.06pt solid #666666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666666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color="#d4007a" fo:font-weight="bold" style:font-weight-asian="bold" style:font-weight-complex="bold"/>
    </style:style>
    <style:style style:name="ce43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none" fo:border-top="0.74pt solid #808080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border-right="0.74pt solid #80808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74pt solid #808080" fo:background-color="#e6e6e6" style:text-align-source="fix" style:repeat-content="false" fo:border-left="none" fo:border-right="0.74pt solid #808080" fo:border-top="none" style:vertical-align="middle"/>
      <style:paragraph-properties fo:text-align="center"/>
    </style:style>
    <style:style style:name="ce47" style:family="table-cell" style:parent-style-name="Default">
      <style:table-cell-properties style:cell-protect="none" style:print-content="true" style:text-align-source="fix" style:repeat-content="false" fo:background-color="transparent" fo:border="0.06pt solid #666666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0.74pt solid #808080" fo:border-top="0.74pt solid #808080"/>
    </style:style>
    <style:style style:name="ce49" style:family="table-cell" style:parent-style-name="Default">
      <style:table-cell-properties fo:border-bottom="none" fo:border-left="none" fo:border-right="0.74pt solid #808080" fo:border-top="none"/>
    </style:style>
    <style:style style:name="ce50" style:family="table-cell" style:parent-style-name="Default">
      <style:table-cell-properties fo:border-bottom="0.74pt solid #808080" fo:border-left="none" fo:border-right="0.74pt solid #808080" fo:border-top="none"/>
    </style:style>
    <style:style style:name="ce51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280099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>
      <style:table-cell-properties fo:border-bottom="none" fo:background-color="#bbcc00" style:text-align-source="fix" style:repeat-content="false" fo:border-left="none" fo:border-right="none" fo:border-top="0.06pt solid #666666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280099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56" style:family="table-cell" style:parent-style-name="Default">
      <style:text-properties fo:color="#280099"/>
    </style:style>
    <style:style style:name="ce57" style:family="table-cell" style:parent-style-name="Default">
      <style:table-cell-properties fo:border-bottom="0.06pt solid #666666" style:text-align-source="fix" style:repeat-content="false" fo:border-left="none" fo:border-right="none" fo:border-top="none" style:vertical-align="middle"/>
      <style:paragraph-properties fo:text-align="end" fo:margin-left="0pt"/>
      <style:text-properties fo:color="#280099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order-bottom="none" fo:border-left="none" fo:border-right="none" fo:border-top="0.06pt solid #666666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border-bottom="0.06pt solid #666666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order-bottom="none" fo:background-color="transparent" fo:border-left="none" fo:border-right="0.06pt solid #666666" fo:border-top="none"/>
    </style:style>
    <style:style style:name="ce63" style:family="table-cell" style:parent-style-name="Default">
      <style:table-cell-properties fo:border-bottom="non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666666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002052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06pt solid #666666" fo:border-right="none" fo:border-top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color="#d4007a" fo:font-weight="bold" style:font-weight-asian="bold" style:font-weight-complex="bold"/>
    </style:style>
    <style:style style:name="ce69" style:family="table-cell" style:parent-style-name="Default">
      <style:table-cell-properties fo:border-bottom="0.06pt solid #666666" fo:border-left="none" fo:border-right="none" fo:border-top="none"/>
      <style:text-properties fo:color="#280099"/>
    </style:style>
    <style:style style:name="ce7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72" style:family="table-cell" style:parent-style-name="Default" style:data-style-name="N100">
      <style:table-cell-properties fo:border-bottom="none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e6e6e6" style:cell-protect="none" style:print-content="true" style:text-align-source="fix" style:repeat-content="false" fo:border-left="none" fo:border-right="0.06pt solid #666666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order-bottom="0.06pt solid #666666" style:cell-protect="protected" style:print-content="true" style:text-align-source="fix" style:repeat-content="false" fo:background-color="transparent" fo:border-left="none" fo:border-right="0.06pt solid #666666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none" fo:border-left="none" fo:border-right="0.06pt solid #666666" fo:border-top="none"/>
    </style:style>
    <style:style style:name="ce77" style:family="table-cell" style:parent-style-name="Default">
      <style:table-cell-properties fo:border-bottom="none" style:cell-protect="protected" style:print-content="tru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666666" style:cell-protect="protected" style:print-content="true" fo:background-color="transparent" fo:border-left="none" fo:border-right="0.06pt solid #666666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6e6e6" style:text-align-source="fix" style:repeat-content="false" fo:border="0.06pt solid #666666" style:vertical-align="middle"/>
      <style:paragraph-properties fo:text-align="start" fo:margin-left="0pt"/>
    </style:style>
    <style:style style:name="ce80" style:family="table-cell" style:parent-style-name="Default" style:data-style-name="N2"/>
    <style:style style:name="ce81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pt"/>
    </style:style>
    <style:style style:name="ce82" style:family="table-cell" style:parent-style-name="Default">
      <style:table-cell-properties fo:background-color="#002052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002052" style:text-align-source="fix" style:repeat-content="false" style:vertical-align="middle"/>
      <style:paragraph-properties fo:text-align="center"/>
      <style:text-properties fo:color="#bbcc00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bbcc00" fo:border="0.06pt solid #000000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6e6e6" fo:wrap-option="wrap" fo:border="0.06pt solid #000000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b3b3b3" fo:wrap-option="wrap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6e6e6" fo:border-left="0.06pt solid #000000" fo:border-right="0.06pt solid #000000" fo:border-top="none"/>
    </style:style>
    <style:style style:name="ce96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ce97" style:family="table-cell" style:parent-style-name="Default">
      <style:table-cell-properties fo:background-color="#002052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e6e6e6" fo:wrap-option="wrap" fo:border="0.06pt solid #000000"/>
    </style:style>
    <style:style style:name="ce99" style:family="table-cell" style:parent-style-name="Default">
      <style:table-cell-properties fo:background-color="#b3b3b3" fo:wrap-option="wrap" fo:border="0.06pt solid #000000"/>
    </style:style>
    <style:style style:name="ce100" style:family="table-cell" style:parent-style-name="Default">
      <style:table-cell-properties fo:background-color="#b3b3b3" fo:border="0.06pt solid #000000"/>
    </style:style>
    <style:style style:name="ce101" style:family="table-cell" style:parent-style-name="Default">
      <style:table-cell-properties fo:background-color="#e6e6e6" fo:border="0.06pt solid #000000"/>
    </style:style>
    <style:style style:name="ce102" style:family="table-cell" style:parent-style-name="Default">
      <style:table-cell-properties fo:background-color="#e6e6e6" fo:border="0.06pt solid #000000"/>
      <style:text-properties fo:color="#00ae00"/>
    </style:style>
    <style:style style:name="ce103" style:family="table-cell" style:parent-style-name="Default">
      <style:table-cell-properties fo:background-color="#b3b3b3" fo:border="0.06pt solid #000000"/>
      <style:text-properties fo:color="#00ae00"/>
    </style:style>
    <style:style style:name="ce104" style:family="table-cell" style:parent-style-name="Default">
      <style:table-cell-properties fo:background-color="#b3b3b3" fo:border="0.06pt solid #000000"/>
      <style:text-properties fo:color="#6b0094"/>
    </style:style>
    <style:style style:name="ce105" style:family="table-cell" style:parent-style-name="Default">
      <style:table-cell-properties fo:background-color="#e6e6e6" fo:border="0.06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e6e6e6" fo:wrap-option="wrap" fo:border="0.06pt solid #000000"/>
      <style:text-properties style:font-name="Arial" style:font-name-asian="Droid Sans Fallback" style:font-name-complex="Lohit Hindi"/>
    </style:style>
    <style:style style:name="ce10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ackground-color="#b3b3b3" fo:wrap-option="wrap" fo:border="0.06pt solid #000000"/>
      <style:text-properties style:font-name="Arial" style:font-name-asian="Droid Sans Fallback" style:font-name-complex="Lohit Hindi"/>
    </style:style>
    <style:style style:name="ce110" style:family="table-cell" style:parent-style-name="Default" style:data-style-name="N1">
      <style:table-cell-properties fo:background-color="#e6e6e6" fo:wrap-option="wrap" fo:border="0.06pt solid #000000"/>
    </style:style>
    <style:style style:name="ce111" style:family="table-cell" style:parent-style-name="Default" style:data-style-name="N1">
      <style:table-cell-properties fo:background-color="#e6e6e6" fo:wrap-option="wrap" fo:border="0.06pt solid #000000"/>
      <style:text-properties style:font-name="Arial" style:font-name-asian="Droid Sans Fallback" style:font-name-complex="Lohit Hindi"/>
    </style:style>
    <style:style style:name="ce112" style:family="table-cell" style:parent-style-name="Default" style:data-style-name="N0">
      <style:table-cell-properties fo:background-color="#b3b3b3" fo:border="0.06pt solid #000000"/>
    </style:style>
    <style:style style:name="ce113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4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15" style:family="table-cell" style:parent-style-name="Default">
      <style:table-cell-properties fo:background-color="#b3b3b3" fo:border="0.06pt solid #000000"/>
      <style:text-properties fo:color="#d4007a" fo:font-weight="bold" style:font-weight-asian="bold" style:font-weight-complex="bold"/>
    </style:style>
    <style:style style:name="ce11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a" fo:font-weight="bold" style:font-weight-asian="bold" style:font-weight-complex="bold"/>
    </style:style>
    <style:style style:name="ce118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aea79f" fo:wrap-option="wrap" fo:border="0.06pt solid #000000"/>
    </style:style>
    <style:style style:name="ce120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fo:background-color="transparent" fo:wrap-option="wrap" fo:border="0.06pt solid #000000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b3b3b3" fo:wrap-option="wrap"/>
    </style:style>
    <style:style style:name="ce126" style:family="table-cell" style:parent-style-name="Default">
      <style:table-cell-properties fo:background-color="#b3b3b3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9" style:family="table-cell" style:parent-style-name="Default">
      <style:table-cell-properties fo:wrap-option="wrap" fo:border="0.06pt solid #000000"/>
    </style:style>
    <style:style style:name="ce130" style:family="table-cell" style:parent-style-name="Default">
      <style:table-cell-properties fo:background-color="transparent" fo:wrap-option="wrap" fo:border="0.06pt solid #000000"/>
      <style:text-properties style:use-window-font-color="true"/>
    </style:style>
    <style:style style:name="ce131" style:family="table-cell" style:parent-style-name="Default">
      <style:table-cell-properties fo:border="0.06pt solid #000000"/>
    </style:style>
    <style:style style:name="ce132" style:family="table-cell" style:parent-style-name="Default">
      <style:table-cell-properties fo:border="0.06pt solid #000000"/>
      <style:text-properties fo:color="#00ae00"/>
    </style:style>
    <style:style style:name="ce133" style:family="table-cell" style:parent-style-name="Default">
      <style:table-cell-properties fo:background-color="#b3b3b3" fo:border="0.06pt solid #000000"/>
      <style:text-properties style:font-name="Arial" style:font-name-asian="Droid Sans Fallback" style:font-name-complex="Lohit Hindi"/>
    </style:style>
    <style:style style:name="ce134" style:family="table-cell" style:parent-style-name="Default">
      <style:table-cell-properties fo:background-color="transparent" fo:border="0.06pt solid #000000"/>
    </style:style>
    <style:style style:name="ce135" style:family="table-cell" style:parent-style-name="Default">
      <style:table-cell-properties fo:wrap-option="wrap" fo:border="0.06pt solid #000000"/>
      <style:text-properties style:font-name="Arial" style:font-name-asian="Droid Sans Fallback" style:font-name-complex="Lohit Hindi"/>
    </style:style>
    <style:style style:name="ce136" style:family="table-cell" style:parent-style-name="Default">
      <style:table-cell-properties fo:background-color="#b3b3b3" fo:wrap-option="wrap" fo:border="0.06pt solid #000000"/>
      <style:text-properties style:use-window-font-color="true"/>
    </style:style>
    <style:style style:name="ce137" style:family="table-cell" style:parent-style-name="Default" style:data-style-name="N0">
      <style:table-cell-properties fo:background-color="#b3b3b3" fo:wrap-option="wrap" fo:border="0.06pt solid #000000"/>
    </style:style>
    <style:style style:name="ce138" style:family="table-cell" style:parent-style-name="Default">
      <style:table-cell-properties fo:background-color="transparent" fo:wrap-option="wrap" fo:border="0.06pt solid #000000"/>
      <style:text-properties style:use-window-font-color="true" style:font-name="Arial" style:font-name-asian="Droid Sans Fallback" style:font-name-complex="Lohit Hindi"/>
    </style:style>
    <style:style style:name="ce139" style:family="table-cell" style:parent-style-name="Default">
      <style:table-cell-properties fo:background-color="transparent" fo:border="0.06pt solid #000000"/>
      <style:text-properties style:font-name="Arial" style:font-name-asian="Droid Sans Fallback" style:font-name-complex="Lohit Hindi"/>
    </style:style>
    <style:style style:name="ce140" style:family="table-cell" style:parent-style-name="Default">
      <style:table-cell-properties fo:border="0.06pt solid #000000"/>
      <style:text-properties style:font-name="Arial" style:font-name-asian="Droid Sans Fallback" style:font-name-complex="Lohit Hindi"/>
    </style:style>
    <style:style style:name="ce141" style:family="table-cell" style:parent-style-name="Default">
      <style:table-cell-properties fo:background-color="#b84747" fo:border="0.06pt solid 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44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 style:font-name="Arial" fo:font-weight="bold" style:font-name-asian="Droid Sans Fallback" style:font-weight-asian="bold" style:font-name-complex="Lohit Hindi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d4007a" fo:font-weight="bold" style:font-weight-asian="bold" style:font-weight-complex="bold"/>
    </style:style>
    <style:style style:name="ce146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a"/>
    </style:style>
    <style:style style:name="ce147" style:family="table-cell" style:parent-style-name="Default">
      <style:table-cell-properties fo:background-color="#b3b3b3" fo:border="0.06pt solid #000000"/>
      <style:text-properties fo:color="#d4007a"/>
    </style:style>
    <style:style style:name="ce148" style:family="table-cell" style:parent-style-name="Default">
      <style:table-cell-properties fo:background-color="#b3b3b3"/>
      <style:text-properties fo:color="#d4007a"/>
    </style:style>
    <style:style style:name="ce149" style:family="table-cell" style:parent-style-name="Default">
      <style:table-cell-properties fo:background-color="transparent" fo:wrap-option="wrap" fo:border="0.06pt solid #000000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1" style:family="table-cell" style:parent-style-name="Default">
      <style:table-cell-properties fo:background-color="#002052"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ackground-color="#002052" style:text-align-source="fix" style:repeat-content="false" fo:wrap-option="wrap" style:vertical-align="middle"/>
      <style:paragraph-properties fo:text-align="center"/>
      <style:text-properties fo:color="#bbcc00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ackground-color="#bbcc00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color="#d4007a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ce158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002052" fo:wrap-option="wrap"/>
      <style:text-properties fo:font-size="14pt" style:font-size-asian="14pt" style:font-size-complex="14pt"/>
    </style:style>
    <style:style style:name="ce1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1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167" style:family="table-cell" style:parent-style-name="Default">
      <style:table-cell-properties fo:background-color="#b3b3b3" fo:wrap-option="wrap" fo:border="0.06pt solid #000000"/>
      <style:text-properties style:text-line-through-style="none" style:text-line-through-type="none"/>
    </style:style>
    <style:style style:name="ce168" style:family="table-cell" style:parent-style-name="Default">
      <style:table-cell-properties fo:wrap-option="wrap" fo:border="0.06pt solid #000000"/>
      <style:text-properties style:text-line-through-style="none" style:text-line-through-type="none"/>
    </style:style>
    <style:style style:name="ce169" style:family="table-cell" style:parent-style-name="Default">
      <style:table-cell-properties fo:wrap-option="wrap" fo:border="none"/>
    </style:style>
    <style:style style:name="ce170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fo:wrap-option="wrap"/>
    </style:style>
    <style:style style:name="ce173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text-line-through-style="none" style:text-line-through-type="none" style:font-name="Arial" style:font-name-asian="Droid Sans Fallback" style:font-name-complex="Lohit Hindi"/>
    </style:style>
    <style:style style:name="ce174" style:family="table-cell" style:parent-style-name="Default" style:data-style-name="N0">
      <style:table-cell-properties fo:background-color="#e6e6e6" style:text-align-source="fix" style:repeat-content="false" fo:wrap-option="wrap" fo:border="0.06pt solid #000000"/>
      <style:paragraph-properties fo:text-align="end" fo:margin-left="0pt"/>
    </style:style>
    <style:style style:name="ce175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end" fo:margin-left="0pt"/>
    </style:style>
    <style:style style:name="ce176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7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pt"/>
      <style:text-properties style:text-line-through-style="none" style:text-line-through-type="none" style:font-name="Arial" style:font-name-asian="Droid Sans Fallback" style:font-name-complex="Lohit Hindi"/>
    </style:style>
    <style:style style:name="ce178" style:family="table-cell" style:parent-style-name="Default" style:data-style-name="N0">
      <style:table-cell-properties fo:background-color="#b3b3b3" style:text-align-source="fix" style:repeat-content="false" fo:wrap-option="wrap" fo:border="0.06pt solid #000000"/>
      <style:paragraph-properties fo:text-align="end" fo:margin-left="0pt"/>
      <style:text-properties style:font-name="Arial" style:font-name-asian="Droid Sans Fallback" style:font-name-complex="Lohit Hindi"/>
    </style:style>
    <style:style style:name="ce179" style:family="table-cell" style:parent-style-name="Default">
      <style:table-cell-properties fo:background-color="#e6e6e6" style:text-align-source="fix" style:repeat-content="false" fo:border="0.06pt solid #000000"/>
      <style:paragraph-properties fo:text-align="end" fo:margin-left="0pt"/>
    </style:style>
    <style:style style:name="ce180" style:family="table-cell" style:parent-style-name="Default">
      <style:table-cell-properties fo:background-color="#b3b3b3" style:text-align-source="fix" style:repeat-content="false" fo:border="0.06pt solid #000000"/>
      <style:paragraph-properties fo:text-align="end" fo:margin-left="0pt"/>
    </style:style>
    <style:style style:name="ce181" style:family="table-cell" style:parent-style-name="Default" style:data-style-name="N0">
      <style:table-cell-properties fo:background-color="#b3b3b3" style:text-align-source="fix" style:repeat-content="false" fo:border="0.06pt solid #000000"/>
      <style:paragraph-properties fo:text-align="end" fo:margin-left="0pt"/>
    </style:style>
    <style:style style:name="ce182" style:family="table-cell" style:parent-style-name="Default" style:data-style-name="N0">
      <style:table-cell-properties fo:background-color="#e6e6e6" style:text-align-source="fix" style:repeat-content="false" fo:border="0.06pt solid #000000"/>
      <style:paragraph-properties fo:text-align="end" fo:margin-left="0pt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1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87" style:family="table-cell" style:parent-style-name="Default">
      <style:table-cell-properties fo:background-color="#e6e6e6" fo:wrap-option="wrap" fo:border="0.06pt solid #000000"/>
      <style:text-properties fo:color="#d4007f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d4007f"/>
    </style:style>
    <style:style style:name="ce189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0" style:family="table-cell" style:parent-style-name="Default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pt"/>
      <style:text-properties fo:color="#d4007f" fo:font-weight="bold" style:font-weight-asian="bold" style:font-weight-complex="bold"/>
    </style:style>
    <style:style style:name="ce191" style:family="table-cell" style:parent-style-name="Default">
      <style:table-cell-properties fo:background-color="#b3b3b3"/>
      <style:text-properties fo:color="#d4007f"/>
    </style:style>
    <style:style style:name="ce192" style:family="table-cell" style:parent-style-name="Default">
      <style:table-cell-properties fo:background-color="#b3b3b3" fo:border="0.06pt solid #000000"/>
      <style:text-properties fo:color="#d4007f"/>
    </style:style>
    <style:style style:name="ce193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d4007f"/>
    </style:style>
    <style:style style:name="ce195" style:family="table-cell" style:parent-style-name="Default">
      <style:table-cell-properties fo:background-color="#e6e6e6" fo:border="0.06pt solid #000000"/>
      <style:text-properties fo:color="#d4007f"/>
    </style:style>
    <style:style style:name="ce1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pt"/>
      <style:text-properties fo:color="#d4007f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199" style:family="table-cell" style:parent-style-name="Default">
      <style:table-cell-properties fo:border="0.06pt solid #000000"/>
      <style:text-properties fo:color="#d4007f"/>
    </style:style>
    <style:style style:name="ce20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  <style:text-properties fo:color="#d4007f"/>
    </style:style>
    <style:style style:name="ce20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color="#d4007f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d4007f" style:font-name="Arial" fo:font-weight="bold" style:font-name-asian="Droid Sans Fallback" style:font-weight-asian="bold" style:font-name-complex="Lohit Hindi" style:font-weight-complex="bold"/>
    </style:style>
    <style:style style:name="ce203" style:family="table-cell" style:parent-style-name="Default">
      <style:table-cell-properties fo:background-color="transparent" fo:border="0.06pt solid #000000"/>
      <style:text-properties fo:color="#d4007f"/>
    </style:style>
    <style:style style:name="ce204" style:family="table-cell" style:parent-style-name="Default">
      <style:text-properties fo:color="#d4007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70.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Droid Sans Fallback" style:font-name-complex="Lohit Hindi"/>
    </style:style>
    <style:style style:name="T3" style:family="text">
      <style:text-properties fo:color="#d4007a" fo:font-weight="bold" style:font-weight-asian="bold" style:font-weight-complex="bold"/>
    </style:style>
    <style:style style:name="T4" style:family="text">
      <style:text-properties fo:color="#002052" fo:font-weight="bold" style:font-weight-asian="bold" style:font-weight-complex="bold"/>
    </style:style>
    <style:style style:name="T5" style:family="text">
      <style:text-properties fo:color="#ff00ff"/>
    </style:style>
    <style:style style:name="T6" style:family="text">
      <style:text-properties fo:color="#b80047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&quot;ODT disabled&quot;;&quot;RZQ/2&quot;;&quot;RZQ/4&quot;;&quot;RZQ/6&quot;;&quot;RZQ/8&quot;;&quot;RZQ/12&quot;)" table:allow-empty-cell="true" table:display-list="unsorted" table:base-cell-address="DRAM.C9">
          <table:error-message table:message-type="stop" table:display="true"/>
        </table:content-validation>
        <table:content-validation table:name="val2" table:base-cell-address="SYSTEM.C4">
          <table:error-message table:message-type="stop" table:display="true"/>
        </table:content-validation>
        <table:content-validation table:name="val3" table:condition="of:cell-content-is-in-list(&quot;sta1195&quot;;&quot;sta1295&quot;;&quot;sta1385&quot;)" table:allow-empty-cell="true" table:display-list="unsorted" table:base-cell-address="DRAM.C5">
          <table:error-message table:message-type="stop" table:display="true"/>
        </table:content-validation>
        <table:content-validation table:name="val4" table:condition="of:cell-content-is-in-list(&quot;RZQ/6&quot;;&quot;RZQ/7&quot;;&quot;&quot;)" table:allow-empty-cell="true" table:display-list="sort-ascending" table:base-cell-address="DRAM.C10">
          <table:error-message table:message-type="stop" table:display="true"/>
        </table:content-validation>
        <table:content-validation table:name="val5" table:condition="of:cell-content-is-in-list([$DRAM.$BJ$2:.$BJ$126])" table:allow-empty-cell="false" table:display-list="unsorted" table:base-cell-address="SYSTEM.D14">
          <table:error-message table:message-type="stop" table:display="true"/>
        </table:content-validation>
        <table:content-validation table:name="val6" table:condition="of:cell-content-is-in-list([$DRAM.$BA$2:.$BA$13])" table:allow-empty-cell="true" table:display-list="unsorted" table:base-cell-address="DRAM.L3">
          <table:error-message table:message-type="stop" table:display="true"/>
        </table:content-validation>
        <table:content-validation table:name="val7" table:condition="of:cell-content-is-in-list([$DRAM.$BB$2:.$BB$19])" table:allow-empty-cell="true" table:display-list="unsorted" table:base-cell-address="DRAM.L5">
          <table:error-message table:message-type="stop" table:display="true"/>
        </table:content-validation>
        <table:content-validation table:name="val8" table:condition="of:cell-content-is-in-list([$DRAM.$BC$2:.$BC$11])" table:allow-empty-cell="true" table:display-list="unsorted" table:base-cell-address="DRAM.L6">
          <table:error-message table:message-type="stop" table:display="true"/>
        </table:content-validation>
        <table:content-validation table:name="val9" table:condition="of:cell-content-is-in-list([$DRAM.$BF$2:.$BF$5])" table:allow-empty-cell="true" table:display-list="unsorted" table:base-cell-address="DRAM.L9">
          <table:error-message table:message-type="stop" table:display="true"/>
        </table:content-validation>
        <table:content-validation table:name="val10" table:condition="of:cell-content-is-in-list([$DRAM.$BG$2:.$BG$4])" table:allow-empty-cell="true" table:display-list="unsorted" table:base-cell-address="DRAM.L10">
          <table:error-message table:message-type="stop" table:display="true"/>
        </table:content-validation>
        <table:content-validation table:name="val11" table:condition="of:cell-content-is-in-list(&quot;1Gb&quot;;&quot;2Gb&quot;;&quot;4Gb&quot;;&quot;8Gb&quot;)" table:allow-empty-cell="true" table:display-list="unsorted" table:base-cell-address="SYSTEM.L11">
          <table:error-message table:message-type="stop" table:display="true"/>
        </table:content-validation>
        <table:content-validation table:name="val12" table:condition="of:cell-content-is-in-list([$DRAM.$BH$2:.$BH$5])" table:allow-empty-cell="true" table:display-list="unsorted" table:base-cell-address="SYSTEM.L12">
          <table:error-message table:message-type="stop" table:display="true"/>
        </table:content-validation>
        <table:content-validation table:name="val13" table:condition="of:cell-content-is-in-list(&quot;PUB 3.15a&quot;;&quot;PUBL 2.00&quot;)" table:allow-empty-cell="true" table:display-list="unsorted" table:base-cell-address="PUB.E6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5">
          <table:table-cell table:number-columns-repeated="2"/>
        </table:table-row>
        <table:table-row table:style-name="ro2">
          <table:table-cell office:value-type="string" calcext:value-type="string">
            <text:p>V0.1</text:p>
          </table:table-cell>
          <table:table-cell office:value-type="string" calcext:value-type="string">
            <text:p>Fixed PUB and PUBL wrong formulas (PTR4 / DTPR0 / DTPR1 / DTPR2 / MR0 and MR2)</text:p>
          </table:table-cell>
        </table:table-row>
        <table:table-row table:style-name="ro1">
          <table:table-cell office:value-type="string" calcext:value-type="string">
            <text:p>V0.2</text:p>
          </table:table-cell>
          <table:table-cell office:value-type="string" calcext:value-type="string">
            <text:p>Keep only registers impacted by DRAM timings / use same unit for all DRAM timings (ns) / Simplify filtering</text:p>
          </table:table-cell>
        </table:table-row>
        <table:table-row table:style-name="ro1">
          <table:table-cell office:value-type="string" calcext:value-type="string">
            <text:p>V0.2.1</text:p>
          </table:table-cell>
          <table:table-cell office:value-type="string" calcext:value-type="string">
            <text:p>Add ZQCTL0 for UMCTL2 IP / UMCTL2 sheet setting PUB/1T/2T/RATIO frequency)</text:p>
          </table:table-cell>
        </table:table-row>
        <table:table-row table:style-name="ro3">
          <table:table-cell office:value-type="string" calcext:value-type="string">
            <text:p>V0.2.2</text:p>
          </table:table-cell>
          <table:table-cell office:value-type="string" calcext:value-type="string">
            <text:p>sta1385 publ MR1 and write levelling pub training error – force to 0</text:p>
            <text:p>Several missing/tCK in PUBL parts</text:p>
            <text:p>PUBL:For tDINIT1 uses 5*tCK and not tCK, use tCK instead of (1/PHI*1000)</text:p>
            <text:p>AL set to 0 (MR1), else read error (To be Analysed)</text:p>
            <text:p>WL not enabled for MR1 (To be Analysed) MR1 and write levelling pub training error – force to 0</text:p>
          </table:table-cell>
        </table:table-row>
        <table:table-row table:style-name="ro4">
          <table:table-cell office:value-type="string" calcext:value-type="string">
            <text:p>V0.2.3</text:p>
          </table:table-cell>
          <table:table-cell office:value-type="string" calcext:value-type="string">
            <text:p>sta1385 ctl alignement</text:p>
            <text:p>DFITMG0 not used</text:p>
          </table:table-cell>
        </table:table-row>
        <table:table-row table:style-name="ro1">
          <table:table-cell office:value-type="string" calcext:value-type="string">
            <text:p>V0.2.4</text:p>
          </table:table-cell>
          <table:table-cell office:value-type="string" calcext:value-type="string">
            <text:p>Remove INIT0&amp;INIT1</text:p>
          </table:table-cell>
        </table:table-row>
        <table:table-row table:style-name="ro5">
          <table:table-cell office:value-type="string" calcext:value-type="string">
            <text:p>V0.2.5</text:p>
          </table:table-cell>
          <table:table-cell office:value-type="string" calcext:value-type="string">
            <text:p>System to decode register from value</text:p>
            <text:p>Add AL in code genration script</text:p>
            <text:p>Comment to explain CL of STA1295 is set to 10 and not 9 for MR0</text:p>
          </table:table-cell>
        </table:table-row>
        <table:table-row table:style-name="ro6">
          <table:table-cell office:value-type="string" calcext:value-type="string">
            <text:p>V0.2.6</text:p>
          </table:table-cell>
          <table:table-cell office:value-type="string" calcext:value-type="string">
            <text:p>review with Matteo file</text:p>
            <text:p>PTR3 tDINIT1</text:p>
            <text:p>TREFI, add PGCR2 for PUB</text:p>
            <text:p>For tRASmax (DRAMTMG0), uses tREFI not fixed value 7.8</text:p>
            <text:p>DRAMTMG0 ,wr2pre divide tWR by  tCK</text:p>
            <text:p>DRAMTMG1, tRC, tRTP,tXP divided by tCK</text:p>
            <text:p>DRAMTMG2 tWTR divided by tCK</text:p>
            <text:p>DRAMTMG3 tMOD divided by tCK</text:p>
            <text:p>DRAMTMG4 tRCD divided by tCK</text:p>
            <text:p>DRAMTMG5 tCKE,tCKESR,tCKESRX divided by tCK</text:p>
            <text:p>DRAMTMG8 tRFC divided by tCK</text:p>
            <text:p>ZQCTL0 tZQS/tZQOPER divided by tCK</text:p>
          </table:table-cell>
        </table:table-row>
        <table:table-row table:style-name="ro7">
          <table:table-cell office:value-type="string" calcext:value-type="string">
            <text:p>V0.2.7</text:p>
          </table:table-cell>
          <table:table-cell office:value-type="string" calcext:value-type="string">
            <text:p>TWLMRD variable name</text:p>
            <text:p>RTT&amp;RZQ utilisé pour le MR1 du PUBL (pas de changement de valeur)</text:p>
            <text:p>TREF1 use 3.9ms instead of 7.8ms</text:p>
            <text:p>Remove Timing Mode and freq_ratio, simplify all formulas in UMCTL2 part</text:p>
            <text:p>DRAMTMG0 : TRUNC for DRAMTMG0 t_ras_min/ TRUNC and divide by 1024 <text:span text:style-name="T2">t_ras_max</text:span></text:p>
            <text:p>DRAMTMG5 : t_cksre divided by tCK</text:p>
          </table:table-cell>
        </table:table-row>
        <table:table-row table:style-name="ro1">
          <table:table-cell office:value-type="string" calcext:value-type="string">
            <text:p>V0.2.8</text:p>
          </table:table-cell>
          <table:table-cell/>
        </table:table-row>
        <table:table-row table:style-name="ro1">
          <table:table-cell office:value-type="string" calcext:value-type="string">
            <text:p>V02.9</text:p>
          </table:table-cell>
          <table:table-cell/>
        </table:table-row>
        <table:table-row table:style-name="ro4">
          <table:table-cell office:value-type="string" calcext:value-type="string">
            <text:p>V0.3.0</text:p>
          </table:table-cell>
          <table:table-cell office:value-type="string" calcext:value-type="string">
            <text:p>Automatise NDIV/ODF/FXTAL</text:p>
            <text:p>Add TRUNC for PUB tMOD/tWLMRD/TWLO</text:p>
          </table:table-cell>
        </table:table-row>
        <table:table-row table:style-name="ro4">
          <table:table-cell office:value-type="string" calcext:value-type="string">
            <text:p>V0.3.1</text:p>
          </table:table-cell>
          <table:table-cell office:value-type="string" calcext:value-type="string">
            <text:p>Enhance timing file output, add comment to describe physical parameters</text:p>
            <text:p>Add DDR datas used</text:p>
          </table:table-cell>
        </table:table-row>
        <table:table-row table:style-name="ro8">
          <table:table-cell office:value-type="string" calcext:value-type="string">
            <text:p>V0.3.2</text:p>
          </table:table-cell>
          <table:table-cell office:value-type="string" calcext:value-type="string">
            <text:p>AL=CL-2 for A5 (so 8) it gives correct DFITMG0 register, correct translation in PUB part if AL=CL-2 or CL-1</text:p>
            <text:p>DRAMTMG5 t_cksrx missing divided by 2</text:p>
            <text:p>DRAMTMG0: t_ras_min missing /2*tCK =&gt; /(2*tCK), TRUNC  used for wr2pre/</text:p>
            <text:p>DRAMTMG2: wr2rd divide the full formaula by 2 and not only tWTR (wait feedback from SNPS)</text:p>
          </table:table-cell>
        </table:table-row>
      </table:table>
      <table:table table:name="DRAM" table:style-name="ta1"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9" table:number-columns-repeated="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17" table:default-cell-style-name="ce19"/>
        <table:table-column table:style-name="co3" table:number-columns-repeated="1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9">
          <table:table-cell table:style-name="ce1" office:value-type="string" calcext:value-type="string">
            <text:p>DDR mod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CWL</text:p>
          </table:table-cell>
          <table:table-cell table:style-name="ce5" office:value-type="string" calcext:value-type="string">
            <text:p>tCKmin (ns)</text:p>
          </table:table-cell>
          <table:table-cell table:style-name="ce5" office:value-type="string" calcext:value-type="string">
            <text:p>tCKmax (ns)</text:p>
          </table:table-cell>
          <table:table-cell table:style-name="ce5" office:value-type="string" calcext:value-type="string">
            <text:p>tRCD (ns)</text:p>
          </table:table-cell>
          <table:table-cell table:style-name="ce5" office:value-type="string" calcext:value-type="string">
            <text:p>tRP (ns)</text:p>
          </table:table-cell>
          <table:table-cell table:style-name="ce5" office:value-type="string" calcext:value-type="string">
            <text:p>tRC (ns)</text:p>
          </table:table-cell>
          <table:table-cell table:style-name="ce5" office:value-type="string" calcext:value-type="string">
            <text:p>tRAS (ns)</text:p>
          </table:table-cell>
          <table:table-cell table:style-name="ce5" office:value-type="string" calcext:value-type="string">
            <text:p>tFAW 1KB (ns)</text:p>
          </table:table-cell>
          <table:table-cell table:style-name="ce5" office:value-type="string" calcext:value-type="string">
            <text:p>tFAW 2KB (ns)</text:p>
          </table:table-cell>
          <table:table-cell table:style-name="ce5" office:value-type="string" calcext:value-type="string">
            <text:p>tRRD 1KB (ns)</text:p>
          </table:table-cell>
          <table:table-cell table:style-name="ce5" office:value-type="string" calcext:value-type="string">
            <text:p>tRRD 2KB (ns)</text:p>
          </table:table-cell>
          <table:table-cell table:style-name="ce5" office:value-type="string" calcext:value-type="string">
            <text:p>tRFC 1Gb (ns)</text:p>
          </table:table-cell>
          <table:table-cell table:style-name="ce5" office:value-type="string" calcext:value-type="string">
            <text:p>tRFC 2Gb (ns)</text:p>
          </table:table-cell>
          <table:table-cell table:style-name="ce5" office:value-type="string" calcext:value-type="string">
            <text:p>tRFC 4Gb (ns)</text:p>
          </table:table-cell>
          <table:table-cell table:style-name="ce5" office:value-type="string" calcext:value-type="string">
            <text:p>tRFC 8Gb (ns)</text:p>
          </table:table-cell>
          <table:table-cell table:style-name="ce5" office:value-type="string" calcext:value-type="string">
            <text:p>tDLLK (ns)</text:p>
          </table:table-cell>
          <table:table-cell table:style-name="ce5" office:value-type="string" calcext:value-type="string">
            <text:p>tXSDLL (ns)</text:p>
          </table:table-cell>
          <table:table-cell table:style-name="ce5" office:value-type="string" calcext:value-type="string">
            <text:p>tWR (ns)</text:p>
          </table:table-cell>
          <table:table-cell table:style-name="ce5" office:value-type="string" calcext:value-type="string">
            <text:p>tCCD (ns)</text:p>
          </table:table-cell>
          <table:table-cell table:style-name="ce5" office:value-type="string" calcext:value-type="string">
            <text:p>tMRD (ns)</text:p>
          </table:table-cell>
          <table:table-cell table:style-name="ce5" office:value-type="string" calcext:value-type="string">
            <text:p>tMPRR (ns)</text:p>
          </table:table-cell>
          <table:table-cell table:style-name="ce5" office:value-type="string" calcext:value-type="string">
            <text:p>tZQINIT (ns)</text:p>
          </table:table-cell>
          <table:table-cell table:style-name="ce5" office:value-type="string" calcext:value-type="string">
            <text:p>tZQOPER (ns)</text:p>
          </table:table-cell>
          <table:table-cell table:style-name="ce5" office:value-type="string" calcext:value-type="string">
            <text:p>tZQCS (ns)</text:p>
          </table:table-cell>
          <table:table-cell table:style-name="ce5" office:value-type="string" calcext:value-type="string">
            <text:p>tCPDED (ns)</text:p>
          </table:table-cell>
          <table:table-cell table:style-name="ce5" office:value-type="string" calcext:value-type="string">
            <text:p>tACTPDEN (ns)</text:p>
          </table:table-cell>
          <table:table-cell table:style-name="ce5" office:value-type="string" calcext:value-type="string">
            <text:p>tPRPDEN (ns)</text:p>
          </table:table-cell>
          <table:table-cell table:style-name="ce5" office:value-type="string" calcext:value-type="string">
            <text:p>tREFPDEN (ns)</text:p>
          </table:table-cell>
          <table:table-cell table:style-name="ce5" office:value-type="string" calcext:value-type="string">
            <text:p>tWLMRD (ns)</text:p>
          </table:table-cell>
          <table:table-cell table:style-name="ce5" office:value-type="string" calcext:value-type="string">
            <text:p>tWLDQSEN (ns)</text:p>
          </table:table-cell>
          <table:table-cell table:style-name="ce5" office:value-type="string" calcext:value-type="string">
            <text:p>tWLOmin (ns)</text:p>
          </table:table-cell>
          <table:table-cell table:style-name="ce5" office:value-type="string" calcext:value-type="string">
            <text:p>tWLOmax (ns)</text:p>
          </table:table-cell>
          <table:table-cell table:style-name="ce5" office:value-type="string" calcext:value-type="string">
            <text:p>tRTP (ns)</text:p>
          </table:table-cell>
          <table:table-cell table:style-name="ce5" office:value-type="string" calcext:value-type="string">
            <text:p>tWTR (ns)</text:p>
          </table:table-cell>
          <table:table-cell table:style-name="ce5" office:value-type="string" calcext:value-type="string">
            <text:p>tMRD (ns)</text:p>
          </table:table-cell>
          <table:table-cell table:style-name="ce5" office:value-type="string" calcext:value-type="string">
            <text:p>tMOD (ns)</text:p>
          </table:table-cell>
          <table:table-cell table:style-name="ce5" office:value-type="string" calcext:value-type="string">
            <text:p>tXP (ns)</text:p>
          </table:table-cell>
          <table:table-cell table:style-name="ce5" office:value-type="string" calcext:value-type="string">
            <text:p>tCKE (ns)</text:p>
          </table:table-cell>
          <table:table-cell table:style-name="ce5" office:value-type="string" calcext:value-type="string">
            <text:p>tCKESR (ns)</text:p>
          </table:table-cell>
          <table:table-cell table:style-name="ce5" office:value-type="string" calcext:value-type="string">
            <text:p>tCKESRE (ns)</text:p>
          </table:table-cell>
          <table:table-cell table:style-name="ce5" office:value-type="string" calcext:value-type="string">
            <text:p>tCKESRX (ns)</text:p>
          </table:table-cell>
          <table:table-cell table:style-name="ce5" office:value-type="string" calcext:value-type="string">
            <text:p>tREFI (ns)</text:p>
          </table:table-cell>
          <table:table-cell table:style-name="ce5"/>
          <table:table-cell office:value-type="string" calcext:value-type="string">
            <text:p>Match</text:p>
          </table:table-cell>
          <table:table-cell office:value-type="string" calcext:value-type="string">
            <text:p>RowNumber</text:p>
          </table:table-cell>
          <table:table-cell/>
          <table:table-cell office:value-type="string" calcext:value-type="string">
            <text:p>DDR</text:p>
          </table:table-cell>
          <table:table-cell office:value-type="string" calcext:value-type="string">
            <text:p>Speed grade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W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age size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ullMatch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DR3L-1066-187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066" calcext:value-type="float">
            <text:p>1066</text:p>
          </table:table-cell>
          <table:table-cell table:style-name="ce12" office:value-type="string" calcext:value-type="string">
            <text:p>sg-187E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125" calcext:value-type="float">
            <text:p>13.125</text:p>
          </table:table-cell>
          <table:table-cell table:style-name="ce10" office:value-type="float" office:value="50.625" calcext:value-type="float">
            <text:p>50.625</text:p>
          </table:table-cell>
          <table:table-cell table:number-columns-repeated="2" table:style-name="ce10" office:value-type="float" office:value="37.5" calcext:value-type="float">
            <text:p>37.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AX(4*tCK; 7.5)" office:value-type="float" office:value="7.69230769230769" calcext:value-type="float">
            <text:p>7.6923076923</text:p>
          </table:table-cell>
          <table:table-cell table:style-name="ce10" table:formula="of:=MAX(4*[.H2]; 10)" office:value-type="float" office:value="12" calcext:value-type="float">
            <text:p>1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2]" office:value-type="float" office:value="1536" calcext:value-type="float">
            <text:p>1536</text:p>
          </table:table-cell>
          <table:table-cell table:style-name="ce10" table:formula="of:=512*[.H2]" office:value-type="float" office:value="1536" calcext:value-type="float">
            <text:p>1536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2]" office:value-type="float" office:value="12" calcext:value-type="float">
            <text:p>12</text:p>
          </table:table-cell>
          <table:table-cell table:style-name="ce10" table:formula="of:=4*[.H2]" office:value-type="float" office:value="12" calcext:value-type="float">
            <text:p>12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512*[.H2]" office:value-type="float" office:value="1536" calcext:value-type="float">
            <text:p>1536</text:p>
          </table:table-cell>
          <table:table-cell table:style-name="ce10" table:formula="of:=256*[.H2]" office:value-type="float" office:value="768" calcext:value-type="float">
            <text:p>768</text:p>
          </table:table-cell>
          <table:table-cell table:style-name="ce10" table:formula="of:=64*[.H2]" office:value-type="float" office:value="192" calcext:value-type="float">
            <text:p>192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1*[.H2]" office:value-type="float" office:value="3" calcext:value-type="float">
            <text:p>3</text:p>
          </table:table-cell>
          <table:table-cell table:style-name="ce10" table:formula="of:=40*[.H2]" office:value-type="float" office:value="120" calcext:value-type="float">
            <text:p>120</text:p>
          </table:table-cell>
          <table:table-cell table:style-name="ce10" table:formula="of:=25*[.H2]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2];7.5)" office:value-type="float" office:value="12" calcext:value-type="float">
            <text:p>12</text:p>
          </table:table-cell>
          <table:table-cell table:style-name="ce10" table:formula="of:=MAX(4*[DRAM.H2];7.5)" office:value-type="float" office:value="12" calcext:value-type="float">
            <text:p>12</text:p>
          </table:table-cell>
          <table:table-cell table:style-name="ce10" table:formula="of:=4*[.H2]" office:value-type="float" office:value="12" calcext:value-type="float">
            <text:p>12</text:p>
          </table:table-cell>
          <table:table-cell table:style-name="ce10" table:formula="of:=MAX(12*[DRAM.H2];15)" office:value-type="float" office:value="36" calcext:value-type="float">
            <text:p>36</text:p>
          </table:table-cell>
          <table:table-cell table:style-name="ce10" table:formula="of:=MAX(3*[DRAM.H2]; 7.5)" office:value-type="float" office:value="9" calcext:value-type="float">
            <text:p>9</text:p>
          </table:table-cell>
          <table:table-cell table:style-name="ce10" table:formula="of:=MAX(3*[DRAM.H2];5.625)" office:value-type="float" office:value="9" calcext:value-type="float">
            <text:p>9</text:p>
          </table:table-cell>
          <table:table-cell table:style-name="ce10" table:formula="of:=[DRAM.AR2]+[DRAM.H2]" office:value-type="float" office:value="12" calcext:value-type="float">
            <text:p>12</text:p>
          </table:table-cell>
          <table:table-cell table:style-name="ce10" table:formula="of:=MAX(5*[DRAM.H2];10)" office:value-type="float" office:value="15" calcext:value-type="float">
            <text:p>15</text:p>
          </table:table-cell>
          <table:table-cell table:style-name="ce10" table:formula="of:=MAX(5*[DRAM.H2];10)" office:value-type="float" office:value="15" calcext:value-type="float">
            <text:p>1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2]; tCK&lt;[DRAM.I2];OR([$SYSTEM.$L$3]=&quot;&quot;;[$SYSTEM.$L$3]=[.B2]);OR([$SYSTEM.$L$6]=&quot;&quot;;[$SYSTEM.$L$6]=[.F2]);OR([$SYSTEM.$L$5]=&quot;&quot;;[$SYSTEM.$L$5]=[.E2])))" office:value-type="boolean" office:boolean-value="false" calcext:value-type="boolean">
            <text:p>FALSE</text:p>
          </table:table-cell>
          <table:table-cell table:style-name="ce18" table:formula="of:=IF([DRAM.$AX2];ROW();&quot;&quot;)">
            <text:p/>
          </table:table-cell>
          <table:table-cell/>
          <table:table-cell office:value-type="string" calcext:value-type="string">
            <text:p>DDR</text:p>
          </table:table-cell>
          <table:table-cell table:style-name="ce20" office:value-type="string" calcext:value-type="string">
            <text:p>sg-1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K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Y2]=&quot;&quot;;&quot;&quot;;[.A2])">
            <text:p/>
          </table:table-cell>
          <table:table-cell table:style-name="ce22" table:formula="of:=AND([.AX2];[SYSTEM.$D$14]=[.A2])" office:value-type="boolean" office:boolean-value="false" calcext:value-type="boolean">
            <text:p>FALSE</text:p>
          </table:table-cell>
          <table:table-cell table:style-name="ce23" table:formula="of:=IF([DRAM.$BK2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066-187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066" calcext:value-type="float">
            <text:p>1066</text:p>
          </table:table-cell>
          <table:table-cell table:style-name="ce12" office:value-type="string" calcext:value-type="string">
            <text:p>sg-187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125" calcext:value-type="float">
            <text:p>13.125</text:p>
          </table:table-cell>
          <table:table-cell table:style-name="ce10" office:value-type="float" office:value="50.625" calcext:value-type="float">
            <text:p>50.625</text:p>
          </table:table-cell>
          <table:table-cell table:number-columns-repeated="2" table:style-name="ce10" office:value-type="float" office:value="37.5" calcext:value-type="float">
            <text:p>37.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AX(4*[.H3]; 7.5)" office:value-type="float" office:value="10" calcext:value-type="float">
            <text:p>10</text:p>
          </table:table-cell>
          <table:table-cell table:style-name="ce10" table:formula="of:=MAX(4*[.H3]; 10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]" office:value-type="float" office:value="1280" calcext:value-type="float">
            <text:p>1280</text:p>
          </table:table-cell>
          <table:table-cell table:style-name="ce10" table:formula="of:=512*[.H3]" office:value-type="float" office:value="1280" calcext:value-type="float">
            <text:p>12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]" office:value-type="float" office:value="10" calcext:value-type="float">
            <text:p>10</text:p>
          </table:table-cell>
          <table:table-cell table:style-name="ce10" table:formula="of:=4*[.H3]" office:value-type="float" office:value="10" calcext:value-type="float">
            <text:p>10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512*[.H3]" office:value-type="float" office:value="1280" calcext:value-type="float">
            <text:p>1280</text:p>
          </table:table-cell>
          <table:table-cell table:style-name="ce10" table:formula="of:=256*[.H3]" office:value-type="float" office:value="640" calcext:value-type="float">
            <text:p>640</text:p>
          </table:table-cell>
          <table:table-cell table:style-name="ce10" table:formula="of:=64*[.H3]" office:value-type="float" office:value="160" calcext:value-type="float">
            <text:p>160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1*[.H3]" office:value-type="float" office:value="2.5" calcext:value-type="float">
            <text:p>2.5</text:p>
          </table:table-cell>
          <table:table-cell table:style-name="ce10" table:formula="of:=40*[.H3]" office:value-type="float" office:value="100" calcext:value-type="float">
            <text:p>100</text:p>
          </table:table-cell>
          <table:table-cell table:style-name="ce10" table:formula="of:=25*[.H3]" office:value-type="float" office:value="62.5" calcext:value-type="float">
            <text:p>62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3];7.5)" office:value-type="float" office:value="10" calcext:value-type="float">
            <text:p>10</text:p>
          </table:table-cell>
          <table:table-cell table:style-name="ce10" table:formula="of:=MAX(4*[DRAM.H3];7.5)" office:value-type="float" office:value="10" calcext:value-type="float">
            <text:p>10</text:p>
          </table:table-cell>
          <table:table-cell table:style-name="ce10" table:formula="of:=4*[.H3]" office:value-type="float" office:value="10" calcext:value-type="float">
            <text:p>10</text:p>
          </table:table-cell>
          <table:table-cell table:style-name="ce10" table:formula="of:=MAX(12*[DRAM.H3];15)" office:value-type="float" office:value="30" calcext:value-type="float">
            <text:p>30</text:p>
          </table:table-cell>
          <table:table-cell table:style-name="ce10" table:formula="of:=MAX(3*[DRAM.H3]; 7.5)" office:value-type="float" office:value="7.5" calcext:value-type="float">
            <text:p>7.5</text:p>
          </table:table-cell>
          <table:table-cell table:style-name="ce10" table:formula="of:=MAX(3*[DRAM.H3];5.625)" office:value-type="float" office:value="7.5" calcext:value-type="float">
            <text:p>7.5</text:p>
          </table:table-cell>
          <table:table-cell table:style-name="ce10" table:formula="of:=[DRAM.AR3]+[DRAM.H3]" office:value-type="float" office:value="10" calcext:value-type="float">
            <text:p>10</text:p>
          </table:table-cell>
          <table:table-cell table:style-name="ce10" table:formula="of:=MAX(5*[DRAM.H3];10)" office:value-type="float" office:value="12.5" calcext:value-type="float">
            <text:p>12.5</text:p>
          </table:table-cell>
          <table:table-cell table:style-name="ce10" table:formula="of:=MAX(5*[DRAM.H3];10)" office:value-type="float" office:value="12.5" calcext:value-type="float">
            <text:p>12.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]; tCK&lt;[DRAM.I3];OR([$SYSTEM.$L$3]=&quot;&quot;;[$SYSTEM.$L$3]=[.B3]);OR([$SYSTEM.$L$6]=&quot;&quot;;[$SYSTEM.$L$6]=[.F3]);OR([$SYSTEM.$L$5]=&quot;&quot;;[$SYSTEM.$L$5]=[.E3])))" office:value-type="boolean" office:boolean-value="false" calcext:value-type="boolean">
            <text:p>FALSE</text:p>
          </table:table-cell>
          <table:table-cell table:style-name="ce18" table:formula="of:=IF([DRAM.$AX3];ROW();&quot;&quot;)">
            <text:p/>
          </table:table-cell>
          <table:table-cell/>
          <table:table-cell office:value-type="string" calcext:value-type="string">
            <text:p>DDR2</text:p>
          </table:table-cell>
          <table:table-cell table:style-name="ce20" office:value-type="string" calcext:value-type="string">
            <text:p>sg-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B</text:p>
          </table:table-cell>
          <table:table-cell office:value-type="string" calcext:value-type="string">
            <text:p>½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Y3]=&quot;&quot;;&quot;&quot;;[.A3])">
            <text:p/>
          </table:table-cell>
          <table:table-cell table:style-name="ce22" table:formula="of:=AND([.AX3];[SYSTEM.$D$14]=[.A3])" office:value-type="boolean" office:boolean-value="false" calcext:value-type="boolean">
            <text:p>FALSE</text:p>
          </table:table-cell>
          <table:table-cell table:style-name="ce23" table:formula="of:=IF([DRAM.$BK3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066-187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066" calcext:value-type="float">
            <text:p>1066</text:p>
          </table:table-cell>
          <table:table-cell table:style-name="ce12" office:value-type="string" calcext:value-type="string">
            <text:p>sg-187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125" calcext:value-type="float">
            <text:p>13.125</text:p>
          </table:table-cell>
          <table:table-cell table:style-name="ce10" office:value-type="float" office:value="50.625" calcext:value-type="float">
            <text:p>50.625</text:p>
          </table:table-cell>
          <table:table-cell table:number-columns-repeated="2" table:style-name="ce10" office:value-type="float" office:value="37.5" calcext:value-type="float">
            <text:p>37.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AX(4*[.H4]; 7.5)" office:value-type="float" office:value="7.5" calcext:value-type="float">
            <text:p>7.5</text:p>
          </table:table-cell>
          <table:table-cell table:style-name="ce10" table:formula="of:=MAX(4*[.H4]; 10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4]" office:value-type="float" office:value="960" calcext:value-type="float">
            <text:p>960</text:p>
          </table:table-cell>
          <table:table-cell table:style-name="ce10" table:formula="of:=512*[.H4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4]" office:value-type="float" office:value="7.5" calcext:value-type="float">
            <text:p>7.5</text:p>
          </table:table-cell>
          <table:table-cell table:style-name="ce10" table:formula="of:=4*[.H4]" office:value-type="float" office:value="7.5" calcext:value-type="float">
            <text:p>7.5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512*[.H4]" office:value-type="float" office:value="960" calcext:value-type="float">
            <text:p>960</text:p>
          </table:table-cell>
          <table:table-cell table:style-name="ce10" table:formula="of:=256*[.H4]" office:value-type="float" office:value="480" calcext:value-type="float">
            <text:p>480</text:p>
          </table:table-cell>
          <table:table-cell table:style-name="ce10" table:formula="of:=64*[.H4]" office:value-type="float" office:value="120" calcext:value-type="float">
            <text:p>120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1*[.H4]" office:value-type="float" office:value="1.875" calcext:value-type="float">
            <text:p>1.875</text:p>
          </table:table-cell>
          <table:table-cell table:style-name="ce10" table:formula="of:=40*[.H4]" office:value-type="float" office:value="75" calcext:value-type="float">
            <text:p>75</text:p>
          </table:table-cell>
          <table:table-cell table:style-name="ce10" table:formula="of:=25*[.H4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4];7.5)" office:value-type="float" office:value="7.5" calcext:value-type="float">
            <text:p>7.5</text:p>
          </table:table-cell>
          <table:table-cell table:style-name="ce10" table:formula="of:=MAX(4*[DRAM.H4];7.5)" office:value-type="float" office:value="7.5" calcext:value-type="float">
            <text:p>7.5</text:p>
          </table:table-cell>
          <table:table-cell table:style-name="ce10" table:formula="of:=4*[.H4]" office:value-type="float" office:value="7.5" calcext:value-type="float">
            <text:p>7.5</text:p>
          </table:table-cell>
          <table:table-cell table:style-name="ce10" table:formula="of:=MAX(12*[DRAM.H4];15)" office:value-type="float" office:value="22.5" calcext:value-type="float">
            <text:p>22.5</text:p>
          </table:table-cell>
          <table:table-cell table:style-name="ce10" table:formula="of:=MAX(3*[DRAM.H4]; 7.5)" office:value-type="float" office:value="7.5" calcext:value-type="float">
            <text:p>7.5</text:p>
          </table:table-cell>
          <table:table-cell table:style-name="ce10" table:formula="of:=MAX(3*[DRAM.H4];5.625)" office:value-type="float" office:value="5.625" calcext:value-type="float">
            <text:p>5.625</text:p>
          </table:table-cell>
          <table:table-cell table:style-name="ce10" table:formula="of:=[DRAM.AR4]+[DRAM.H4]" office:value-type="float" office:value="7.5" calcext:value-type="float">
            <text:p>7.5</text:p>
          </table:table-cell>
          <table:table-cell table:style-name="ce10" table:formula="of:=MAX(5*[DRAM.H4];10)" office:value-type="float" office:value="10" calcext:value-type="float">
            <text:p>10</text:p>
          </table:table-cell>
          <table:table-cell table:style-name="ce10" table:formula="of:=MAX(5*[DRAM.H4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4]; tCK&lt;[DRAM.I4];OR([$SYSTEM.$L$3]=&quot;&quot;;[$SYSTEM.$L$3]=[.B4]);OR([$SYSTEM.$L$6]=&quot;&quot;;[$SYSTEM.$L$6]=[.F4]);OR([$SYSTEM.$L$5]=&quot;&quot;;[$SYSTEM.$L$5]=[.E4])))" office:value-type="boolean" office:boolean-value="false" calcext:value-type="boolean">
            <text:p>FALSE</text:p>
          </table:table-cell>
          <table:table-cell table:style-name="ce18" table:formula="of:=IF([DRAM.$AX4];ROW();&quot;&quot;)">
            <text:p/>
          </table:table-cell>
          <table:table-cell/>
          <table:table-cell office:value-type="string" calcext:value-type="string">
            <text:p>DDR3</text:p>
          </table:table-cell>
          <table:table-cell table:style-name="ce20" office:value-type="string" calcext:value-type="string">
            <text:p>sg-1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¼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Y4]=&quot;&quot;;&quot;&quot;;[.A4])">
            <text:p/>
          </table:table-cell>
          <table:table-cell table:style-name="ce22" table:formula="of:=AND([.AX4];[SYSTEM.$D$14]=[.A4])" office:value-type="boolean" office:boolean-value="false" calcext:value-type="boolean">
            <text:p>FALSE</text:p>
          </table:table-cell>
          <table:table-cell table:style-name="ce23" table:formula="of:=IF([DRAM.$BK4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066-187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066" calcext:value-type="float">
            <text:p>1066</text:p>
          </table:table-cell>
          <table:table-cell table:style-name="ce12" office:value-type="string" calcext:value-type="string">
            <text:p>sg-187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125" calcext:value-type="float">
            <text:p>13.125</text:p>
          </table:table-cell>
          <table:table-cell table:style-name="ce10" office:value-type="float" office:value="50.625" calcext:value-type="float">
            <text:p>50.625</text:p>
          </table:table-cell>
          <table:table-cell table:number-columns-repeated="2" table:style-name="ce10" office:value-type="float" office:value="37.5" calcext:value-type="float">
            <text:p>37.5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formula="of:=MAX(4*[.H5]; 7.5)" office:value-type="float" office:value="7.5" calcext:value-type="float">
            <text:p>7.5</text:p>
          </table:table-cell>
          <table:table-cell table:style-name="ce10" table:formula="of:=MAX(4*[.H5]; 10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5]" office:value-type="float" office:value="960" calcext:value-type="float">
            <text:p>960</text:p>
          </table:table-cell>
          <table:table-cell table:style-name="ce10" table:formula="of:=512*[.H5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5]" office:value-type="float" office:value="7.5" calcext:value-type="float">
            <text:p>7.5</text:p>
          </table:table-cell>
          <table:table-cell table:style-name="ce10" table:formula="of:=4*[.H5]" office:value-type="float" office:value="7.5" calcext:value-type="float">
            <text:p>7.5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512*[.H5]" office:value-type="float" office:value="960" calcext:value-type="float">
            <text:p>960</text:p>
          </table:table-cell>
          <table:table-cell table:style-name="ce10" table:formula="of:=256*[.H5]" office:value-type="float" office:value="480" calcext:value-type="float">
            <text:p>480</text:p>
          </table:table-cell>
          <table:table-cell table:style-name="ce10" table:formula="of:=64*[.H5]" office:value-type="float" office:value="120" calcext:value-type="float">
            <text:p>120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1*[.H5]" office:value-type="float" office:value="1.875" calcext:value-type="float">
            <text:p>1.875</text:p>
          </table:table-cell>
          <table:table-cell table:style-name="ce10" table:formula="of:=40*[.H5]" office:value-type="float" office:value="75" calcext:value-type="float">
            <text:p>75</text:p>
          </table:table-cell>
          <table:table-cell table:style-name="ce10" table:formula="of:=25*[.H5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5];7.5)" office:value-type="float" office:value="7.5" calcext:value-type="float">
            <text:p>7.5</text:p>
          </table:table-cell>
          <table:table-cell table:style-name="ce10" table:formula="of:=MAX(4*[DRAM.H5];7.5)" office:value-type="float" office:value="7.5" calcext:value-type="float">
            <text:p>7.5</text:p>
          </table:table-cell>
          <table:table-cell table:style-name="ce10" table:formula="of:=4*[.H5]" office:value-type="float" office:value="7.5" calcext:value-type="float">
            <text:p>7.5</text:p>
          </table:table-cell>
          <table:table-cell table:style-name="ce10" table:formula="of:=MAX(12*[DRAM.H5];15)" office:value-type="float" office:value="22.5" calcext:value-type="float">
            <text:p>22.5</text:p>
          </table:table-cell>
          <table:table-cell table:style-name="ce10" table:formula="of:=MAX(3*[DRAM.H5]; 7.5)" office:value-type="float" office:value="7.5" calcext:value-type="float">
            <text:p>7.5</text:p>
          </table:table-cell>
          <table:table-cell table:style-name="ce10" table:formula="of:=MAX(3*[DRAM.H5];5.625)" office:value-type="float" office:value="5.625" calcext:value-type="float">
            <text:p>5.625</text:p>
          </table:table-cell>
          <table:table-cell table:style-name="ce10" table:formula="of:=[DRAM.AR5]+[DRAM.H5]" office:value-type="float" office:value="7.5" calcext:value-type="float">
            <text:p>7.5</text:p>
          </table:table-cell>
          <table:table-cell table:style-name="ce10" table:formula="of:=MAX(5*[DRAM.H5];10)" office:value-type="float" office:value="10" calcext:value-type="float">
            <text:p>10</text:p>
          </table:table-cell>
          <table:table-cell table:style-name="ce10" table:formula="of:=MAX(5*[DRAM.H5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5]; tCK&lt;[DRAM.I5];OR([$SYSTEM.$L$3]=&quot;&quot;;[$SYSTEM.$L$3]=[.B5]);OR([$SYSTEM.$L$6]=&quot;&quot;;[$SYSTEM.$L$6]=[.F5]);OR([$SYSTEM.$L$5]=&quot;&quot;;[$SYSTEM.$L$5]=[.E5])))" office:value-type="boolean" office:boolean-value="false" calcext:value-type="boolean">
            <text:p>FALSE</text:p>
          </table:table-cell>
          <table:table-cell table:style-name="ce18" table:formula="of:=IF([DRAM.$AX5];ROW();&quot;&quot;)">
            <text:p/>
          </table:table-cell>
          <table:table-cell/>
          <table:table-cell office:value-type="string" calcext:value-type="string">
            <text:p>DDR4</text:p>
          </table:table-cell>
          <table:table-cell table:style-name="ce20" office:value-type="string" calcext:value-type="string">
            <text:p>sg-12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IF([.AY5]=&quot;&quot;;&quot;&quot;;[.A5])">
            <text:p/>
          </table:table-cell>
          <table:table-cell table:style-name="ce22" table:formula="of:=AND([.AX5];[SYSTEM.$D$14]=[.A5])" office:value-type="boolean" office:boolean-value="false" calcext:value-type="boolean">
            <text:p>FALSE</text:p>
          </table:table-cell>
          <table:table-cell table:style-name="ce23" table:formula="of:=IF([DRAM.$BK5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066-187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7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2.5" calcext:value-type="float">
            <text:p>52.5</text:p>
          </table:table-cell>
          <table:table-cell table:number-columns-repeated="2" table:style-name="ce11" office:value-type="float" office:value="37.5" calcext:value-type="float">
            <text:p>37.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MAX(4*[.H6]; 7.55)" office:value-type="float" office:value="12" calcext:value-type="float">
            <text:p>12</text:p>
          </table:table-cell>
          <table:table-cell table:style-name="ce11" table:formula="of:=MAX(4*[.H6]; 10)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6]" office:value-type="float" office:value="1536" calcext:value-type="float">
            <text:p>1536</text:p>
          </table:table-cell>
          <table:table-cell table:style-name="ce11" table:formula="of:=512*[.H6]" office:value-type="float" office:value="1536" calcext:value-type="float">
            <text:p>153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6]" office:value-type="float" office:value="12" calcext:value-type="float">
            <text:p>12</text:p>
          </table:table-cell>
          <table:table-cell table:style-name="ce11" table:formula="of:=4*[.H6]" office:value-type="float" office:value="12" calcext:value-type="float">
            <text:p>12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512*[.H6]" office:value-type="float" office:value="1536" calcext:value-type="float">
            <text:p>1536</text:p>
          </table:table-cell>
          <table:table-cell table:style-name="ce11" table:formula="of:=256*[.H6]" office:value-type="float" office:value="768" calcext:value-type="float">
            <text:p>768</text:p>
          </table:table-cell>
          <table:table-cell table:style-name="ce11" table:formula="of:=64*[.H6]" office:value-type="float" office:value="192" calcext:value-type="float">
            <text:p>192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1*[.H6]" office:value-type="float" office:value="3" calcext:value-type="float">
            <text:p>3</text:p>
          </table:table-cell>
          <table:table-cell table:style-name="ce11" table:formula="of:=40*[.H6]" office:value-type="float" office:value="120" calcext:value-type="float">
            <text:p>120</text:p>
          </table:table-cell>
          <table:table-cell table:style-name="ce11" table:formula="of:=25*[.H6]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6];7.5)" office:value-type="float" office:value="12" calcext:value-type="float">
            <text:p>12</text:p>
          </table:table-cell>
          <table:table-cell table:style-name="ce11" table:formula="of:=MAX(4*[DRAM.H6];7.5)" office:value-type="float" office:value="12" calcext:value-type="float">
            <text:p>12</text:p>
          </table:table-cell>
          <table:table-cell table:style-name="ce11" table:formula="of:=4*[.H6]" office:value-type="float" office:value="12" calcext:value-type="float">
            <text:p>12</text:p>
          </table:table-cell>
          <table:table-cell table:style-name="ce11" table:formula="of:=MAX(12*[DRAM.H6];15)" office:value-type="float" office:value="36" calcext:value-type="float">
            <text:p>36</text:p>
          </table:table-cell>
          <table:table-cell table:style-name="ce11" table:formula="of:=MAX(3*[DRAM.H6]; 7.5)" office:value-type="float" office:value="9" calcext:value-type="float">
            <text:p>9</text:p>
          </table:table-cell>
          <table:table-cell table:style-name="ce11" table:formula="of:=MAX(3*[DRAM.H6];5.625)" office:value-type="float" office:value="9" calcext:value-type="float">
            <text:p>9</text:p>
          </table:table-cell>
          <table:table-cell table:style-name="ce11" table:formula="of:=[DRAM.AR6]+[DRAM.H6]" office:value-type="float" office:value="12" calcext:value-type="float">
            <text:p>12</text:p>
          </table:table-cell>
          <table:table-cell table:style-name="ce11" table:formula="of:=MAX(5*[DRAM.H6];10)" office:value-type="float" office:value="15" calcext:value-type="float">
            <text:p>15</text:p>
          </table:table-cell>
          <table:table-cell table:style-name="ce16" table:formula="of:=MAX(5*[DRAM.H6];10)" office:value-type="float" office:value="15" calcext:value-type="float">
            <text:p>1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6]; tCK&lt;[DRAM.I6];OR([$SYSTEM.$L$3]=&quot;&quot;;[$SYSTEM.$L$3]=[.B6]);OR([$SYSTEM.$L$6]=&quot;&quot;;[$SYSTEM.$L$6]=[.F6]);OR([$SYSTEM.$L$5]=&quot;&quot;;[$SYSTEM.$L$5]=[.E6])))" office:value-type="boolean" office:boolean-value="false" calcext:value-type="boolean">
            <text:p>FALSE</text:p>
          </table:table-cell>
          <table:table-cell table:style-name="ce18" table:formula="of:=IF([DRAM.$AX6];ROW();&quot;&quot;)">
            <text:p/>
          </table:table-cell>
          <table:table-cell/>
          <table:table-cell office:value-type="string" calcext:value-type="string">
            <text:p>LPDDR2</text:p>
          </table:table-cell>
          <table:table-cell table:style-name="ce20" office:value-type="string" calcext:value-type="string">
            <text:p>sg-125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IF([.AY6]=&quot;&quot;;&quot;&quot;;[.A6])">
            <text:p/>
          </table:table-cell>
          <table:table-cell table:style-name="ce22" table:formula="of:=AND([.AX6];[SYSTEM.$D$14]=[.A6])" office:value-type="boolean" office:boolean-value="false" calcext:value-type="boolean">
            <text:p>FALSE</text:p>
          </table:table-cell>
          <table:table-cell table:style-name="ce23" table:formula="of:=IF([DRAM.$BK6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066-187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2.5" calcext:value-type="float">
            <text:p>52.5</text:p>
          </table:table-cell>
          <table:table-cell table:number-columns-repeated="2" table:style-name="ce11" office:value-type="float" office:value="37.5" calcext:value-type="float">
            <text:p>37.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MAX(4*[.H7]; 7.55)" office:value-type="float" office:value="10" calcext:value-type="float">
            <text:p>10</text:p>
          </table:table-cell>
          <table:table-cell table:style-name="ce11" table:formula="of:=MAX(4*[.H7]; 10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7]" office:value-type="float" office:value="1280" calcext:value-type="float">
            <text:p>1280</text:p>
          </table:table-cell>
          <table:table-cell table:style-name="ce11" table:formula="of:=512*[.H7]" office:value-type="float" office:value="1280" calcext:value-type="float">
            <text:p>128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7]" office:value-type="float" office:value="10" calcext:value-type="float">
            <text:p>10</text:p>
          </table:table-cell>
          <table:table-cell table:style-name="ce11" table:formula="of:=4*[.H7]" office:value-type="float" office:value="10" calcext:value-type="float">
            <text:p>10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512*[.H7]" office:value-type="float" office:value="1280" calcext:value-type="float">
            <text:p>1280</text:p>
          </table:table-cell>
          <table:table-cell table:style-name="ce11" table:formula="of:=256*[.H7]" office:value-type="float" office:value="640" calcext:value-type="float">
            <text:p>640</text:p>
          </table:table-cell>
          <table:table-cell table:style-name="ce11" table:formula="of:=64*[.H7]" office:value-type="float" office:value="160" calcext:value-type="float">
            <text:p>160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1*[.H7]" office:value-type="float" office:value="2.5" calcext:value-type="float">
            <text:p>2.5</text:p>
          </table:table-cell>
          <table:table-cell table:style-name="ce11" table:formula="of:=40*[.H7]" office:value-type="float" office:value="100" calcext:value-type="float">
            <text:p>100</text:p>
          </table:table-cell>
          <table:table-cell table:style-name="ce11" table:formula="of:=25*[.H7]" office:value-type="float" office:value="62.5" calcext:value-type="float">
            <text:p>62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7];7.5)" office:value-type="float" office:value="10" calcext:value-type="float">
            <text:p>10</text:p>
          </table:table-cell>
          <table:table-cell table:style-name="ce11" table:formula="of:=MAX(4*[DRAM.H7];7.5)" office:value-type="float" office:value="10" calcext:value-type="float">
            <text:p>10</text:p>
          </table:table-cell>
          <table:table-cell table:style-name="ce11" table:formula="of:=4*[.H7]" office:value-type="float" office:value="10" calcext:value-type="float">
            <text:p>10</text:p>
          </table:table-cell>
          <table:table-cell table:style-name="ce11" table:formula="of:=MAX(12*[DRAM.H7];15)" office:value-type="float" office:value="30" calcext:value-type="float">
            <text:p>30</text:p>
          </table:table-cell>
          <table:table-cell table:style-name="ce11" table:formula="of:=MAX(3*[DRAM.H7]; 7.5)" office:value-type="float" office:value="7.5" calcext:value-type="float">
            <text:p>7.5</text:p>
          </table:table-cell>
          <table:table-cell table:style-name="ce11" table:formula="of:=MAX(3*[DRAM.H7];5.625)" office:value-type="float" office:value="7.5" calcext:value-type="float">
            <text:p>7.5</text:p>
          </table:table-cell>
          <table:table-cell table:style-name="ce11" table:formula="of:=[DRAM.AR7]+[DRAM.H7]" office:value-type="float" office:value="10" calcext:value-type="float">
            <text:p>10</text:p>
          </table:table-cell>
          <table:table-cell table:style-name="ce11" table:formula="of:=MAX(5*[DRAM.H7];10)" office:value-type="float" office:value="12.5" calcext:value-type="float">
            <text:p>12.5</text:p>
          </table:table-cell>
          <table:table-cell table:style-name="ce16" table:formula="of:=MAX(5*[DRAM.H7];10)" office:value-type="float" office:value="12.5" calcext:value-type="float">
            <text:p>12.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7]; tCK&lt;[DRAM.I7];OR([$SYSTEM.$L$3]=&quot;&quot;;[$SYSTEM.$L$3]=[.B7]);OR([$SYSTEM.$L$6]=&quot;&quot;;[$SYSTEM.$L$6]=[.F7]);OR([$SYSTEM.$L$5]=&quot;&quot;;[$SYSTEM.$L$5]=[.E7])))" office:value-type="boolean" office:boolean-value="false" calcext:value-type="boolean">
            <text:p>FALSE</text:p>
          </table:table-cell>
          <table:table-cell table:style-name="ce18" table:formula="of:=IF([DRAM.$AX7];ROW();&quot;&quot;)">
            <text:p/>
          </table:table-cell>
          <table:table-cell/>
          <table:table-cell office:value-type="string" calcext:value-type="string">
            <text:p>LPDDR3</text:p>
          </table:table-cell>
          <table:table-cell table:style-name="ce20" office:value-type="string" calcext:value-type="string">
            <text:p>sg-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table:formula="of:=IF([.AY7]=&quot;&quot;;&quot;&quot;;[.A7])">
            <text:p/>
          </table:table-cell>
          <table:table-cell table:style-name="ce22" table:formula="of:=AND([.AX7];[SYSTEM.$D$14]=[.A7])" office:value-type="boolean" office:boolean-value="false" calcext:value-type="boolean">
            <text:p>FALSE</text:p>
          </table:table-cell>
          <table:table-cell table:style-name="ce23" table:formula="of:=IF([DRAM.$BK7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066-187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066" calcext:value-type="float">
            <text:p>1066</text:p>
          </table:table-cell>
          <table:table-cell table:style-name="ce13" office:value-type="string" calcext:value-type="string">
            <text:p>sg-18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" calcext:value-type="float">
            <text:p>1.87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2.5" calcext:value-type="float">
            <text:p>52.5</text:p>
          </table:table-cell>
          <table:table-cell table:number-columns-repeated="2" table:style-name="ce11" office:value-type="float" office:value="37.5" calcext:value-type="float">
            <text:p>37.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MAX(4*[.H8]; 7.55)" office:value-type="float" office:value="7.55" calcext:value-type="float">
            <text:p>7.55</text:p>
          </table:table-cell>
          <table:table-cell table:style-name="ce11" table:formula="of:=MAX(4*[.H8]; 10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8]" office:value-type="float" office:value="957.44" calcext:value-type="float">
            <text:p>957.44</text:p>
          </table:table-cell>
          <table:table-cell table:style-name="ce11" table:formula="of:=512*[.H8]" office:value-type="float" office:value="957.44" calcext:value-type="float">
            <text:p>957.44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8]" office:value-type="float" office:value="7.48" calcext:value-type="float">
            <text:p>7.48</text:p>
          </table:table-cell>
          <table:table-cell table:style-name="ce11" table:formula="of:=4*[.H8]" office:value-type="float" office:value="7.48" calcext:value-type="float">
            <text:p>7.48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512*[.H8]" office:value-type="float" office:value="957.44" calcext:value-type="float">
            <text:p>957.44</text:p>
          </table:table-cell>
          <table:table-cell table:style-name="ce11" table:formula="of:=256*[.H8]" office:value-type="float" office:value="478.72" calcext:value-type="float">
            <text:p>478.72</text:p>
          </table:table-cell>
          <table:table-cell table:style-name="ce11" table:formula="of:=64*[.H8]" office:value-type="float" office:value="119.68" calcext:value-type="float">
            <text:p>119.68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1*[.H8]" office:value-type="float" office:value="1.87" calcext:value-type="float">
            <text:p>1.87</text:p>
          </table:table-cell>
          <table:table-cell table:style-name="ce11" table:formula="of:=40*[.H8]" office:value-type="float" office:value="74.8" calcext:value-type="float">
            <text:p>74.8</text:p>
          </table:table-cell>
          <table:table-cell table:style-name="ce11" table:formula="of:=25*[.H8]" office:value-type="float" office:value="46.75" calcext:value-type="float">
            <text:p>46.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8];7.5)" office:value-type="float" office:value="7.5" calcext:value-type="float">
            <text:p>7.5</text:p>
          </table:table-cell>
          <table:table-cell table:style-name="ce11" table:formula="of:=MAX(4*[DRAM.H8];7.5)" office:value-type="float" office:value="7.5" calcext:value-type="float">
            <text:p>7.5</text:p>
          </table:table-cell>
          <table:table-cell table:style-name="ce11" table:formula="of:=4*[.H8]" office:value-type="float" office:value="7.48" calcext:value-type="float">
            <text:p>7.48</text:p>
          </table:table-cell>
          <table:table-cell table:style-name="ce11" table:formula="of:=MAX(12*[DRAM.H8];15)" office:value-type="float" office:value="22.44" calcext:value-type="float">
            <text:p>22.44</text:p>
          </table:table-cell>
          <table:table-cell table:style-name="ce11" table:formula="of:=MAX(3*[DRAM.H8]; 7.5)" office:value-type="float" office:value="7.5" calcext:value-type="float">
            <text:p>7.5</text:p>
          </table:table-cell>
          <table:table-cell table:style-name="ce11" table:formula="of:=MAX(3*[DRAM.H8];5.625)" office:value-type="float" office:value="5.625" calcext:value-type="float">
            <text:p>5.625</text:p>
          </table:table-cell>
          <table:table-cell table:style-name="ce11" table:formula="of:=[DRAM.AR8]+[DRAM.H8]" office:value-type="float" office:value="7.495" calcext:value-type="float">
            <text:p>7.495</text:p>
          </table:table-cell>
          <table:table-cell table:style-name="ce11" table:formula="of:=MAX(5*[DRAM.H8];10)" office:value-type="float" office:value="10" calcext:value-type="float">
            <text:p>10</text:p>
          </table:table-cell>
          <table:table-cell table:style-name="ce16" table:formula="of:=MAX(5*[DRAM.H8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8]; tCK&lt;[DRAM.I8];OR([$SYSTEM.$L$3]=&quot;&quot;;[$SYSTEM.$L$3]=[.B8]);OR([$SYSTEM.$L$6]=&quot;&quot;;[$SYSTEM.$L$6]=[.F8]);OR([$SYSTEM.$L$5]=&quot;&quot;;[$SYSTEM.$L$5]=[.E8])))" office:value-type="boolean" office:boolean-value="false" calcext:value-type="boolean">
            <text:p>FALSE</text:p>
          </table:table-cell>
          <table:table-cell table:style-name="ce18" table:formula="of:=IF([DRAM.$AX8];ROW();&quot;&quot;)">
            <text:p/>
          </table:table-cell>
          <table:table-cell/>
          <table:table-cell office:value-type="string" calcext:value-type="string">
            <text:p>LPDDR4</text:p>
          </table:table-cell>
          <table:table-cell table:style-name="ce20" office:value-type="string" calcext:value-type="string">
            <text:p>sg-15E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formula="of:=IF([.AY8]=&quot;&quot;;&quot;&quot;;[.A8])">
            <text:p/>
          </table:table-cell>
          <table:table-cell table:style-name="ce22" table:formula="of:=AND([.AX8];[SYSTEM.$D$14]=[.A8])" office:value-type="boolean" office:boolean-value="false" calcext:value-type="boolean">
            <text:p>FALSE</text:p>
          </table:table-cell>
          <table:table-cell table:style-name="ce23" table:formula="of:=IF([DRAM.$BK8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9]; 6)" office:value-type="float" office:value="12" calcext:value-type="float">
            <text:p>12</text:p>
          </table:table-cell>
          <table:table-cell table:style-name="ce10" table:formula="of:=MAX(4*[.H9]; 7.5)" office:value-type="float" office:value="12" calcext:value-type="float">
            <text:p>1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9]" office:value-type="float" office:value="1536" calcext:value-type="float">
            <text:p>1536</text:p>
          </table:table-cell>
          <table:table-cell table:style-name="ce10" table:formula="of:=512*[.H9]" office:value-type="float" office:value="1536" calcext:value-type="float">
            <text:p>1536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9]" office:value-type="float" office:value="12" calcext:value-type="float">
            <text:p>12</text:p>
          </table:table-cell>
          <table:table-cell table:style-name="ce10" table:formula="of:=4*[.H9]" office:value-type="float" office:value="12" calcext:value-type="float">
            <text:p>12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512*[.H9]" office:value-type="float" office:value="1536" calcext:value-type="float">
            <text:p>1536</text:p>
          </table:table-cell>
          <table:table-cell table:style-name="ce10" table:formula="of:=256*[.H9]" office:value-type="float" office:value="768" calcext:value-type="float">
            <text:p>768</text:p>
          </table:table-cell>
          <table:table-cell table:style-name="ce10" table:formula="of:=64*[.H9]" office:value-type="float" office:value="192" calcext:value-type="float">
            <text:p>192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1*[.H9]" office:value-type="float" office:value="3" calcext:value-type="float">
            <text:p>3</text:p>
          </table:table-cell>
          <table:table-cell table:style-name="ce10" table:formula="of:=40*[.H9]" office:value-type="float" office:value="120" calcext:value-type="float">
            <text:p>120</text:p>
          </table:table-cell>
          <table:table-cell table:style-name="ce10" table:formula="of:=25*[.H9]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9];7.5)" office:value-type="float" office:value="12" calcext:value-type="float">
            <text:p>12</text:p>
          </table:table-cell>
          <table:table-cell table:style-name="ce10" table:formula="of:=MAX(4*[DRAM.H9];7.5)" office:value-type="float" office:value="12" calcext:value-type="float">
            <text:p>12</text:p>
          </table:table-cell>
          <table:table-cell table:style-name="ce10" table:formula="of:=4*[.H9]" office:value-type="float" office:value="12" calcext:value-type="float">
            <text:p>12</text:p>
          </table:table-cell>
          <table:table-cell table:style-name="ce10" table:formula="of:=MAX(12*[DRAM.H9];15)" office:value-type="float" office:value="36" calcext:value-type="float">
            <text:p>36</text:p>
          </table:table-cell>
          <table:table-cell table:style-name="ce10" table:formula="of:=MAX(3*[DRAM.H9]; 6)" office:value-type="float" office:value="9" calcext:value-type="float">
            <text:p>9</text:p>
          </table:table-cell>
          <table:table-cell table:style-name="ce10" table:formula="of:=MAX(3*[DRAM.H9];5.625)" office:value-type="float" office:value="9" calcext:value-type="float">
            <text:p>9</text:p>
          </table:table-cell>
          <table:table-cell table:style-name="ce10" table:formula="of:=[DRAM.AR9]+[DRAM.H9]" office:value-type="float" office:value="12" calcext:value-type="float">
            <text:p>12</text:p>
          </table:table-cell>
          <table:table-cell table:style-name="ce10" table:formula="of:=MAX(5*[DRAM.H9];10)" office:value-type="float" office:value="15" calcext:value-type="float">
            <text:p>15</text:p>
          </table:table-cell>
          <table:table-cell table:style-name="ce10" table:formula="of:=MAX(5*[DRAM.H9];10)" office:value-type="float" office:value="15" calcext:value-type="float">
            <text:p>1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9]; tCK&lt;[DRAM.I9];OR([$SYSTEM.$L$3]=&quot;&quot;;[$SYSTEM.$L$3]=[.B9]);OR([$SYSTEM.$L$6]=&quot;&quot;;[$SYSTEM.$L$6]=[.F9]);OR([$SYSTEM.$L$5]=&quot;&quot;;[$SYSTEM.$L$5]=[.E9])))" office:value-type="boolean" office:boolean-value="false" calcext:value-type="boolean">
            <text:p>FALSE</text:p>
          </table:table-cell>
          <table:table-cell table:style-name="ce18" table:formula="of:=IF([DRAM.$AX9];ROW();&quot;&quot;)">
            <text:p/>
          </table:table-cell>
          <table:table-cell/>
          <table:table-cell office:value-type="string" calcext:value-type="string">
            <text:p>mDDR</text:p>
          </table:table-cell>
          <table:table-cell table:style-name="ce20" office:value-type="string" calcext:value-type="string">
            <text:p>sg-187E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formula="of:=IF([.AY9]=&quot;&quot;;&quot;&quot;;[.A9])">
            <text:p/>
          </table:table-cell>
          <table:table-cell table:style-name="ce22" table:formula="of:=AND([.AX9];[SYSTEM.$D$14]=[.A9])" office:value-type="boolean" office:boolean-value="false" calcext:value-type="boolean">
            <text:p>FALSE</text:p>
          </table:table-cell>
          <table:table-cell table:style-name="ce23" table:formula="of:=IF([DRAM.$BK9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0]; 6)" office:value-type="float" office:value="10" calcext:value-type="float">
            <text:p>10</text:p>
          </table:table-cell>
          <table:table-cell table:style-name="ce10" table:formula="of:=MAX(4*[.H10]; 7.5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0]" office:value-type="float" office:value="1280" calcext:value-type="float">
            <text:p>1280</text:p>
          </table:table-cell>
          <table:table-cell table:style-name="ce10" table:formula="of:=512*[.H10]" office:value-type="float" office:value="1280" calcext:value-type="float">
            <text:p>12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0]" office:value-type="float" office:value="10" calcext:value-type="float">
            <text:p>10</text:p>
          </table:table-cell>
          <table:table-cell table:style-name="ce10" table:formula="of:=4*[.H10]" office:value-type="float" office:value="10" calcext:value-type="float">
            <text:p>10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512*[.H10]" office:value-type="float" office:value="1280" calcext:value-type="float">
            <text:p>1280</text:p>
          </table:table-cell>
          <table:table-cell table:style-name="ce10" table:formula="of:=256*[.H10]" office:value-type="float" office:value="640" calcext:value-type="float">
            <text:p>640</text:p>
          </table:table-cell>
          <table:table-cell table:style-name="ce10" table:formula="of:=64*[.H10]" office:value-type="float" office:value="160" calcext:value-type="float">
            <text:p>160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1*[.H10]" office:value-type="float" office:value="2.5" calcext:value-type="float">
            <text:p>2.5</text:p>
          </table:table-cell>
          <table:table-cell table:style-name="ce10" table:formula="of:=40*[.H10]" office:value-type="float" office:value="100" calcext:value-type="float">
            <text:p>100</text:p>
          </table:table-cell>
          <table:table-cell table:style-name="ce10" table:formula="of:=25*[.H10]" office:value-type="float" office:value="62.5" calcext:value-type="float">
            <text:p>62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0];7.5)" office:value-type="float" office:value="10" calcext:value-type="float">
            <text:p>10</text:p>
          </table:table-cell>
          <table:table-cell table:style-name="ce10" table:formula="of:=MAX(4*[DRAM.H10];7.5)" office:value-type="float" office:value="10" calcext:value-type="float">
            <text:p>10</text:p>
          </table:table-cell>
          <table:table-cell table:style-name="ce10" table:formula="of:=4*[.H10]" office:value-type="float" office:value="10" calcext:value-type="float">
            <text:p>10</text:p>
          </table:table-cell>
          <table:table-cell table:style-name="ce10" table:formula="of:=MAX(12*[DRAM.H10];15)" office:value-type="float" office:value="30" calcext:value-type="float">
            <text:p>30</text:p>
          </table:table-cell>
          <table:table-cell table:style-name="ce10" table:formula="of:=MAX(3*[DRAM.H10]; 6)" office:value-type="float" office:value="7.5" calcext:value-type="float">
            <text:p>7.5</text:p>
          </table:table-cell>
          <table:table-cell table:style-name="ce10" table:formula="of:=MAX(3*[DRAM.H10];5.625)" office:value-type="float" office:value="7.5" calcext:value-type="float">
            <text:p>7.5</text:p>
          </table:table-cell>
          <table:table-cell table:style-name="ce10" table:formula="of:=[DRAM.AR10]+[DRAM.H10]" office:value-type="float" office:value="10" calcext:value-type="float">
            <text:p>10</text:p>
          </table:table-cell>
          <table:table-cell table:style-name="ce10" table:formula="of:=MAX(5*[DRAM.H10];10)" office:value-type="float" office:value="12.5" calcext:value-type="float">
            <text:p>12.5</text:p>
          </table:table-cell>
          <table:table-cell table:style-name="ce10" table:formula="of:=MAX(5*[DRAM.H10];10)" office:value-type="float" office:value="12.5" calcext:value-type="float">
            <text:p>12.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0]; tCK&lt;[DRAM.I10];OR([$SYSTEM.$L$3]=&quot;&quot;;[$SYSTEM.$L$3]=[.B10]);OR([$SYSTEM.$L$6]=&quot;&quot;;[$SYSTEM.$L$6]=[.F10]);OR([$SYSTEM.$L$5]=&quot;&quot;;[$SYSTEM.$L$5]=[.E10])))" office:value-type="boolean" office:boolean-value="false" calcext:value-type="boolean">
            <text:p>FALSE</text:p>
          </table:table-cell>
          <table:table-cell table:style-name="ce18" table:formula="of:=IF([DRAM.$AX10];ROW();&quot;&quot;)">
            <text:p/>
          </table:table-cell>
          <table:table-cell table:number-columns-repeated="2"/>
          <table:table-cell table:style-name="ce20" office:value-type="string" calcext:value-type="string">
            <text:p>sg-25E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formula="of:=IF([.AY10]=&quot;&quot;;&quot;&quot;;[.A10])">
            <text:p/>
          </table:table-cell>
          <table:table-cell table:style-name="ce22" table:formula="of:=AND([.AX10];[SYSTEM.$D$14]=[.A10])" office:value-type="boolean" office:boolean-value="false" calcext:value-type="boolean">
            <text:p>FALSE</text:p>
          </table:table-cell>
          <table:table-cell table:style-name="ce23" table:formula="of:=IF([DRAM.$BK10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1]; 6)" office:value-type="float" office:value="7.5" calcext:value-type="float">
            <text:p>7.5</text:p>
          </table:table-cell>
          <table:table-cell table:style-name="ce10" table:formula="of:=MAX(4*[.H11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1]" office:value-type="float" office:value="960" calcext:value-type="float">
            <text:p>960</text:p>
          </table:table-cell>
          <table:table-cell table:style-name="ce10" table:formula="of:=512*[.H11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1]" office:value-type="float" office:value="7.5" calcext:value-type="float">
            <text:p>7.5</text:p>
          </table:table-cell>
          <table:table-cell table:style-name="ce10" table:formula="of:=4*[.H11]" office:value-type="float" office:value="7.5" calcext:value-type="float">
            <text:p>7.5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512*[.H11]" office:value-type="float" office:value="960" calcext:value-type="float">
            <text:p>960</text:p>
          </table:table-cell>
          <table:table-cell table:style-name="ce10" table:formula="of:=256*[.H11]" office:value-type="float" office:value="480" calcext:value-type="float">
            <text:p>480</text:p>
          </table:table-cell>
          <table:table-cell table:style-name="ce10" table:formula="of:=64*[.H11]" office:value-type="float" office:value="120" calcext:value-type="float">
            <text:p>120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1*[.H11]" office:value-type="float" office:value="1.875" calcext:value-type="float">
            <text:p>1.875</text:p>
          </table:table-cell>
          <table:table-cell table:style-name="ce10" table:formula="of:=40*[.H11]" office:value-type="float" office:value="75" calcext:value-type="float">
            <text:p>75</text:p>
          </table:table-cell>
          <table:table-cell table:style-name="ce10" table:formula="of:=25*[.H11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1];7.5)" office:value-type="float" office:value="7.5" calcext:value-type="float">
            <text:p>7.5</text:p>
          </table:table-cell>
          <table:table-cell table:style-name="ce10" table:formula="of:=MAX(4*[DRAM.H11];7.5)" office:value-type="float" office:value="7.5" calcext:value-type="float">
            <text:p>7.5</text:p>
          </table:table-cell>
          <table:table-cell table:style-name="ce10" table:formula="of:=4*[.H11]" office:value-type="float" office:value="7.5" calcext:value-type="float">
            <text:p>7.5</text:p>
          </table:table-cell>
          <table:table-cell table:style-name="ce10" table:formula="of:=MAX(12*[DRAM.H11];15)" office:value-type="float" office:value="22.5" calcext:value-type="float">
            <text:p>22.5</text:p>
          </table:table-cell>
          <table:table-cell table:style-name="ce10" table:formula="of:=MAX(3*[DRAM.H11]; 6)" office:value-type="float" office:value="6" calcext:value-type="float">
            <text:p>6</text:p>
          </table:table-cell>
          <table:table-cell table:style-name="ce10" table:formula="of:=MAX(3*[DRAM.H11];5.625)" office:value-type="float" office:value="5.625" calcext:value-type="float">
            <text:p>5.625</text:p>
          </table:table-cell>
          <table:table-cell table:style-name="ce10" table:formula="of:=[DRAM.AR11]+[DRAM.H11]" office:value-type="float" office:value="7.5" calcext:value-type="float">
            <text:p>7.5</text:p>
          </table:table-cell>
          <table:table-cell table:style-name="ce10" table:formula="of:=MAX(5*[DRAM.H11];10)" office:value-type="float" office:value="10" calcext:value-type="float">
            <text:p>10</text:p>
          </table:table-cell>
          <table:table-cell table:style-name="ce10" table:formula="of:=MAX(5*[DRAM.H11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1]; tCK&lt;[DRAM.I11];OR([$SYSTEM.$L$3]=&quot;&quot;;[$SYSTEM.$L$3]=[.B11]);OR([$SYSTEM.$L$6]=&quot;&quot;;[$SYSTEM.$L$6]=[.F11]);OR([$SYSTEM.$L$5]=&quot;&quot;;[$SYSTEM.$L$5]=[.E11])))" office:value-type="boolean" office:boolean-value="false" calcext:value-type="boolean">
            <text:p>FALSE</text:p>
          </table:table-cell>
          <table:table-cell table:style-name="ce18" table:formula="of:=IF([DRAM.$AX11];ROW();&quot;&quot;)">
            <text:p/>
          </table:table-cell>
          <table:table-cell table:number-columns-repeated="2"/>
          <table:table-cell table:style-name="ce20" office:value-type="string" calcext:value-type="string">
            <text:p>sg-93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formula="of:=IF([.AY11]=&quot;&quot;;&quot;&quot;;[.A11])">
            <text:p/>
          </table:table-cell>
          <table:table-cell table:style-name="ce22" table:formula="of:=AND([.AX11];[SYSTEM.$D$14]=[.A11])" office:value-type="boolean" office:boolean-value="false" calcext:value-type="boolean">
            <text:p>FALSE</text:p>
          </table:table-cell>
          <table:table-cell table:style-name="ce23" table:formula="of:=IF([DRAM.$BK11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2]; 6)" office:value-type="float" office:value="7.5" calcext:value-type="float">
            <text:p>7.5</text:p>
          </table:table-cell>
          <table:table-cell table:style-name="ce10" table:formula="of:=MAX(4*[.H12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2]" office:value-type="float" office:value="960" calcext:value-type="float">
            <text:p>960</text:p>
          </table:table-cell>
          <table:table-cell table:style-name="ce10" table:formula="of:=512*[.H12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2]" office:value-type="float" office:value="7.5" calcext:value-type="float">
            <text:p>7.5</text:p>
          </table:table-cell>
          <table:table-cell table:style-name="ce10" table:formula="of:=4*[.H12]" office:value-type="float" office:value="7.5" calcext:value-type="float">
            <text:p>7.5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512*[.H12]" office:value-type="float" office:value="960" calcext:value-type="float">
            <text:p>960</text:p>
          </table:table-cell>
          <table:table-cell table:style-name="ce10" table:formula="of:=256*[.H12]" office:value-type="float" office:value="480" calcext:value-type="float">
            <text:p>480</text:p>
          </table:table-cell>
          <table:table-cell table:style-name="ce10" table:formula="of:=64*[.H12]" office:value-type="float" office:value="120" calcext:value-type="float">
            <text:p>120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1*[.H12]" office:value-type="float" office:value="1.875" calcext:value-type="float">
            <text:p>1.875</text:p>
          </table:table-cell>
          <table:table-cell table:style-name="ce10" table:formula="of:=40*[.H12]" office:value-type="float" office:value="75" calcext:value-type="float">
            <text:p>75</text:p>
          </table:table-cell>
          <table:table-cell table:style-name="ce10" table:formula="of:=25*[.H12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2];7.5)" office:value-type="float" office:value="7.5" calcext:value-type="float">
            <text:p>7.5</text:p>
          </table:table-cell>
          <table:table-cell table:style-name="ce10" table:formula="of:=MAX(4*[DRAM.H12];7.5)" office:value-type="float" office:value="7.5" calcext:value-type="float">
            <text:p>7.5</text:p>
          </table:table-cell>
          <table:table-cell table:style-name="ce10" table:formula="of:=4*[.H12]" office:value-type="float" office:value="7.5" calcext:value-type="float">
            <text:p>7.5</text:p>
          </table:table-cell>
          <table:table-cell table:style-name="ce10" table:formula="of:=MAX(12*[DRAM.H12];15)" office:value-type="float" office:value="22.5" calcext:value-type="float">
            <text:p>22.5</text:p>
          </table:table-cell>
          <table:table-cell table:style-name="ce10" table:formula="of:=MAX(3*[DRAM.H12]; 6)" office:value-type="float" office:value="6" calcext:value-type="float">
            <text:p>6</text:p>
          </table:table-cell>
          <table:table-cell table:style-name="ce10" table:formula="of:=MAX(3*[DRAM.H12];5.625)" office:value-type="float" office:value="5.625" calcext:value-type="float">
            <text:p>5.625</text:p>
          </table:table-cell>
          <table:table-cell table:style-name="ce10" table:formula="of:=[DRAM.AR12]+[DRAM.H12]" office:value-type="float" office:value="7.5" calcext:value-type="float">
            <text:p>7.5</text:p>
          </table:table-cell>
          <table:table-cell table:style-name="ce10" table:formula="of:=MAX(5*[DRAM.H12];10)" office:value-type="float" office:value="10" calcext:value-type="float">
            <text:p>10</text:p>
          </table:table-cell>
          <table:table-cell table:style-name="ce10" table:formula="of:=MAX(5*[DRAM.H12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2]; tCK&lt;[DRAM.I12];OR([$SYSTEM.$L$3]=&quot;&quot;;[$SYSTEM.$L$3]=[.B12]);OR([$SYSTEM.$L$6]=&quot;&quot;;[$SYSTEM.$L$6]=[.F12]);OR([$SYSTEM.$L$5]=&quot;&quot;;[$SYSTEM.$L$5]=[.E12])))" office:value-type="boolean" office:boolean-value="false" calcext:value-type="boolean">
            <text:p>FALSE</text:p>
          </table:table-cell>
          <table:table-cell table:style-name="ce18" table:formula="of:=IF([DRAM.$AX12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2]=&quot;&quot;;&quot;&quot;;[.A12])">
            <text:p/>
          </table:table-cell>
          <table:table-cell table:style-name="ce22" table:formula="of:=AND([.AX12];[SYSTEM.$D$14]=[.A12])" office:value-type="boolean" office:boolean-value="false" calcext:value-type="boolean">
            <text:p>FALSE</text:p>
          </table:table-cell>
          <table:table-cell table:style-name="ce23" table:formula="of:=IF([DRAM.$BK12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875" calcext:value-type="float">
            <text:p>1.875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3]; 6)" office:value-type="float" office:value="6" calcext:value-type="float">
            <text:p>6</text:p>
          </table:table-cell>
          <table:table-cell table:style-name="ce10" table:formula="of:=MAX(4*[.H13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3]" office:value-type="float" office:value="768" calcext:value-type="float">
            <text:p>768</text:p>
          </table:table-cell>
          <table:table-cell table:style-name="ce10" table:formula="of:=512*[.H13]" office:value-type="float" office:value="768" calcext:value-type="float">
            <text:p>7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3]" office:value-type="float" office:value="6" calcext:value-type="float">
            <text:p>6</text:p>
          </table:table-cell>
          <table:table-cell table:style-name="ce10" table:formula="of:=4*[.H13]" office:value-type="float" office:value="6" calcext:value-type="float">
            <text:p>6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512*[.H13]" office:value-type="float" office:value="768" calcext:value-type="float">
            <text:p>768</text:p>
          </table:table-cell>
          <table:table-cell table:style-name="ce10" table:formula="of:=256*[.H13]" office:value-type="float" office:value="384" calcext:value-type="float">
            <text:p>384</text:p>
          </table:table-cell>
          <table:table-cell table:style-name="ce10" table:formula="of:=64*[.H13]" office:value-type="float" office:value="96" calcext:value-type="float">
            <text:p>96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1*[.H13]" office:value-type="float" office:value="1.5" calcext:value-type="float">
            <text:p>1.5</text:p>
          </table:table-cell>
          <table:table-cell table:style-name="ce10" table:formula="of:=40*[.H13]" office:value-type="float" office:value="60" calcext:value-type="float">
            <text:p>60</text:p>
          </table:table-cell>
          <table:table-cell table:style-name="ce10" table:formula="of:=25*[.H13]" office:value-type="float" office:value="37.5" calcext:value-type="float">
            <text:p>3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3];7.5)" office:value-type="float" office:value="7.5" calcext:value-type="float">
            <text:p>7.5</text:p>
          </table:table-cell>
          <table:table-cell table:style-name="ce10" table:formula="of:=MAX(4*[DRAM.H13];7.5)" office:value-type="float" office:value="7.5" calcext:value-type="float">
            <text:p>7.5</text:p>
          </table:table-cell>
          <table:table-cell table:style-name="ce10" table:formula="of:=4*[.H13]" office:value-type="float" office:value="6" calcext:value-type="float">
            <text:p>6</text:p>
          </table:table-cell>
          <table:table-cell table:style-name="ce10" table:formula="of:=MAX(12*[DRAM.H13];15)" office:value-type="float" office:value="18" calcext:value-type="float">
            <text:p>18</text:p>
          </table:table-cell>
          <table:table-cell table:style-name="ce10" table:formula="of:=MAX(3*[DRAM.H13]; 6)" office:value-type="float" office:value="6" calcext:value-type="float">
            <text:p>6</text:p>
          </table:table-cell>
          <table:table-cell table:style-name="ce10" table:formula="of:=MAX(3*[DRAM.H13];5.625)" office:value-type="float" office:value="5.625" calcext:value-type="float">
            <text:p>5.625</text:p>
          </table:table-cell>
          <table:table-cell table:style-name="ce10" table:formula="of:=[DRAM.AR13]+[DRAM.H13]" office:value-type="float" office:value="7.125" calcext:value-type="float">
            <text:p>7.125</text:p>
          </table:table-cell>
          <table:table-cell table:style-name="ce10" table:formula="of:=MAX(5*[DRAM.H13];10)" office:value-type="float" office:value="10" calcext:value-type="float">
            <text:p>10</text:p>
          </table:table-cell>
          <table:table-cell table:style-name="ce10" table:formula="of:=MAX(5*[DRAM.H13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3]; tCK&lt;[DRAM.I13];OR([$SYSTEM.$L$3]=&quot;&quot;;[$SYSTEM.$L$3]=[.B13]);OR([$SYSTEM.$L$6]=&quot;&quot;;[$SYSTEM.$L$6]=[.F13]);OR([$SYSTEM.$L$5]=&quot;&quot;;[$SYSTEM.$L$5]=[.E13])))" office:value-type="boolean" office:boolean-value="false" calcext:value-type="boolean">
            <text:p>FALSE</text:p>
          </table:table-cell>
          <table:table-cell table:style-name="ce18" table:formula="of:=IF([DRAM.$AX13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3]=&quot;&quot;;&quot;&quot;;[.A13])">
            <text:p/>
          </table:table-cell>
          <table:table-cell table:style-name="ce22" table:formula="of:=AND([.AX13];[SYSTEM.$D$14]=[.A13])" office:value-type="boolean" office:boolean-value="false" calcext:value-type="boolean">
            <text:p>FALSE</text:p>
          </table:table-cell>
          <table:table-cell table:style-name="ce23" table:formula="of:=IF([DRAM.$BK13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333-1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333" calcext:value-type="float">
            <text:p>1333</text:p>
          </table:table-cell>
          <table:table-cell table:style-name="ce12" office:value-type="string" calcext:value-type="string">
            <text:p>sg-15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875" calcext:value-type="float">
            <text:p>1.875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49.5" calcext:value-type="float">
            <text:p>49.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formula="of:=MAX(4*[.H14]; 6)" office:value-type="float" office:value="6" calcext:value-type="float">
            <text:p>6</text:p>
          </table:table-cell>
          <table:table-cell table:style-name="ce10" table:formula="of:=MAX(4*[.H14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4]" office:value-type="float" office:value="768" calcext:value-type="float">
            <text:p>768</text:p>
          </table:table-cell>
          <table:table-cell table:style-name="ce10" table:formula="of:=512*[.H14]" office:value-type="float" office:value="768" calcext:value-type="float">
            <text:p>7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4]" office:value-type="float" office:value="6" calcext:value-type="float">
            <text:p>6</text:p>
          </table:table-cell>
          <table:table-cell table:style-name="ce10" table:formula="of:=4*[.H14]" office:value-type="float" office:value="6" calcext:value-type="float">
            <text:p>6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512*[.H14]" office:value-type="float" office:value="768" calcext:value-type="float">
            <text:p>768</text:p>
          </table:table-cell>
          <table:table-cell table:style-name="ce10" table:formula="of:=256*[.H14]" office:value-type="float" office:value="384" calcext:value-type="float">
            <text:p>384</text:p>
          </table:table-cell>
          <table:table-cell table:style-name="ce10" table:formula="of:=64*[.H14]" office:value-type="float" office:value="96" calcext:value-type="float">
            <text:p>96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1*[.H14]" office:value-type="float" office:value="1.5" calcext:value-type="float">
            <text:p>1.5</text:p>
          </table:table-cell>
          <table:table-cell table:style-name="ce10" table:formula="of:=40*[.H14]" office:value-type="float" office:value="60" calcext:value-type="float">
            <text:p>60</text:p>
          </table:table-cell>
          <table:table-cell table:style-name="ce10" table:formula="of:=25*[.H14]" office:value-type="float" office:value="37.5" calcext:value-type="float">
            <text:p>3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MAX(4*[DRAM.H14];7.5)" office:value-type="float" office:value="7.5" calcext:value-type="float">
            <text:p>7.5</text:p>
          </table:table-cell>
          <table:table-cell table:style-name="ce10" table:formula="of:=MAX(4*[DRAM.H14];7.5)" office:value-type="float" office:value="7.5" calcext:value-type="float">
            <text:p>7.5</text:p>
          </table:table-cell>
          <table:table-cell table:style-name="ce10" table:formula="of:=4*[.H14]" office:value-type="float" office:value="6" calcext:value-type="float">
            <text:p>6</text:p>
          </table:table-cell>
          <table:table-cell table:style-name="ce10" table:formula="of:=MAX(12*[DRAM.H14];15)" office:value-type="float" office:value="18" calcext:value-type="float">
            <text:p>18</text:p>
          </table:table-cell>
          <table:table-cell table:style-name="ce10" table:formula="of:=MAX(3*[DRAM.H14]; 6)" office:value-type="float" office:value="6" calcext:value-type="float">
            <text:p>6</text:p>
          </table:table-cell>
          <table:table-cell table:style-name="ce10" table:formula="of:=MAX(3*[DRAM.H14];5.625)" office:value-type="float" office:value="5.625" calcext:value-type="float">
            <text:p>5.625</text:p>
          </table:table-cell>
          <table:table-cell table:style-name="ce10" table:formula="of:=[DRAM.AR14]+[DRAM.H14]" office:value-type="float" office:value="7.125" calcext:value-type="float">
            <text:p>7.125</text:p>
          </table:table-cell>
          <table:table-cell table:style-name="ce10" table:formula="of:=MAX(5*[DRAM.H14];10)" office:value-type="float" office:value="10" calcext:value-type="float">
            <text:p>10</text:p>
          </table:table-cell>
          <table:table-cell table:style-name="ce10" table:formula="of:=MAX(5*[DRAM.H14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4]; tCK&lt;[DRAM.I14];OR([$SYSTEM.$L$3]=&quot;&quot;;[$SYSTEM.$L$3]=[.B14]);OR([$SYSTEM.$L$6]=&quot;&quot;;[$SYSTEM.$L$6]=[.F14]);OR([$SYSTEM.$L$5]=&quot;&quot;;[$SYSTEM.$L$5]=[.E14])))" office:value-type="boolean" office:boolean-value="false" calcext:value-type="boolean">
            <text:p>FALSE</text:p>
          </table:table-cell>
          <table:table-cell table:style-name="ce18" table:formula="of:=IF([DRAM.$AX14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14]=&quot;&quot;;&quot;&quot;;[.A14])">
            <text:p/>
          </table:table-cell>
          <table:table-cell table:style-name="ce22" table:formula="of:=AND([.AX14];[SYSTEM.$D$14]=[.A14])" office:value-type="boolean" office:boolean-value="false" calcext:value-type="boolean">
            <text:p>FALSE</text:p>
          </table:table-cell>
          <table:table-cell table:style-name="ce23" table:formula="of:=IF([DRAM.$BK14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333-1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4*[.H15]; 6)" office:value-type="float" office:value="12" calcext:value-type="float">
            <text:p>12</text:p>
          </table:table-cell>
          <table:table-cell table:style-name="ce11" table:formula="of:=MAX(4*[.H15]; 7.5)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15]" office:value-type="float" office:value="1536" calcext:value-type="float">
            <text:p>1536</text:p>
          </table:table-cell>
          <table:table-cell table:style-name="ce11" table:formula="of:=512*[.H15]" office:value-type="float" office:value="1536" calcext:value-type="float">
            <text:p>153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15]" office:value-type="float" office:value="12" calcext:value-type="float">
            <text:p>12</text:p>
          </table:table-cell>
          <table:table-cell table:style-name="ce11" table:formula="of:=4*[.H15]" office:value-type="float" office:value="12" calcext:value-type="float">
            <text:p>12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512*[.H15]" office:value-type="float" office:value="1536" calcext:value-type="float">
            <text:p>1536</text:p>
          </table:table-cell>
          <table:table-cell table:style-name="ce11" table:formula="of:=256*[.H15]" office:value-type="float" office:value="768" calcext:value-type="float">
            <text:p>768</text:p>
          </table:table-cell>
          <table:table-cell table:style-name="ce11" table:formula="of:=64*[.H15]" office:value-type="float" office:value="192" calcext:value-type="float">
            <text:p>192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1*[.H15]" office:value-type="float" office:value="3" calcext:value-type="float">
            <text:p>3</text:p>
          </table:table-cell>
          <table:table-cell table:style-name="ce11" table:formula="of:=40*[.H15]" office:value-type="float" office:value="120" calcext:value-type="float">
            <text:p>120</text:p>
          </table:table-cell>
          <table:table-cell table:style-name="ce11" table:formula="of:=25*[.H15]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15];7.5)" office:value-type="float" office:value="12" calcext:value-type="float">
            <text:p>12</text:p>
          </table:table-cell>
          <table:table-cell table:style-name="ce11" table:formula="of:=MAX(4*[DRAM.H15];7.5)" office:value-type="float" office:value="12" calcext:value-type="float">
            <text:p>12</text:p>
          </table:table-cell>
          <table:table-cell table:style-name="ce11" table:formula="of:=4*[.H15]" office:value-type="float" office:value="12" calcext:value-type="float">
            <text:p>12</text:p>
          </table:table-cell>
          <table:table-cell table:style-name="ce11" table:formula="of:=MAX(12*[DRAM.H15];15)" office:value-type="float" office:value="36" calcext:value-type="float">
            <text:p>36</text:p>
          </table:table-cell>
          <table:table-cell table:style-name="ce11" table:formula="of:=MAX(3*[DRAM.H15]; 6)" office:value-type="float" office:value="9" calcext:value-type="float">
            <text:p>9</text:p>
          </table:table-cell>
          <table:table-cell table:style-name="ce11" table:formula="of:=MAX(3*[DRAM.H15];5.625)" office:value-type="float" office:value="9" calcext:value-type="float">
            <text:p>9</text:p>
          </table:table-cell>
          <table:table-cell table:style-name="ce11" table:formula="of:=[DRAM.AR15]+[DRAM.H15]" office:value-type="float" office:value="12" calcext:value-type="float">
            <text:p>12</text:p>
          </table:table-cell>
          <table:table-cell table:style-name="ce11" table:formula="of:=MAX(5*[DRAM.H15];10)" office:value-type="float" office:value="15" calcext:value-type="float">
            <text:p>15</text:p>
          </table:table-cell>
          <table:table-cell table:style-name="ce16" table:formula="of:=MAX(5*[DRAM.H15];10)" office:value-type="float" office:value="15" calcext:value-type="float">
            <text:p>1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15]; tCK&lt;[DRAM.I15];OR([$SYSTEM.$L$3]=&quot;&quot;;[$SYSTEM.$L$3]=[.B15]);OR([$SYSTEM.$L$6]=&quot;&quot;;[$SYSTEM.$L$6]=[.F15]);OR([$SYSTEM.$L$5]=&quot;&quot;;[$SYSTEM.$L$5]=[.E15])))" office:value-type="boolean" office:boolean-value="false" calcext:value-type="boolean">
            <text:p>FALSE</text:p>
          </table:table-cell>
          <table:table-cell table:style-name="ce18" table:formula="of:=IF([DRAM.$AX15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5]=&quot;&quot;;&quot;&quot;;[.A15])">
            <text:p/>
          </table:table-cell>
          <table:table-cell table:style-name="ce22" table:formula="of:=AND([.AX15];[SYSTEM.$D$14]=[.A15])" office:value-type="boolean" office:boolean-value="false" calcext:value-type="boolean">
            <text:p>FALSE</text:p>
          </table:table-cell>
          <table:table-cell table:style-name="ce23" table:formula="of:=IF([DRAM.$BK15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333-1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4*[.H16]; 6)" office:value-type="float" office:value="10" calcext:value-type="float">
            <text:p>10</text:p>
          </table:table-cell>
          <table:table-cell table:style-name="ce11" table:formula="of:=MAX(4*[.H16]; 7.5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16]" office:value-type="float" office:value="1280" calcext:value-type="float">
            <text:p>1280</text:p>
          </table:table-cell>
          <table:table-cell table:style-name="ce11" table:formula="of:=512*[.H16]" office:value-type="float" office:value="1280" calcext:value-type="float">
            <text:p>128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16]" office:value-type="float" office:value="10" calcext:value-type="float">
            <text:p>10</text:p>
          </table:table-cell>
          <table:table-cell table:style-name="ce11" table:formula="of:=4*[.H16]" office:value-type="float" office:value="10" calcext:value-type="float">
            <text:p>10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512*[.H16]" office:value-type="float" office:value="1280" calcext:value-type="float">
            <text:p>1280</text:p>
          </table:table-cell>
          <table:table-cell table:style-name="ce11" table:formula="of:=256*[.H16]" office:value-type="float" office:value="640" calcext:value-type="float">
            <text:p>640</text:p>
          </table:table-cell>
          <table:table-cell table:style-name="ce11" table:formula="of:=64*[.H16]" office:value-type="float" office:value="160" calcext:value-type="float">
            <text:p>160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1*[.H16]" office:value-type="float" office:value="2.5" calcext:value-type="float">
            <text:p>2.5</text:p>
          </table:table-cell>
          <table:table-cell table:style-name="ce11" table:formula="of:=40*[.H16]" office:value-type="float" office:value="100" calcext:value-type="float">
            <text:p>100</text:p>
          </table:table-cell>
          <table:table-cell table:style-name="ce11" table:formula="of:=25*[.H16]" office:value-type="float" office:value="62.5" calcext:value-type="float">
            <text:p>62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16];7.5)" office:value-type="float" office:value="10" calcext:value-type="float">
            <text:p>10</text:p>
          </table:table-cell>
          <table:table-cell table:style-name="ce11" table:formula="of:=MAX(4*[DRAM.H16];7.5)" office:value-type="float" office:value="10" calcext:value-type="float">
            <text:p>10</text:p>
          </table:table-cell>
          <table:table-cell table:style-name="ce11" table:formula="of:=4*[.H16]" office:value-type="float" office:value="10" calcext:value-type="float">
            <text:p>10</text:p>
          </table:table-cell>
          <table:table-cell table:style-name="ce11" table:formula="of:=MAX(12*[DRAM.H16];15)" office:value-type="float" office:value="30" calcext:value-type="float">
            <text:p>30</text:p>
          </table:table-cell>
          <table:table-cell table:style-name="ce11" table:formula="of:=MAX(3*[DRAM.H16]; 6)" office:value-type="float" office:value="7.5" calcext:value-type="float">
            <text:p>7.5</text:p>
          </table:table-cell>
          <table:table-cell table:style-name="ce11" table:formula="of:=MAX(3*[DRAM.H16];5.625)" office:value-type="float" office:value="7.5" calcext:value-type="float">
            <text:p>7.5</text:p>
          </table:table-cell>
          <table:table-cell table:style-name="ce11" table:formula="of:=[DRAM.AR16]+[DRAM.H16]" office:value-type="float" office:value="10" calcext:value-type="float">
            <text:p>10</text:p>
          </table:table-cell>
          <table:table-cell table:style-name="ce11" table:formula="of:=MAX(5*[DRAM.H16];10)" office:value-type="float" office:value="12.5" calcext:value-type="float">
            <text:p>12.5</text:p>
          </table:table-cell>
          <table:table-cell table:style-name="ce16" table:formula="of:=MAX(5*[DRAM.H16];10)" office:value-type="float" office:value="12.5" calcext:value-type="float">
            <text:p>12.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16]; tCK&lt;[DRAM.I16];OR([$SYSTEM.$L$3]=&quot;&quot;;[$SYSTEM.$L$3]=[.B16]);OR([$SYSTEM.$L$6]=&quot;&quot;;[$SYSTEM.$L$6]=[.F16]);OR([$SYSTEM.$L$5]=&quot;&quot;;[$SYSTEM.$L$5]=[.E16])))" office:value-type="boolean" office:boolean-value="false" calcext:value-type="boolean">
            <text:p>FALSE</text:p>
          </table:table-cell>
          <table:table-cell table:style-name="ce18" table:formula="of:=IF([DRAM.$AX16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6]=&quot;&quot;;&quot;&quot;;[.A16])">
            <text:p/>
          </table:table-cell>
          <table:table-cell table:style-name="ce22" table:formula="of:=AND([.AX16];[SYSTEM.$D$14]=[.A16])" office:value-type="boolean" office:boolean-value="false" calcext:value-type="boolean">
            <text:p>FALSE</text:p>
          </table:table-cell>
          <table:table-cell table:style-name="ce23" table:formula="of:=IF([DRAM.$BK16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333-1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4*[.H17]; 6)" office:value-type="float" office:value="7.5" calcext:value-type="float">
            <text:p>7.5</text:p>
          </table:table-cell>
          <table:table-cell table:style-name="ce11" table:formula="of:=MAX(4*[.H17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17]" office:value-type="float" office:value="960" calcext:value-type="float">
            <text:p>960</text:p>
          </table:table-cell>
          <table:table-cell table:style-name="ce11" table:formula="of:=512*[.H17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17]" office:value-type="float" office:value="7.5" calcext:value-type="float">
            <text:p>7.5</text:p>
          </table:table-cell>
          <table:table-cell table:style-name="ce11" table:formula="of:=4*[.H17]" office:value-type="float" office:value="7.5" calcext:value-type="float">
            <text:p>7.5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512*[.H17]" office:value-type="float" office:value="960" calcext:value-type="float">
            <text:p>960</text:p>
          </table:table-cell>
          <table:table-cell table:style-name="ce11" table:formula="of:=256*[.H17]" office:value-type="float" office:value="480" calcext:value-type="float">
            <text:p>480</text:p>
          </table:table-cell>
          <table:table-cell table:style-name="ce11" table:formula="of:=64*[.H17]" office:value-type="float" office:value="120" calcext:value-type="float">
            <text:p>120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1*[.H17]" office:value-type="float" office:value="1.875" calcext:value-type="float">
            <text:p>1.875</text:p>
          </table:table-cell>
          <table:table-cell table:style-name="ce11" table:formula="of:=40*[.H17]" office:value-type="float" office:value="75" calcext:value-type="float">
            <text:p>75</text:p>
          </table:table-cell>
          <table:table-cell table:style-name="ce11" table:formula="of:=25*[.H17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17];7.5)" office:value-type="float" office:value="7.5" calcext:value-type="float">
            <text:p>7.5</text:p>
          </table:table-cell>
          <table:table-cell table:style-name="ce11" table:formula="of:=MAX(4*[DRAM.H17];7.5)" office:value-type="float" office:value="7.5" calcext:value-type="float">
            <text:p>7.5</text:p>
          </table:table-cell>
          <table:table-cell table:style-name="ce11" table:formula="of:=4*[.H17]" office:value-type="float" office:value="7.5" calcext:value-type="float">
            <text:p>7.5</text:p>
          </table:table-cell>
          <table:table-cell table:style-name="ce11" table:formula="of:=MAX(12*[DRAM.H17];15)" office:value-type="float" office:value="22.5" calcext:value-type="float">
            <text:p>22.5</text:p>
          </table:table-cell>
          <table:table-cell table:style-name="ce11" table:formula="of:=MAX(3*[DRAM.H17]; 6)" office:value-type="float" office:value="6" calcext:value-type="float">
            <text:p>6</text:p>
          </table:table-cell>
          <table:table-cell table:style-name="ce11" table:formula="of:=MAX(3*[DRAM.H17];5.625)" office:value-type="float" office:value="5.625" calcext:value-type="float">
            <text:p>5.625</text:p>
          </table:table-cell>
          <table:table-cell table:style-name="ce11" table:formula="of:=[DRAM.AR17]+[DRAM.H17]" office:value-type="float" office:value="7.5" calcext:value-type="float">
            <text:p>7.5</text:p>
          </table:table-cell>
          <table:table-cell table:style-name="ce11" table:formula="of:=MAX(5*[DRAM.H17];10)" office:value-type="float" office:value="10" calcext:value-type="float">
            <text:p>10</text:p>
          </table:table-cell>
          <table:table-cell table:style-name="ce16" table:formula="of:=MAX(5*[DRAM.H17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17]; tCK&lt;[DRAM.I17];OR([$SYSTEM.$L$3]=&quot;&quot;;[$SYSTEM.$L$3]=[.B17]);OR([$SYSTEM.$L$6]=&quot;&quot;;[$SYSTEM.$L$6]=[.F17]);OR([$SYSTEM.$L$5]=&quot;&quot;;[$SYSTEM.$L$5]=[.E17])))" office:value-type="boolean" office:boolean-value="false" calcext:value-type="boolean">
            <text:p>FALSE</text:p>
          </table:table-cell>
          <table:table-cell table:style-name="ce18" table:formula="of:=IF([DRAM.$AX17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7]=&quot;&quot;;&quot;&quot;;[.A17])">
            <text:p/>
          </table:table-cell>
          <table:table-cell table:style-name="ce22" table:formula="of:=AND([.AX17];[SYSTEM.$D$14]=[.A17])" office:value-type="boolean" office:boolean-value="false" calcext:value-type="boolean">
            <text:p>FALSE</text:p>
          </table:table-cell>
          <table:table-cell table:style-name="ce23" table:formula="of:=IF([DRAM.$BK17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333-1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4*[.H18]; 6)" office:value-type="float" office:value="6" calcext:value-type="float">
            <text:p>6</text:p>
          </table:table-cell>
          <table:table-cell table:style-name="ce11" table:formula="of:=MAX(4*[.H18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18]" office:value-type="float" office:value="768" calcext:value-type="float">
            <text:p>768</text:p>
          </table:table-cell>
          <table:table-cell table:style-name="ce11" table:formula="of:=512*[.H18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18]" office:value-type="float" office:value="6" calcext:value-type="float">
            <text:p>6</text:p>
          </table:table-cell>
          <table:table-cell table:style-name="ce11" table:formula="of:=4*[.H18]" office:value-type="float" office:value="6" calcext:value-type="float">
            <text:p>6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512*[.H18]" office:value-type="float" office:value="768" calcext:value-type="float">
            <text:p>768</text:p>
          </table:table-cell>
          <table:table-cell table:style-name="ce11" table:formula="of:=256*[.H18]" office:value-type="float" office:value="384" calcext:value-type="float">
            <text:p>384</text:p>
          </table:table-cell>
          <table:table-cell table:style-name="ce11" table:formula="of:=64*[.H18]" office:value-type="float" office:value="96" calcext:value-type="float">
            <text:p>96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1*[.H18]" office:value-type="float" office:value="1.5" calcext:value-type="float">
            <text:p>1.5</text:p>
          </table:table-cell>
          <table:table-cell table:style-name="ce11" table:formula="of:=40*[.H18]" office:value-type="float" office:value="60" calcext:value-type="float">
            <text:p>60</text:p>
          </table:table-cell>
          <table:table-cell table:style-name="ce11" table:formula="of:=25*[.H18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*[DRAM.H18];7.5)" office:value-type="float" office:value="7.5" calcext:value-type="float">
            <text:p>7.5</text:p>
          </table:table-cell>
          <table:table-cell table:style-name="ce11" table:formula="of:=MAX(4*[DRAM.H18];7.5)" office:value-type="float" office:value="7.5" calcext:value-type="float">
            <text:p>7.5</text:p>
          </table:table-cell>
          <table:table-cell table:style-name="ce11" table:formula="of:=4*[.H18]" office:value-type="float" office:value="6" calcext:value-type="float">
            <text:p>6</text:p>
          </table:table-cell>
          <table:table-cell table:style-name="ce11" table:formula="of:=MAX(12*[DRAM.H18];15)" office:value-type="float" office:value="18" calcext:value-type="float">
            <text:p>18</text:p>
          </table:table-cell>
          <table:table-cell table:style-name="ce11" table:formula="of:=MAX(3*[DRAM.H18]; 6)" office:value-type="float" office:value="6" calcext:value-type="float">
            <text:p>6</text:p>
          </table:table-cell>
          <table:table-cell table:style-name="ce11" table:formula="of:=MAX(3*[DRAM.H18];5.625)" office:value-type="float" office:value="5.625" calcext:value-type="float">
            <text:p>5.625</text:p>
          </table:table-cell>
          <table:table-cell table:style-name="ce11" table:formula="of:=[DRAM.AR18]+[DRAM.H18]" office:value-type="float" office:value="7.125" calcext:value-type="float">
            <text:p>7.125</text:p>
          </table:table-cell>
          <table:table-cell table:style-name="ce11" table:formula="of:=MAX(5*[DRAM.H18];10)" office:value-type="float" office:value="10" calcext:value-type="float">
            <text:p>10</text:p>
          </table:table-cell>
          <table:table-cell table:style-name="ce16" table:formula="of:=MAX(5*[DRAM.H18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18]; tCK&lt;[DRAM.I18];OR([$SYSTEM.$L$3]=&quot;&quot;;[$SYSTEM.$L$3]=[.B18]);OR([$SYSTEM.$L$6]=&quot;&quot;;[$SYSTEM.$L$6]=[.F18]);OR([$SYSTEM.$L$5]=&quot;&quot;;[$SYSTEM.$L$5]=[.E18])))" office:value-type="boolean" office:boolean-value="false" calcext:value-type="boolean">
            <text:p>FALSE</text:p>
          </table:table-cell>
          <table:table-cell table:style-name="ce18" table:formula="of:=IF([DRAM.$AX18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8]=&quot;&quot;;&quot;&quot;;[.A18])">
            <text:p/>
          </table:table-cell>
          <table:table-cell table:style-name="ce22" table:formula="of:=AND([.AX18];[SYSTEM.$D$14]=[.A18])" office:value-type="boolean" office:boolean-value="false" calcext:value-type="boolean">
            <text:p>FALSE</text:p>
          </table:table-cell>
          <table:table-cell table:style-name="ce23" table:formula="of:=IF([DRAM.$BK18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600-125E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600" calcext:value-type="float">
            <text:p>1600</text:p>
          </table:table-cell>
          <table:table-cell table:style-name="ce12" office:value-type="string" calcext:value-type="string">
            <text:p>sg-125E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.25" calcext:value-type="float">
            <text:p>1.25</text:p>
          </table:table-cell>
          <table:table-cell table:style-name="ce10"/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MAX(4*[.H19]; 6)" office:value-type="float" office:value="6" calcext:value-type="float">
            <text:p>6</text:p>
          </table:table-cell>
          <table:table-cell table:style-name="ce10" table:formula="of:=MAX(4*[.H19]; 7.5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19]" office:value-type="float" office:value="640" calcext:value-type="float">
            <text:p>640</text:p>
          </table:table-cell>
          <table:table-cell table:style-name="ce10" table:formula="of:=512*[.H19]" office:value-type="float" office:value="640" calcext:value-type="float">
            <text:p>64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19]" office:value-type="float" office:value="5" calcext:value-type="float">
            <text:p>5</text:p>
          </table:table-cell>
          <table:table-cell table:style-name="ce10" table:formula="of:=4*[.H19]" office:value-type="float" office:value="5" calcext:value-type="float">
            <text:p>5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512*[.H19]" office:value-type="float" office:value="640" calcext:value-type="float">
            <text:p>640</text:p>
          </table:table-cell>
          <table:table-cell table:style-name="ce10" table:formula="of:=256*[.H19]" office:value-type="float" office:value="320" calcext:value-type="float">
            <text:p>320</text:p>
          </table:table-cell>
          <table:table-cell table:style-name="ce10" table:formula="of:=64*[.H19]" office:value-type="float" office:value="80" calcext:value-type="float">
            <text:p>80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1*[.H19]" office:value-type="float" office:value="1.25" calcext:value-type="float">
            <text:p>1.25</text:p>
          </table:table-cell>
          <table:table-cell table:style-name="ce10" table:formula="of:=40*[.H19]" office:value-type="float" office:value="50" calcext:value-type="float">
            <text:p>50</text:p>
          </table:table-cell>
          <table:table-cell table:style-name="ce10" table:formula="of:=25*[.H19]" office:value-type="float" office:value="31.25" calcext:value-type="float">
            <text:p>31.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19];7.5)" office:value-type="float" office:value="7.5" calcext:value-type="float">
            <text:p>7.5</text:p>
          </table:table-cell>
          <table:table-cell table:style-name="ce10" table:formula="of:=MAX(4*[DRAM.H19];7.5)" office:value-type="float" office:value="7.5" calcext:value-type="float">
            <text:p>7.5</text:p>
          </table:table-cell>
          <table:table-cell table:style-name="ce10" table:formula="of:=4*[.H19]" office:value-type="float" office:value="5" calcext:value-type="float">
            <text:p>5</text:p>
          </table:table-cell>
          <table:table-cell table:style-name="ce10" table:formula="of:=MAX(12*[DRAM.H19];15)" office:value-type="float" office:value="15" calcext:value-type="float">
            <text:p>15</text:p>
          </table:table-cell>
          <table:table-cell table:style-name="ce10" table:formula="of:=MAX(3*[DRAM.H19]; 6)" office:value-type="float" office:value="6" calcext:value-type="float">
            <text:p>6</text:p>
          </table:table-cell>
          <table:table-cell table:style-name="ce10" table:formula="of:=MAX(3*[DRAM.H19];5)" office:value-type="float" office:value="5" calcext:value-type="float">
            <text:p>5</text:p>
          </table:table-cell>
          <table:table-cell table:style-name="ce10" table:formula="of:=[DRAM.AR19]+[DRAM.H19]" office:value-type="float" office:value="6.25" calcext:value-type="float">
            <text:p>6.25</text:p>
          </table:table-cell>
          <table:table-cell table:style-name="ce10" table:formula="of:=MAX(5*[DRAM.H19];10)" office:value-type="float" office:value="10" calcext:value-type="float">
            <text:p>10</text:p>
          </table:table-cell>
          <table:table-cell table:style-name="ce10" table:formula="of:=MAX(5*[DRAM.H19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19]; tCK&lt;[DRAM.I19];OR([$SYSTEM.$L$3]=&quot;&quot;;[$SYSTEM.$L$3]=[.B19]);OR([$SYSTEM.$L$6]=&quot;&quot;;[$SYSTEM.$L$6]=[.F19]);OR([$SYSTEM.$L$5]=&quot;&quot;;[$SYSTEM.$L$5]=[.E19])))" office:value-type="boolean" office:boolean-value="false" calcext:value-type="boolean">
            <text:p>FALSE</text:p>
          </table:table-cell>
          <table:table-cell table:style-name="ce18" table:formula="of:=IF([DRAM.$AX19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19]=&quot;&quot;;&quot;&quot;;[.A19])">
            <text:p/>
          </table:table-cell>
          <table:table-cell table:style-name="ce22" table:formula="of:=AND([.AX19];[SYSTEM.$D$14]=[.A19])" office:value-type="boolean" office:boolean-value="false" calcext:value-type="boolean">
            <text:p>FALSE</text:p>
          </table:table-cell>
          <table:table-cell table:style-name="ce23" table:formula="of:=IF([DRAM.$BK19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0]; 6)" office:value-type="float" office:value="12" calcext:value-type="float">
            <text:p>12</text:p>
          </table:table-cell>
          <table:table-cell table:style-name="ce11" table:formula="of:=MAX(4*[.H20]; 7.5)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0]" office:value-type="float" office:value="1536" calcext:value-type="float">
            <text:p>1536</text:p>
          </table:table-cell>
          <table:table-cell table:style-name="ce11" table:formula="of:=512*[.H20]" office:value-type="float" office:value="1536" calcext:value-type="float">
            <text:p>153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0]" office:value-type="float" office:value="12" calcext:value-type="float">
            <text:p>12</text:p>
          </table:table-cell>
          <table:table-cell table:style-name="ce11" table:formula="of:=4*[.H20]" office:value-type="float" office:value="12" calcext:value-type="float">
            <text:p>12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512*[.H20]" office:value-type="float" office:value="1536" calcext:value-type="float">
            <text:p>1536</text:p>
          </table:table-cell>
          <table:table-cell table:style-name="ce11" table:formula="of:=256*[.H20]" office:value-type="float" office:value="768" calcext:value-type="float">
            <text:p>768</text:p>
          </table:table-cell>
          <table:table-cell table:style-name="ce11" table:formula="of:=64*[.H20]" office:value-type="float" office:value="192" calcext:value-type="float">
            <text:p>192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1*[.H20]" office:value-type="float" office:value="3" calcext:value-type="float">
            <text:p>3</text:p>
          </table:table-cell>
          <table:table-cell table:style-name="ce11" table:formula="of:=40*[.H20]" office:value-type="float" office:value="120" calcext:value-type="float">
            <text:p>120</text:p>
          </table:table-cell>
          <table:table-cell table:style-name="ce11" table:formula="of:=25*[.H20]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0];7.5)" office:value-type="float" office:value="12" calcext:value-type="float">
            <text:p>12</text:p>
          </table:table-cell>
          <table:table-cell table:style-name="ce11" table:formula="of:=MAX(4*[DRAM.H20];7.5)" office:value-type="float" office:value="12" calcext:value-type="float">
            <text:p>12</text:p>
          </table:table-cell>
          <table:table-cell table:style-name="ce11" table:formula="of:=4*[.H20]" office:value-type="float" office:value="12" calcext:value-type="float">
            <text:p>12</text:p>
          </table:table-cell>
          <table:table-cell table:style-name="ce11" table:formula="of:=MAX(12*[DRAM.H20];15)" office:value-type="float" office:value="36" calcext:value-type="float">
            <text:p>36</text:p>
          </table:table-cell>
          <table:table-cell table:style-name="ce11" table:formula="of:=MAX(3*[DRAM.H20]; 6)" office:value-type="float" office:value="9" calcext:value-type="float">
            <text:p>9</text:p>
          </table:table-cell>
          <table:table-cell table:style-name="ce11" table:formula="of:=MAX(3*[DRAM.H20];5)" office:value-type="float" office:value="9" calcext:value-type="float">
            <text:p>9</text:p>
          </table:table-cell>
          <table:table-cell table:style-name="ce11" table:formula="of:=[DRAM.AR20]+[DRAM.H20]" office:value-type="float" office:value="12" calcext:value-type="float">
            <text:p>12</text:p>
          </table:table-cell>
          <table:table-cell table:style-name="ce11" table:formula="of:=MAX(5*[DRAM.H20];10)" office:value-type="float" office:value="15" calcext:value-type="float">
            <text:p>15</text:p>
          </table:table-cell>
          <table:table-cell table:style-name="ce16" table:formula="of:=MAX(5*[DRAM.H20];10)" office:value-type="float" office:value="15" calcext:value-type="float">
            <text:p>1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0]; tCK&lt;[DRAM.I20];OR([$SYSTEM.$L$3]=&quot;&quot;;[$SYSTEM.$L$3]=[.B20]);OR([$SYSTEM.$L$6]=&quot;&quot;;[$SYSTEM.$L$6]=[.F20]);OR([$SYSTEM.$L$5]=&quot;&quot;;[$SYSTEM.$L$5]=[.E20])))" office:value-type="boolean" office:boolean-value="false" calcext:value-type="boolean">
            <text:p>FALSE</text:p>
          </table:table-cell>
          <table:table-cell table:style-name="ce18" table:formula="of:=IF([DRAM.$AX20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0]=&quot;&quot;;&quot;&quot;;[.A20])">
            <text:p/>
          </table:table-cell>
          <table:table-cell table:style-name="ce22" table:formula="of:=AND([.AX20];[SYSTEM.$D$14]=[.A20])" office:value-type="boolean" office:boolean-value="false" calcext:value-type="boolean">
            <text:p>FALSE</text:p>
          </table:table-cell>
          <table:table-cell table:style-name="ce23" table:formula="of:=IF([DRAM.$BK20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1]; 6)" office:value-type="float" office:value="10" calcext:value-type="float">
            <text:p>10</text:p>
          </table:table-cell>
          <table:table-cell table:style-name="ce11" table:formula="of:=MAX(4*[.H21]; 7.5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1]" office:value-type="float" office:value="1280" calcext:value-type="float">
            <text:p>1280</text:p>
          </table:table-cell>
          <table:table-cell table:style-name="ce11" table:formula="of:=512*[.H21]" office:value-type="float" office:value="1280" calcext:value-type="float">
            <text:p>128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1]" office:value-type="float" office:value="10" calcext:value-type="float">
            <text:p>10</text:p>
          </table:table-cell>
          <table:table-cell table:style-name="ce11" table:formula="of:=4*[.H21]" office:value-type="float" office:value="10" calcext:value-type="float">
            <text:p>10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512*[.H21]" office:value-type="float" office:value="1280" calcext:value-type="float">
            <text:p>1280</text:p>
          </table:table-cell>
          <table:table-cell table:style-name="ce11" table:formula="of:=256*[.H21]" office:value-type="float" office:value="640" calcext:value-type="float">
            <text:p>640</text:p>
          </table:table-cell>
          <table:table-cell table:style-name="ce11" table:formula="of:=64*[.H21]" office:value-type="float" office:value="160" calcext:value-type="float">
            <text:p>160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1*[.H21]" office:value-type="float" office:value="2.5" calcext:value-type="float">
            <text:p>2.5</text:p>
          </table:table-cell>
          <table:table-cell table:style-name="ce11" table:formula="of:=40*[.H21]" office:value-type="float" office:value="100" calcext:value-type="float">
            <text:p>100</text:p>
          </table:table-cell>
          <table:table-cell table:style-name="ce11" table:formula="of:=25*[.H21]" office:value-type="float" office:value="62.5" calcext:value-type="float">
            <text:p>62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1];7.5)" office:value-type="float" office:value="10" calcext:value-type="float">
            <text:p>10</text:p>
          </table:table-cell>
          <table:table-cell table:style-name="ce11" table:formula="of:=MAX(4*[DRAM.H21];7.5)" office:value-type="float" office:value="10" calcext:value-type="float">
            <text:p>10</text:p>
          </table:table-cell>
          <table:table-cell table:style-name="ce11" table:formula="of:=4*[.H21]" office:value-type="float" office:value="10" calcext:value-type="float">
            <text:p>10</text:p>
          </table:table-cell>
          <table:table-cell table:style-name="ce11" table:formula="of:=MAX(12*[DRAM.H21];15)" office:value-type="float" office:value="30" calcext:value-type="float">
            <text:p>30</text:p>
          </table:table-cell>
          <table:table-cell table:style-name="ce11" table:formula="of:=MAX(3*[DRAM.H21]; 6)" office:value-type="float" office:value="7.5" calcext:value-type="float">
            <text:p>7.5</text:p>
          </table:table-cell>
          <table:table-cell table:style-name="ce11" table:formula="of:=MAX(3*[DRAM.H21];5)" office:value-type="float" office:value="7.5" calcext:value-type="float">
            <text:p>7.5</text:p>
          </table:table-cell>
          <table:table-cell table:style-name="ce11" table:formula="of:=[DRAM.AR21]+[DRAM.H21]" office:value-type="float" office:value="10" calcext:value-type="float">
            <text:p>10</text:p>
          </table:table-cell>
          <table:table-cell table:style-name="ce11" table:formula="of:=MAX(5*[DRAM.H21];10)" office:value-type="float" office:value="12.5" calcext:value-type="float">
            <text:p>12.5</text:p>
          </table:table-cell>
          <table:table-cell table:style-name="ce16" table:formula="of:=MAX(5*[DRAM.H21];10)" office:value-type="float" office:value="12.5" calcext:value-type="float">
            <text:p>12.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1]; tCK&lt;[DRAM.I21];OR([$SYSTEM.$L$3]=&quot;&quot;;[$SYSTEM.$L$3]=[.B21]);OR([$SYSTEM.$L$6]=&quot;&quot;;[$SYSTEM.$L$6]=[.F21]);OR([$SYSTEM.$L$5]=&quot;&quot;;[$SYSTEM.$L$5]=[.E21])))" office:value-type="boolean" office:boolean-value="false" calcext:value-type="boolean">
            <text:p>FALSE</text:p>
          </table:table-cell>
          <table:table-cell table:style-name="ce18" table:formula="of:=IF([DRAM.$AX21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21]=&quot;&quot;;&quot;&quot;;[.A21])">
            <text:p/>
          </table:table-cell>
          <table:table-cell table:style-name="ce22" table:formula="of:=AND([.AX21];[SYSTEM.$D$14]=[.A21])" office:value-type="boolean" office:boolean-value="false" calcext:value-type="boolean">
            <text:p>FALSE</text:p>
          </table:table-cell>
          <table:table-cell table:style-name="ce23" table:formula="of:=IF([DRAM.$BK21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2]; 6)" office:value-type="float" office:value="7.5" calcext:value-type="float">
            <text:p>7.5</text:p>
          </table:table-cell>
          <table:table-cell table:style-name="ce11" table:formula="of:=MAX(4*[.H22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2]" office:value-type="float" office:value="960" calcext:value-type="float">
            <text:p>960</text:p>
          </table:table-cell>
          <table:table-cell table:style-name="ce11" table:formula="of:=512*[.H22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2]" office:value-type="float" office:value="7.5" calcext:value-type="float">
            <text:p>7.5</text:p>
          </table:table-cell>
          <table:table-cell table:style-name="ce11" table:formula="of:=4*[.H22]" office:value-type="float" office:value="7.5" calcext:value-type="float">
            <text:p>7.5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512*[.H22]" office:value-type="float" office:value="960" calcext:value-type="float">
            <text:p>960</text:p>
          </table:table-cell>
          <table:table-cell table:style-name="ce11" table:formula="of:=256*[.H22]" office:value-type="float" office:value="480" calcext:value-type="float">
            <text:p>480</text:p>
          </table:table-cell>
          <table:table-cell table:style-name="ce11" table:formula="of:=64*[.H22]" office:value-type="float" office:value="120" calcext:value-type="float">
            <text:p>120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1*[.H22]" office:value-type="float" office:value="1.875" calcext:value-type="float">
            <text:p>1.875</text:p>
          </table:table-cell>
          <table:table-cell table:style-name="ce11" table:formula="of:=40*[.H22]" office:value-type="float" office:value="75" calcext:value-type="float">
            <text:p>75</text:p>
          </table:table-cell>
          <table:table-cell table:style-name="ce11" table:formula="of:=25*[.H22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2];7.5)" office:value-type="float" office:value="7.5" calcext:value-type="float">
            <text:p>7.5</text:p>
          </table:table-cell>
          <table:table-cell table:style-name="ce11" table:formula="of:=MAX(4*[DRAM.H22];7.5)" office:value-type="float" office:value="7.5" calcext:value-type="float">
            <text:p>7.5</text:p>
          </table:table-cell>
          <table:table-cell table:style-name="ce11" table:formula="of:=4*[.H22]" office:value-type="float" office:value="7.5" calcext:value-type="float">
            <text:p>7.5</text:p>
          </table:table-cell>
          <table:table-cell table:style-name="ce11" table:formula="of:=MAX(12*[DRAM.H22];15)" office:value-type="float" office:value="22.5" calcext:value-type="float">
            <text:p>22.5</text:p>
          </table:table-cell>
          <table:table-cell table:style-name="ce11" table:formula="of:=MAX(3*[DRAM.H22]; 6)" office:value-type="float" office:value="6" calcext:value-type="float">
            <text:p>6</text:p>
          </table:table-cell>
          <table:table-cell table:style-name="ce11" table:formula="of:=MAX(3*[DRAM.H22];5)" office:value-type="float" office:value="5.625" calcext:value-type="float">
            <text:p>5.625</text:p>
          </table:table-cell>
          <table:table-cell table:style-name="ce11" table:formula="of:=[DRAM.AR22]+[DRAM.H22]" office:value-type="float" office:value="7.5" calcext:value-type="float">
            <text:p>7.5</text:p>
          </table:table-cell>
          <table:table-cell table:style-name="ce11" table:formula="of:=MAX(5*[DRAM.H22];10)" office:value-type="float" office:value="10" calcext:value-type="float">
            <text:p>10</text:p>
          </table:table-cell>
          <table:table-cell table:style-name="ce16" table:formula="of:=MAX(5*[DRAM.H22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2]; tCK&lt;[DRAM.I22];OR([$SYSTEM.$L$3]=&quot;&quot;;[$SYSTEM.$L$3]=[.B22]);OR([$SYSTEM.$L$6]=&quot;&quot;;[$SYSTEM.$L$6]=[.F22]);OR([$SYSTEM.$L$5]=&quot;&quot;;[$SYSTEM.$L$5]=[.E22])))" office:value-type="boolean" office:boolean-value="false" calcext:value-type="boolean">
            <text:p>FALSE</text:p>
          </table:table-cell>
          <table:table-cell table:style-name="ce18" table:formula="of:=IF([DRAM.$AX22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22]=&quot;&quot;;&quot;&quot;;[.A22])">
            <text:p/>
          </table:table-cell>
          <table:table-cell table:style-name="ce22" table:formula="of:=AND([.AX22];[SYSTEM.$D$14]=[.A22])" office:value-type="boolean" office:boolean-value="false" calcext:value-type="boolean">
            <text:p>FALSE</text:p>
          </table:table-cell>
          <table:table-cell table:style-name="ce23" table:formula="of:=IF([DRAM.$BK22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3]; 6)" office:value-type="float" office:value="7.5" calcext:value-type="float">
            <text:p>7.5</text:p>
          </table:table-cell>
          <table:table-cell table:style-name="ce11" table:formula="of:=MAX(4*[.H23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3]" office:value-type="float" office:value="960" calcext:value-type="float">
            <text:p>960</text:p>
          </table:table-cell>
          <table:table-cell table:style-name="ce11" table:formula="of:=512*[.H23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3]" office:value-type="float" office:value="7.5" calcext:value-type="float">
            <text:p>7.5</text:p>
          </table:table-cell>
          <table:table-cell table:style-name="ce11" table:formula="of:=4*[.H23]" office:value-type="float" office:value="7.5" calcext:value-type="float">
            <text:p>7.5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512*[.H23]" office:value-type="float" office:value="960" calcext:value-type="float">
            <text:p>960</text:p>
          </table:table-cell>
          <table:table-cell table:style-name="ce11" table:formula="of:=256*[.H23]" office:value-type="float" office:value="480" calcext:value-type="float">
            <text:p>480</text:p>
          </table:table-cell>
          <table:table-cell table:style-name="ce11" table:formula="of:=64*[.H23]" office:value-type="float" office:value="120" calcext:value-type="float">
            <text:p>120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1*[.H23]" office:value-type="float" office:value="1.875" calcext:value-type="float">
            <text:p>1.875</text:p>
          </table:table-cell>
          <table:table-cell table:style-name="ce11" table:formula="of:=40*[.H23]" office:value-type="float" office:value="75" calcext:value-type="float">
            <text:p>75</text:p>
          </table:table-cell>
          <table:table-cell table:style-name="ce11" table:formula="of:=25*[.H23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3];7.5)" office:value-type="float" office:value="7.5" calcext:value-type="float">
            <text:p>7.5</text:p>
          </table:table-cell>
          <table:table-cell table:style-name="ce11" table:formula="of:=MAX(4*[DRAM.H23];7.5)" office:value-type="float" office:value="7.5" calcext:value-type="float">
            <text:p>7.5</text:p>
          </table:table-cell>
          <table:table-cell table:style-name="ce11" table:formula="of:=4*[.H23]" office:value-type="float" office:value="7.5" calcext:value-type="float">
            <text:p>7.5</text:p>
          </table:table-cell>
          <table:table-cell table:style-name="ce11" table:formula="of:=MAX(12*[DRAM.H23];15)" office:value-type="float" office:value="22.5" calcext:value-type="float">
            <text:p>22.5</text:p>
          </table:table-cell>
          <table:table-cell table:style-name="ce11" table:formula="of:=MAX(3*[DRAM.H23]; 6)" office:value-type="float" office:value="6" calcext:value-type="float">
            <text:p>6</text:p>
          </table:table-cell>
          <table:table-cell table:style-name="ce11" table:formula="of:=MAX(3*[DRAM.H23];5)" office:value-type="float" office:value="5.625" calcext:value-type="float">
            <text:p>5.625</text:p>
          </table:table-cell>
          <table:table-cell table:style-name="ce11" table:formula="of:=[DRAM.AR23]+[DRAM.H23]" office:value-type="float" office:value="7.5" calcext:value-type="float">
            <text:p>7.5</text:p>
          </table:table-cell>
          <table:table-cell table:style-name="ce11" table:formula="of:=MAX(5*[DRAM.H23];10)" office:value-type="float" office:value="10" calcext:value-type="float">
            <text:p>10</text:p>
          </table:table-cell>
          <table:table-cell table:style-name="ce16" table:formula="of:=MAX(5*[DRAM.H23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3]; tCK&lt;[DRAM.I23];OR([$SYSTEM.$L$3]=&quot;&quot;;[$SYSTEM.$L$3]=[.B23]);OR([$SYSTEM.$L$6]=&quot;&quot;;[$SYSTEM.$L$6]=[.F23]);OR([$SYSTEM.$L$5]=&quot;&quot;;[$SYSTEM.$L$5]=[.E23])))" office:value-type="boolean" office:boolean-value="false" calcext:value-type="boolean">
            <text:p>FALSE</text:p>
          </table:table-cell>
          <table:table-cell table:style-name="ce18" table:formula="of:=IF([DRAM.$AX23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3]=&quot;&quot;;&quot;&quot;;[.A23])">
            <text:p/>
          </table:table-cell>
          <table:table-cell table:style-name="ce22" table:formula="of:=AND([.AX23];[SYSTEM.$D$14]=[.A23])" office:value-type="boolean" office:boolean-value="false" calcext:value-type="boolean">
            <text:p>FALSE</text:p>
          </table:table-cell>
          <table:table-cell table:style-name="ce23" table:formula="of:=IF([DRAM.$BK23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4]; 6)" office:value-type="float" office:value="6" calcext:value-type="float">
            <text:p>6</text:p>
          </table:table-cell>
          <table:table-cell table:style-name="ce11" table:formula="of:=MAX(4*[.H24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4]" office:value-type="float" office:value="768" calcext:value-type="float">
            <text:p>768</text:p>
          </table:table-cell>
          <table:table-cell table:style-name="ce11" table:formula="of:=512*[.H24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4]" office:value-type="float" office:value="6" calcext:value-type="float">
            <text:p>6</text:p>
          </table:table-cell>
          <table:table-cell table:style-name="ce11" table:formula="of:=4*[.H24]" office:value-type="float" office:value="6" calcext:value-type="float">
            <text:p>6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512*[.H24]" office:value-type="float" office:value="768" calcext:value-type="float">
            <text:p>768</text:p>
          </table:table-cell>
          <table:table-cell table:style-name="ce11" table:formula="of:=256*[.H24]" office:value-type="float" office:value="384" calcext:value-type="float">
            <text:p>384</text:p>
          </table:table-cell>
          <table:table-cell table:style-name="ce11" table:formula="of:=64*[.H24]" office:value-type="float" office:value="96" calcext:value-type="float">
            <text:p>96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1*[.H24]" office:value-type="float" office:value="1.5" calcext:value-type="float">
            <text:p>1.5</text:p>
          </table:table-cell>
          <table:table-cell table:style-name="ce11" table:formula="of:=40*[.H24]" office:value-type="float" office:value="60" calcext:value-type="float">
            <text:p>60</text:p>
          </table:table-cell>
          <table:table-cell table:style-name="ce11" table:formula="of:=25*[.H24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4];7.5)" office:value-type="float" office:value="7.5" calcext:value-type="float">
            <text:p>7.5</text:p>
          </table:table-cell>
          <table:table-cell table:style-name="ce11" table:formula="of:=MAX(4*[DRAM.H24];7.5)" office:value-type="float" office:value="7.5" calcext:value-type="float">
            <text:p>7.5</text:p>
          </table:table-cell>
          <table:table-cell table:style-name="ce11" table:formula="of:=4*[.H24]" office:value-type="float" office:value="6" calcext:value-type="float">
            <text:p>6</text:p>
          </table:table-cell>
          <table:table-cell table:style-name="ce11" table:formula="of:=MAX(12*[DRAM.H24];15)" office:value-type="float" office:value="18" calcext:value-type="float">
            <text:p>18</text:p>
          </table:table-cell>
          <table:table-cell table:style-name="ce11" table:formula="of:=MAX(3*[DRAM.H24]; 6)" office:value-type="float" office:value="6" calcext:value-type="float">
            <text:p>6</text:p>
          </table:table-cell>
          <table:table-cell table:style-name="ce11" table:formula="of:=MAX(3*[DRAM.H24];5)" office:value-type="float" office:value="5" calcext:value-type="float">
            <text:p>5</text:p>
          </table:table-cell>
          <table:table-cell table:style-name="ce11" table:formula="of:=[DRAM.AR24]+[DRAM.H24]" office:value-type="float" office:value="6.5" calcext:value-type="float">
            <text:p>6.5</text:p>
          </table:table-cell>
          <table:table-cell table:style-name="ce11" table:formula="of:=MAX(5*[DRAM.H24];10)" office:value-type="float" office:value="10" calcext:value-type="float">
            <text:p>10</text:p>
          </table:table-cell>
          <table:table-cell table:style-name="ce16" table:formula="of:=MAX(5*[DRAM.H24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4]; tCK&lt;[DRAM.I24];OR([$SYSTEM.$L$3]=&quot;&quot;;[$SYSTEM.$L$3]=[.B24]);OR([$SYSTEM.$L$6]=&quot;&quot;;[$SYSTEM.$L$6]=[.F24]);OR([$SYSTEM.$L$5]=&quot;&quot;;[$SYSTEM.$L$5]=[.E24])))" office:value-type="boolean" office:boolean-value="false" calcext:value-type="boolean">
            <text:p>FALSE</text:p>
          </table:table-cell>
          <table:table-cell table:style-name="ce18" table:formula="of:=IF([DRAM.$AX24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4]=&quot;&quot;;&quot;&quot;;[.A24])">
            <text:p/>
          </table:table-cell>
          <table:table-cell table:style-name="ce22" table:formula="of:=AND([.AX24];[SYSTEM.$D$14]=[.A24])" office:value-type="boolean" office:boolean-value="false" calcext:value-type="boolean">
            <text:p>FALSE</text:p>
          </table:table-cell>
          <table:table-cell table:style-name="ce23" table:formula="of:=IF([DRAM.$BK24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5]; 6)" office:value-type="float" office:value="6" calcext:value-type="float">
            <text:p>6</text:p>
          </table:table-cell>
          <table:table-cell table:style-name="ce11" table:formula="of:=MAX(4*[.H25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5]" office:value-type="float" office:value="768" calcext:value-type="float">
            <text:p>768</text:p>
          </table:table-cell>
          <table:table-cell table:style-name="ce11" table:formula="of:=512*[.H25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5]" office:value-type="float" office:value="6" calcext:value-type="float">
            <text:p>6</text:p>
          </table:table-cell>
          <table:table-cell table:style-name="ce11" table:formula="of:=4*[.H25]" office:value-type="float" office:value="6" calcext:value-type="float">
            <text:p>6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512*[.H25]" office:value-type="float" office:value="768" calcext:value-type="float">
            <text:p>768</text:p>
          </table:table-cell>
          <table:table-cell table:style-name="ce11" table:formula="of:=256*[.H25]" office:value-type="float" office:value="384" calcext:value-type="float">
            <text:p>384</text:p>
          </table:table-cell>
          <table:table-cell table:style-name="ce11" table:formula="of:=64*[.H25]" office:value-type="float" office:value="96" calcext:value-type="float">
            <text:p>96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1*[.H25]" office:value-type="float" office:value="1.5" calcext:value-type="float">
            <text:p>1.5</text:p>
          </table:table-cell>
          <table:table-cell table:style-name="ce11" table:formula="of:=40*[.H25]" office:value-type="float" office:value="60" calcext:value-type="float">
            <text:p>60</text:p>
          </table:table-cell>
          <table:table-cell table:style-name="ce11" table:formula="of:=25*[.H25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5];7.5)" office:value-type="float" office:value="7.5" calcext:value-type="float">
            <text:p>7.5</text:p>
          </table:table-cell>
          <table:table-cell table:style-name="ce11" table:formula="of:=MAX(4*[DRAM.H25];7.5)" office:value-type="float" office:value="7.5" calcext:value-type="float">
            <text:p>7.5</text:p>
          </table:table-cell>
          <table:table-cell table:style-name="ce11" table:formula="of:=4*[.H25]" office:value-type="float" office:value="6" calcext:value-type="float">
            <text:p>6</text:p>
          </table:table-cell>
          <table:table-cell table:style-name="ce11" table:formula="of:=MAX(12*[DRAM.H25];15)" office:value-type="float" office:value="18" calcext:value-type="float">
            <text:p>18</text:p>
          </table:table-cell>
          <table:table-cell table:style-name="ce11" table:formula="of:=MAX(3*[DRAM.H25]; 6)" office:value-type="float" office:value="6" calcext:value-type="float">
            <text:p>6</text:p>
          </table:table-cell>
          <table:table-cell table:style-name="ce11" table:formula="of:=MAX(3*[DRAM.H25];5)" office:value-type="float" office:value="5" calcext:value-type="float">
            <text:p>5</text:p>
          </table:table-cell>
          <table:table-cell table:style-name="ce11" table:formula="of:=[DRAM.AR25]+[DRAM.H25]" office:value-type="float" office:value="6.5" calcext:value-type="float">
            <text:p>6.5</text:p>
          </table:table-cell>
          <table:table-cell table:style-name="ce11" table:formula="of:=MAX(5*[DRAM.H25];10)" office:value-type="float" office:value="10" calcext:value-type="float">
            <text:p>10</text:p>
          </table:table-cell>
          <table:table-cell table:style-name="ce16" table:formula="of:=MAX(5*[DRAM.H25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5]; tCK&lt;[DRAM.I25];OR([$SYSTEM.$L$3]=&quot;&quot;;[$SYSTEM.$L$3]=[.B25]);OR([$SYSTEM.$L$6]=&quot;&quot;;[$SYSTEM.$L$6]=[.F25]);OR([$SYSTEM.$L$5]=&quot;&quot;;[$SYSTEM.$L$5]=[.E25])))" office:value-type="boolean" office:boolean-value="false" calcext:value-type="boolean">
            <text:p>FALSE</text:p>
          </table:table-cell>
          <table:table-cell table:style-name="ce18" table:formula="of:=IF([DRAM.$AX25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5]=&quot;&quot;;&quot;&quot;;[.A25])">
            <text:p/>
          </table:table-cell>
          <table:table-cell table:style-name="ce22" table:formula="of:=AND([.AX25];[SYSTEM.$D$14]=[.A25])" office:value-type="boolean" office:boolean-value="false" calcext:value-type="boolean">
            <text:p>FALSE</text:p>
          </table:table-cell>
          <table:table-cell table:style-name="ce23" table:formula="of:=IF([DRAM.$BK25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1600-125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1600" calcext:value-type="float">
            <text:p>1600</text:p>
          </table:table-cell>
          <table:table-cell table:style-name="ce13" office:value-type="string" calcext:value-type="string">
            <text:p>sg-12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2" table:style-name="ce11" office:value-type="float" office:value="13.75" calcext:value-type="float">
            <text:p>13.75</text:p>
          </table:table-cell>
          <table:table-cell table:style-name="ce11" office:value-type="float" office:value="48.75" calcext:value-type="float">
            <text:p>48.7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MAX(4*[.H26]; 6)" office:value-type="float" office:value="6" calcext:value-type="float">
            <text:p>6</text:p>
          </table:table-cell>
          <table:table-cell table:style-name="ce11" table:formula="of:=MAX(4*[.H26]; 7.5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26]" office:value-type="float" office:value="640" calcext:value-type="float">
            <text:p>640</text:p>
          </table:table-cell>
          <table:table-cell table:style-name="ce11" table:formula="of:=512*[.H26]" office:value-type="float" office:value="640" calcext:value-type="float">
            <text:p>64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26]" office:value-type="float" office:value="5" calcext:value-type="float">
            <text:p>5</text:p>
          </table:table-cell>
          <table:table-cell table:style-name="ce11" table:formula="of:=4*[.H26]" office:value-type="float" office:value="5" calcext:value-type="float">
            <text:p>5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512*[.H26]" office:value-type="float" office:value="640" calcext:value-type="float">
            <text:p>640</text:p>
          </table:table-cell>
          <table:table-cell table:style-name="ce11" table:formula="of:=256*[.H26]" office:value-type="float" office:value="320" calcext:value-type="float">
            <text:p>320</text:p>
          </table:table-cell>
          <table:table-cell table:style-name="ce11" table:formula="of:=64*[.H26]" office:value-type="float" office:value="80" calcext:value-type="float">
            <text:p>80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1*[.H26]" office:value-type="float" office:value="1.25" calcext:value-type="float">
            <text:p>1.25</text:p>
          </table:table-cell>
          <table:table-cell table:style-name="ce11" table:formula="of:=40*[.H26]" office:value-type="float" office:value="50" calcext:value-type="float">
            <text:p>50</text:p>
          </table:table-cell>
          <table:table-cell table:style-name="ce11" table:formula="of:=25*[.H26]" office:value-type="float" office:value="31.25" calcext:value-type="float">
            <text:p>31.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table:formula="of:=MAX(4*[DRAM.H26];7.5)" office:value-type="float" office:value="7.5" calcext:value-type="float">
            <text:p>7.5</text:p>
          </table:table-cell>
          <table:table-cell table:style-name="ce11" table:formula="of:=MAX(4*[DRAM.H26];7.5)" office:value-type="float" office:value="7.5" calcext:value-type="float">
            <text:p>7.5</text:p>
          </table:table-cell>
          <table:table-cell table:style-name="ce11" table:formula="of:=4*[.H26]" office:value-type="float" office:value="5" calcext:value-type="float">
            <text:p>5</text:p>
          </table:table-cell>
          <table:table-cell table:style-name="ce11" table:formula="of:=MAX(12*[DRAM.H26];15)" office:value-type="float" office:value="15" calcext:value-type="float">
            <text:p>15</text:p>
          </table:table-cell>
          <table:table-cell table:style-name="ce11" table:formula="of:=MAX(3*[DRAM.H26]; 6)" office:value-type="float" office:value="6" calcext:value-type="float">
            <text:p>6</text:p>
          </table:table-cell>
          <table:table-cell table:style-name="ce11" table:formula="of:=MAX(3*[DRAM.H26];5)" office:value-type="float" office:value="5" calcext:value-type="float">
            <text:p>5</text:p>
          </table:table-cell>
          <table:table-cell table:style-name="ce11" table:formula="of:=[DRAM.AR26]+[DRAM.H26]" office:value-type="float" office:value="6.25" calcext:value-type="float">
            <text:p>6.25</text:p>
          </table:table-cell>
          <table:table-cell table:style-name="ce11" table:formula="of:=MAX(5*[DRAM.H26];10)" office:value-type="float" office:value="10" calcext:value-type="float">
            <text:p>10</text:p>
          </table:table-cell>
          <table:table-cell table:style-name="ce16" table:formula="of:=MAX(5*[DRAM.H26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26]; tCK&lt;[DRAM.I26];OR([$SYSTEM.$L$3]=&quot;&quot;;[$SYSTEM.$L$3]=[.B26]);OR([$SYSTEM.$L$6]=&quot;&quot;;[$SYSTEM.$L$6]=[.F26]);OR([$SYSTEM.$L$5]=&quot;&quot;;[$SYSTEM.$L$5]=[.E26])))" office:value-type="boolean" office:boolean-value="false" calcext:value-type="boolean">
            <text:p>FALSE</text:p>
          </table:table-cell>
          <table:table-cell table:style-name="ce18" table:formula="of:=IF([DRAM.$AX26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26]=&quot;&quot;;&quot;&quot;;[.A26])">
            <text:p/>
          </table:table-cell>
          <table:table-cell table:style-name="ce22" table:formula="of:=AND([.AX26];[SYSTEM.$D$14]=[.A26])" office:value-type="boolean" office:boolean-value="false" calcext:value-type="boolean">
            <text:p>FALSE</text:p>
          </table:table-cell>
          <table:table-cell table:style-name="ce23" table:formula="of:=IF([DRAM.$BK26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27]; 5)" office:value-type="float" office:value="12" calcext:value-type="float">
            <text:p>12</text:p>
          </table:table-cell>
          <table:table-cell table:style-name="ce10" table:formula="of:=MAX(4*[.H27]; 6)" office:value-type="float" office:value="12" calcext:value-type="float">
            <text:p>12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27]" office:value-type="float" office:value="1536" calcext:value-type="float">
            <text:p>1536</text:p>
          </table:table-cell>
          <table:table-cell table:style-name="ce10" table:formula="of:=512*[.H27]" office:value-type="float" office:value="1536" calcext:value-type="float">
            <text:p>1536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27]" office:value-type="float" office:value="12" calcext:value-type="float">
            <text:p>12</text:p>
          </table:table-cell>
          <table:table-cell table:style-name="ce10" table:formula="of:=4*[.H27]" office:value-type="float" office:value="12" calcext:value-type="float">
            <text:p>12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512*[.H27]" office:value-type="float" office:value="1536" calcext:value-type="float">
            <text:p>1536</text:p>
          </table:table-cell>
          <table:table-cell table:style-name="ce10" table:formula="of:=256*[.H27]" office:value-type="float" office:value="768" calcext:value-type="float">
            <text:p>768</text:p>
          </table:table-cell>
          <table:table-cell table:style-name="ce10" table:formula="of:=64*[.H27]" office:value-type="float" office:value="192" calcext:value-type="float">
            <text:p>192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1*[.H27]" office:value-type="float" office:value="3" calcext:value-type="float">
            <text:p>3</text:p>
          </table:table-cell>
          <table:table-cell table:style-name="ce10" table:formula="of:=40*[.H27]" office:value-type="float" office:value="120" calcext:value-type="float">
            <text:p>120</text:p>
          </table:table-cell>
          <table:table-cell table:style-name="ce10" table:formula="of:=25*[.H27]" office:value-type="float" office:value="75" calcext:value-type="float">
            <text:p>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27];7.5)" office:value-type="float" office:value="12" calcext:value-type="float">
            <text:p>12</text:p>
          </table:table-cell>
          <table:table-cell table:style-name="ce10" table:formula="of:=MAX(4*[DRAM.H27];7.5)" office:value-type="float" office:value="12" calcext:value-type="float">
            <text:p>12</text:p>
          </table:table-cell>
          <table:table-cell table:style-name="ce10" table:formula="of:=4*[.H27]" office:value-type="float" office:value="12" calcext:value-type="float">
            <text:p>12</text:p>
          </table:table-cell>
          <table:table-cell table:style-name="ce10" table:formula="of:=MAX(12*[DRAM.H27];15)" office:value-type="float" office:value="36" calcext:value-type="float">
            <text:p>36</text:p>
          </table:table-cell>
          <table:table-cell table:style-name="ce10" table:formula="of:=MAX(3*[DRAM.H27]; 6)" office:value-type="float" office:value="9" calcext:value-type="float">
            <text:p>9</text:p>
          </table:table-cell>
          <table:table-cell table:style-name="ce10" table:formula="of:=MAX(3*[DRAM.H27];5)" office:value-type="float" office:value="9" calcext:value-type="float">
            <text:p>9</text:p>
          </table:table-cell>
          <table:table-cell table:style-name="ce10" table:formula="of:=[DRAM.AR27]+[DRAM.H27]" office:value-type="float" office:value="12" calcext:value-type="float">
            <text:p>12</text:p>
          </table:table-cell>
          <table:table-cell table:style-name="ce10" table:formula="of:=MAX(5*[DRAM.H27];10)" office:value-type="float" office:value="15" calcext:value-type="float">
            <text:p>15</text:p>
          </table:table-cell>
          <table:table-cell table:style-name="ce10" table:formula="of:=MAX(5*[DRAM.H27];10)" office:value-type="float" office:value="15" calcext:value-type="float">
            <text:p>1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27]; tCK&lt;[DRAM.I27];OR([$SYSTEM.$L$3]=&quot;&quot;;[$SYSTEM.$L$3]=[.B27]);OR([$SYSTEM.$L$6]=&quot;&quot;;[$SYSTEM.$L$6]=[.F27]);OR([$SYSTEM.$L$5]=&quot;&quot;;[$SYSTEM.$L$5]=[.E27])))" office:value-type="boolean" office:boolean-value="false" calcext:value-type="boolean">
            <text:p>FALSE</text:p>
          </table:table-cell>
          <table:table-cell table:style-name="ce18" table:formula="of:=IF([DRAM.$AX27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7]=&quot;&quot;;&quot;&quot;;[.A27])">
            <text:p/>
          </table:table-cell>
          <table:table-cell table:style-name="ce22" table:formula="of:=AND([.AX27];[SYSTEM.$D$14]=[.A27])" office:value-type="boolean" office:boolean-value="false" calcext:value-type="boolean">
            <text:p>FALSE</text:p>
          </table:table-cell>
          <table:table-cell table:style-name="ce23" table:formula="of:=IF([DRAM.$BK27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3.3" calcext:value-type="float">
            <text:p>3.3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28]; 5)" office:value-type="float" office:value="10" calcext:value-type="float">
            <text:p>10</text:p>
          </table:table-cell>
          <table:table-cell table:style-name="ce10" table:formula="of:=MAX(4*[.H28]; 6)" office:value-type="float" office:value="10" calcext:value-type="float">
            <text:p>1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28]" office:value-type="float" office:value="1280" calcext:value-type="float">
            <text:p>1280</text:p>
          </table:table-cell>
          <table:table-cell table:style-name="ce10" table:formula="of:=512*[.H28]" office:value-type="float" office:value="1280" calcext:value-type="float">
            <text:p>12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28]" office:value-type="float" office:value="10" calcext:value-type="float">
            <text:p>10</text:p>
          </table:table-cell>
          <table:table-cell table:style-name="ce10" table:formula="of:=4*[.H28]" office:value-type="float" office:value="10" calcext:value-type="float">
            <text:p>10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512*[.H28]" office:value-type="float" office:value="1280" calcext:value-type="float">
            <text:p>1280</text:p>
          </table:table-cell>
          <table:table-cell table:style-name="ce10" table:formula="of:=256*[.H28]" office:value-type="float" office:value="640" calcext:value-type="float">
            <text:p>640</text:p>
          </table:table-cell>
          <table:table-cell table:style-name="ce10" table:formula="of:=64*[.H28]" office:value-type="float" office:value="160" calcext:value-type="float">
            <text:p>160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1*[.H28]" office:value-type="float" office:value="2.5" calcext:value-type="float">
            <text:p>2.5</text:p>
          </table:table-cell>
          <table:table-cell table:style-name="ce10" table:formula="of:=40*[.H28]" office:value-type="float" office:value="100" calcext:value-type="float">
            <text:p>100</text:p>
          </table:table-cell>
          <table:table-cell table:style-name="ce10" table:formula="of:=25*[.H28]" office:value-type="float" office:value="62.5" calcext:value-type="float">
            <text:p>62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28];7.5)" office:value-type="float" office:value="10" calcext:value-type="float">
            <text:p>10</text:p>
          </table:table-cell>
          <table:table-cell table:style-name="ce10" table:formula="of:=MAX(4*[DRAM.H28];7.5)" office:value-type="float" office:value="10" calcext:value-type="float">
            <text:p>10</text:p>
          </table:table-cell>
          <table:table-cell table:style-name="ce10" table:formula="of:=4*[.H28]" office:value-type="float" office:value="10" calcext:value-type="float">
            <text:p>10</text:p>
          </table:table-cell>
          <table:table-cell table:style-name="ce10" table:formula="of:=MAX(12*[DRAM.H28];15)" office:value-type="float" office:value="30" calcext:value-type="float">
            <text:p>30</text:p>
          </table:table-cell>
          <table:table-cell table:style-name="ce10" table:formula="of:=MAX(3*[DRAM.H28]; 6)" office:value-type="float" office:value="7.5" calcext:value-type="float">
            <text:p>7.5</text:p>
          </table:table-cell>
          <table:table-cell table:style-name="ce10" table:formula="of:=MAX(3*[DRAM.H28];5)" office:value-type="float" office:value="7.5" calcext:value-type="float">
            <text:p>7.5</text:p>
          </table:table-cell>
          <table:table-cell table:style-name="ce10" table:formula="of:=[DRAM.AR28]+[DRAM.H28]" office:value-type="float" office:value="10" calcext:value-type="float">
            <text:p>10</text:p>
          </table:table-cell>
          <table:table-cell table:style-name="ce10" table:formula="of:=MAX(5*[DRAM.H28];10)" office:value-type="float" office:value="12.5" calcext:value-type="float">
            <text:p>12.5</text:p>
          </table:table-cell>
          <table:table-cell table:style-name="ce10" table:formula="of:=MAX(5*[DRAM.H28];10)" office:value-type="float" office:value="12.5" calcext:value-type="float">
            <text:p>12.5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28]; tCK&lt;[DRAM.I28];OR([$SYSTEM.$L$3]=&quot;&quot;;[$SYSTEM.$L$3]=[.B28]);OR([$SYSTEM.$L$6]=&quot;&quot;;[$SYSTEM.$L$6]=[.F28]);OR([$SYSTEM.$L$5]=&quot;&quot;;[$SYSTEM.$L$5]=[.E28])))" office:value-type="boolean" office:boolean-value="false" calcext:value-type="boolean">
            <text:p>FALSE</text:p>
          </table:table-cell>
          <table:table-cell table:style-name="ce18" table:formula="of:=IF([DRAM.$AX28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28]=&quot;&quot;;&quot;&quot;;[.A28])">
            <text:p/>
          </table:table-cell>
          <table:table-cell table:style-name="ce22" table:formula="of:=AND([.AX28];[SYSTEM.$D$14]=[.A28])" office:value-type="boolean" office:boolean-value="false" calcext:value-type="boolean">
            <text:p>FALSE</text:p>
          </table:table-cell>
          <table:table-cell table:style-name="ce23" table:formula="of:=IF([DRAM.$BK28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29]; 5)" office:value-type="float" office:value="7.5" calcext:value-type="float">
            <text:p>7.5</text:p>
          </table:table-cell>
          <table:table-cell table:style-name="ce10" table:formula="of:=MAX(4*[.H29]; 6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29]" office:value-type="float" office:value="960" calcext:value-type="float">
            <text:p>960</text:p>
          </table:table-cell>
          <table:table-cell table:style-name="ce10" table:formula="of:=512*[.H29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29]" office:value-type="float" office:value="7.5" calcext:value-type="float">
            <text:p>7.5</text:p>
          </table:table-cell>
          <table:table-cell table:style-name="ce10" table:formula="of:=4*[.H29]" office:value-type="float" office:value="7.5" calcext:value-type="float">
            <text:p>7.5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512*[.H29]" office:value-type="float" office:value="960" calcext:value-type="float">
            <text:p>960</text:p>
          </table:table-cell>
          <table:table-cell table:style-name="ce10" table:formula="of:=256*[.H29]" office:value-type="float" office:value="480" calcext:value-type="float">
            <text:p>480</text:p>
          </table:table-cell>
          <table:table-cell table:style-name="ce10" table:formula="of:=64*[.H29]" office:value-type="float" office:value="120" calcext:value-type="float">
            <text:p>120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1*[.H29]" office:value-type="float" office:value="1.875" calcext:value-type="float">
            <text:p>1.875</text:p>
          </table:table-cell>
          <table:table-cell table:style-name="ce10" table:formula="of:=40*[.H29]" office:value-type="float" office:value="75" calcext:value-type="float">
            <text:p>75</text:p>
          </table:table-cell>
          <table:table-cell table:style-name="ce10" table:formula="of:=25*[.H29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29];7.5)" office:value-type="float" office:value="7.5" calcext:value-type="float">
            <text:p>7.5</text:p>
          </table:table-cell>
          <table:table-cell table:style-name="ce10" table:formula="of:=MAX(4*[DRAM.H29];7.5)" office:value-type="float" office:value="7.5" calcext:value-type="float">
            <text:p>7.5</text:p>
          </table:table-cell>
          <table:table-cell table:style-name="ce10" table:formula="of:=4*[.H29]" office:value-type="float" office:value="7.5" calcext:value-type="float">
            <text:p>7.5</text:p>
          </table:table-cell>
          <table:table-cell table:style-name="ce10" table:formula="of:=MAX(12*[DRAM.H29];15)" office:value-type="float" office:value="22.5" calcext:value-type="float">
            <text:p>22.5</text:p>
          </table:table-cell>
          <table:table-cell table:style-name="ce10" table:formula="of:=MAX(3*[DRAM.H29]; 6)" office:value-type="float" office:value="6" calcext:value-type="float">
            <text:p>6</text:p>
          </table:table-cell>
          <table:table-cell table:style-name="ce10" table:formula="of:=MAX(3*[DRAM.H29];5)" office:value-type="float" office:value="5.625" calcext:value-type="float">
            <text:p>5.625</text:p>
          </table:table-cell>
          <table:table-cell table:style-name="ce10" table:formula="of:=[DRAM.AR29]+[DRAM.H29]" office:value-type="float" office:value="7.5" calcext:value-type="float">
            <text:p>7.5</text:p>
          </table:table-cell>
          <table:table-cell table:style-name="ce10" table:formula="of:=MAX(5*[DRAM.H29];10)" office:value-type="float" office:value="10" calcext:value-type="float">
            <text:p>10</text:p>
          </table:table-cell>
          <table:table-cell table:style-name="ce10" table:formula="of:=MAX(5*[DRAM.H29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29]; tCK&lt;[DRAM.I29];OR([$SYSTEM.$L$3]=&quot;&quot;;[$SYSTEM.$L$3]=[.B29]);OR([$SYSTEM.$L$6]=&quot;&quot;;[$SYSTEM.$L$6]=[.F29]);OR([$SYSTEM.$L$5]=&quot;&quot;;[$SYSTEM.$L$5]=[.E29])))" office:value-type="boolean" office:boolean-value="true" calcext:value-type="boolean">
            <text:p>TRUE</text:p>
          </table:table-cell>
          <table:table-cell table:style-name="ce18" table:formula="of:=IF([DRAM.$AX29];ROW();&quot;&quot;)" office:value-type="float" office:value="29" calcext:value-type="float">
            <text:p>29</text:p>
          </table:table-cell>
          <table:table-cell table:number-columns-repeated="2"/>
          <table:table-cell table:style-name="ce21"/>
          <table:table-cell table:number-columns-repeated="7"/>
          <table:table-cell table:formula="of:=IF([.AY29]=&quot;&quot;;&quot;&quot;;[.A29])" office:value-type="string" office:string-value="DDR3L-1866-107" calcext:value-type="string">
            <text:p>DDR3L-1866-107</text:p>
          </table:table-cell>
          <table:table-cell table:style-name="ce22" table:formula="of:=AND([.AX29];[SYSTEM.$D$14]=[.A29])" office:value-type="boolean" office:boolean-value="true" calcext:value-type="boolean">
            <text:p>TRUE</text:p>
          </table:table-cell>
          <table:table-cell table:style-name="ce23" table:formula="of:=IF([DRAM.$BK29];ROW();&quot;&quot;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.875" calcext:value-type="float">
            <text:p>1.87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0]; 5)" office:value-type="float" office:value="7.5" calcext:value-type="float">
            <text:p>7.5</text:p>
          </table:table-cell>
          <table:table-cell table:style-name="ce10" table:formula="of:=MAX(4*[.H30]; 6)" office:value-type="float" office:value="7.5" calcext:value-type="float">
            <text:p>7.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0]" office:value-type="float" office:value="960" calcext:value-type="float">
            <text:p>960</text:p>
          </table:table-cell>
          <table:table-cell table:style-name="ce10" table:formula="of:=512*[.H30]" office:value-type="float" office:value="960" calcext:value-type="float">
            <text:p>96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0]" office:value-type="float" office:value="7.5" calcext:value-type="float">
            <text:p>7.5</text:p>
          </table:table-cell>
          <table:table-cell table:style-name="ce10" table:formula="of:=4*[.H30]" office:value-type="float" office:value="7.5" calcext:value-type="float">
            <text:p>7.5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512*[.H30]" office:value-type="float" office:value="960" calcext:value-type="float">
            <text:p>960</text:p>
          </table:table-cell>
          <table:table-cell table:style-name="ce10" table:formula="of:=256*[.H30]" office:value-type="float" office:value="480" calcext:value-type="float">
            <text:p>480</text:p>
          </table:table-cell>
          <table:table-cell table:style-name="ce10" table:formula="of:=64*[.H30]" office:value-type="float" office:value="120" calcext:value-type="float">
            <text:p>120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1*[.H30]" office:value-type="float" office:value="1.875" calcext:value-type="float">
            <text:p>1.875</text:p>
          </table:table-cell>
          <table:table-cell table:style-name="ce10" table:formula="of:=40*[.H30]" office:value-type="float" office:value="75" calcext:value-type="float">
            <text:p>75</text:p>
          </table:table-cell>
          <table:table-cell table:style-name="ce10" table:formula="of:=25*[.H30]" office:value-type="float" office:value="46.875" calcext:value-type="float">
            <text:p>46.8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0];7.5)" office:value-type="float" office:value="7.5" calcext:value-type="float">
            <text:p>7.5</text:p>
          </table:table-cell>
          <table:table-cell table:style-name="ce10" table:formula="of:=MAX(4*[DRAM.H30];7.5)" office:value-type="float" office:value="7.5" calcext:value-type="float">
            <text:p>7.5</text:p>
          </table:table-cell>
          <table:table-cell table:style-name="ce10" table:formula="of:=4*[.H30]" office:value-type="float" office:value="7.5" calcext:value-type="float">
            <text:p>7.5</text:p>
          </table:table-cell>
          <table:table-cell table:style-name="ce10" table:formula="of:=MAX(12*[DRAM.H30];15)" office:value-type="float" office:value="22.5" calcext:value-type="float">
            <text:p>22.5</text:p>
          </table:table-cell>
          <table:table-cell table:style-name="ce10" table:formula="of:=MAX(3*[DRAM.H30]; 6)" office:value-type="float" office:value="6" calcext:value-type="float">
            <text:p>6</text:p>
          </table:table-cell>
          <table:table-cell table:style-name="ce10" table:formula="of:=MAX(3*[DRAM.H30];5)" office:value-type="float" office:value="5.625" calcext:value-type="float">
            <text:p>5.625</text:p>
          </table:table-cell>
          <table:table-cell table:style-name="ce10" table:formula="of:=[DRAM.AR30]+[DRAM.H30]" office:value-type="float" office:value="7.5" calcext:value-type="float">
            <text:p>7.5</text:p>
          </table:table-cell>
          <table:table-cell table:style-name="ce10" table:formula="of:=MAX(5*[DRAM.H30];10)" office:value-type="float" office:value="10" calcext:value-type="float">
            <text:p>10</text:p>
          </table:table-cell>
          <table:table-cell table:style-name="ce10" table:formula="of:=MAX(5*[DRAM.H30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0]; tCK&lt;[DRAM.I30];OR([$SYSTEM.$L$3]=&quot;&quot;;[$SYSTEM.$L$3]=[.B30]);OR([$SYSTEM.$L$6]=&quot;&quot;;[$SYSTEM.$L$6]=[.F30]);OR([$SYSTEM.$L$5]=&quot;&quot;;[$SYSTEM.$L$5]=[.E30])))" office:value-type="boolean" office:boolean-value="false" calcext:value-type="boolean">
            <text:p>FALSE</text:p>
          </table:table-cell>
          <table:table-cell table:style-name="ce18" table:formula="of:=IF([DRAM.$AX30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0]=&quot;&quot;;&quot;&quot;;[.A30])">
            <text:p/>
          </table:table-cell>
          <table:table-cell table:style-name="ce22" table:formula="of:=AND([.AX30];[SYSTEM.$D$14]=[.A30])" office:value-type="boolean" office:boolean-value="false" calcext:value-type="boolean">
            <text:p>FALSE</text:p>
          </table:table-cell>
          <table:table-cell table:style-name="ce23" table:formula="of:=IF([DRAM.$BK30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875" calcext:value-type="float">
            <text:p>1.87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1]; 5)" office:value-type="float" office:value="6" calcext:value-type="float">
            <text:p>6</text:p>
          </table:table-cell>
          <table:table-cell table:style-name="ce10" table:formula="of:=MAX(4*[.H31]; 6)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1]" office:value-type="float" office:value="768" calcext:value-type="float">
            <text:p>768</text:p>
          </table:table-cell>
          <table:table-cell table:style-name="ce10" table:formula="of:=512*[.H31]" office:value-type="float" office:value="768" calcext:value-type="float">
            <text:p>7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1]" office:value-type="float" office:value="6" calcext:value-type="float">
            <text:p>6</text:p>
          </table:table-cell>
          <table:table-cell table:style-name="ce10" table:formula="of:=4*[.H31]" office:value-type="float" office:value="6" calcext:value-type="float">
            <text:p>6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512*[.H31]" office:value-type="float" office:value="768" calcext:value-type="float">
            <text:p>768</text:p>
          </table:table-cell>
          <table:table-cell table:style-name="ce10" table:formula="of:=256*[.H31]" office:value-type="float" office:value="384" calcext:value-type="float">
            <text:p>384</text:p>
          </table:table-cell>
          <table:table-cell table:style-name="ce10" table:formula="of:=64*[.H31]" office:value-type="float" office:value="96" calcext:value-type="float">
            <text:p>96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1*[.H31]" office:value-type="float" office:value="1.5" calcext:value-type="float">
            <text:p>1.5</text:p>
          </table:table-cell>
          <table:table-cell table:style-name="ce10" table:formula="of:=40*[.H31]" office:value-type="float" office:value="60" calcext:value-type="float">
            <text:p>60</text:p>
          </table:table-cell>
          <table:table-cell table:style-name="ce10" table:formula="of:=25*[.H31]" office:value-type="float" office:value="37.5" calcext:value-type="float">
            <text:p>3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1];7.5)" office:value-type="float" office:value="7.5" calcext:value-type="float">
            <text:p>7.5</text:p>
          </table:table-cell>
          <table:table-cell table:style-name="ce10" table:formula="of:=MAX(4*[DRAM.H31];7.5)" office:value-type="float" office:value="7.5" calcext:value-type="float">
            <text:p>7.5</text:p>
          </table:table-cell>
          <table:table-cell table:style-name="ce10" table:formula="of:=4*[.H31]" office:value-type="float" office:value="6" calcext:value-type="float">
            <text:p>6</text:p>
          </table:table-cell>
          <table:table-cell table:style-name="ce10" table:formula="of:=MAX(12*[DRAM.H31];15)" office:value-type="float" office:value="18" calcext:value-type="float">
            <text:p>18</text:p>
          </table:table-cell>
          <table:table-cell table:style-name="ce10" table:formula="of:=MAX(3*[DRAM.H31]; 6)" office:value-type="float" office:value="6" calcext:value-type="float">
            <text:p>6</text:p>
          </table:table-cell>
          <table:table-cell table:style-name="ce10" table:formula="of:=MAX(3*[DRAM.H31];5)" office:value-type="float" office:value="5" calcext:value-type="float">
            <text:p>5</text:p>
          </table:table-cell>
          <table:table-cell table:style-name="ce10" table:formula="of:=[DRAM.AR31]+[DRAM.H31]" office:value-type="float" office:value="6.5" calcext:value-type="float">
            <text:p>6.5</text:p>
          </table:table-cell>
          <table:table-cell table:style-name="ce10" table:formula="of:=MAX(5*[DRAM.H31];10)" office:value-type="float" office:value="10" calcext:value-type="float">
            <text:p>10</text:p>
          </table:table-cell>
          <table:table-cell table:style-name="ce10" table:formula="of:=MAX(5*[DRAM.H31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1]; tCK&lt;[DRAM.I31];OR([$SYSTEM.$L$3]=&quot;&quot;;[$SYSTEM.$L$3]=[.B31]);OR([$SYSTEM.$L$6]=&quot;&quot;;[$SYSTEM.$L$6]=[.F31]);OR([$SYSTEM.$L$5]=&quot;&quot;;[$SYSTEM.$L$5]=[.E31])))" office:value-type="boolean" office:boolean-value="false" calcext:value-type="boolean">
            <text:p>FALSE</text:p>
          </table:table-cell>
          <table:table-cell table:style-name="ce18" table:formula="of:=IF([DRAM.$AX31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1]=&quot;&quot;;&quot;&quot;;[.A31])">
            <text:p/>
          </table:table-cell>
          <table:table-cell table:style-name="ce22" table:formula="of:=AND([.AX31];[SYSTEM.$D$14]=[.A31])" office:value-type="boolean" office:boolean-value="false" calcext:value-type="boolean">
            <text:p>FALSE</text:p>
          </table:table-cell>
          <table:table-cell table:style-name="ce23" table:formula="of:=IF([DRAM.$BK31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875" calcext:value-type="float">
            <text:p>1.87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2]; 5)" office:value-type="float" office:value="6" calcext:value-type="float">
            <text:p>6</text:p>
          </table:table-cell>
          <table:table-cell table:style-name="ce10" table:formula="of:=MAX(4*[.H32]; 6)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2]" office:value-type="float" office:value="768" calcext:value-type="float">
            <text:p>768</text:p>
          </table:table-cell>
          <table:table-cell table:style-name="ce10" table:formula="of:=512*[.H32]" office:value-type="float" office:value="768" calcext:value-type="float">
            <text:p>768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2]" office:value-type="float" office:value="6" calcext:value-type="float">
            <text:p>6</text:p>
          </table:table-cell>
          <table:table-cell table:style-name="ce10" table:formula="of:=4*[.H32]" office:value-type="float" office:value="6" calcext:value-type="float">
            <text:p>6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512*[.H32]" office:value-type="float" office:value="768" calcext:value-type="float">
            <text:p>768</text:p>
          </table:table-cell>
          <table:table-cell table:style-name="ce10" table:formula="of:=256*[.H32]" office:value-type="float" office:value="384" calcext:value-type="float">
            <text:p>384</text:p>
          </table:table-cell>
          <table:table-cell table:style-name="ce10" table:formula="of:=64*[.H32]" office:value-type="float" office:value="96" calcext:value-type="float">
            <text:p>96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1*[.H32]" office:value-type="float" office:value="1.5" calcext:value-type="float">
            <text:p>1.5</text:p>
          </table:table-cell>
          <table:table-cell table:style-name="ce10" table:formula="of:=40*[.H32]" office:value-type="float" office:value="60" calcext:value-type="float">
            <text:p>60</text:p>
          </table:table-cell>
          <table:table-cell table:style-name="ce10" table:formula="of:=25*[.H32]" office:value-type="float" office:value="37.5" calcext:value-type="float">
            <text:p>37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2];7.5)" office:value-type="float" office:value="7.5" calcext:value-type="float">
            <text:p>7.5</text:p>
          </table:table-cell>
          <table:table-cell table:style-name="ce10" table:formula="of:=MAX(4*[DRAM.H32];7.5)" office:value-type="float" office:value="7.5" calcext:value-type="float">
            <text:p>7.5</text:p>
          </table:table-cell>
          <table:table-cell table:style-name="ce10" table:formula="of:=4*[.H32]" office:value-type="float" office:value="6" calcext:value-type="float">
            <text:p>6</text:p>
          </table:table-cell>
          <table:table-cell table:style-name="ce10" table:formula="of:=MAX(12*[DRAM.H32];15)" office:value-type="float" office:value="18" calcext:value-type="float">
            <text:p>18</text:p>
          </table:table-cell>
          <table:table-cell table:style-name="ce10" table:formula="of:=MAX(3*[DRAM.H32]; 6)" office:value-type="float" office:value="6" calcext:value-type="float">
            <text:p>6</text:p>
          </table:table-cell>
          <table:table-cell table:style-name="ce10" table:formula="of:=MAX(3*[DRAM.H32];5)" office:value-type="float" office:value="5" calcext:value-type="float">
            <text:p>5</text:p>
          </table:table-cell>
          <table:table-cell table:style-name="ce10" table:formula="of:=[DRAM.AR32]+[DRAM.H32]" office:value-type="float" office:value="6.5" calcext:value-type="float">
            <text:p>6.5</text:p>
          </table:table-cell>
          <table:table-cell table:style-name="ce10" table:formula="of:=MAX(5*[DRAM.H32];10)" office:value-type="float" office:value="10" calcext:value-type="float">
            <text:p>10</text:p>
          </table:table-cell>
          <table:table-cell table:style-name="ce10" table:formula="of:=MAX(5*[DRAM.H32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2]; tCK&lt;[DRAM.I32];OR([$SYSTEM.$L$3]=&quot;&quot;;[$SYSTEM.$L$3]=[.B32]);OR([$SYSTEM.$L$6]=&quot;&quot;;[$SYSTEM.$L$6]=[.F32]);OR([$SYSTEM.$L$5]=&quot;&quot;;[$SYSTEM.$L$5]=[.E32])))" office:value-type="boolean" office:boolean-value="false" calcext:value-type="boolean">
            <text:p>FALSE</text:p>
          </table:table-cell>
          <table:table-cell table:style-name="ce18" table:formula="of:=IF([DRAM.$AX32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32]=&quot;&quot;;&quot;&quot;;[.A32])">
            <text:p/>
          </table:table-cell>
          <table:table-cell table:style-name="ce22" table:formula="of:=AND([.AX32];[SYSTEM.$D$14]=[.A32])" office:value-type="boolean" office:boolean-value="false" calcext:value-type="boolean">
            <text:p>FALSE</text:p>
          </table:table-cell>
          <table:table-cell table:style-name="ce23" table:formula="of:=IF([DRAM.$BK32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.25" calcext:value-type="float">
            <text:p>1.25</text:p>
          </table:table-cell>
          <table:table-cell table:style-name="ce10" office:value-type="float" office:value="1.5" calcext:value-type="float">
            <text:p>1.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3]; 5)" office:value-type="float" office:value="5" calcext:value-type="float">
            <text:p>5</text:p>
          </table:table-cell>
          <table:table-cell table:style-name="ce10" table:formula="of:=MAX(4*[.H33]; 6)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3]" office:value-type="float" office:value="640" calcext:value-type="float">
            <text:p>640</text:p>
          </table:table-cell>
          <table:table-cell table:style-name="ce10" table:formula="of:=512*[.H33]" office:value-type="float" office:value="640" calcext:value-type="float">
            <text:p>64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3]" office:value-type="float" office:value="5" calcext:value-type="float">
            <text:p>5</text:p>
          </table:table-cell>
          <table:table-cell table:style-name="ce10" table:formula="of:=4*[.H33]" office:value-type="float" office:value="5" calcext:value-type="float">
            <text:p>5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512*[.H33]" office:value-type="float" office:value="640" calcext:value-type="float">
            <text:p>640</text:p>
          </table:table-cell>
          <table:table-cell table:style-name="ce10" table:formula="of:=256*[.H33]" office:value-type="float" office:value="320" calcext:value-type="float">
            <text:p>320</text:p>
          </table:table-cell>
          <table:table-cell table:style-name="ce10" table:formula="of:=64*[.H33]" office:value-type="float" office:value="80" calcext:value-type="float">
            <text:p>80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1*[.H33]" office:value-type="float" office:value="1.25" calcext:value-type="float">
            <text:p>1.25</text:p>
          </table:table-cell>
          <table:table-cell table:style-name="ce10" table:formula="of:=40*[.H33]" office:value-type="float" office:value="50" calcext:value-type="float">
            <text:p>50</text:p>
          </table:table-cell>
          <table:table-cell table:style-name="ce10" table:formula="of:=25*[.H33]" office:value-type="float" office:value="31.25" calcext:value-type="float">
            <text:p>31.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3];7.5)" office:value-type="float" office:value="7.5" calcext:value-type="float">
            <text:p>7.5</text:p>
          </table:table-cell>
          <table:table-cell table:style-name="ce10" table:formula="of:=MAX(4*[DRAM.H33];7.5)" office:value-type="float" office:value="7.5" calcext:value-type="float">
            <text:p>7.5</text:p>
          </table:table-cell>
          <table:table-cell table:style-name="ce10" table:formula="of:=4*[.H33]" office:value-type="float" office:value="5" calcext:value-type="float">
            <text:p>5</text:p>
          </table:table-cell>
          <table:table-cell table:style-name="ce10" table:formula="of:=MAX(12*[DRAM.H33];15)" office:value-type="float" office:value="15" calcext:value-type="float">
            <text:p>15</text:p>
          </table:table-cell>
          <table:table-cell table:style-name="ce10" table:formula="of:=MAX(3*[DRAM.H33]; 6)" office:value-type="float" office:value="6" calcext:value-type="float">
            <text:p>6</text:p>
          </table:table-cell>
          <table:table-cell table:style-name="ce10" table:formula="of:=MAX(3*[DRAM.H33];5)" office:value-type="float" office:value="5" calcext:value-type="float">
            <text:p>5</text:p>
          </table:table-cell>
          <table:table-cell table:style-name="ce10" table:formula="of:=[DRAM.AR33]+[DRAM.H33]" office:value-type="float" office:value="6.25" calcext:value-type="float">
            <text:p>6.25</text:p>
          </table:table-cell>
          <table:table-cell table:style-name="ce10" table:formula="of:=MAX(5*[DRAM.H33];10)" office:value-type="float" office:value="10" calcext:value-type="float">
            <text:p>10</text:p>
          </table:table-cell>
          <table:table-cell table:style-name="ce10" table:formula="of:=MAX(5*[DRAM.H33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3]; tCK&lt;[DRAM.I33];OR([$SYSTEM.$L$3]=&quot;&quot;;[$SYSTEM.$L$3]=[.B33]);OR([$SYSTEM.$L$6]=&quot;&quot;;[$SYSTEM.$L$6]=[.F33]);OR([$SYSTEM.$L$5]=&quot;&quot;;[$SYSTEM.$L$5]=[.E33])))" office:value-type="boolean" office:boolean-value="false" calcext:value-type="boolean">
            <text:p>FALSE</text:p>
          </table:table-cell>
          <table:table-cell table:style-name="ce18" table:formula="of:=IF([DRAM.$AX33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3]=&quot;&quot;;&quot;&quot;;[.A33])">
            <text:p/>
          </table:table-cell>
          <table:table-cell table:style-name="ce22" table:formula="of:=AND([.AX33];[SYSTEM.$D$14]=[.A33])" office:value-type="boolean" office:boolean-value="false" calcext:value-type="boolean">
            <text:p>FALSE</text:p>
          </table:table-cell>
          <table:table-cell table:style-name="ce23" table:formula="of:=IF([DRAM.$BK33];ROW()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DR3L-1866-107</text:p>
          </table:table-cell>
          <table:table-cell table:style-name="ce6" office:value-type="string" calcext:value-type="string">
            <text:p>DDR3</text:p>
          </table:table-cell>
          <table:table-cell table:style-name="ce10" office:value-type="string" calcext:value-type="string">
            <text:p>Micron</text:p>
          </table:table-cell>
          <table:table-cell table:style-name="ce10" office:value-type="float" office:value="1866" calcext:value-type="float">
            <text:p>1866</text:p>
          </table:table-cell>
          <table:table-cell table:style-name="ce12" office:value-type="string" calcext:value-type="string">
            <text:p>sg-10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.07" calcext:value-type="float">
            <text:p>1.07</text:p>
          </table:table-cell>
          <table:table-cell table:style-name="ce10" office:value-type="float" office:value="1.25" calcext:value-type="float">
            <text:p>1.25</text:p>
          </table:table-cell>
          <table:table-cell table:number-columns-repeated="2" table:style-name="ce10" office:value-type="float" office:value="13.91" calcext:value-type="float">
            <text:p>13.91</text:p>
          </table:table-cell>
          <table:table-cell table:style-name="ce10" office:value-type="float" office:value="47.91" calcext:value-type="float">
            <text:p>47.9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MAX(4*[.H34]; 5)" office:value-type="float" office:value="5" calcext:value-type="float">
            <text:p>5</text:p>
          </table:table-cell>
          <table:table-cell table:style-name="ce10" table:formula="of:=MAX(4*[.H34]; 6)" office:value-type="float" office:value="6" calcext:value-type="float">
            <text:p>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table:formula="of:=512*[.H34]" office:value-type="float" office:value="547.84" calcext:value-type="float">
            <text:p>547.84</text:p>
          </table:table-cell>
          <table:table-cell table:style-name="ce10" table:formula="of:=512*[.H34]" office:value-type="float" office:value="547.84" calcext:value-type="float">
            <text:p>547.8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formula="of:=4*[.H34]" office:value-type="float" office:value="4.28" calcext:value-type="float">
            <text:p>4.28</text:p>
          </table:table-cell>
          <table:table-cell table:style-name="ce10" table:formula="of:=4*[.H34]" office:value-type="float" office:value="4.28" calcext:value-type="float">
            <text:p>4.28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512*[.H34]" office:value-type="float" office:value="547.84" calcext:value-type="float">
            <text:p>547.84</text:p>
          </table:table-cell>
          <table:table-cell table:style-name="ce10" table:formula="of:=256*[.H34]" office:value-type="float" office:value="273.92" calcext:value-type="float">
            <text:p>273.92</text:p>
          </table:table-cell>
          <table:table-cell table:style-name="ce10" table:formula="of:=64*[.H34]" office:value-type="float" office:value="68.48" calcext:value-type="float">
            <text:p>68.48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1*[.H34]" office:value-type="float" office:value="1.07" calcext:value-type="float">
            <text:p>1.07</text:p>
          </table:table-cell>
          <table:table-cell table:style-name="ce10" table:formula="of:=40*[.H34]" office:value-type="float" office:value="42.8" calcext:value-type="float">
            <text:p>42.8</text:p>
          </table:table-cell>
          <table:table-cell table:style-name="ce10" table:formula="of:=25*[.H34]" office:value-type="float" office:value="26.75" calcext:value-type="float">
            <text:p>26.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table:formula="of:=MAX(4*[DRAM.H34];7.5)" office:value-type="float" office:value="7.5" calcext:value-type="float">
            <text:p>7.5</text:p>
          </table:table-cell>
          <table:table-cell table:style-name="ce10" table:formula="of:=MAX(4*[DRAM.H34];7.5)" office:value-type="float" office:value="7.5" calcext:value-type="float">
            <text:p>7.5</text:p>
          </table:table-cell>
          <table:table-cell table:style-name="ce10" table:formula="of:=4*[.H34]" office:value-type="float" office:value="4.28" calcext:value-type="float">
            <text:p>4.28</text:p>
          </table:table-cell>
          <table:table-cell table:style-name="ce10" table:formula="of:=MAX(12*[DRAM.H34];15)" office:value-type="float" office:value="15" calcext:value-type="float">
            <text:p>15</text:p>
          </table:table-cell>
          <table:table-cell table:style-name="ce10" table:formula="of:=MAX(3*[DRAM.H34]; 6)" office:value-type="float" office:value="6" calcext:value-type="float">
            <text:p>6</text:p>
          </table:table-cell>
          <table:table-cell table:style-name="ce10" table:formula="of:=MAX(3*[DRAM.H34];5)" office:value-type="float" office:value="5" calcext:value-type="float">
            <text:p>5</text:p>
          </table:table-cell>
          <table:table-cell table:style-name="ce10" table:formula="of:=[DRAM.AR34]+[DRAM.H34]" office:value-type="float" office:value="6.07" calcext:value-type="float">
            <text:p>6.07</text:p>
          </table:table-cell>
          <table:table-cell table:style-name="ce10" table:formula="of:=MAX(5*[DRAM.H34];10)" office:value-type="float" office:value="10" calcext:value-type="float">
            <text:p>10</text:p>
          </table:table-cell>
          <table:table-cell table:style-name="ce10" table:formula="of:=MAX(5*[DRAM.H34];10)" office:value-type="float" office:value="10" calcext:value-type="float">
            <text:p>1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/>
          <table:table-cell table:style-name="ce17" table:formula="of:=AND(AND(tCK&gt;=[DRAM.H34]; tCK&lt;[DRAM.I34];OR([$SYSTEM.$L$3]=&quot;&quot;;[$SYSTEM.$L$3]=[.B34]);OR([$SYSTEM.$L$6]=&quot;&quot;;[$SYSTEM.$L$6]=[.F34]);OR([$SYSTEM.$L$5]=&quot;&quot;;[$SYSTEM.$L$5]=[.E34])))" office:value-type="boolean" office:boolean-value="false" calcext:value-type="boolean">
            <text:p>FALSE</text:p>
          </table:table-cell>
          <table:table-cell table:style-name="ce18" table:formula="of:=IF([DRAM.$AX34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4]=&quot;&quot;;&quot;&quot;;[.A34])">
            <text:p/>
          </table:table-cell>
          <table:table-cell table:style-name="ce22" table:formula="of:=AND([.AX34];[SYSTEM.$D$14]=[.A34])" office:value-type="boolean" office:boolean-value="false" calcext:value-type="boolean">
            <text:p>FALSE</text:p>
          </table:table-cell>
          <table:table-cell table:style-name="ce23" table:formula="of:=IF([DRAM.$BK34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5]; 5)" office:value-type="float" office:value="12" calcext:value-type="float">
            <text:p>12</text:p>
          </table:table-cell>
          <table:table-cell table:style-name="ce11" table:formula="of:=MAX(4*[.H35]; 6)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5]" office:value-type="float" office:value="1536" calcext:value-type="float">
            <text:p>1536</text:p>
          </table:table-cell>
          <table:table-cell table:style-name="ce11" table:formula="of:=512*[.H35]" office:value-type="float" office:value="1536" calcext:value-type="float">
            <text:p>153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5]" office:value-type="float" office:value="12" calcext:value-type="float">
            <text:p>12</text:p>
          </table:table-cell>
          <table:table-cell table:style-name="ce11" table:formula="of:=4*[.H35]" office:value-type="float" office:value="12" calcext:value-type="float">
            <text:p>12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512*[.H35]" office:value-type="float" office:value="1536" calcext:value-type="float">
            <text:p>1536</text:p>
          </table:table-cell>
          <table:table-cell table:style-name="ce11" table:formula="of:=256*[.H35]" office:value-type="float" office:value="768" calcext:value-type="float">
            <text:p>768</text:p>
          </table:table-cell>
          <table:table-cell table:style-name="ce11" table:formula="of:=64*[.H35]" office:value-type="float" office:value="192" calcext:value-type="float">
            <text:p>192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1*[.H35]" office:value-type="float" office:value="3" calcext:value-type="float">
            <text:p>3</text:p>
          </table:table-cell>
          <table:table-cell table:style-name="ce11" table:formula="of:=40*[.H35]" office:value-type="float" office:value="120" calcext:value-type="float">
            <text:p>120</text:p>
          </table:table-cell>
          <table:table-cell table:style-name="ce11" table:formula="of:=25*[.H35]" office:value-type="float" office:value="75" calcext:value-type="float">
            <text:p>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5];7.5)" office:value-type="float" office:value="12" calcext:value-type="float">
            <text:p>12</text:p>
          </table:table-cell>
          <table:table-cell table:style-name="ce11" table:formula="of:=MAX(4*[DRAM.H35];7.5)" office:value-type="float" office:value="12" calcext:value-type="float">
            <text:p>12</text:p>
          </table:table-cell>
          <table:table-cell table:style-name="ce11" table:formula="of:=4*[.H35]" office:value-type="float" office:value="12" calcext:value-type="float">
            <text:p>12</text:p>
          </table:table-cell>
          <table:table-cell table:style-name="ce11" table:formula="of:=MAX(12*[DRAM.H35];15)" office:value-type="float" office:value="36" calcext:value-type="float">
            <text:p>36</text:p>
          </table:table-cell>
          <table:table-cell table:style-name="ce11" table:formula="of:=MAX(3*[DRAM.H35]; 6)" office:value-type="float" office:value="9" calcext:value-type="float">
            <text:p>9</text:p>
          </table:table-cell>
          <table:table-cell table:style-name="ce11" table:formula="of:=MAX(3*[DRAM.H35];5)" office:value-type="float" office:value="9" calcext:value-type="float">
            <text:p>9</text:p>
          </table:table-cell>
          <table:table-cell table:style-name="ce11" table:formula="of:=[DRAM.AR35]+[DRAM.H35]" office:value-type="float" office:value="12" calcext:value-type="float">
            <text:p>12</text:p>
          </table:table-cell>
          <table:table-cell table:style-name="ce11" table:formula="of:=MAX(5*[DRAM.H35];10)" office:value-type="float" office:value="15" calcext:value-type="float">
            <text:p>15</text:p>
          </table:table-cell>
          <table:table-cell table:style-name="ce16" table:formula="of:=MAX(5*[DRAM.H35];10)" office:value-type="float" office:value="15" calcext:value-type="float">
            <text:p>1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5]; tCK&lt;[DRAM.I35];OR([$SYSTEM.$L$3]=&quot;&quot;;[$SYSTEM.$L$3]=[.B35]);OR([$SYSTEM.$L$6]=&quot;&quot;;[$SYSTEM.$L$6]=[.F35]);OR([$SYSTEM.$L$5]=&quot;&quot;;[$SYSTEM.$L$5]=[.E35])))" office:value-type="boolean" office:boolean-value="false" calcext:value-type="boolean">
            <text:p>FALSE</text:p>
          </table:table-cell>
          <table:table-cell table:style-name="ce18" table:formula="of:=IF([DRAM.$AX35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5]=&quot;&quot;;&quot;&quot;;[.A35])">
            <text:p/>
          </table:table-cell>
          <table:table-cell table:style-name="ce22" table:formula="of:=AND([.AX35];[SYSTEM.$D$14]=[.A35])" office:value-type="boolean" office:boolean-value="false" calcext:value-type="boolean">
            <text:p>FALSE</text:p>
          </table:table-cell>
          <table:table-cell table:style-name="ce23" table:formula="of:=IF([DRAM.$BK35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6]; 5)" office:value-type="float" office:value="10" calcext:value-type="float">
            <text:p>10</text:p>
          </table:table-cell>
          <table:table-cell table:style-name="ce11" table:formula="of:=MAX(4*[.H36]; 6)" office:value-type="float" office:value="10" calcext:value-type="float">
            <text:p>1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6]" office:value-type="float" office:value="1280" calcext:value-type="float">
            <text:p>1280</text:p>
          </table:table-cell>
          <table:table-cell table:style-name="ce11" table:formula="of:=512*[.H36]" office:value-type="float" office:value="1280" calcext:value-type="float">
            <text:p>128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6]" office:value-type="float" office:value="10" calcext:value-type="float">
            <text:p>10</text:p>
          </table:table-cell>
          <table:table-cell table:style-name="ce11" table:formula="of:=4*[.H36]" office:value-type="float" office:value="10" calcext:value-type="float">
            <text:p>10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512*[.H36]" office:value-type="float" office:value="1280" calcext:value-type="float">
            <text:p>1280</text:p>
          </table:table-cell>
          <table:table-cell table:style-name="ce11" table:formula="of:=256*[.H36]" office:value-type="float" office:value="640" calcext:value-type="float">
            <text:p>640</text:p>
          </table:table-cell>
          <table:table-cell table:style-name="ce11" table:formula="of:=64*[.H36]" office:value-type="float" office:value="160" calcext:value-type="float">
            <text:p>160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1*[.H36]" office:value-type="float" office:value="2.5" calcext:value-type="float">
            <text:p>2.5</text:p>
          </table:table-cell>
          <table:table-cell table:style-name="ce11" table:formula="of:=40*[.H36]" office:value-type="float" office:value="100" calcext:value-type="float">
            <text:p>100</text:p>
          </table:table-cell>
          <table:table-cell table:style-name="ce11" table:formula="of:=25*[.H36]" office:value-type="float" office:value="62.5" calcext:value-type="float">
            <text:p>62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6];7.5)" office:value-type="float" office:value="10" calcext:value-type="float">
            <text:p>10</text:p>
          </table:table-cell>
          <table:table-cell table:style-name="ce11" table:formula="of:=MAX(4*[DRAM.H36];7.5)" office:value-type="float" office:value="10" calcext:value-type="float">
            <text:p>10</text:p>
          </table:table-cell>
          <table:table-cell table:style-name="ce11" table:formula="of:=4*[.H36]" office:value-type="float" office:value="10" calcext:value-type="float">
            <text:p>10</text:p>
          </table:table-cell>
          <table:table-cell table:style-name="ce11" table:formula="of:=MAX(12*[DRAM.H36];15)" office:value-type="float" office:value="30" calcext:value-type="float">
            <text:p>30</text:p>
          </table:table-cell>
          <table:table-cell table:style-name="ce11" table:formula="of:=MAX(3*[DRAM.H36]; 6)" office:value-type="float" office:value="7.5" calcext:value-type="float">
            <text:p>7.5</text:p>
          </table:table-cell>
          <table:table-cell table:style-name="ce11" table:formula="of:=MAX(3*[DRAM.H36];5)" office:value-type="float" office:value="7.5" calcext:value-type="float">
            <text:p>7.5</text:p>
          </table:table-cell>
          <table:table-cell table:style-name="ce11" table:formula="of:=[DRAM.AR36]+[DRAM.H36]" office:value-type="float" office:value="10" calcext:value-type="float">
            <text:p>10</text:p>
          </table:table-cell>
          <table:table-cell table:style-name="ce11" table:formula="of:=MAX(5*[DRAM.H36];10)" office:value-type="float" office:value="12.5" calcext:value-type="float">
            <text:p>12.5</text:p>
          </table:table-cell>
          <table:table-cell table:style-name="ce16" table:formula="of:=MAX(5*[DRAM.H36];10)" office:value-type="float" office:value="12.5" calcext:value-type="float">
            <text:p>12.5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6]; tCK&lt;[DRAM.I36];OR([$SYSTEM.$L$3]=&quot;&quot;;[$SYSTEM.$L$3]=[.B36]);OR([$SYSTEM.$L$6]=&quot;&quot;;[$SYSTEM.$L$6]=[.F36]);OR([$SYSTEM.$L$5]=&quot;&quot;;[$SYSTEM.$L$5]=[.E36])))" office:value-type="boolean" office:boolean-value="false" calcext:value-type="boolean">
            <text:p>FALSE</text:p>
          </table:table-cell>
          <table:table-cell table:style-name="ce18" table:formula="of:=IF([DRAM.$AX36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36]=&quot;&quot;;&quot;&quot;;[.A36])">
            <text:p/>
          </table:table-cell>
          <table:table-cell table:style-name="ce22" table:formula="of:=AND([.AX36];[SYSTEM.$D$14]=[.A36])" office:value-type="boolean" office:boolean-value="false" calcext:value-type="boolean">
            <text:p>FALSE</text:p>
          </table:table-cell>
          <table:table-cell table:style-name="ce23" table:formula="of:=IF([DRAM.$BK36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7]; 5)" office:value-type="float" office:value="7.5" calcext:value-type="float">
            <text:p>7.5</text:p>
          </table:table-cell>
          <table:table-cell table:style-name="ce11" table:formula="of:=MAX(4*[.H37]; 6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7]" office:value-type="float" office:value="960" calcext:value-type="float">
            <text:p>960</text:p>
          </table:table-cell>
          <table:table-cell table:style-name="ce11" table:formula="of:=512*[.H37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7]" office:value-type="float" office:value="7.5" calcext:value-type="float">
            <text:p>7.5</text:p>
          </table:table-cell>
          <table:table-cell table:style-name="ce11" table:formula="of:=4*[.H37]" office:value-type="float" office:value="7.5" calcext:value-type="float">
            <text:p>7.5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512*[.H37]" office:value-type="float" office:value="960" calcext:value-type="float">
            <text:p>960</text:p>
          </table:table-cell>
          <table:table-cell table:style-name="ce11" table:formula="of:=256*[.H37]" office:value-type="float" office:value="480" calcext:value-type="float">
            <text:p>480</text:p>
          </table:table-cell>
          <table:table-cell table:style-name="ce11" table:formula="of:=64*[.H37]" office:value-type="float" office:value="120" calcext:value-type="float">
            <text:p>120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1*[.H37]" office:value-type="float" office:value="1.875" calcext:value-type="float">
            <text:p>1.875</text:p>
          </table:table-cell>
          <table:table-cell table:style-name="ce11" table:formula="of:=40*[.H37]" office:value-type="float" office:value="75" calcext:value-type="float">
            <text:p>75</text:p>
          </table:table-cell>
          <table:table-cell table:style-name="ce11" table:formula="of:=25*[.H37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7];7.5)" office:value-type="float" office:value="7.5" calcext:value-type="float">
            <text:p>7.5</text:p>
          </table:table-cell>
          <table:table-cell table:style-name="ce11" table:formula="of:=MAX(4*[DRAM.H37];7.5)" office:value-type="float" office:value="7.5" calcext:value-type="float">
            <text:p>7.5</text:p>
          </table:table-cell>
          <table:table-cell table:style-name="ce11" table:formula="of:=4*[.H37]" office:value-type="float" office:value="7.5" calcext:value-type="float">
            <text:p>7.5</text:p>
          </table:table-cell>
          <table:table-cell table:style-name="ce11" table:formula="of:=MAX(12*[DRAM.H37];15)" office:value-type="float" office:value="22.5" calcext:value-type="float">
            <text:p>22.5</text:p>
          </table:table-cell>
          <table:table-cell table:style-name="ce11" table:formula="of:=MAX(3*[DRAM.H37]; 6)" office:value-type="float" office:value="6" calcext:value-type="float">
            <text:p>6</text:p>
          </table:table-cell>
          <table:table-cell table:style-name="ce11" table:formula="of:=MAX(3*[DRAM.H37];5)" office:value-type="float" office:value="5.625" calcext:value-type="float">
            <text:p>5.625</text:p>
          </table:table-cell>
          <table:table-cell table:style-name="ce11" table:formula="of:=[DRAM.AR37]+[DRAM.H37]" office:value-type="float" office:value="7.5" calcext:value-type="float">
            <text:p>7.5</text:p>
          </table:table-cell>
          <table:table-cell table:style-name="ce11" table:formula="of:=MAX(5*[DRAM.H37];10)" office:value-type="float" office:value="10" calcext:value-type="float">
            <text:p>10</text:p>
          </table:table-cell>
          <table:table-cell table:style-name="ce16" table:formula="of:=MAX(5*[DRAM.H37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7]; tCK&lt;[DRAM.I37];OR([$SYSTEM.$L$3]=&quot;&quot;;[$SYSTEM.$L$3]=[.B37]);OR([$SYSTEM.$L$6]=&quot;&quot;;[$SYSTEM.$L$6]=[.F37]);OR([$SYSTEM.$L$5]=&quot;&quot;;[$SYSTEM.$L$5]=[.E37])))" office:value-type="boolean" office:boolean-value="false" calcext:value-type="boolean">
            <text:p>FALSE</text:p>
          </table:table-cell>
          <table:table-cell table:style-name="ce18" table:formula="of:=IF([DRAM.$AX37];ROW();&quot;&quot;)">
            <text:p/>
          </table:table-cell>
          <table:table-cell table:number-columns-repeated="2"/>
          <table:table-cell table:style-name="Default"/>
          <table:table-cell table:number-columns-repeated="7"/>
          <table:table-cell table:formula="of:=IF([.AY37]=&quot;&quot;;&quot;&quot;;[.A37])">
            <text:p/>
          </table:table-cell>
          <table:table-cell table:style-name="ce22" table:formula="of:=AND([.AX37];[SYSTEM.$D$14]=[.A37])" office:value-type="boolean" office:boolean-value="false" calcext:value-type="boolean">
            <text:p>FALSE</text:p>
          </table:table-cell>
          <table:table-cell table:style-name="ce23" table:formula="of:=IF([DRAM.$BK37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.875" calcext:value-type="float">
            <text:p>1.87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8]; 5)" office:value-type="float" office:value="7.5" calcext:value-type="float">
            <text:p>7.5</text:p>
          </table:table-cell>
          <table:table-cell table:style-name="ce11" table:formula="of:=MAX(4*[.H38]; 6)" office:value-type="float" office:value="7.5" calcext:value-type="float">
            <text:p>7.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8]" office:value-type="float" office:value="960" calcext:value-type="float">
            <text:p>960</text:p>
          </table:table-cell>
          <table:table-cell table:style-name="ce11" table:formula="of:=512*[.H38]" office:value-type="float" office:value="960" calcext:value-type="float">
            <text:p>96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8]" office:value-type="float" office:value="7.5" calcext:value-type="float">
            <text:p>7.5</text:p>
          </table:table-cell>
          <table:table-cell table:style-name="ce11" table:formula="of:=4*[.H38]" office:value-type="float" office:value="7.5" calcext:value-type="float">
            <text:p>7.5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512*[.H38]" office:value-type="float" office:value="960" calcext:value-type="float">
            <text:p>960</text:p>
          </table:table-cell>
          <table:table-cell table:style-name="ce11" table:formula="of:=256*[.H38]" office:value-type="float" office:value="480" calcext:value-type="float">
            <text:p>480</text:p>
          </table:table-cell>
          <table:table-cell table:style-name="ce11" table:formula="of:=64*[.H38]" office:value-type="float" office:value="120" calcext:value-type="float">
            <text:p>120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1*[.H38]" office:value-type="float" office:value="1.875" calcext:value-type="float">
            <text:p>1.875</text:p>
          </table:table-cell>
          <table:table-cell table:style-name="ce11" table:formula="of:=40*[.H38]" office:value-type="float" office:value="75" calcext:value-type="float">
            <text:p>75</text:p>
          </table:table-cell>
          <table:table-cell table:style-name="ce11" table:formula="of:=25*[.H38]" office:value-type="float" office:value="46.875" calcext:value-type="float">
            <text:p>46.8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8];7.5)" office:value-type="float" office:value="7.5" calcext:value-type="float">
            <text:p>7.5</text:p>
          </table:table-cell>
          <table:table-cell table:style-name="ce11" table:formula="of:=MAX(4*[DRAM.H38];7.5)" office:value-type="float" office:value="7.5" calcext:value-type="float">
            <text:p>7.5</text:p>
          </table:table-cell>
          <table:table-cell table:style-name="ce11" table:formula="of:=4*[.H38]" office:value-type="float" office:value="7.5" calcext:value-type="float">
            <text:p>7.5</text:p>
          </table:table-cell>
          <table:table-cell table:style-name="ce11" table:formula="of:=MAX(12*[DRAM.H38];15)" office:value-type="float" office:value="22.5" calcext:value-type="float">
            <text:p>22.5</text:p>
          </table:table-cell>
          <table:table-cell table:style-name="ce11" table:formula="of:=MAX(3*[DRAM.H38]; 6)" office:value-type="float" office:value="6" calcext:value-type="float">
            <text:p>6</text:p>
          </table:table-cell>
          <table:table-cell table:style-name="ce11" table:formula="of:=MAX(3*[DRAM.H38];5)" office:value-type="float" office:value="5.625" calcext:value-type="float">
            <text:p>5.625</text:p>
          </table:table-cell>
          <table:table-cell table:style-name="ce11" table:formula="of:=[DRAM.AR38]+[DRAM.H38]" office:value-type="float" office:value="7.5" calcext:value-type="float">
            <text:p>7.5</text:p>
          </table:table-cell>
          <table:table-cell table:style-name="ce11" table:formula="of:=MAX(5*[DRAM.H38];10)" office:value-type="float" office:value="10" calcext:value-type="float">
            <text:p>10</text:p>
          </table:table-cell>
          <table:table-cell table:style-name="ce16" table:formula="of:=MAX(5*[DRAM.H38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8]; tCK&lt;[DRAM.I38];OR([$SYSTEM.$L$3]=&quot;&quot;;[$SYSTEM.$L$3]=[.B38]);OR([$SYSTEM.$L$6]=&quot;&quot;;[$SYSTEM.$L$6]=[.F38]);OR([$SYSTEM.$L$5]=&quot;&quot;;[$SYSTEM.$L$5]=[.E38])))" office:value-type="boolean" office:boolean-value="false" calcext:value-type="boolean">
            <text:p>FALSE</text:p>
          </table:table-cell>
          <table:table-cell table:style-name="ce18" table:formula="of:=IF([DRAM.$AX38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8]=&quot;&quot;;&quot;&quot;;[.A38])">
            <text:p/>
          </table:table-cell>
          <table:table-cell table:style-name="ce22" table:formula="of:=AND([.AX38];[SYSTEM.$D$14]=[.A38])" office:value-type="boolean" office:boolean-value="false" calcext:value-type="boolean">
            <text:p>FALSE</text:p>
          </table:table-cell>
          <table:table-cell table:style-name="ce23" table:formula="of:=IF([DRAM.$BK38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39]; 5)" office:value-type="float" office:value="6" calcext:value-type="float">
            <text:p>6</text:p>
          </table:table-cell>
          <table:table-cell table:style-name="ce11" table:formula="of:=MAX(4*[.H39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39]" office:value-type="float" office:value="768" calcext:value-type="float">
            <text:p>768</text:p>
          </table:table-cell>
          <table:table-cell table:style-name="ce11" table:formula="of:=512*[.H39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39]" office:value-type="float" office:value="6" calcext:value-type="float">
            <text:p>6</text:p>
          </table:table-cell>
          <table:table-cell table:style-name="ce11" table:formula="of:=4*[.H39]" office:value-type="float" office:value="6" calcext:value-type="float">
            <text:p>6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512*[.H39]" office:value-type="float" office:value="768" calcext:value-type="float">
            <text:p>768</text:p>
          </table:table-cell>
          <table:table-cell table:style-name="ce11" table:formula="of:=256*[.H39]" office:value-type="float" office:value="384" calcext:value-type="float">
            <text:p>384</text:p>
          </table:table-cell>
          <table:table-cell table:style-name="ce11" table:formula="of:=64*[.H39]" office:value-type="float" office:value="96" calcext:value-type="float">
            <text:p>96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1*[.H39]" office:value-type="float" office:value="1.5" calcext:value-type="float">
            <text:p>1.5</text:p>
          </table:table-cell>
          <table:table-cell table:style-name="ce11" table:formula="of:=40*[.H39]" office:value-type="float" office:value="60" calcext:value-type="float">
            <text:p>60</text:p>
          </table:table-cell>
          <table:table-cell table:style-name="ce11" table:formula="of:=25*[.H39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39];7.5)" office:value-type="float" office:value="7.5" calcext:value-type="float">
            <text:p>7.5</text:p>
          </table:table-cell>
          <table:table-cell table:style-name="ce11" table:formula="of:=MAX(4*[DRAM.H39];7.5)" office:value-type="float" office:value="7.5" calcext:value-type="float">
            <text:p>7.5</text:p>
          </table:table-cell>
          <table:table-cell table:style-name="ce11" table:formula="of:=4*[.H39]" office:value-type="float" office:value="6" calcext:value-type="float">
            <text:p>6</text:p>
          </table:table-cell>
          <table:table-cell table:style-name="ce11" table:formula="of:=MAX(12*[DRAM.H39];15)" office:value-type="float" office:value="18" calcext:value-type="float">
            <text:p>18</text:p>
          </table:table-cell>
          <table:table-cell table:style-name="ce11" table:formula="of:=MAX(3*[DRAM.H39]; 6)" office:value-type="float" office:value="6" calcext:value-type="float">
            <text:p>6</text:p>
          </table:table-cell>
          <table:table-cell table:style-name="ce11" table:formula="of:=MAX(3*[DRAM.H39];5)" office:value-type="float" office:value="5" calcext:value-type="float">
            <text:p>5</text:p>
          </table:table-cell>
          <table:table-cell table:style-name="ce11" table:formula="of:=[DRAM.AR39]+[DRAM.H39]" office:value-type="float" office:value="6.5" calcext:value-type="float">
            <text:p>6.5</text:p>
          </table:table-cell>
          <table:table-cell table:style-name="ce11" table:formula="of:=MAX(5*[DRAM.H39];10)" office:value-type="float" office:value="10" calcext:value-type="float">
            <text:p>10</text:p>
          </table:table-cell>
          <table:table-cell table:style-name="ce16" table:formula="of:=MAX(5*[DRAM.H39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39]; tCK&lt;[DRAM.I39];OR([$SYSTEM.$L$3]=&quot;&quot;;[$SYSTEM.$L$3]=[.B39]);OR([$SYSTEM.$L$6]=&quot;&quot;;[$SYSTEM.$L$6]=[.F39]);OR([$SYSTEM.$L$5]=&quot;&quot;;[$SYSTEM.$L$5]=[.E39])))" office:value-type="boolean" office:boolean-value="false" calcext:value-type="boolean">
            <text:p>FALSE</text:p>
          </table:table-cell>
          <table:table-cell table:style-name="ce18" table:formula="of:=IF([DRAM.$AX39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39]=&quot;&quot;;&quot;&quot;;[.A39])">
            <text:p/>
          </table:table-cell>
          <table:table-cell table:style-name="ce22" table:formula="of:=AND([.AX39];[SYSTEM.$D$14]=[.A39])" office:value-type="boolean" office:boolean-value="false" calcext:value-type="boolean">
            <text:p>FALSE</text:p>
          </table:table-cell>
          <table:table-cell table:style-name="ce23" table:formula="of:=IF([DRAM.$BK39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40]; 5)" office:value-type="float" office:value="6" calcext:value-type="float">
            <text:p>6</text:p>
          </table:table-cell>
          <table:table-cell table:style-name="ce11" table:formula="of:=MAX(4*[.H40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40]" office:value-type="float" office:value="768" calcext:value-type="float">
            <text:p>768</text:p>
          </table:table-cell>
          <table:table-cell table:style-name="ce11" table:formula="of:=512*[.H40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40]" office:value-type="float" office:value="6" calcext:value-type="float">
            <text:p>6</text:p>
          </table:table-cell>
          <table:table-cell table:style-name="ce11" table:formula="of:=4*[.H40]" office:value-type="float" office:value="6" calcext:value-type="float">
            <text:p>6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512*[.H40]" office:value-type="float" office:value="768" calcext:value-type="float">
            <text:p>768</text:p>
          </table:table-cell>
          <table:table-cell table:style-name="ce11" table:formula="of:=256*[.H40]" office:value-type="float" office:value="384" calcext:value-type="float">
            <text:p>384</text:p>
          </table:table-cell>
          <table:table-cell table:style-name="ce11" table:formula="of:=64*[.H40]" office:value-type="float" office:value="96" calcext:value-type="float">
            <text:p>96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1*[.H40]" office:value-type="float" office:value="1.5" calcext:value-type="float">
            <text:p>1.5</text:p>
          </table:table-cell>
          <table:table-cell table:style-name="ce11" table:formula="of:=40*[.H40]" office:value-type="float" office:value="60" calcext:value-type="float">
            <text:p>60</text:p>
          </table:table-cell>
          <table:table-cell table:style-name="ce11" table:formula="of:=25*[.H40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40];7.5)" office:value-type="float" office:value="7.5" calcext:value-type="float">
            <text:p>7.5</text:p>
          </table:table-cell>
          <table:table-cell table:style-name="ce11" table:formula="of:=MAX(4*[DRAM.H40];7.5)" office:value-type="float" office:value="7.5" calcext:value-type="float">
            <text:p>7.5</text:p>
          </table:table-cell>
          <table:table-cell table:style-name="ce11" table:formula="of:=4*[.H40]" office:value-type="float" office:value="6" calcext:value-type="float">
            <text:p>6</text:p>
          </table:table-cell>
          <table:table-cell table:style-name="ce11" table:formula="of:=MAX(12*[DRAM.H40];15)" office:value-type="float" office:value="18" calcext:value-type="float">
            <text:p>18</text:p>
          </table:table-cell>
          <table:table-cell table:style-name="ce11" table:formula="of:=MAX(3*[DRAM.H40]; 6)" office:value-type="float" office:value="6" calcext:value-type="float">
            <text:p>6</text:p>
          </table:table-cell>
          <table:table-cell table:style-name="ce11" table:formula="of:=MAX(3*[DRAM.H40];5)" office:value-type="float" office:value="5" calcext:value-type="float">
            <text:p>5</text:p>
          </table:table-cell>
          <table:table-cell table:style-name="ce11" table:formula="of:=[DRAM.AR40]+[DRAM.H40]" office:value-type="float" office:value="6.5" calcext:value-type="float">
            <text:p>6.5</text:p>
          </table:table-cell>
          <table:table-cell table:style-name="ce11" table:formula="of:=MAX(5*[DRAM.H40];10)" office:value-type="float" office:value="10" calcext:value-type="float">
            <text:p>10</text:p>
          </table:table-cell>
          <table:table-cell table:style-name="ce16" table:formula="of:=MAX(5*[DRAM.H40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40]; tCK&lt;[DRAM.I40];OR([$SYSTEM.$L$3]=&quot;&quot;;[$SYSTEM.$L$3]=[.B40]);OR([$SYSTEM.$L$6]=&quot;&quot;;[$SYSTEM.$L$6]=[.F40]);OR([$SYSTEM.$L$5]=&quot;&quot;;[$SYSTEM.$L$5]=[.E40])))" office:value-type="boolean" office:boolean-value="false" calcext:value-type="boolean">
            <text:p>FALSE</text:p>
          </table:table-cell>
          <table:table-cell table:style-name="ce18" table:formula="of:=IF([DRAM.$AX40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0]=&quot;&quot;;&quot;&quot;;[.A40])">
            <text:p/>
          </table:table-cell>
          <table:table-cell table:style-name="ce22" table:formula="of:=AND([.AX40];[SYSTEM.$D$14]=[.A40])" office:value-type="boolean" office:boolean-value="false" calcext:value-type="boolean">
            <text:p>FALSE</text:p>
          </table:table-cell>
          <table:table-cell table:style-name="ce23" table:formula="of:=IF([DRAM.$BK40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41]; 5)" office:value-type="float" office:value="5" calcext:value-type="float">
            <text:p>5</text:p>
          </table:table-cell>
          <table:table-cell table:style-name="ce11" table:formula="of:=MAX(4*[.H41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41]" office:value-type="float" office:value="640" calcext:value-type="float">
            <text:p>640</text:p>
          </table:table-cell>
          <table:table-cell table:style-name="ce11" table:formula="of:=512*[.H41]" office:value-type="float" office:value="640" calcext:value-type="float">
            <text:p>64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41]" office:value-type="float" office:value="5" calcext:value-type="float">
            <text:p>5</text:p>
          </table:table-cell>
          <table:table-cell table:style-name="ce11" table:formula="of:=4*[.H41]" office:value-type="float" office:value="5" calcext:value-type="float">
            <text:p>5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512*[.H41]" office:value-type="float" office:value="640" calcext:value-type="float">
            <text:p>640</text:p>
          </table:table-cell>
          <table:table-cell table:style-name="ce11" table:formula="of:=256*[.H41]" office:value-type="float" office:value="320" calcext:value-type="float">
            <text:p>320</text:p>
          </table:table-cell>
          <table:table-cell table:style-name="ce11" table:formula="of:=64*[.H41]" office:value-type="float" office:value="80" calcext:value-type="float">
            <text:p>80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1*[.H41]" office:value-type="float" office:value="1.25" calcext:value-type="float">
            <text:p>1.25</text:p>
          </table:table-cell>
          <table:table-cell table:style-name="ce11" table:formula="of:=40*[.H41]" office:value-type="float" office:value="50" calcext:value-type="float">
            <text:p>50</text:p>
          </table:table-cell>
          <table:table-cell table:style-name="ce11" table:formula="of:=25*[.H41]" office:value-type="float" office:value="31.25" calcext:value-type="float">
            <text:p>31.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41];7.5)" office:value-type="float" office:value="7.5" calcext:value-type="float">
            <text:p>7.5</text:p>
          </table:table-cell>
          <table:table-cell table:style-name="ce11" table:formula="of:=MAX(4*[DRAM.H41];7.5)" office:value-type="float" office:value="7.5" calcext:value-type="float">
            <text:p>7.5</text:p>
          </table:table-cell>
          <table:table-cell table:style-name="ce11" table:formula="of:=4*[.H41]" office:value-type="float" office:value="5" calcext:value-type="float">
            <text:p>5</text:p>
          </table:table-cell>
          <table:table-cell table:style-name="ce11" table:formula="of:=MAX(12*[DRAM.H41];15)" office:value-type="float" office:value="15" calcext:value-type="float">
            <text:p>15</text:p>
          </table:table-cell>
          <table:table-cell table:style-name="ce11" table:formula="of:=MAX(3*[DRAM.H41]; 6)" office:value-type="float" office:value="6" calcext:value-type="float">
            <text:p>6</text:p>
          </table:table-cell>
          <table:table-cell table:style-name="ce11" table:formula="of:=MAX(3*[DRAM.H41];5)" office:value-type="float" office:value="5" calcext:value-type="float">
            <text:p>5</text:p>
          </table:table-cell>
          <table:table-cell table:style-name="ce11" table:formula="of:=[DRAM.AR41]+[DRAM.H41]" office:value-type="float" office:value="6.25" calcext:value-type="float">
            <text:p>6.25</text:p>
          </table:table-cell>
          <table:table-cell table:style-name="ce11" table:formula="of:=MAX(5*[DRAM.H41];10)" office:value-type="float" office:value="10" calcext:value-type="float">
            <text:p>10</text:p>
          </table:table-cell>
          <table:table-cell table:style-name="ce16" table:formula="of:=MAX(5*[DRAM.H41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41]; tCK&lt;[DRAM.I41];OR([$SYSTEM.$L$3]=&quot;&quot;;[$SYSTEM.$L$3]=[.B41]);OR([$SYSTEM.$L$6]=&quot;&quot;;[$SYSTEM.$L$6]=[.F41]);OR([$SYSTEM.$L$5]=&quot;&quot;;[$SYSTEM.$L$5]=[.E41])))" office:value-type="boolean" office:boolean-value="false" calcext:value-type="boolean">
            <text:p>FALSE</text:p>
          </table:table-cell>
          <table:table-cell table:style-name="ce18" table:formula="of:=IF([DRAM.$AX41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1]=&quot;&quot;;&quot;&quot;;[.A41])">
            <text:p/>
          </table:table-cell>
          <table:table-cell table:style-name="ce22" table:formula="of:=AND([.AX41];[SYSTEM.$D$14]=[.A41])" office:value-type="boolean" office:boolean-value="false" calcext:value-type="boolean">
            <text:p>FALSE</text:p>
          </table:table-cell>
          <table:table-cell table:style-name="ce23" table:formula="of:=IF([DRAM.$BK41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07" calcext:value-type="float">
            <text:p>1.07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42]; 5)" office:value-type="float" office:value="6" calcext:value-type="float">
            <text:p>6</text:p>
          </table:table-cell>
          <table:table-cell table:style-name="ce11" table:formula="of:=MAX(4*[.H42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42]" office:value-type="float" office:value="768" calcext:value-type="float">
            <text:p>768</text:p>
          </table:table-cell>
          <table:table-cell table:style-name="ce11" table:formula="of:=512*[.H42]" office:value-type="float" office:value="768" calcext:value-type="float">
            <text:p>76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42]" office:value-type="float" office:value="6" calcext:value-type="float">
            <text:p>6</text:p>
          </table:table-cell>
          <table:table-cell table:style-name="ce11" table:formula="of:=4*[.H42]" office:value-type="float" office:value="6" calcext:value-type="float">
            <text:p>6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512*[.H42]" office:value-type="float" office:value="768" calcext:value-type="float">
            <text:p>768</text:p>
          </table:table-cell>
          <table:table-cell table:style-name="ce11" table:formula="of:=256*[.H42]" office:value-type="float" office:value="384" calcext:value-type="float">
            <text:p>384</text:p>
          </table:table-cell>
          <table:table-cell table:style-name="ce11" table:formula="of:=64*[.H42]" office:value-type="float" office:value="96" calcext:value-type="float">
            <text:p>96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1*[.H42]" office:value-type="float" office:value="1.5" calcext:value-type="float">
            <text:p>1.5</text:p>
          </table:table-cell>
          <table:table-cell table:style-name="ce11" table:formula="of:=40*[.H42]" office:value-type="float" office:value="60" calcext:value-type="float">
            <text:p>60</text:p>
          </table:table-cell>
          <table:table-cell table:style-name="ce11" table:formula="of:=25*[.H42]" office:value-type="float" office:value="37.5" calcext:value-type="float">
            <text:p>37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42];7.5)" office:value-type="float" office:value="7.5" calcext:value-type="float">
            <text:p>7.5</text:p>
          </table:table-cell>
          <table:table-cell table:style-name="ce11" table:formula="of:=MAX(4*[DRAM.H42];7.5)" office:value-type="float" office:value="7.5" calcext:value-type="float">
            <text:p>7.5</text:p>
          </table:table-cell>
          <table:table-cell table:style-name="ce11" table:formula="of:=4*[.H42]" office:value-type="float" office:value="6" calcext:value-type="float">
            <text:p>6</text:p>
          </table:table-cell>
          <table:table-cell table:style-name="ce11" table:formula="of:=MAX(12*[DRAM.H42];15)" office:value-type="float" office:value="18" calcext:value-type="float">
            <text:p>18</text:p>
          </table:table-cell>
          <table:table-cell table:style-name="ce11" table:formula="of:=MAX(3*[DRAM.H42]; 6)" office:value-type="float" office:value="6" calcext:value-type="float">
            <text:p>6</text:p>
          </table:table-cell>
          <table:table-cell table:style-name="ce11" table:formula="of:=MAX(3*[DRAM.H42];5)" office:value-type="float" office:value="5" calcext:value-type="float">
            <text:p>5</text:p>
          </table:table-cell>
          <table:table-cell table:style-name="ce11" table:formula="of:=[DRAM.AR42]+[DRAM.H42]" office:value-type="float" office:value="6.5" calcext:value-type="float">
            <text:p>6.5</text:p>
          </table:table-cell>
          <table:table-cell table:style-name="ce11" table:formula="of:=MAX(5*[DRAM.H42];10)" office:value-type="float" office:value="10" calcext:value-type="float">
            <text:p>10</text:p>
          </table:table-cell>
          <table:table-cell table:style-name="ce16" table:formula="of:=MAX(5*[DRAM.H42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42]; tCK&lt;[DRAM.I42];OR([$SYSTEM.$L$3]=&quot;&quot;;[$SYSTEM.$L$3]=[.B42]);OR([$SYSTEM.$L$6]=&quot;&quot;;[$SYSTEM.$L$6]=[.F42]);OR([$SYSTEM.$L$5]=&quot;&quot;;[$SYSTEM.$L$5]=[.E42])))" office:value-type="boolean" office:boolean-value="false" calcext:value-type="boolean">
            <text:p>FALSE</text:p>
          </table:table-cell>
          <table:table-cell table:style-name="ce18" table:formula="of:=IF([DRAM.$AX42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2]=&quot;&quot;;&quot;&quot;;[.A42])">
            <text:p/>
          </table:table-cell>
          <table:table-cell table:style-name="ce22" table:formula="of:=AND([.AX42];[SYSTEM.$D$14]=[.A42])" office:value-type="boolean" office:boolean-value="false" calcext:value-type="boolean">
            <text:p>FALSE</text:p>
          </table:table-cell>
          <table:table-cell table:style-name="ce23" table:formula="of:=IF([DRAM.$BK42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DR3L-2133-93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Micron</text:p>
          </table:table-cell>
          <table:table-cell table:style-name="ce11" office:value-type="float" office:value="2133" calcext:value-type="float">
            <text:p>2133</text:p>
          </table:table-cell>
          <table:table-cell table:style-name="ce13" office:value-type="string" calcext:value-type="string">
            <text:p>sg-9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938" calcext:value-type="float">
            <text:p>0.938</text:p>
          </table:table-cell>
          <table:table-cell table:style-name="ce11" office:value-type="float" office:value="1.07" calcext:value-type="float">
            <text:p>1.07</text:p>
          </table:table-cell>
          <table:table-cell table:number-columns-repeated="2" table:style-name="ce11" office:value-type="float" office:value="13.09" calcext:value-type="float">
            <text:p>13.09</text:p>
          </table:table-cell>
          <table:table-cell table:style-name="ce11" office:value-type="float" office:value="46.09" calcext:value-type="float">
            <text:p>46.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MAX(4*[.H43]; 5)" office:value-type="float" office:value="5" calcext:value-type="float">
            <text:p>5</text:p>
          </table:table-cell>
          <table:table-cell table:style-name="ce11" table:formula="of:=MAX(4*[.H43]; 6)" office:value-type="float" office:value="6" calcext:value-type="float">
            <text:p>6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*[.H43]" office:value-type="float" office:value="480.256" calcext:value-type="float">
            <text:p>480.256</text:p>
          </table:table-cell>
          <table:table-cell table:style-name="ce11" table:formula="of:=512*[.H43]" office:value-type="float" office:value="480.256" calcext:value-type="float">
            <text:p>480.25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*[.H43]" office:value-type="float" office:value="3.752" calcext:value-type="float">
            <text:p>3.752</text:p>
          </table:table-cell>
          <table:table-cell table:style-name="ce11" table:formula="of:=4*[.H43]" office:value-type="float" office:value="3.752" calcext:value-type="float">
            <text:p>3.752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512*[.H43]" office:value-type="float" office:value="480.256" calcext:value-type="float">
            <text:p>480.256</text:p>
          </table:table-cell>
          <table:table-cell table:style-name="ce11" table:formula="of:=256*[.H43]" office:value-type="float" office:value="240.128" calcext:value-type="float">
            <text:p>240.128</text:p>
          </table:table-cell>
          <table:table-cell table:style-name="ce11" table:formula="of:=64*[.H43]" office:value-type="float" office:value="60.032" calcext:value-type="float">
            <text:p>60.032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1*[.H43]" office:value-type="float" office:value="0.938" calcext:value-type="float">
            <text:p>0.938</text:p>
          </table:table-cell>
          <table:table-cell table:style-name="ce11" table:formula="of:=40*[.H43]" office:value-type="float" office:value="37.52" calcext:value-type="float">
            <text:p>37.52</text:p>
          </table:table-cell>
          <table:table-cell table:style-name="ce11" table:formula="of:=25*[.H43]" office:value-type="float" office:value="23.45" calcext:value-type="float">
            <text:p>23.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MAX(4*[DRAM.H43];7.5)" office:value-type="float" office:value="7.5" calcext:value-type="float">
            <text:p>7.5</text:p>
          </table:table-cell>
          <table:table-cell table:style-name="ce11" table:formula="of:=MAX(4*[DRAM.H43];7.5)" office:value-type="float" office:value="7.5" calcext:value-type="float">
            <text:p>7.5</text:p>
          </table:table-cell>
          <table:table-cell table:style-name="ce11" table:formula="of:=4*[.H43]" office:value-type="float" office:value="3.752" calcext:value-type="float">
            <text:p>3.752</text:p>
          </table:table-cell>
          <table:table-cell table:style-name="ce11" table:formula="of:=MAX(12*[DRAM.H43];15)" office:value-type="float" office:value="15" calcext:value-type="float">
            <text:p>15</text:p>
          </table:table-cell>
          <table:table-cell table:style-name="ce11" table:formula="of:=MAX(3*[DRAM.H43]; 6)" office:value-type="float" office:value="6" calcext:value-type="float">
            <text:p>6</text:p>
          </table:table-cell>
          <table:table-cell table:style-name="ce11" table:formula="of:=MAX(3*[DRAM.H43];5)" office:value-type="float" office:value="5" calcext:value-type="float">
            <text:p>5</text:p>
          </table:table-cell>
          <table:table-cell table:style-name="ce11" table:formula="of:=[DRAM.AR43]+[DRAM.H43]" office:value-type="float" office:value="5.938" calcext:value-type="float">
            <text:p>5.938</text:p>
          </table:table-cell>
          <table:table-cell table:style-name="ce11" table:formula="of:=MAX(5*[DRAM.H43];10)" office:value-type="float" office:value="10" calcext:value-type="float">
            <text:p>10</text:p>
          </table:table-cell>
          <table:table-cell table:style-name="ce16" table:formula="of:=MAX(5*[DRAM.H43];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1"/>
          <table:table-cell table:style-name="ce17" table:formula="of:=AND(AND(tCK&gt;=[DRAM.H43]; tCK&lt;[DRAM.I43];OR([$SYSTEM.$L$3]=&quot;&quot;;[$SYSTEM.$L$3]=[.B43]);OR([$SYSTEM.$L$6]=&quot;&quot;;[$SYSTEM.$L$6]=[.F43]);OR([$SYSTEM.$L$5]=&quot;&quot;;[$SYSTEM.$L$5]=[.E43])))" office:value-type="boolean" office:boolean-value="false" calcext:value-type="boolean">
            <text:p>FALSE</text:p>
          </table:table-cell>
          <table:table-cell table:style-name="ce18" table:formula="of:=IF([DRAM.$AX43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3]=&quot;&quot;;&quot;&quot;;[.A43])">
            <text:p/>
          </table:table-cell>
          <table:table-cell table:style-name="ce22" table:formula="of:=AND([.AX43];[SYSTEM.$D$14]=[.A43])" office:value-type="boolean" office:boolean-value="false" calcext:value-type="boolean">
            <text:p>FALSE</text:p>
          </table:table-cell>
          <table:table-cell table:style-name="ce23" table:formula="of:=IF([DRAM.$BK43];ROW();&quot;&quot;)">
            <text:p/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K4B4G1646D</text:p>
          </table:table-cell>
          <table:table-cell table:style-name="ce7" office:value-type="string" calcext:value-type="string">
            <text:p>DDR3</text:p>
          </table:table-cell>
          <table:table-cell table:style-name="ce11" office:value-type="string" calcext:value-type="string">
            <text:p>Samsung</text:p>
          </table:table-cell>
          <table:table-cell table:style-name="ce11" office:value-type="float" office:value="1333" calcext:value-type="float">
            <text:p>1333</text:p>
          </table:table-cell>
          <table:table-cell table:style-name="ce13" office:value-type="string" calcext:value-type="string">
            <text:p>sg-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.875" calcext:value-type="float">
            <text:p>1.875</text:p>
          </table:table-cell>
          <table:table-cell table:number-columns-repeated="2" table:style-name="ce11" office:value-type="float" office:value="13.5" calcext:value-type="float">
            <text:p>13.5</text:p>
          </table:table-cell>
          <table:table-cell table:style-name="ce11" office:value-type="float" office:value="49.5" calcext:value-type="float">
            <text:p>49.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MAX(tCK * 4; 6)" office:value-type="float" office:value="7.69230769230769" calcext:value-type="float">
            <text:p>7.6923076923</text:p>
          </table:table-cell>
          <table:table-cell table:style-name="ce11" table:formula="of:=MAX(tCK * 4; 7.5)" office:value-type="float" office:value="7.69230769230769" calcext:value-type="float">
            <text:p>7.6923076923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table:formula="of:=512 * tCK" office:value-type="float" office:value="984.615384615385" calcext:value-type="float">
            <text:p>984.6153846154</text:p>
          </table:table-cell>
          <table:table-cell table:style-name="ce11" table:formula="of:=[.V44]" office:value-type="float" office:value="984.615384615385" calcext:value-type="float">
            <text:p>984.6153846154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4 * tCK" office:value-type="float" office:value="7.69230769230769" calcext:value-type="float">
            <text:p>7.6923076923</text:p>
          </table:table-cell>
          <table:table-cell table:style-name="ce11" table:formula="of:=4 * tCK" office:value-type="float" office:value="7.69230769230769" calcext:value-type="float">
            <text:p>7.6923076923</text:p>
          </table:table-cell>
          <table:table-cell table:style-name="ce15" table:formula="of:=1 * tCK" office:value-type="float" office:value="1.92307692307692" calcext:value-type="float">
            <text:p>1.92</text:p>
          </table:table-cell>
          <table:table-cell table:style-name="ce11" table:formula="of:=512 * tCK" office:value-type="float" office:value="984.615384615385" calcext:value-type="float">
            <text:p>984.6153846154</text:p>
          </table:table-cell>
          <table:table-cell table:style-name="ce11" table:formula="of:=256 * tCK" office:value-type="float" office:value="492.307692307692" calcext:value-type="float">
            <text:p>492.3076923077</text:p>
          </table:table-cell>
          <table:table-cell table:style-name="ce11" table:formula="of:=64 * tCK" office:value-type="float" office:value="123.076923076923" calcext:value-type="float">
            <text:p>123.0769230769</text:p>
          </table:table-cell>
          <table:table-cell table:style-name="ce11" table:formula="of:=1 * tCK" office:value-type="float" office:value="1.92307692307692" calcext:value-type="float">
            <text:p>1.9230769231</text:p>
          </table:table-cell>
          <table:table-cell table:style-name="ce11" table:formula="of:=1 * tCK" office:value-type="float" office:value="1.92307692307692" calcext:value-type="float">
            <text:p>1.9230769231</text:p>
          </table:table-cell>
          <table:table-cell table:style-name="ce11" table:formula="of:=1 * tCK" office:value-type="float" office:value="1.92307692307692" calcext:value-type="float">
            <text:p>1.9230769231</text:p>
          </table:table-cell>
          <table:table-cell table:style-name="ce11" table:formula="of:=1 * tCK" office:value-type="float" office:value="1.92307692307692" calcext:value-type="float">
            <text:p>1.9230769231</text:p>
          </table:table-cell>
          <table:table-cell table:style-name="ce11" table:formula="of:=40 * tCK" office:value-type="float" office:value="76.9230769230769" calcext:value-type="float">
            <text:p>76.9230769231</text:p>
          </table:table-cell>
          <table:table-cell table:style-name="ce11" table:formula="of:=25 * tCK" office:value-type="float" office:value="48.0769230769231" calcext:value-type="float">
            <text:p>48.07692307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MAX(4 * tCK; 7.5)" office:value-type="float" office:value="7.69230769230769" calcext:value-type="float">
            <text:p>7.6923076923</text:p>
          </table:table-cell>
          <table:table-cell table:style-name="ce11" table:formula="of:=MAX(4 * tCK; 7.5)" office:value-type="float" office:value="7.69230769230769" calcext:value-type="float">
            <text:p>7.6923076923</text:p>
          </table:table-cell>
          <table:table-cell table:style-name="ce11" table:formula="of:= 4 * tCK" office:value-type="float" office:value="7.69230769230769" calcext:value-type="float">
            <text:p>7.6923076923</text:p>
          </table:table-cell>
          <table:table-cell table:style-name="ce11" table:formula="of:=MAX(12 * tCK; 15)" office:value-type="float" office:value="23.0769230769231" calcext:value-type="float">
            <text:p>23.0769230769</text:p>
          </table:table-cell>
          <table:table-cell table:style-name="ce11" table:formula="of:=MAX(3 * tCK; 6)" office:value-type="float" office:value="6" calcext:value-type="float">
            <text:p>6</text:p>
          </table:table-cell>
          <table:table-cell table:style-name="ce11" table:formula="of:=MAX(3 * tCK; 5.625)" office:value-type="float" office:value="5.76923076923077" calcext:value-type="float">
            <text:p>5.7692307692</text:p>
          </table:table-cell>
          <table:table-cell table:style-name="ce11" table:formula="of:=[DRAM.AR44] + tCK" office:value-type="float" office:value="7.69230769230769" calcext:value-type="float">
            <text:p>7.6923076923</text:p>
          </table:table-cell>
          <table:table-cell table:style-name="ce11" table:formula="of:=MAX(5 * tCK; 10)" office:value-type="float" office:value="10" calcext:value-type="float">
            <text:p>10</text:p>
          </table:table-cell>
          <table:table-cell table:style-name="ce11" table:formula="of:=MAX(5 * tCK; 10)" office:value-type="float" office:value="10" calcext:value-type="float">
            <text:p>10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/>
          <table:table-cell table:style-name="ce17" table:formula="of:=AND(AND(tCK&gt;=[DRAM.H44]; tCK&lt;[DRAM.I44];OR([$SYSTEM.$L$3]=&quot;&quot;;[$SYSTEM.$L$3]=[.B44]);OR([$SYSTEM.$L$6]=&quot;&quot;;[$SYSTEM.$L$6]=[.F44]);OR([$SYSTEM.$L$5]=&quot;&quot;;[$SYSTEM.$L$5]=[.E44])))" office:value-type="boolean" office:boolean-value="false" calcext:value-type="boolean">
            <text:p>FALSE</text:p>
          </table:table-cell>
          <table:table-cell table:style-name="ce18" table:formula="of:=IF([DRAM.$AX44];ROW();&quot;&quot;)">
            <text:p/>
          </table:table-cell>
          <table:table-cell table:number-columns-repeated="2"/>
          <table:table-cell table:style-name="ce21"/>
          <table:table-cell table:number-columns-repeated="7"/>
          <table:table-cell table:formula="of:=IF([.AY44]=&quot;&quot;;&quot;&quot;;[.A44])">
            <text:p/>
          </table:table-cell>
          <table:table-cell table:style-name="ce22" table:formula="of:=AND([.AX44];[SYSTEM.$D$14]=[.A44])" office:value-type="boolean" office:boolean-value="false" calcext:value-type="boolean">
            <text:p>FALSE</text:p>
          </table:table-cell>
          <table:table-cell table:style-name="ce23" table:formula="of:=IF([DRAM.$BK44];ROW();&quot;&quot;)">
            <text:p/>
          </table:table-cell>
          <table:table-cell table:number-columns-repeated="2"/>
          <table:table-cell table:style-name="ce24"/>
        </table:table-row>
        <table:table-row table:style-name="ro1">
          <table:table-cell/>
          <table:table-cell table:style-name="Default"/>
          <table:table-cell table:number-columns-repeated="47"/>
          <table:table-cell table:style-name="ce17" table:formula="of:=AND(AND(tCK&gt;=[DRAM.H45]; tCK&lt;[DRAM.I45];OR([$SYSTEM.$L$3]=&quot;&quot;;[$SYSTEM.$L$3]=[.B45]);OR([$SYSTEM.$L$6]=&quot;&quot;;[$SYSTEM.$L$6]=[.F45]);OR([$SYSTEM.$L$5]=&quot;&quot;;[$SYSTEM.$L$5]=[.E45])))" office:value-type="boolean" office:boolean-value="false" calcext:value-type="boolean">
            <text:p>FALSE</text:p>
          </table:table-cell>
          <table:table-cell table:number-columns-repeated="3"/>
          <table:table-cell table:style-name="ce21"/>
          <table:table-cell table:number-columns-repeated="7"/>
          <table:table-cell table:formula="of:=IF([.AY45]=&quot;&quot;;&quot;&quot;;[.A45])">
            <text:p/>
          </table:table-cell>
          <table:table-cell table:style-name="ce22" table:formula="of:=AND([.AX45];[SYSTEM.$D$14]=[.A45])" office:value-type="boolean" office:boolean-value="false" calcext:value-type="boolean">
            <text:p>FALSE</text:p>
          </table:table-cell>
          <table:table-cell table:style-name="ce23" table:formula="of:=IF([DRAM.$BK45];ROW();&quot;&quot;)">
            <text:p/>
          </table:table-cell>
          <table:table-cell table:number-columns-repeated="3"/>
        </table:table-row>
        <table:table-row table:style-name="ro1">
          <table:table-cell table:style-name="ce4"/>
          <table:table-cell table:style-name="ce8"/>
          <table:table-cell/>
          <table:table-cell table:style-name="ce4"/>
          <table:table-cell table:number-columns-repeated="3"/>
          <table:table-cell table:style-name="ce14" table:number-columns-repeated="2"/>
          <table:table-cell table:number-columns-repeated="40"/>
          <table:table-cell table:style-name="ce17" table:formula="of:=AND(AND(tCK&gt;=[DRAM.H46]; tCK&lt;[DRAM.I46];OR([$SYSTEM.$L$3]=&quot;&quot;;[$SYSTEM.$L$3]=[.B46]);OR([$SYSTEM.$L$6]=&quot;&quot;;[$SYSTEM.$L$6]=[.F46]);OR([$SYSTEM.$L$5]=&quot;&quot;;[$SYSTEM.$L$5]=[.E46])))" office:value-type="boolean" office:boolean-value="false" calcext:value-type="boolean">
            <text:p>FALSE</text:p>
          </table:table-cell>
          <table:table-cell table:number-columns-repeated="11"/>
          <table:table-cell table:formula="of:=IF([.AY46]=&quot;&quot;;&quot;&quot;;[.A46])">
            <text:p/>
          </table:table-cell>
          <table:table-cell table:style-name="ce22" table:formula="of:=AND([.AX46];[SYSTEM.$D$14]=[.A46])" office:value-type="boolean" office:boolean-value="false" calcext:value-type="boolean">
            <text:p>FALSE</text:p>
          </table:table-cell>
          <table:table-cell table:style-name="ce23" table:formula="of:=IF([DRAM.$BK4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47]; tCK&lt;[DRAM.I47];OR([$SYSTEM.$L$3]=&quot;&quot;;[$SYSTEM.$L$3]=[.B47]);OR([$SYSTEM.$L$6]=&quot;&quot;;[$SYSTEM.$L$6]=[.F47]);OR([$SYSTEM.$L$5]=&quot;&quot;;[$SYSTEM.$L$5]=[.E47])))" office:value-type="boolean" office:boolean-value="false" calcext:value-type="boolean">
            <text:p>FALSE</text:p>
          </table:table-cell>
          <table:table-cell table:number-columns-repeated="11"/>
          <table:table-cell table:formula="of:=IF([.AY47]=&quot;&quot;;&quot;&quot;;[.A47])">
            <text:p/>
          </table:table-cell>
          <table:table-cell table:style-name="ce22" table:formula="of:=AND([.AX47];[SYSTEM.$D$14]=[.A47])" office:value-type="boolean" office:boolean-value="false" calcext:value-type="boolean">
            <text:p>FALSE</text:p>
          </table:table-cell>
          <table:table-cell table:style-name="ce23" table:formula="of:=IF([DRAM.$BK4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48]; tCK&lt;[DRAM.I48];OR([$SYSTEM.$L$3]=&quot;&quot;;[$SYSTEM.$L$3]=[.B48]);OR([$SYSTEM.$L$6]=&quot;&quot;;[$SYSTEM.$L$6]=[.F48]);OR([$SYSTEM.$L$5]=&quot;&quot;;[$SYSTEM.$L$5]=[.E48])))" office:value-type="boolean" office:boolean-value="false" calcext:value-type="boolean">
            <text:p>FALSE</text:p>
          </table:table-cell>
          <table:table-cell table:number-columns-repeated="11"/>
          <table:table-cell table:formula="of:=IF([.AY48]=&quot;&quot;;&quot;&quot;;[.A48])">
            <text:p/>
          </table:table-cell>
          <table:table-cell table:style-name="ce22" table:formula="of:=AND([.AX48];[SYSTEM.$D$14]=[.A48])" office:value-type="boolean" office:boolean-value="false" calcext:value-type="boolean">
            <text:p>FALSE</text:p>
          </table:table-cell>
          <table:table-cell table:style-name="ce23" table:formula="of:=IF([DRAM.$BK4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49]; tCK&lt;[DRAM.I49];OR([$SYSTEM.$L$3]=&quot;&quot;;[$SYSTEM.$L$3]=[.B49]);OR([$SYSTEM.$L$6]=&quot;&quot;;[$SYSTEM.$L$6]=[.F49]);OR([$SYSTEM.$L$5]=&quot;&quot;;[$SYSTEM.$L$5]=[.E49])))" office:value-type="boolean" office:boolean-value="false" calcext:value-type="boolean">
            <text:p>FALSE</text:p>
          </table:table-cell>
          <table:table-cell table:number-columns-repeated="11"/>
          <table:table-cell table:formula="of:=IF([.AY49]=&quot;&quot;;&quot;&quot;;[.A49])">
            <text:p/>
          </table:table-cell>
          <table:table-cell table:style-name="ce22" table:formula="of:=AND([.AX49];[SYSTEM.$D$14]=[.A49])" office:value-type="boolean" office:boolean-value="false" calcext:value-type="boolean">
            <text:p>FALSE</text:p>
          </table:table-cell>
          <table:table-cell table:style-name="ce23" table:formula="of:=IF([DRAM.$BK4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0]; tCK&lt;[DRAM.I50];OR([$SYSTEM.$L$3]=&quot;&quot;;[$SYSTEM.$L$3]=[.B50]);OR([$SYSTEM.$L$6]=&quot;&quot;;[$SYSTEM.$L$6]=[.F50]);OR([$SYSTEM.$L$5]=&quot;&quot;;[$SYSTEM.$L$5]=[.E50])))" office:value-type="boolean" office:boolean-value="false" calcext:value-type="boolean">
            <text:p>FALSE</text:p>
          </table:table-cell>
          <table:table-cell table:number-columns-repeated="11"/>
          <table:table-cell table:formula="of:=IF([.AY50]=&quot;&quot;;&quot;&quot;;[.A50])">
            <text:p/>
          </table:table-cell>
          <table:table-cell table:style-name="ce22" table:formula="of:=AND([.AX50];[SYSTEM.$D$14]=[.A50])" office:value-type="boolean" office:boolean-value="false" calcext:value-type="boolean">
            <text:p>FALSE</text:p>
          </table:table-cell>
          <table:table-cell table:style-name="ce23" table:formula="of:=IF([DRAM.$BK5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1]; tCK&lt;[DRAM.I51];OR([$SYSTEM.$L$3]=&quot;&quot;;[$SYSTEM.$L$3]=[.B51]);OR([$SYSTEM.$L$6]=&quot;&quot;;[$SYSTEM.$L$6]=[.F51]);OR([$SYSTEM.$L$5]=&quot;&quot;;[$SYSTEM.$L$5]=[.E51])))" office:value-type="boolean" office:boolean-value="false" calcext:value-type="boolean">
            <text:p>FALSE</text:p>
          </table:table-cell>
          <table:table-cell table:number-columns-repeated="11"/>
          <table:table-cell table:formula="of:=IF([.AY51]=&quot;&quot;;&quot;&quot;;[.A51])">
            <text:p/>
          </table:table-cell>
          <table:table-cell table:style-name="ce22" table:formula="of:=AND([.AX51];[SYSTEM.$D$14]=[.A51])" office:value-type="boolean" office:boolean-value="false" calcext:value-type="boolean">
            <text:p>FALSE</text:p>
          </table:table-cell>
          <table:table-cell table:style-name="ce23" table:formula="of:=IF([DRAM.$BK5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2]; tCK&lt;[DRAM.I52];OR([$SYSTEM.$L$3]=&quot;&quot;;[$SYSTEM.$L$3]=[.B52]);OR([$SYSTEM.$L$6]=&quot;&quot;;[$SYSTEM.$L$6]=[.F52]);OR([$SYSTEM.$L$5]=&quot;&quot;;[$SYSTEM.$L$5]=[.E52])))" office:value-type="boolean" office:boolean-value="false" calcext:value-type="boolean">
            <text:p>FALSE</text:p>
          </table:table-cell>
          <table:table-cell table:number-columns-repeated="11"/>
          <table:table-cell table:formula="of:=IF([.AY52]=&quot;&quot;;&quot;&quot;;[.A52])">
            <text:p/>
          </table:table-cell>
          <table:table-cell table:style-name="ce22" table:formula="of:=AND([.AX52];[SYSTEM.$D$14]=[.A52])" office:value-type="boolean" office:boolean-value="false" calcext:value-type="boolean">
            <text:p>FALSE</text:p>
          </table:table-cell>
          <table:table-cell table:style-name="ce23" table:formula="of:=IF([DRAM.$BK5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3]; tCK&lt;[DRAM.I53];OR([$SYSTEM.$L$3]=&quot;&quot;;[$SYSTEM.$L$3]=[.B53]);OR([$SYSTEM.$L$6]=&quot;&quot;;[$SYSTEM.$L$6]=[.F53]);OR([$SYSTEM.$L$5]=&quot;&quot;;[$SYSTEM.$L$5]=[.E53])))" office:value-type="boolean" office:boolean-value="false" calcext:value-type="boolean">
            <text:p>FALSE</text:p>
          </table:table-cell>
          <table:table-cell table:number-columns-repeated="11"/>
          <table:table-cell table:formula="of:=IF([.AY53]=&quot;&quot;;&quot;&quot;;[.A53])">
            <text:p/>
          </table:table-cell>
          <table:table-cell table:style-name="ce22" table:formula="of:=AND([.AX53];[SYSTEM.$D$14]=[.A53])" office:value-type="boolean" office:boolean-value="false" calcext:value-type="boolean">
            <text:p>FALSE</text:p>
          </table:table-cell>
          <table:table-cell table:style-name="ce23" table:formula="of:=IF([DRAM.$BK5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4]; tCK&lt;[DRAM.I54];OR([$SYSTEM.$L$3]=&quot;&quot;;[$SYSTEM.$L$3]=[.B54]);OR([$SYSTEM.$L$6]=&quot;&quot;;[$SYSTEM.$L$6]=[.F54]);OR([$SYSTEM.$L$5]=&quot;&quot;;[$SYSTEM.$L$5]=[.E54])))" office:value-type="boolean" office:boolean-value="false" calcext:value-type="boolean">
            <text:p>FALSE</text:p>
          </table:table-cell>
          <table:table-cell table:number-columns-repeated="11"/>
          <table:table-cell table:formula="of:=IF([.AY54]=&quot;&quot;;&quot;&quot;;[.A54])">
            <text:p/>
          </table:table-cell>
          <table:table-cell table:style-name="ce22" table:formula="of:=AND([.AX54];[SYSTEM.$D$14]=[.A54])" office:value-type="boolean" office:boolean-value="false" calcext:value-type="boolean">
            <text:p>FALSE</text:p>
          </table:table-cell>
          <table:table-cell table:style-name="ce23" table:formula="of:=IF([DRAM.$BK5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5]; tCK&lt;[DRAM.I55];OR([$SYSTEM.$L$3]=&quot;&quot;;[$SYSTEM.$L$3]=[.B55]);OR([$SYSTEM.$L$6]=&quot;&quot;;[$SYSTEM.$L$6]=[.F55]);OR([$SYSTEM.$L$5]=&quot;&quot;;[$SYSTEM.$L$5]=[.E55])))" office:value-type="boolean" office:boolean-value="false" calcext:value-type="boolean">
            <text:p>FALSE</text:p>
          </table:table-cell>
          <table:table-cell table:number-columns-repeated="11"/>
          <table:table-cell table:formula="of:=IF([.AY55]=&quot;&quot;;&quot;&quot;;[.A55])">
            <text:p/>
          </table:table-cell>
          <table:table-cell table:style-name="ce22" table:formula="of:=AND([.AX55];[SYSTEM.$D$14]=[.A55])" office:value-type="boolean" office:boolean-value="false" calcext:value-type="boolean">
            <text:p>FALSE</text:p>
          </table:table-cell>
          <table:table-cell table:style-name="ce23" table:formula="of:=IF([DRAM.$BK5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6]; tCK&lt;[DRAM.I56];OR([$SYSTEM.$L$3]=&quot;&quot;;[$SYSTEM.$L$3]=[.B56]);OR([$SYSTEM.$L$6]=&quot;&quot;;[$SYSTEM.$L$6]=[.F56]);OR([$SYSTEM.$L$5]=&quot;&quot;;[$SYSTEM.$L$5]=[.E56])))" office:value-type="boolean" office:boolean-value="false" calcext:value-type="boolean">
            <text:p>FALSE</text:p>
          </table:table-cell>
          <table:table-cell table:number-columns-repeated="11"/>
          <table:table-cell table:formula="of:=IF([.AY56]=&quot;&quot;;&quot;&quot;;[.A56])">
            <text:p/>
          </table:table-cell>
          <table:table-cell table:style-name="ce22" table:formula="of:=AND([.AX56];[SYSTEM.$D$14]=[.A56])" office:value-type="boolean" office:boolean-value="false" calcext:value-type="boolean">
            <text:p>FALSE</text:p>
          </table:table-cell>
          <table:table-cell table:style-name="ce23" table:formula="of:=IF([DRAM.$BK5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7]; tCK&lt;[DRAM.I57];OR([$SYSTEM.$L$3]=&quot;&quot;;[$SYSTEM.$L$3]=[.B57]);OR([$SYSTEM.$L$6]=&quot;&quot;;[$SYSTEM.$L$6]=[.F57]);OR([$SYSTEM.$L$5]=&quot;&quot;;[$SYSTEM.$L$5]=[.E57])))" office:value-type="boolean" office:boolean-value="false" calcext:value-type="boolean">
            <text:p>FALSE</text:p>
          </table:table-cell>
          <table:table-cell table:number-columns-repeated="11"/>
          <table:table-cell table:formula="of:=IF([.AY57]=&quot;&quot;;&quot;&quot;;[.A57])">
            <text:p/>
          </table:table-cell>
          <table:table-cell table:style-name="ce22" table:formula="of:=AND([.AX57];[SYSTEM.$D$14]=[.A57])" office:value-type="boolean" office:boolean-value="false" calcext:value-type="boolean">
            <text:p>FALSE</text:p>
          </table:table-cell>
          <table:table-cell table:style-name="ce23" table:formula="of:=IF([DRAM.$BK5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8]; tCK&lt;[DRAM.I58];OR([$SYSTEM.$L$3]=&quot;&quot;;[$SYSTEM.$L$3]=[.B58]);OR([$SYSTEM.$L$6]=&quot;&quot;;[$SYSTEM.$L$6]=[.F58]);OR([$SYSTEM.$L$5]=&quot;&quot;;[$SYSTEM.$L$5]=[.E58])))" office:value-type="boolean" office:boolean-value="false" calcext:value-type="boolean">
            <text:p>FALSE</text:p>
          </table:table-cell>
          <table:table-cell table:number-columns-repeated="11"/>
          <table:table-cell table:formula="of:=IF([.AY58]=&quot;&quot;;&quot;&quot;;[.A58])">
            <text:p/>
          </table:table-cell>
          <table:table-cell table:style-name="ce22" table:formula="of:=AND([.AX58];[SYSTEM.$D$14]=[.A58])" office:value-type="boolean" office:boolean-value="false" calcext:value-type="boolean">
            <text:p>FALSE</text:p>
          </table:table-cell>
          <table:table-cell table:style-name="ce23" table:formula="of:=IF([DRAM.$BK5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59]; tCK&lt;[DRAM.I59];OR([$SYSTEM.$L$3]=&quot;&quot;;[$SYSTEM.$L$3]=[.B59]);OR([$SYSTEM.$L$6]=&quot;&quot;;[$SYSTEM.$L$6]=[.F59]);OR([$SYSTEM.$L$5]=&quot;&quot;;[$SYSTEM.$L$5]=[.E59])))" office:value-type="boolean" office:boolean-value="false" calcext:value-type="boolean">
            <text:p>FALSE</text:p>
          </table:table-cell>
          <table:table-cell table:number-columns-repeated="11"/>
          <table:table-cell table:formula="of:=IF([.AY59]=&quot;&quot;;&quot;&quot;;[.A59])">
            <text:p/>
          </table:table-cell>
          <table:table-cell table:style-name="ce22" table:formula="of:=AND([.AX59];[SYSTEM.$D$14]=[.A59])" office:value-type="boolean" office:boolean-value="false" calcext:value-type="boolean">
            <text:p>FALSE</text:p>
          </table:table-cell>
          <table:table-cell table:style-name="ce23" table:formula="of:=IF([DRAM.$BK5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0]; tCK&lt;[DRAM.I60];OR([$SYSTEM.$L$3]=&quot;&quot;;[$SYSTEM.$L$3]=[.B60]);OR([$SYSTEM.$L$6]=&quot;&quot;;[$SYSTEM.$L$6]=[.F60]);OR([$SYSTEM.$L$5]=&quot;&quot;;[$SYSTEM.$L$5]=[.E60])))" office:value-type="boolean" office:boolean-value="false" calcext:value-type="boolean">
            <text:p>FALSE</text:p>
          </table:table-cell>
          <table:table-cell table:number-columns-repeated="11"/>
          <table:table-cell table:formula="of:=IF([.AY60]=&quot;&quot;;&quot;&quot;;[.A60])">
            <text:p/>
          </table:table-cell>
          <table:table-cell table:style-name="ce22" table:formula="of:=AND([.AX60];[SYSTEM.$D$14]=[.A60])" office:value-type="boolean" office:boolean-value="false" calcext:value-type="boolean">
            <text:p>FALSE</text:p>
          </table:table-cell>
          <table:table-cell table:style-name="ce23" table:formula="of:=IF([DRAM.$BK6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1]; tCK&lt;[DRAM.I61];OR([$SYSTEM.$L$3]=&quot;&quot;;[$SYSTEM.$L$3]=[.B61]);OR([$SYSTEM.$L$6]=&quot;&quot;;[$SYSTEM.$L$6]=[.F61]);OR([$SYSTEM.$L$5]=&quot;&quot;;[$SYSTEM.$L$5]=[.E61])))" office:value-type="boolean" office:boolean-value="false" calcext:value-type="boolean">
            <text:p>FALSE</text:p>
          </table:table-cell>
          <table:table-cell table:number-columns-repeated="11"/>
          <table:table-cell table:formula="of:=IF([.AY61]=&quot;&quot;;&quot;&quot;;[.A61])">
            <text:p/>
          </table:table-cell>
          <table:table-cell table:style-name="ce22" table:formula="of:=AND([.AX61];[SYSTEM.$D$14]=[.A61])" office:value-type="boolean" office:boolean-value="false" calcext:value-type="boolean">
            <text:p>FALSE</text:p>
          </table:table-cell>
          <table:table-cell table:style-name="ce23" table:formula="of:=IF([DRAM.$BK6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2]; tCK&lt;[DRAM.I62];OR([$SYSTEM.$L$3]=&quot;&quot;;[$SYSTEM.$L$3]=[.B62]);OR([$SYSTEM.$L$6]=&quot;&quot;;[$SYSTEM.$L$6]=[.F62]);OR([$SYSTEM.$L$5]=&quot;&quot;;[$SYSTEM.$L$5]=[.E62])))" office:value-type="boolean" office:boolean-value="false" calcext:value-type="boolean">
            <text:p>FALSE</text:p>
          </table:table-cell>
          <table:table-cell table:number-columns-repeated="11"/>
          <table:table-cell table:formula="of:=IF([.AY62]=&quot;&quot;;&quot;&quot;;[.A62])">
            <text:p/>
          </table:table-cell>
          <table:table-cell table:style-name="ce22" table:formula="of:=AND([.AX62];[SYSTEM.$D$14]=[.A62])" office:value-type="boolean" office:boolean-value="false" calcext:value-type="boolean">
            <text:p>FALSE</text:p>
          </table:table-cell>
          <table:table-cell table:style-name="ce23" table:formula="of:=IF([DRAM.$BK6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3]; tCK&lt;[DRAM.I63];OR([$SYSTEM.$L$3]=&quot;&quot;;[$SYSTEM.$L$3]=[.B63]);OR([$SYSTEM.$L$6]=&quot;&quot;;[$SYSTEM.$L$6]=[.F63]);OR([$SYSTEM.$L$5]=&quot;&quot;;[$SYSTEM.$L$5]=[.E63])))" office:value-type="boolean" office:boolean-value="false" calcext:value-type="boolean">
            <text:p>FALSE</text:p>
          </table:table-cell>
          <table:table-cell table:number-columns-repeated="11"/>
          <table:table-cell table:formula="of:=IF([.AY63]=&quot;&quot;;&quot;&quot;;[.A63])">
            <text:p/>
          </table:table-cell>
          <table:table-cell table:style-name="ce22" table:formula="of:=AND([.AX63];[SYSTEM.$D$14]=[.A63])" office:value-type="boolean" office:boolean-value="false" calcext:value-type="boolean">
            <text:p>FALSE</text:p>
          </table:table-cell>
          <table:table-cell table:style-name="ce23" table:formula="of:=IF([DRAM.$BK6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4]; tCK&lt;[DRAM.I64];OR([$SYSTEM.$L$3]=&quot;&quot;;[$SYSTEM.$L$3]=[.B64]);OR([$SYSTEM.$L$6]=&quot;&quot;;[$SYSTEM.$L$6]=[.F64]);OR([$SYSTEM.$L$5]=&quot;&quot;;[$SYSTEM.$L$5]=[.E64])))" office:value-type="boolean" office:boolean-value="false" calcext:value-type="boolean">
            <text:p>FALSE</text:p>
          </table:table-cell>
          <table:table-cell table:number-columns-repeated="11"/>
          <table:table-cell table:formula="of:=IF([.AY64]=&quot;&quot;;&quot;&quot;;[.A64])">
            <text:p/>
          </table:table-cell>
          <table:table-cell table:style-name="ce22" table:formula="of:=AND([.AX64];[SYSTEM.$D$14]=[.A64])" office:value-type="boolean" office:boolean-value="false" calcext:value-type="boolean">
            <text:p>FALSE</text:p>
          </table:table-cell>
          <table:table-cell table:style-name="ce23" table:formula="of:=IF([DRAM.$BK6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5]; tCK&lt;[DRAM.I65];OR([$SYSTEM.$L$3]=&quot;&quot;;[$SYSTEM.$L$3]=[.B65]);OR([$SYSTEM.$L$6]=&quot;&quot;;[$SYSTEM.$L$6]=[.F65]);OR([$SYSTEM.$L$5]=&quot;&quot;;[$SYSTEM.$L$5]=[.E65])))" office:value-type="boolean" office:boolean-value="false" calcext:value-type="boolean">
            <text:p>FALSE</text:p>
          </table:table-cell>
          <table:table-cell table:number-columns-repeated="11"/>
          <table:table-cell table:formula="of:=IF([.AY65]=&quot;&quot;;&quot;&quot;;[.A65])">
            <text:p/>
          </table:table-cell>
          <table:table-cell table:style-name="ce22" table:formula="of:=AND([.AX65];[SYSTEM.$D$14]=[.A65])" office:value-type="boolean" office:boolean-value="false" calcext:value-type="boolean">
            <text:p>FALSE</text:p>
          </table:table-cell>
          <table:table-cell table:style-name="ce23" table:formula="of:=IF([DRAM.$BK6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6]; tCK&lt;[DRAM.I66];OR([$SYSTEM.$L$3]=&quot;&quot;;[$SYSTEM.$L$3]=[.B66]);OR([$SYSTEM.$L$6]=&quot;&quot;;[$SYSTEM.$L$6]=[.F66]);OR([$SYSTEM.$L$5]=&quot;&quot;;[$SYSTEM.$L$5]=[.E66])))" office:value-type="boolean" office:boolean-value="false" calcext:value-type="boolean">
            <text:p>FALSE</text:p>
          </table:table-cell>
          <table:table-cell table:number-columns-repeated="11"/>
          <table:table-cell table:formula="of:=IF([.AY66]=&quot;&quot;;&quot;&quot;;[.A66])">
            <text:p/>
          </table:table-cell>
          <table:table-cell table:style-name="ce22" table:formula="of:=AND([.AX66];[SYSTEM.$D$14]=[.A66])" office:value-type="boolean" office:boolean-value="false" calcext:value-type="boolean">
            <text:p>FALSE</text:p>
          </table:table-cell>
          <table:table-cell table:style-name="ce23" table:formula="of:=IF([DRAM.$BK6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7]; tCK&lt;[DRAM.I67];OR([$SYSTEM.$L$3]=&quot;&quot;;[$SYSTEM.$L$3]=[.B67]);OR([$SYSTEM.$L$6]=&quot;&quot;;[$SYSTEM.$L$6]=[.F67]);OR([$SYSTEM.$L$5]=&quot;&quot;;[$SYSTEM.$L$5]=[.E67])))" office:value-type="boolean" office:boolean-value="false" calcext:value-type="boolean">
            <text:p>FALSE</text:p>
          </table:table-cell>
          <table:table-cell table:number-columns-repeated="11"/>
          <table:table-cell table:formula="of:=IF([.AY67]=&quot;&quot;;&quot;&quot;;[.A67])">
            <text:p/>
          </table:table-cell>
          <table:table-cell table:style-name="ce22" table:formula="of:=AND([.AX67];[SYSTEM.$D$14]=[.A67])" office:value-type="boolean" office:boolean-value="false" calcext:value-type="boolean">
            <text:p>FALSE</text:p>
          </table:table-cell>
          <table:table-cell table:style-name="ce23" table:formula="of:=IF([DRAM.$BK6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8]; tCK&lt;[DRAM.I68];OR([$SYSTEM.$L$3]=&quot;&quot;;[$SYSTEM.$L$3]=[.B68]);OR([$SYSTEM.$L$6]=&quot;&quot;;[$SYSTEM.$L$6]=[.F68]);OR([$SYSTEM.$L$5]=&quot;&quot;;[$SYSTEM.$L$5]=[.E68])))" office:value-type="boolean" office:boolean-value="false" calcext:value-type="boolean">
            <text:p>FALSE</text:p>
          </table:table-cell>
          <table:table-cell table:number-columns-repeated="11"/>
          <table:table-cell table:formula="of:=IF([.AY68]=&quot;&quot;;&quot;&quot;;[.A68])">
            <text:p/>
          </table:table-cell>
          <table:table-cell table:style-name="ce22" table:formula="of:=AND([.AX68];[SYSTEM.$D$14]=[.A68])" office:value-type="boolean" office:boolean-value="false" calcext:value-type="boolean">
            <text:p>FALSE</text:p>
          </table:table-cell>
          <table:table-cell table:style-name="ce23" table:formula="of:=IF([DRAM.$BK6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69]; tCK&lt;[DRAM.I69];OR([$SYSTEM.$L$3]=&quot;&quot;;[$SYSTEM.$L$3]=[.B69]);OR([$SYSTEM.$L$6]=&quot;&quot;;[$SYSTEM.$L$6]=[.F69]);OR([$SYSTEM.$L$5]=&quot;&quot;;[$SYSTEM.$L$5]=[.E69])))" office:value-type="boolean" office:boolean-value="false" calcext:value-type="boolean">
            <text:p>FALSE</text:p>
          </table:table-cell>
          <table:table-cell table:number-columns-repeated="11"/>
          <table:table-cell table:formula="of:=IF([.AY69]=&quot;&quot;;&quot;&quot;;[.A69])">
            <text:p/>
          </table:table-cell>
          <table:table-cell table:style-name="ce22" table:formula="of:=AND([.AX69];[SYSTEM.$D$14]=[.A69])" office:value-type="boolean" office:boolean-value="false" calcext:value-type="boolean">
            <text:p>FALSE</text:p>
          </table:table-cell>
          <table:table-cell table:style-name="ce23" table:formula="of:=IF([DRAM.$BK6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0]; tCK&lt;[DRAM.I70];OR([$SYSTEM.$L$3]=&quot;&quot;;[$SYSTEM.$L$3]=[.B70]);OR([$SYSTEM.$L$6]=&quot;&quot;;[$SYSTEM.$L$6]=[.F70]);OR([$SYSTEM.$L$5]=&quot;&quot;;[$SYSTEM.$L$5]=[.E70])))" office:value-type="boolean" office:boolean-value="false" calcext:value-type="boolean">
            <text:p>FALSE</text:p>
          </table:table-cell>
          <table:table-cell table:number-columns-repeated="11"/>
          <table:table-cell table:formula="of:=IF([.AY70]=&quot;&quot;;&quot;&quot;;[.A70])">
            <text:p/>
          </table:table-cell>
          <table:table-cell table:style-name="ce22" table:formula="of:=AND([.AX70];[SYSTEM.$D$14]=[.A70])" office:value-type="boolean" office:boolean-value="false" calcext:value-type="boolean">
            <text:p>FALSE</text:p>
          </table:table-cell>
          <table:table-cell table:style-name="ce23" table:formula="of:=IF([DRAM.$BK7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1]; tCK&lt;[DRAM.I71];OR([$SYSTEM.$L$3]=&quot;&quot;;[$SYSTEM.$L$3]=[.B71]);OR([$SYSTEM.$L$6]=&quot;&quot;;[$SYSTEM.$L$6]=[.F71]);OR([$SYSTEM.$L$5]=&quot;&quot;;[$SYSTEM.$L$5]=[.E71])))" office:value-type="boolean" office:boolean-value="false" calcext:value-type="boolean">
            <text:p>FALSE</text:p>
          </table:table-cell>
          <table:table-cell table:number-columns-repeated="11"/>
          <table:table-cell table:formula="of:=IF([.AY71]=&quot;&quot;;&quot;&quot;;[.A71])">
            <text:p/>
          </table:table-cell>
          <table:table-cell table:style-name="ce22" table:formula="of:=AND([.AX71];[SYSTEM.$D$14]=[.A71])" office:value-type="boolean" office:boolean-value="false" calcext:value-type="boolean">
            <text:p>FALSE</text:p>
          </table:table-cell>
          <table:table-cell table:style-name="ce23" table:formula="of:=IF([DRAM.$BK7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2]; tCK&lt;[DRAM.I72];OR([$SYSTEM.$L$3]=&quot;&quot;;[$SYSTEM.$L$3]=[.B72]);OR([$SYSTEM.$L$6]=&quot;&quot;;[$SYSTEM.$L$6]=[.F72]);OR([$SYSTEM.$L$5]=&quot;&quot;;[$SYSTEM.$L$5]=[.E72])))" office:value-type="boolean" office:boolean-value="false" calcext:value-type="boolean">
            <text:p>FALSE</text:p>
          </table:table-cell>
          <table:table-cell table:number-columns-repeated="11"/>
          <table:table-cell table:formula="of:=IF([.AY72]=&quot;&quot;;&quot;&quot;;[.A72])">
            <text:p/>
          </table:table-cell>
          <table:table-cell table:style-name="ce22" table:formula="of:=AND([.AX72];[SYSTEM.$D$14]=[.A72])" office:value-type="boolean" office:boolean-value="false" calcext:value-type="boolean">
            <text:p>FALSE</text:p>
          </table:table-cell>
          <table:table-cell table:style-name="ce23" table:formula="of:=IF([DRAM.$BK7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3]; tCK&lt;[DRAM.I73];OR([$SYSTEM.$L$3]=&quot;&quot;;[$SYSTEM.$L$3]=[.B73]);OR([$SYSTEM.$L$6]=&quot;&quot;;[$SYSTEM.$L$6]=[.F73]);OR([$SYSTEM.$L$5]=&quot;&quot;;[$SYSTEM.$L$5]=[.E73])))" office:value-type="boolean" office:boolean-value="false" calcext:value-type="boolean">
            <text:p>FALSE</text:p>
          </table:table-cell>
          <table:table-cell table:number-columns-repeated="11"/>
          <table:table-cell table:formula="of:=IF([.AY73]=&quot;&quot;;&quot;&quot;;[.A73])">
            <text:p/>
          </table:table-cell>
          <table:table-cell table:style-name="ce22" table:formula="of:=AND([.AX73];[SYSTEM.$D$14]=[.A73])" office:value-type="boolean" office:boolean-value="false" calcext:value-type="boolean">
            <text:p>FALSE</text:p>
          </table:table-cell>
          <table:table-cell table:style-name="ce23" table:formula="of:=IF([DRAM.$BK7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4]; tCK&lt;[DRAM.I74];OR([$SYSTEM.$L$3]=&quot;&quot;;[$SYSTEM.$L$3]=[.B74]);OR([$SYSTEM.$L$6]=&quot;&quot;;[$SYSTEM.$L$6]=[.F74]);OR([$SYSTEM.$L$5]=&quot;&quot;;[$SYSTEM.$L$5]=[.E74])))" office:value-type="boolean" office:boolean-value="false" calcext:value-type="boolean">
            <text:p>FALSE</text:p>
          </table:table-cell>
          <table:table-cell table:number-columns-repeated="11"/>
          <table:table-cell table:formula="of:=IF([.AY74]=&quot;&quot;;&quot;&quot;;[.A74])">
            <text:p/>
          </table:table-cell>
          <table:table-cell table:style-name="ce22" table:formula="of:=AND([.AX74];[SYSTEM.$D$14]=[.A74])" office:value-type="boolean" office:boolean-value="false" calcext:value-type="boolean">
            <text:p>FALSE</text:p>
          </table:table-cell>
          <table:table-cell table:style-name="ce23" table:formula="of:=IF([DRAM.$BK7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5]; tCK&lt;[DRAM.I75];OR([$SYSTEM.$L$3]=&quot;&quot;;[$SYSTEM.$L$3]=[.B75]);OR([$SYSTEM.$L$6]=&quot;&quot;;[$SYSTEM.$L$6]=[.F75]);OR([$SYSTEM.$L$5]=&quot;&quot;;[$SYSTEM.$L$5]=[.E75])))" office:value-type="boolean" office:boolean-value="false" calcext:value-type="boolean">
            <text:p>FALSE</text:p>
          </table:table-cell>
          <table:table-cell table:number-columns-repeated="11"/>
          <table:table-cell table:formula="of:=IF([.AY75]=&quot;&quot;;&quot;&quot;;[.A75])">
            <text:p/>
          </table:table-cell>
          <table:table-cell table:style-name="ce22" table:formula="of:=AND([.AX75];[SYSTEM.$D$14]=[.A75])" office:value-type="boolean" office:boolean-value="false" calcext:value-type="boolean">
            <text:p>FALSE</text:p>
          </table:table-cell>
          <table:table-cell table:style-name="ce23" table:formula="of:=IF([DRAM.$BK7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6]; tCK&lt;[DRAM.I76];OR([$SYSTEM.$L$3]=&quot;&quot;;[$SYSTEM.$L$3]=[.B76]);OR([$SYSTEM.$L$6]=&quot;&quot;;[$SYSTEM.$L$6]=[.F76]);OR([$SYSTEM.$L$5]=&quot;&quot;;[$SYSTEM.$L$5]=[.E76])))" office:value-type="boolean" office:boolean-value="false" calcext:value-type="boolean">
            <text:p>FALSE</text:p>
          </table:table-cell>
          <table:table-cell table:number-columns-repeated="11"/>
          <table:table-cell table:formula="of:=IF([.AY76]=&quot;&quot;;&quot;&quot;;[.A76])">
            <text:p/>
          </table:table-cell>
          <table:table-cell table:style-name="ce22" table:formula="of:=AND([.AX76];[SYSTEM.$D$14]=[.A76])" office:value-type="boolean" office:boolean-value="false" calcext:value-type="boolean">
            <text:p>FALSE</text:p>
          </table:table-cell>
          <table:table-cell table:style-name="ce23" table:formula="of:=IF([DRAM.$BK7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7]; tCK&lt;[DRAM.I77];OR([$SYSTEM.$L$3]=&quot;&quot;;[$SYSTEM.$L$3]=[.B77]);OR([$SYSTEM.$L$6]=&quot;&quot;;[$SYSTEM.$L$6]=[.F77]);OR([$SYSTEM.$L$5]=&quot;&quot;;[$SYSTEM.$L$5]=[.E77])))" office:value-type="boolean" office:boolean-value="false" calcext:value-type="boolean">
            <text:p>FALSE</text:p>
          </table:table-cell>
          <table:table-cell table:number-columns-repeated="11"/>
          <table:table-cell table:formula="of:=IF([.AY77]=&quot;&quot;;&quot;&quot;;[.A77])">
            <text:p/>
          </table:table-cell>
          <table:table-cell table:style-name="ce22" table:formula="of:=AND([.AX77];[SYSTEM.$D$14]=[.A77])" office:value-type="boolean" office:boolean-value="false" calcext:value-type="boolean">
            <text:p>FALSE</text:p>
          </table:table-cell>
          <table:table-cell table:style-name="ce23" table:formula="of:=IF([DRAM.$BK7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8]; tCK&lt;[DRAM.I78];OR([$SYSTEM.$L$3]=&quot;&quot;;[$SYSTEM.$L$3]=[.B78]);OR([$SYSTEM.$L$6]=&quot;&quot;;[$SYSTEM.$L$6]=[.F78]);OR([$SYSTEM.$L$5]=&quot;&quot;;[$SYSTEM.$L$5]=[.E78])))" office:value-type="boolean" office:boolean-value="false" calcext:value-type="boolean">
            <text:p>FALSE</text:p>
          </table:table-cell>
          <table:table-cell table:number-columns-repeated="11"/>
          <table:table-cell table:formula="of:=IF([.AY78]=&quot;&quot;;&quot;&quot;;[.A78])">
            <text:p/>
          </table:table-cell>
          <table:table-cell table:style-name="ce22" table:formula="of:=AND([.AX78];[SYSTEM.$D$14]=[.A78])" office:value-type="boolean" office:boolean-value="false" calcext:value-type="boolean">
            <text:p>FALSE</text:p>
          </table:table-cell>
          <table:table-cell table:style-name="ce23" table:formula="of:=IF([DRAM.$BK7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79]; tCK&lt;[DRAM.I79];OR([$SYSTEM.$L$3]=&quot;&quot;;[$SYSTEM.$L$3]=[.B79]);OR([$SYSTEM.$L$6]=&quot;&quot;;[$SYSTEM.$L$6]=[.F79]);OR([$SYSTEM.$L$5]=&quot;&quot;;[$SYSTEM.$L$5]=[.E79])))" office:value-type="boolean" office:boolean-value="false" calcext:value-type="boolean">
            <text:p>FALSE</text:p>
          </table:table-cell>
          <table:table-cell table:number-columns-repeated="11"/>
          <table:table-cell table:formula="of:=IF([.AY79]=&quot;&quot;;&quot;&quot;;[.A79])">
            <text:p/>
          </table:table-cell>
          <table:table-cell table:style-name="ce22" table:formula="of:=AND([.AX79];[SYSTEM.$D$14]=[.A79])" office:value-type="boolean" office:boolean-value="false" calcext:value-type="boolean">
            <text:p>FALSE</text:p>
          </table:table-cell>
          <table:table-cell table:style-name="ce23" table:formula="of:=IF([DRAM.$BK7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0]; tCK&lt;[DRAM.I80];OR([$SYSTEM.$L$3]=&quot;&quot;;[$SYSTEM.$L$3]=[.B80]);OR([$SYSTEM.$L$6]=&quot;&quot;;[$SYSTEM.$L$6]=[.F80]);OR([$SYSTEM.$L$5]=&quot;&quot;;[$SYSTEM.$L$5]=[.E80])))" office:value-type="boolean" office:boolean-value="false" calcext:value-type="boolean">
            <text:p>FALSE</text:p>
          </table:table-cell>
          <table:table-cell table:number-columns-repeated="11"/>
          <table:table-cell table:formula="of:=IF([.AY80]=&quot;&quot;;&quot;&quot;;[.A80])">
            <text:p/>
          </table:table-cell>
          <table:table-cell table:style-name="ce22" table:formula="of:=AND([.AX80];[SYSTEM.$D$14]=[.A80])" office:value-type="boolean" office:boolean-value="false" calcext:value-type="boolean">
            <text:p>FALSE</text:p>
          </table:table-cell>
          <table:table-cell table:style-name="ce23" table:formula="of:=IF([DRAM.$BK8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1]; tCK&lt;[DRAM.I81];OR([$SYSTEM.$L$3]=&quot;&quot;;[$SYSTEM.$L$3]=[.B81]);OR([$SYSTEM.$L$6]=&quot;&quot;;[$SYSTEM.$L$6]=[.F81]);OR([$SYSTEM.$L$5]=&quot;&quot;;[$SYSTEM.$L$5]=[.E81])))" office:value-type="boolean" office:boolean-value="false" calcext:value-type="boolean">
            <text:p>FALSE</text:p>
          </table:table-cell>
          <table:table-cell table:number-columns-repeated="11"/>
          <table:table-cell table:formula="of:=IF([.AY81]=&quot;&quot;;&quot;&quot;;[.A81])">
            <text:p/>
          </table:table-cell>
          <table:table-cell table:style-name="ce22" table:formula="of:=AND([.AX81];[SYSTEM.$D$14]=[.A81])" office:value-type="boolean" office:boolean-value="false" calcext:value-type="boolean">
            <text:p>FALSE</text:p>
          </table:table-cell>
          <table:table-cell table:style-name="ce23" table:formula="of:=IF([DRAM.$BK8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2]; tCK&lt;[DRAM.I82];OR([$SYSTEM.$L$3]=&quot;&quot;;[$SYSTEM.$L$3]=[.B82]);OR([$SYSTEM.$L$6]=&quot;&quot;;[$SYSTEM.$L$6]=[.F82]);OR([$SYSTEM.$L$5]=&quot;&quot;;[$SYSTEM.$L$5]=[.E82])))" office:value-type="boolean" office:boolean-value="false" calcext:value-type="boolean">
            <text:p>FALSE</text:p>
          </table:table-cell>
          <table:table-cell table:number-columns-repeated="11"/>
          <table:table-cell table:formula="of:=IF([.AY82]=&quot;&quot;;&quot;&quot;;[.A82])">
            <text:p/>
          </table:table-cell>
          <table:table-cell table:style-name="ce22" table:formula="of:=AND([.AX82];[SYSTEM.$D$14]=[.A82])" office:value-type="boolean" office:boolean-value="false" calcext:value-type="boolean">
            <text:p>FALSE</text:p>
          </table:table-cell>
          <table:table-cell table:style-name="ce23" table:formula="of:=IF([DRAM.$BK8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3]; tCK&lt;[DRAM.I83];OR([$SYSTEM.$L$3]=&quot;&quot;;[$SYSTEM.$L$3]=[.B83]);OR([$SYSTEM.$L$6]=&quot;&quot;;[$SYSTEM.$L$6]=[.F83]);OR([$SYSTEM.$L$5]=&quot;&quot;;[$SYSTEM.$L$5]=[.E83])))" office:value-type="boolean" office:boolean-value="false" calcext:value-type="boolean">
            <text:p>FALSE</text:p>
          </table:table-cell>
          <table:table-cell table:number-columns-repeated="11"/>
          <table:table-cell table:formula="of:=IF([.AY83]=&quot;&quot;;&quot;&quot;;[.A83])">
            <text:p/>
          </table:table-cell>
          <table:table-cell table:style-name="ce22" table:formula="of:=AND([.AX83];[SYSTEM.$D$14]=[.A83])" office:value-type="boolean" office:boolean-value="false" calcext:value-type="boolean">
            <text:p>FALSE</text:p>
          </table:table-cell>
          <table:table-cell table:style-name="ce23" table:formula="of:=IF([DRAM.$BK8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4]; tCK&lt;[DRAM.I84];OR([$SYSTEM.$L$3]=&quot;&quot;;[$SYSTEM.$L$3]=[.B84]);OR([$SYSTEM.$L$6]=&quot;&quot;;[$SYSTEM.$L$6]=[.F84]);OR([$SYSTEM.$L$5]=&quot;&quot;;[$SYSTEM.$L$5]=[.E84])))" office:value-type="boolean" office:boolean-value="false" calcext:value-type="boolean">
            <text:p>FALSE</text:p>
          </table:table-cell>
          <table:table-cell table:number-columns-repeated="11"/>
          <table:table-cell table:formula="of:=IF([.AY84]=&quot;&quot;;&quot;&quot;;[.A84])">
            <text:p/>
          </table:table-cell>
          <table:table-cell table:style-name="ce22" table:formula="of:=AND([.AX84];[SYSTEM.$D$14]=[.A84])" office:value-type="boolean" office:boolean-value="false" calcext:value-type="boolean">
            <text:p>FALSE</text:p>
          </table:table-cell>
          <table:table-cell table:style-name="ce23" table:formula="of:=IF([DRAM.$BK8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5]; tCK&lt;[DRAM.I85];OR([$SYSTEM.$L$3]=&quot;&quot;;[$SYSTEM.$L$3]=[.B85]);OR([$SYSTEM.$L$6]=&quot;&quot;;[$SYSTEM.$L$6]=[.F85]);OR([$SYSTEM.$L$5]=&quot;&quot;;[$SYSTEM.$L$5]=[.E85])))" office:value-type="boolean" office:boolean-value="false" calcext:value-type="boolean">
            <text:p>FALSE</text:p>
          </table:table-cell>
          <table:table-cell table:number-columns-repeated="11"/>
          <table:table-cell table:formula="of:=IF([.AY85]=&quot;&quot;;&quot;&quot;;[.A85])">
            <text:p/>
          </table:table-cell>
          <table:table-cell table:style-name="ce22" table:formula="of:=AND([.AX85];[SYSTEM.$D$14]=[.A85])" office:value-type="boolean" office:boolean-value="false" calcext:value-type="boolean">
            <text:p>FALSE</text:p>
          </table:table-cell>
          <table:table-cell table:style-name="ce23" table:formula="of:=IF([DRAM.$BK8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6]; tCK&lt;[DRAM.I86];OR([$SYSTEM.$L$3]=&quot;&quot;;[$SYSTEM.$L$3]=[.B86]);OR([$SYSTEM.$L$6]=&quot;&quot;;[$SYSTEM.$L$6]=[.F86]);OR([$SYSTEM.$L$5]=&quot;&quot;;[$SYSTEM.$L$5]=[.E86])))" office:value-type="boolean" office:boolean-value="false" calcext:value-type="boolean">
            <text:p>FALSE</text:p>
          </table:table-cell>
          <table:table-cell table:number-columns-repeated="11"/>
          <table:table-cell table:formula="of:=IF([.AY86]=&quot;&quot;;&quot;&quot;;[.A86])">
            <text:p/>
          </table:table-cell>
          <table:table-cell table:style-name="ce22" table:formula="of:=AND([.AX86];[SYSTEM.$D$14]=[.A86])" office:value-type="boolean" office:boolean-value="false" calcext:value-type="boolean">
            <text:p>FALSE</text:p>
          </table:table-cell>
          <table:table-cell table:style-name="ce23" table:formula="of:=IF([DRAM.$BK8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7]; tCK&lt;[DRAM.I87];OR([$SYSTEM.$L$3]=&quot;&quot;;[$SYSTEM.$L$3]=[.B87]);OR([$SYSTEM.$L$6]=&quot;&quot;;[$SYSTEM.$L$6]=[.F87]);OR([$SYSTEM.$L$5]=&quot;&quot;;[$SYSTEM.$L$5]=[.E87])))" office:value-type="boolean" office:boolean-value="false" calcext:value-type="boolean">
            <text:p>FALSE</text:p>
          </table:table-cell>
          <table:table-cell table:number-columns-repeated="11"/>
          <table:table-cell table:formula="of:=IF([.AY87]=&quot;&quot;;&quot;&quot;;[.A87])">
            <text:p/>
          </table:table-cell>
          <table:table-cell table:style-name="ce22" table:formula="of:=AND([.AX87];[SYSTEM.$D$14]=[.A87])" office:value-type="boolean" office:boolean-value="false" calcext:value-type="boolean">
            <text:p>FALSE</text:p>
          </table:table-cell>
          <table:table-cell table:style-name="ce23" table:formula="of:=IF([DRAM.$BK8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8]; tCK&lt;[DRAM.I88];OR([$SYSTEM.$L$3]=&quot;&quot;;[$SYSTEM.$L$3]=[.B88]);OR([$SYSTEM.$L$6]=&quot;&quot;;[$SYSTEM.$L$6]=[.F88]);OR([$SYSTEM.$L$5]=&quot;&quot;;[$SYSTEM.$L$5]=[.E88])))" office:value-type="boolean" office:boolean-value="false" calcext:value-type="boolean">
            <text:p>FALSE</text:p>
          </table:table-cell>
          <table:table-cell table:number-columns-repeated="11"/>
          <table:table-cell table:formula="of:=IF([.AY88]=&quot;&quot;;&quot;&quot;;[.A88])">
            <text:p/>
          </table:table-cell>
          <table:table-cell table:style-name="ce22" table:formula="of:=AND([.AX88];[SYSTEM.$D$14]=[.A88])" office:value-type="boolean" office:boolean-value="false" calcext:value-type="boolean">
            <text:p>FALSE</text:p>
          </table:table-cell>
          <table:table-cell table:style-name="ce23" table:formula="of:=IF([DRAM.$BK8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89]; tCK&lt;[DRAM.I89];OR([$SYSTEM.$L$3]=&quot;&quot;;[$SYSTEM.$L$3]=[.B89]);OR([$SYSTEM.$L$6]=&quot;&quot;;[$SYSTEM.$L$6]=[.F89]);OR([$SYSTEM.$L$5]=&quot;&quot;;[$SYSTEM.$L$5]=[.E89])))" office:value-type="boolean" office:boolean-value="false" calcext:value-type="boolean">
            <text:p>FALSE</text:p>
          </table:table-cell>
          <table:table-cell table:number-columns-repeated="11"/>
          <table:table-cell table:formula="of:=IF([.AY89]=&quot;&quot;;&quot;&quot;;[.A89])">
            <text:p/>
          </table:table-cell>
          <table:table-cell table:style-name="ce22" table:formula="of:=AND([.AX89];[SYSTEM.$D$14]=[.A89])" office:value-type="boolean" office:boolean-value="false" calcext:value-type="boolean">
            <text:p>FALSE</text:p>
          </table:table-cell>
          <table:table-cell table:style-name="ce23" table:formula="of:=IF([DRAM.$BK8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0]; tCK&lt;[DRAM.I90];OR([$SYSTEM.$L$3]=&quot;&quot;;[$SYSTEM.$L$3]=[.B90]);OR([$SYSTEM.$L$6]=&quot;&quot;;[$SYSTEM.$L$6]=[.F90]);OR([$SYSTEM.$L$5]=&quot;&quot;;[$SYSTEM.$L$5]=[.E90])))" office:value-type="boolean" office:boolean-value="false" calcext:value-type="boolean">
            <text:p>FALSE</text:p>
          </table:table-cell>
          <table:table-cell table:number-columns-repeated="11"/>
          <table:table-cell table:formula="of:=IF([.AY90]=&quot;&quot;;&quot;&quot;;[.A90])">
            <text:p/>
          </table:table-cell>
          <table:table-cell table:style-name="ce22" table:formula="of:=AND([.AX90];[SYSTEM.$D$14]=[.A90])" office:value-type="boolean" office:boolean-value="false" calcext:value-type="boolean">
            <text:p>FALSE</text:p>
          </table:table-cell>
          <table:table-cell table:style-name="ce23" table:formula="of:=IF([DRAM.$BK9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1]; tCK&lt;[DRAM.I91];OR([$SYSTEM.$L$3]=&quot;&quot;;[$SYSTEM.$L$3]=[.B91]);OR([$SYSTEM.$L$6]=&quot;&quot;;[$SYSTEM.$L$6]=[.F91]);OR([$SYSTEM.$L$5]=&quot;&quot;;[$SYSTEM.$L$5]=[.E91])))" office:value-type="boolean" office:boolean-value="false" calcext:value-type="boolean">
            <text:p>FALSE</text:p>
          </table:table-cell>
          <table:table-cell table:number-columns-repeated="11"/>
          <table:table-cell table:formula="of:=IF([.AY91]=&quot;&quot;;&quot;&quot;;[.A91])">
            <text:p/>
          </table:table-cell>
          <table:table-cell table:style-name="ce22" table:formula="of:=AND([.AX91];[SYSTEM.$D$14]=[.A91])" office:value-type="boolean" office:boolean-value="false" calcext:value-type="boolean">
            <text:p>FALSE</text:p>
          </table:table-cell>
          <table:table-cell table:style-name="ce23" table:formula="of:=IF([DRAM.$BK9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2]; tCK&lt;[DRAM.I92];OR([$SYSTEM.$L$3]=&quot;&quot;;[$SYSTEM.$L$3]=[.B92]);OR([$SYSTEM.$L$6]=&quot;&quot;;[$SYSTEM.$L$6]=[.F92]);OR([$SYSTEM.$L$5]=&quot;&quot;;[$SYSTEM.$L$5]=[.E92])))" office:value-type="boolean" office:boolean-value="false" calcext:value-type="boolean">
            <text:p>FALSE</text:p>
          </table:table-cell>
          <table:table-cell table:number-columns-repeated="11"/>
          <table:table-cell table:formula="of:=IF([.AY92]=&quot;&quot;;&quot;&quot;;[.A92])">
            <text:p/>
          </table:table-cell>
          <table:table-cell table:style-name="ce22" table:formula="of:=AND([.AX92];[SYSTEM.$D$14]=[.A92])" office:value-type="boolean" office:boolean-value="false" calcext:value-type="boolean">
            <text:p>FALSE</text:p>
          </table:table-cell>
          <table:table-cell table:style-name="ce23" table:formula="of:=IF([DRAM.$BK9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3]; tCK&lt;[DRAM.I93];OR([$SYSTEM.$L$3]=&quot;&quot;;[$SYSTEM.$L$3]=[.B93]);OR([$SYSTEM.$L$6]=&quot;&quot;;[$SYSTEM.$L$6]=[.F93]);OR([$SYSTEM.$L$5]=&quot;&quot;;[$SYSTEM.$L$5]=[.E93])))" office:value-type="boolean" office:boolean-value="false" calcext:value-type="boolean">
            <text:p>FALSE</text:p>
          </table:table-cell>
          <table:table-cell table:number-columns-repeated="11"/>
          <table:table-cell table:formula="of:=IF([.AY93]=&quot;&quot;;&quot;&quot;;[.A93])">
            <text:p/>
          </table:table-cell>
          <table:table-cell table:style-name="ce22" table:formula="of:=AND([.AX93];[SYSTEM.$D$14]=[.A93])" office:value-type="boolean" office:boolean-value="false" calcext:value-type="boolean">
            <text:p>FALSE</text:p>
          </table:table-cell>
          <table:table-cell table:style-name="ce23" table:formula="of:=IF([DRAM.$BK9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4]; tCK&lt;[DRAM.I94];OR([$SYSTEM.$L$3]=&quot;&quot;;[$SYSTEM.$L$3]=[.B94]);OR([$SYSTEM.$L$6]=&quot;&quot;;[$SYSTEM.$L$6]=[.F94]);OR([$SYSTEM.$L$5]=&quot;&quot;;[$SYSTEM.$L$5]=[.E94])))" office:value-type="boolean" office:boolean-value="false" calcext:value-type="boolean">
            <text:p>FALSE</text:p>
          </table:table-cell>
          <table:table-cell table:number-columns-repeated="11"/>
          <table:table-cell table:formula="of:=IF([.AY94]=&quot;&quot;;&quot;&quot;;[.A94])">
            <text:p/>
          </table:table-cell>
          <table:table-cell table:style-name="ce22" table:formula="of:=AND([.AX94];[SYSTEM.$D$14]=[.A94])" office:value-type="boolean" office:boolean-value="false" calcext:value-type="boolean">
            <text:p>FALSE</text:p>
          </table:table-cell>
          <table:table-cell table:style-name="ce23" table:formula="of:=IF([DRAM.$BK9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5]; tCK&lt;[DRAM.I95];OR([$SYSTEM.$L$3]=&quot;&quot;;[$SYSTEM.$L$3]=[.B95]);OR([$SYSTEM.$L$6]=&quot;&quot;;[$SYSTEM.$L$6]=[.F95]);OR([$SYSTEM.$L$5]=&quot;&quot;;[$SYSTEM.$L$5]=[.E95])))" office:value-type="boolean" office:boolean-value="false" calcext:value-type="boolean">
            <text:p>FALSE</text:p>
          </table:table-cell>
          <table:table-cell table:number-columns-repeated="11"/>
          <table:table-cell table:formula="of:=IF([.AY95]=&quot;&quot;;&quot;&quot;;[.A95])">
            <text:p/>
          </table:table-cell>
          <table:table-cell table:style-name="ce22" table:formula="of:=AND([.AX95];[SYSTEM.$D$14]=[.A95])" office:value-type="boolean" office:boolean-value="false" calcext:value-type="boolean">
            <text:p>FALSE</text:p>
          </table:table-cell>
          <table:table-cell table:style-name="ce23" table:formula="of:=IF([DRAM.$BK9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6]; tCK&lt;[DRAM.I96];OR([$SYSTEM.$L$3]=&quot;&quot;;[$SYSTEM.$L$3]=[.B96]);OR([$SYSTEM.$L$6]=&quot;&quot;;[$SYSTEM.$L$6]=[.F96]);OR([$SYSTEM.$L$5]=&quot;&quot;;[$SYSTEM.$L$5]=[.E96])))" office:value-type="boolean" office:boolean-value="false" calcext:value-type="boolean">
            <text:p>FALSE</text:p>
          </table:table-cell>
          <table:table-cell table:number-columns-repeated="11"/>
          <table:table-cell table:formula="of:=IF([.AY96]=&quot;&quot;;&quot;&quot;;[.A96])">
            <text:p/>
          </table:table-cell>
          <table:table-cell table:style-name="ce22" table:formula="of:=AND([.AX96];[SYSTEM.$D$14]=[.A96])" office:value-type="boolean" office:boolean-value="false" calcext:value-type="boolean">
            <text:p>FALSE</text:p>
          </table:table-cell>
          <table:table-cell table:style-name="ce23" table:formula="of:=IF([DRAM.$BK9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7]; tCK&lt;[DRAM.I97];OR([$SYSTEM.$L$3]=&quot;&quot;;[$SYSTEM.$L$3]=[.B97]);OR([$SYSTEM.$L$6]=&quot;&quot;;[$SYSTEM.$L$6]=[.F97]);OR([$SYSTEM.$L$5]=&quot;&quot;;[$SYSTEM.$L$5]=[.E97])))" office:value-type="boolean" office:boolean-value="false" calcext:value-type="boolean">
            <text:p>FALSE</text:p>
          </table:table-cell>
          <table:table-cell table:number-columns-repeated="11"/>
          <table:table-cell table:formula="of:=IF([.AY97]=&quot;&quot;;&quot;&quot;;[.A97])">
            <text:p/>
          </table:table-cell>
          <table:table-cell table:style-name="ce22" table:formula="of:=AND([.AX97];[SYSTEM.$D$14]=[.A97])" office:value-type="boolean" office:boolean-value="false" calcext:value-type="boolean">
            <text:p>FALSE</text:p>
          </table:table-cell>
          <table:table-cell table:style-name="ce23" table:formula="of:=IF([DRAM.$BK9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8]; tCK&lt;[DRAM.I98];OR([$SYSTEM.$L$3]=&quot;&quot;;[$SYSTEM.$L$3]=[.B98]);OR([$SYSTEM.$L$6]=&quot;&quot;;[$SYSTEM.$L$6]=[.F98]);OR([$SYSTEM.$L$5]=&quot;&quot;;[$SYSTEM.$L$5]=[.E98])))" office:value-type="boolean" office:boolean-value="false" calcext:value-type="boolean">
            <text:p>FALSE</text:p>
          </table:table-cell>
          <table:table-cell table:number-columns-repeated="11"/>
          <table:table-cell table:formula="of:=IF([.AY98]=&quot;&quot;;&quot;&quot;;[.A98])">
            <text:p/>
          </table:table-cell>
          <table:table-cell table:style-name="ce22" table:formula="of:=AND([.AX98];[SYSTEM.$D$14]=[.A98])" office:value-type="boolean" office:boolean-value="false" calcext:value-type="boolean">
            <text:p>FALSE</text:p>
          </table:table-cell>
          <table:table-cell table:style-name="ce23" table:formula="of:=IF([DRAM.$BK9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99]; tCK&lt;[DRAM.I99];OR([$SYSTEM.$L$3]=&quot;&quot;;[$SYSTEM.$L$3]=[.B99]);OR([$SYSTEM.$L$6]=&quot;&quot;;[$SYSTEM.$L$6]=[.F99]);OR([$SYSTEM.$L$5]=&quot;&quot;;[$SYSTEM.$L$5]=[.E99])))" office:value-type="boolean" office:boolean-value="false" calcext:value-type="boolean">
            <text:p>FALSE</text:p>
          </table:table-cell>
          <table:table-cell table:number-columns-repeated="11"/>
          <table:table-cell table:formula="of:=IF([.AY99]=&quot;&quot;;&quot;&quot;;[.A99])">
            <text:p/>
          </table:table-cell>
          <table:table-cell table:style-name="ce22" table:formula="of:=AND([.AX99];[SYSTEM.$D$14]=[.A99])" office:value-type="boolean" office:boolean-value="false" calcext:value-type="boolean">
            <text:p>FALSE</text:p>
          </table:table-cell>
          <table:table-cell table:style-name="ce23" table:formula="of:=IF([DRAM.$BK9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0]; tCK&lt;[DRAM.I100];OR([$SYSTEM.$L$3]=&quot;&quot;;[$SYSTEM.$L$3]=[.B100]);OR([$SYSTEM.$L$6]=&quot;&quot;;[$SYSTEM.$L$6]=[.F100]);OR([$SYSTEM.$L$5]=&quot;&quot;;[$SYSTEM.$L$5]=[.E100])))" office:value-type="boolean" office:boolean-value="false" calcext:value-type="boolean">
            <text:p>FALSE</text:p>
          </table:table-cell>
          <table:table-cell table:number-columns-repeated="11"/>
          <table:table-cell table:formula="of:=IF([.AY100]=&quot;&quot;;&quot;&quot;;[.A100])">
            <text:p/>
          </table:table-cell>
          <table:table-cell table:style-name="ce22" table:formula="of:=AND([.AX100];[SYSTEM.$D$14]=[.A100])" office:value-type="boolean" office:boolean-value="false" calcext:value-type="boolean">
            <text:p>FALSE</text:p>
          </table:table-cell>
          <table:table-cell table:style-name="ce23" table:formula="of:=IF([DRAM.$BK10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1]; tCK&lt;[DRAM.I101];OR([$SYSTEM.$L$3]=&quot;&quot;;[$SYSTEM.$L$3]=[.B101]);OR([$SYSTEM.$L$6]=&quot;&quot;;[$SYSTEM.$L$6]=[.F101]);OR([$SYSTEM.$L$5]=&quot;&quot;;[$SYSTEM.$L$5]=[.E101])))" office:value-type="boolean" office:boolean-value="false" calcext:value-type="boolean">
            <text:p>FALSE</text:p>
          </table:table-cell>
          <table:table-cell table:number-columns-repeated="11"/>
          <table:table-cell table:formula="of:=IF([.AY101]=&quot;&quot;;&quot;&quot;;[.A101])">
            <text:p/>
          </table:table-cell>
          <table:table-cell table:style-name="ce22" table:formula="of:=AND([.AX101];[SYSTEM.$D$14]=[.A101])" office:value-type="boolean" office:boolean-value="false" calcext:value-type="boolean">
            <text:p>FALSE</text:p>
          </table:table-cell>
          <table:table-cell table:style-name="ce23" table:formula="of:=IF([DRAM.$BK10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2]; tCK&lt;[DRAM.I102];OR([$SYSTEM.$L$3]=&quot;&quot;;[$SYSTEM.$L$3]=[.B102]);OR([$SYSTEM.$L$6]=&quot;&quot;;[$SYSTEM.$L$6]=[.F102]);OR([$SYSTEM.$L$5]=&quot;&quot;;[$SYSTEM.$L$5]=[.E102])))" office:value-type="boolean" office:boolean-value="false" calcext:value-type="boolean">
            <text:p>FALSE</text:p>
          </table:table-cell>
          <table:table-cell table:number-columns-repeated="11"/>
          <table:table-cell table:formula="of:=IF([.AY102]=&quot;&quot;;&quot;&quot;;[.A102])">
            <text:p/>
          </table:table-cell>
          <table:table-cell table:style-name="ce22" table:formula="of:=AND([.AX102];[SYSTEM.$D$14]=[.A102])" office:value-type="boolean" office:boolean-value="false" calcext:value-type="boolean">
            <text:p>FALSE</text:p>
          </table:table-cell>
          <table:table-cell table:style-name="ce23" table:formula="of:=IF([DRAM.$BK10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3]; tCK&lt;[DRAM.I103];OR([$SYSTEM.$L$3]=&quot;&quot;;[$SYSTEM.$L$3]=[.B103]);OR([$SYSTEM.$L$6]=&quot;&quot;;[$SYSTEM.$L$6]=[.F103]);OR([$SYSTEM.$L$5]=&quot;&quot;;[$SYSTEM.$L$5]=[.E103])))" office:value-type="boolean" office:boolean-value="false" calcext:value-type="boolean">
            <text:p>FALSE</text:p>
          </table:table-cell>
          <table:table-cell table:number-columns-repeated="11"/>
          <table:table-cell table:formula="of:=IF([.AY103]=&quot;&quot;;&quot;&quot;;[.A103])">
            <text:p/>
          </table:table-cell>
          <table:table-cell table:style-name="ce22" table:formula="of:=AND([.AX103];[SYSTEM.$D$14]=[.A103])" office:value-type="boolean" office:boolean-value="false" calcext:value-type="boolean">
            <text:p>FALSE</text:p>
          </table:table-cell>
          <table:table-cell table:style-name="ce23" table:formula="of:=IF([DRAM.$BK10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4]; tCK&lt;[DRAM.I104];OR([$SYSTEM.$L$3]=&quot;&quot;;[$SYSTEM.$L$3]=[.B104]);OR([$SYSTEM.$L$6]=&quot;&quot;;[$SYSTEM.$L$6]=[.F104]);OR([$SYSTEM.$L$5]=&quot;&quot;;[$SYSTEM.$L$5]=[.E104])))" office:value-type="boolean" office:boolean-value="false" calcext:value-type="boolean">
            <text:p>FALSE</text:p>
          </table:table-cell>
          <table:table-cell table:number-columns-repeated="11"/>
          <table:table-cell table:formula="of:=IF([.AY104]=&quot;&quot;;&quot;&quot;;[.A104])">
            <text:p/>
          </table:table-cell>
          <table:table-cell table:style-name="ce22" table:formula="of:=AND([.AX104];[SYSTEM.$D$14]=[.A104])" office:value-type="boolean" office:boolean-value="false" calcext:value-type="boolean">
            <text:p>FALSE</text:p>
          </table:table-cell>
          <table:table-cell table:style-name="ce23" table:formula="of:=IF([DRAM.$BK10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5]; tCK&lt;[DRAM.I105];OR([$SYSTEM.$L$3]=&quot;&quot;;[$SYSTEM.$L$3]=[.B105]);OR([$SYSTEM.$L$6]=&quot;&quot;;[$SYSTEM.$L$6]=[.F105]);OR([$SYSTEM.$L$5]=&quot;&quot;;[$SYSTEM.$L$5]=[.E105])))" office:value-type="boolean" office:boolean-value="false" calcext:value-type="boolean">
            <text:p>FALSE</text:p>
          </table:table-cell>
          <table:table-cell table:number-columns-repeated="11"/>
          <table:table-cell table:formula="of:=IF([.AY105]=&quot;&quot;;&quot;&quot;;[.A105])">
            <text:p/>
          </table:table-cell>
          <table:table-cell table:style-name="ce22" table:formula="of:=AND([.AX105];[SYSTEM.$D$14]=[.A105])" office:value-type="boolean" office:boolean-value="false" calcext:value-type="boolean">
            <text:p>FALSE</text:p>
          </table:table-cell>
          <table:table-cell table:style-name="ce23" table:formula="of:=IF([DRAM.$BK10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6]; tCK&lt;[DRAM.I106];OR([$SYSTEM.$L$3]=&quot;&quot;;[$SYSTEM.$L$3]=[.B106]);OR([$SYSTEM.$L$6]=&quot;&quot;;[$SYSTEM.$L$6]=[.F106]);OR([$SYSTEM.$L$5]=&quot;&quot;;[$SYSTEM.$L$5]=[.E106])))" office:value-type="boolean" office:boolean-value="false" calcext:value-type="boolean">
            <text:p>FALSE</text:p>
          </table:table-cell>
          <table:table-cell table:number-columns-repeated="11"/>
          <table:table-cell table:formula="of:=IF([.AY106]=&quot;&quot;;&quot;&quot;;[.A106])">
            <text:p/>
          </table:table-cell>
          <table:table-cell table:style-name="ce22" table:formula="of:=AND([.AX106];[SYSTEM.$D$14]=[.A106])" office:value-type="boolean" office:boolean-value="false" calcext:value-type="boolean">
            <text:p>FALSE</text:p>
          </table:table-cell>
          <table:table-cell table:style-name="ce23" table:formula="of:=IF([DRAM.$BK10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7]; tCK&lt;[DRAM.I107];OR([$SYSTEM.$L$3]=&quot;&quot;;[$SYSTEM.$L$3]=[.B107]);OR([$SYSTEM.$L$6]=&quot;&quot;;[$SYSTEM.$L$6]=[.F107]);OR([$SYSTEM.$L$5]=&quot;&quot;;[$SYSTEM.$L$5]=[.E107])))" office:value-type="boolean" office:boolean-value="false" calcext:value-type="boolean">
            <text:p>FALSE</text:p>
          </table:table-cell>
          <table:table-cell table:number-columns-repeated="11"/>
          <table:table-cell table:formula="of:=IF([.AY107]=&quot;&quot;;&quot;&quot;;[.A107])">
            <text:p/>
          </table:table-cell>
          <table:table-cell table:style-name="ce22" table:formula="of:=AND([.AX107];[SYSTEM.$D$14]=[.A107])" office:value-type="boolean" office:boolean-value="false" calcext:value-type="boolean">
            <text:p>FALSE</text:p>
          </table:table-cell>
          <table:table-cell table:style-name="ce23" table:formula="of:=IF([DRAM.$BK10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8]; tCK&lt;[DRAM.I108];OR([$SYSTEM.$L$3]=&quot;&quot;;[$SYSTEM.$L$3]=[.B108]);OR([$SYSTEM.$L$6]=&quot;&quot;;[$SYSTEM.$L$6]=[.F108]);OR([$SYSTEM.$L$5]=&quot;&quot;;[$SYSTEM.$L$5]=[.E108])))" office:value-type="boolean" office:boolean-value="false" calcext:value-type="boolean">
            <text:p>FALSE</text:p>
          </table:table-cell>
          <table:table-cell table:number-columns-repeated="11"/>
          <table:table-cell table:formula="of:=IF([.AY108]=&quot;&quot;;&quot;&quot;;[.A108])">
            <text:p/>
          </table:table-cell>
          <table:table-cell table:style-name="ce22" table:formula="of:=AND([.AX108];[SYSTEM.$D$14]=[.A108])" office:value-type="boolean" office:boolean-value="false" calcext:value-type="boolean">
            <text:p>FALSE</text:p>
          </table:table-cell>
          <table:table-cell table:style-name="ce23" table:formula="of:=IF([DRAM.$BK10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09]; tCK&lt;[DRAM.I109];OR([$SYSTEM.$L$3]=&quot;&quot;;[$SYSTEM.$L$3]=[.B109]);OR([$SYSTEM.$L$6]=&quot;&quot;;[$SYSTEM.$L$6]=[.F109]);OR([$SYSTEM.$L$5]=&quot;&quot;;[$SYSTEM.$L$5]=[.E109])))" office:value-type="boolean" office:boolean-value="false" calcext:value-type="boolean">
            <text:p>FALSE</text:p>
          </table:table-cell>
          <table:table-cell table:number-columns-repeated="11"/>
          <table:table-cell table:formula="of:=IF([.AY109]=&quot;&quot;;&quot;&quot;;[.A109])">
            <text:p/>
          </table:table-cell>
          <table:table-cell table:style-name="ce22" table:formula="of:=AND([.AX109];[SYSTEM.$D$14]=[.A109])" office:value-type="boolean" office:boolean-value="false" calcext:value-type="boolean">
            <text:p>FALSE</text:p>
          </table:table-cell>
          <table:table-cell table:style-name="ce23" table:formula="of:=IF([DRAM.$BK10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0]; tCK&lt;[DRAM.I110];OR([$SYSTEM.$L$3]=&quot;&quot;;[$SYSTEM.$L$3]=[.B110]);OR([$SYSTEM.$L$6]=&quot;&quot;;[$SYSTEM.$L$6]=[.F110]);OR([$SYSTEM.$L$5]=&quot;&quot;;[$SYSTEM.$L$5]=[.E110])))" office:value-type="boolean" office:boolean-value="false" calcext:value-type="boolean">
            <text:p>FALSE</text:p>
          </table:table-cell>
          <table:table-cell table:number-columns-repeated="11"/>
          <table:table-cell table:formula="of:=IF([.AY110]=&quot;&quot;;&quot;&quot;;[.A110])">
            <text:p/>
          </table:table-cell>
          <table:table-cell table:style-name="ce22" table:formula="of:=AND([.AX110];[SYSTEM.$D$14]=[.A110])" office:value-type="boolean" office:boolean-value="false" calcext:value-type="boolean">
            <text:p>FALSE</text:p>
          </table:table-cell>
          <table:table-cell table:style-name="ce23" table:formula="of:=IF([DRAM.$BK11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1]; tCK&lt;[DRAM.I111];OR([$SYSTEM.$L$3]=&quot;&quot;;[$SYSTEM.$L$3]=[.B111]);OR([$SYSTEM.$L$6]=&quot;&quot;;[$SYSTEM.$L$6]=[.F111]);OR([$SYSTEM.$L$5]=&quot;&quot;;[$SYSTEM.$L$5]=[.E111])))" office:value-type="boolean" office:boolean-value="false" calcext:value-type="boolean">
            <text:p>FALSE</text:p>
          </table:table-cell>
          <table:table-cell table:number-columns-repeated="11"/>
          <table:table-cell table:formula="of:=IF([.AY111]=&quot;&quot;;&quot;&quot;;[.A111])">
            <text:p/>
          </table:table-cell>
          <table:table-cell table:style-name="ce22" table:formula="of:=AND([.AX111];[SYSTEM.$D$14]=[.A111])" office:value-type="boolean" office:boolean-value="false" calcext:value-type="boolean">
            <text:p>FALSE</text:p>
          </table:table-cell>
          <table:table-cell table:style-name="ce23" table:formula="of:=IF([DRAM.$BK11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2]; tCK&lt;[DRAM.I112];OR([$SYSTEM.$L$3]=&quot;&quot;;[$SYSTEM.$L$3]=[.B112]);OR([$SYSTEM.$L$6]=&quot;&quot;;[$SYSTEM.$L$6]=[.F112]);OR([$SYSTEM.$L$5]=&quot;&quot;;[$SYSTEM.$L$5]=[.E112])))" office:value-type="boolean" office:boolean-value="false" calcext:value-type="boolean">
            <text:p>FALSE</text:p>
          </table:table-cell>
          <table:table-cell table:number-columns-repeated="11"/>
          <table:table-cell table:formula="of:=IF([.AY112]=&quot;&quot;;&quot;&quot;;[.A112])">
            <text:p/>
          </table:table-cell>
          <table:table-cell table:style-name="ce22" table:formula="of:=AND([.AX112];[SYSTEM.$D$14]=[.A112])" office:value-type="boolean" office:boolean-value="false" calcext:value-type="boolean">
            <text:p>FALSE</text:p>
          </table:table-cell>
          <table:table-cell table:style-name="ce23" table:formula="of:=IF([DRAM.$BK11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3]; tCK&lt;[DRAM.I113];OR([$SYSTEM.$L$3]=&quot;&quot;;[$SYSTEM.$L$3]=[.B113]);OR([$SYSTEM.$L$6]=&quot;&quot;;[$SYSTEM.$L$6]=[.F113]);OR([$SYSTEM.$L$5]=&quot;&quot;;[$SYSTEM.$L$5]=[.E113])))" office:value-type="boolean" office:boolean-value="false" calcext:value-type="boolean">
            <text:p>FALSE</text:p>
          </table:table-cell>
          <table:table-cell table:number-columns-repeated="11"/>
          <table:table-cell table:formula="of:=IF([.AY113]=&quot;&quot;;&quot;&quot;;[.A113])">
            <text:p/>
          </table:table-cell>
          <table:table-cell table:style-name="ce22" table:formula="of:=AND([.AX113];[SYSTEM.$D$14]=[.A113])" office:value-type="boolean" office:boolean-value="false" calcext:value-type="boolean">
            <text:p>FALSE</text:p>
          </table:table-cell>
          <table:table-cell table:style-name="ce23" table:formula="of:=IF([DRAM.$BK11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4]; tCK&lt;[DRAM.I114];OR([$SYSTEM.$L$3]=&quot;&quot;;[$SYSTEM.$L$3]=[.B114]);OR([$SYSTEM.$L$6]=&quot;&quot;;[$SYSTEM.$L$6]=[.F114]);OR([$SYSTEM.$L$5]=&quot;&quot;;[$SYSTEM.$L$5]=[.E114])))" office:value-type="boolean" office:boolean-value="false" calcext:value-type="boolean">
            <text:p>FALSE</text:p>
          </table:table-cell>
          <table:table-cell table:number-columns-repeated="11"/>
          <table:table-cell table:formula="of:=IF([.AY114]=&quot;&quot;;&quot;&quot;;[.A114])">
            <text:p/>
          </table:table-cell>
          <table:table-cell table:style-name="ce22" table:formula="of:=AND([.AX114];[SYSTEM.$D$14]=[.A114])" office:value-type="boolean" office:boolean-value="false" calcext:value-type="boolean">
            <text:p>FALSE</text:p>
          </table:table-cell>
          <table:table-cell table:style-name="ce23" table:formula="of:=IF([DRAM.$BK11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5]; tCK&lt;[DRAM.I115];OR([$SYSTEM.$L$3]=&quot;&quot;;[$SYSTEM.$L$3]=[.B115]);OR([$SYSTEM.$L$6]=&quot;&quot;;[$SYSTEM.$L$6]=[.F115]);OR([$SYSTEM.$L$5]=&quot;&quot;;[$SYSTEM.$L$5]=[.E115])))" office:value-type="boolean" office:boolean-value="false" calcext:value-type="boolean">
            <text:p>FALSE</text:p>
          </table:table-cell>
          <table:table-cell table:number-columns-repeated="11"/>
          <table:table-cell table:formula="of:=IF([.AY115]=&quot;&quot;;&quot;&quot;;[.A115])">
            <text:p/>
          </table:table-cell>
          <table:table-cell table:style-name="ce22" table:formula="of:=AND([.AX115];[SYSTEM.$D$14]=[.A115])" office:value-type="boolean" office:boolean-value="false" calcext:value-type="boolean">
            <text:p>FALSE</text:p>
          </table:table-cell>
          <table:table-cell table:style-name="ce23" table:formula="of:=IF([DRAM.$BK11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6]; tCK&lt;[DRAM.I116];OR([$SYSTEM.$L$3]=&quot;&quot;;[$SYSTEM.$L$3]=[.B116]);OR([$SYSTEM.$L$6]=&quot;&quot;;[$SYSTEM.$L$6]=[.F116]);OR([$SYSTEM.$L$5]=&quot;&quot;;[$SYSTEM.$L$5]=[.E116])))" office:value-type="boolean" office:boolean-value="false" calcext:value-type="boolean">
            <text:p>FALSE</text:p>
          </table:table-cell>
          <table:table-cell table:number-columns-repeated="11"/>
          <table:table-cell table:formula="of:=IF([.AY116]=&quot;&quot;;&quot;&quot;;[.A116])">
            <text:p/>
          </table:table-cell>
          <table:table-cell table:style-name="ce22" table:formula="of:=AND([.AX116];[SYSTEM.$D$14]=[.A116])" office:value-type="boolean" office:boolean-value="false" calcext:value-type="boolean">
            <text:p>FALSE</text:p>
          </table:table-cell>
          <table:table-cell table:style-name="ce23" table:formula="of:=IF([DRAM.$BK11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7]; tCK&lt;[DRAM.I117];OR([$SYSTEM.$L$3]=&quot;&quot;;[$SYSTEM.$L$3]=[.B117]);OR([$SYSTEM.$L$6]=&quot;&quot;;[$SYSTEM.$L$6]=[.F117]);OR([$SYSTEM.$L$5]=&quot;&quot;;[$SYSTEM.$L$5]=[.E117])))" office:value-type="boolean" office:boolean-value="false" calcext:value-type="boolean">
            <text:p>FALSE</text:p>
          </table:table-cell>
          <table:table-cell table:number-columns-repeated="11"/>
          <table:table-cell table:formula="of:=IF([.AY117]=&quot;&quot;;&quot;&quot;;[.A117])">
            <text:p/>
          </table:table-cell>
          <table:table-cell table:style-name="ce22" table:formula="of:=AND([.AX117];[SYSTEM.$D$14]=[.A117])" office:value-type="boolean" office:boolean-value="false" calcext:value-type="boolean">
            <text:p>FALSE</text:p>
          </table:table-cell>
          <table:table-cell table:style-name="ce23" table:formula="of:=IF([DRAM.$BK11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8]; tCK&lt;[DRAM.I118];OR([$SYSTEM.$L$3]=&quot;&quot;;[$SYSTEM.$L$3]=[.B118]);OR([$SYSTEM.$L$6]=&quot;&quot;;[$SYSTEM.$L$6]=[.F118]);OR([$SYSTEM.$L$5]=&quot;&quot;;[$SYSTEM.$L$5]=[.E118])))" office:value-type="boolean" office:boolean-value="false" calcext:value-type="boolean">
            <text:p>FALSE</text:p>
          </table:table-cell>
          <table:table-cell table:number-columns-repeated="11"/>
          <table:table-cell table:formula="of:=IF([.AY118]=&quot;&quot;;&quot;&quot;;[.A118])">
            <text:p/>
          </table:table-cell>
          <table:table-cell table:style-name="ce22" table:formula="of:=AND([.AX118];[SYSTEM.$D$14]=[.A118])" office:value-type="boolean" office:boolean-value="false" calcext:value-type="boolean">
            <text:p>FALSE</text:p>
          </table:table-cell>
          <table:table-cell table:style-name="ce23" table:formula="of:=IF([DRAM.$BK11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19]; tCK&lt;[DRAM.I119];OR([$SYSTEM.$L$3]=&quot;&quot;;[$SYSTEM.$L$3]=[.B119]);OR([$SYSTEM.$L$6]=&quot;&quot;;[$SYSTEM.$L$6]=[.F119]);OR([$SYSTEM.$L$5]=&quot;&quot;;[$SYSTEM.$L$5]=[.E119])))" office:value-type="boolean" office:boolean-value="false" calcext:value-type="boolean">
            <text:p>FALSE</text:p>
          </table:table-cell>
          <table:table-cell table:number-columns-repeated="11"/>
          <table:table-cell table:formula="of:=IF([.AY119]=&quot;&quot;;&quot;&quot;;[.A119])">
            <text:p/>
          </table:table-cell>
          <table:table-cell table:style-name="ce22" table:formula="of:=AND([.AX119];[SYSTEM.$D$14]=[.A119])" office:value-type="boolean" office:boolean-value="false" calcext:value-type="boolean">
            <text:p>FALSE</text:p>
          </table:table-cell>
          <table:table-cell table:style-name="ce23" table:formula="of:=IF([DRAM.$BK11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0]; tCK&lt;[DRAM.I120];OR([$SYSTEM.$L$3]=&quot;&quot;;[$SYSTEM.$L$3]=[.B120]);OR([$SYSTEM.$L$6]=&quot;&quot;;[$SYSTEM.$L$6]=[.F120]);OR([$SYSTEM.$L$5]=&quot;&quot;;[$SYSTEM.$L$5]=[.E120])))" office:value-type="boolean" office:boolean-value="false" calcext:value-type="boolean">
            <text:p>FALSE</text:p>
          </table:table-cell>
          <table:table-cell table:number-columns-repeated="11"/>
          <table:table-cell table:formula="of:=IF([.AY120]=&quot;&quot;;&quot;&quot;;[.A120])">
            <text:p/>
          </table:table-cell>
          <table:table-cell table:style-name="ce22" table:formula="of:=AND([.AX120];[SYSTEM.$D$14]=[.A120])" office:value-type="boolean" office:boolean-value="false" calcext:value-type="boolean">
            <text:p>FALSE</text:p>
          </table:table-cell>
          <table:table-cell table:style-name="ce23" table:formula="of:=IF([DRAM.$BK12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1]; tCK&lt;[DRAM.I121];OR([$SYSTEM.$L$3]=&quot;&quot;;[$SYSTEM.$L$3]=[.B121]);OR([$SYSTEM.$L$6]=&quot;&quot;;[$SYSTEM.$L$6]=[.F121]);OR([$SYSTEM.$L$5]=&quot;&quot;;[$SYSTEM.$L$5]=[.E121])))" office:value-type="boolean" office:boolean-value="false" calcext:value-type="boolean">
            <text:p>FALSE</text:p>
          </table:table-cell>
          <table:table-cell table:number-columns-repeated="11"/>
          <table:table-cell table:formula="of:=IF([.AY121]=&quot;&quot;;&quot;&quot;;[.A121])">
            <text:p/>
          </table:table-cell>
          <table:table-cell table:style-name="ce22" table:formula="of:=AND([.AX121];[SYSTEM.$D$14]=[.A121])" office:value-type="boolean" office:boolean-value="false" calcext:value-type="boolean">
            <text:p>FALSE</text:p>
          </table:table-cell>
          <table:table-cell table:style-name="ce23" table:formula="of:=IF([DRAM.$BK12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2]; tCK&lt;[DRAM.I122];OR([$SYSTEM.$L$3]=&quot;&quot;;[$SYSTEM.$L$3]=[.B122]);OR([$SYSTEM.$L$6]=&quot;&quot;;[$SYSTEM.$L$6]=[.F122]);OR([$SYSTEM.$L$5]=&quot;&quot;;[$SYSTEM.$L$5]=[.E122])))" office:value-type="boolean" office:boolean-value="false" calcext:value-type="boolean">
            <text:p>FALSE</text:p>
          </table:table-cell>
          <table:table-cell table:number-columns-repeated="11"/>
          <table:table-cell table:formula="of:=IF([.AY122]=&quot;&quot;;&quot;&quot;;[.A122])">
            <text:p/>
          </table:table-cell>
          <table:table-cell table:style-name="ce22" table:formula="of:=AND([.AX122];[SYSTEM.$D$14]=[.A122])" office:value-type="boolean" office:boolean-value="false" calcext:value-type="boolean">
            <text:p>FALSE</text:p>
          </table:table-cell>
          <table:table-cell table:style-name="ce23" table:formula="of:=IF([DRAM.$BK12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3]; tCK&lt;[DRAM.I123];OR([$SYSTEM.$L$3]=&quot;&quot;;[$SYSTEM.$L$3]=[.B123]);OR([$SYSTEM.$L$6]=&quot;&quot;;[$SYSTEM.$L$6]=[.F123]);OR([$SYSTEM.$L$5]=&quot;&quot;;[$SYSTEM.$L$5]=[.E123])))" office:value-type="boolean" office:boolean-value="false" calcext:value-type="boolean">
            <text:p>FALSE</text:p>
          </table:table-cell>
          <table:table-cell table:number-columns-repeated="11"/>
          <table:table-cell table:formula="of:=IF([.AY123]=&quot;&quot;;&quot;&quot;;[.A123])">
            <text:p/>
          </table:table-cell>
          <table:table-cell table:style-name="ce22" table:formula="of:=AND([.AX123];[SYSTEM.$D$14]=[.A123])" office:value-type="boolean" office:boolean-value="false" calcext:value-type="boolean">
            <text:p>FALSE</text:p>
          </table:table-cell>
          <table:table-cell table:style-name="ce23" table:formula="of:=IF([DRAM.$BK12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4]; tCK&lt;[DRAM.I124];OR([$SYSTEM.$L$3]=&quot;&quot;;[$SYSTEM.$L$3]=[.B124]);OR([$SYSTEM.$L$6]=&quot;&quot;;[$SYSTEM.$L$6]=[.F124]);OR([$SYSTEM.$L$5]=&quot;&quot;;[$SYSTEM.$L$5]=[.E124])))" office:value-type="boolean" office:boolean-value="false" calcext:value-type="boolean">
            <text:p>FALSE</text:p>
          </table:table-cell>
          <table:table-cell table:number-columns-repeated="11"/>
          <table:table-cell table:formula="of:=IF([.AY124]=&quot;&quot;;&quot;&quot;;[.A124])">
            <text:p/>
          </table:table-cell>
          <table:table-cell table:style-name="ce22" table:formula="of:=AND([.AX124];[SYSTEM.$D$14]=[.A124])" office:value-type="boolean" office:boolean-value="false" calcext:value-type="boolean">
            <text:p>FALSE</text:p>
          </table:table-cell>
          <table:table-cell table:style-name="ce23" table:formula="of:=IF([DRAM.$BK12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5]; tCK&lt;[DRAM.I125];OR([$SYSTEM.$L$3]=&quot;&quot;;[$SYSTEM.$L$3]=[.B125]);OR([$SYSTEM.$L$6]=&quot;&quot;;[$SYSTEM.$L$6]=[.F125]);OR([$SYSTEM.$L$5]=&quot;&quot;;[$SYSTEM.$L$5]=[.E125])))" office:value-type="boolean" office:boolean-value="false" calcext:value-type="boolean">
            <text:p>FALSE</text:p>
          </table:table-cell>
          <table:table-cell table:number-columns-repeated="11"/>
          <table:table-cell table:formula="of:=IF([.AY125]=&quot;&quot;;&quot;&quot;;[.A125])">
            <text:p/>
          </table:table-cell>
          <table:table-cell table:style-name="ce22" table:formula="of:=AND([.AX125];[SYSTEM.$D$14]=[.A125])" office:value-type="boolean" office:boolean-value="false" calcext:value-type="boolean">
            <text:p>FALSE</text:p>
          </table:table-cell>
          <table:table-cell table:style-name="ce23" table:formula="of:=IF([DRAM.$BK12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6]; tCK&lt;[DRAM.I126];OR([$SYSTEM.$L$3]=&quot;&quot;;[$SYSTEM.$L$3]=[.B126]);OR([$SYSTEM.$L$6]=&quot;&quot;;[$SYSTEM.$L$6]=[.F126]);OR([$SYSTEM.$L$5]=&quot;&quot;;[$SYSTEM.$L$5]=[.E126])))" office:value-type="boolean" office:boolean-value="false" calcext:value-type="boolean">
            <text:p>FALSE</text:p>
          </table:table-cell>
          <table:table-cell table:number-columns-repeated="11"/>
          <table:table-cell table:formula="of:=IF([.AY126]=&quot;&quot;;&quot;&quot;;[.A126])">
            <text:p/>
          </table:table-cell>
          <table:table-cell table:style-name="ce22" table:formula="of:=AND([.AX126];[SYSTEM.$D$14]=[.A126])" office:value-type="boolean" office:boolean-value="false" calcext:value-type="boolean">
            <text:p>FALSE</text:p>
          </table:table-cell>
          <table:table-cell table:style-name="ce23" table:formula="of:=IF([DRAM.$BK12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7]; tCK&lt;[DRAM.I127];OR([$SYSTEM.$L$3]=&quot;&quot;;[$SYSTEM.$L$3]=[.B127]);OR([$SYSTEM.$L$6]=&quot;&quot;;[$SYSTEM.$L$6]=[.F127]);OR([$SYSTEM.$L$5]=&quot;&quot;;[$SYSTEM.$L$5]=[.E127])))" office:value-type="boolean" office:boolean-value="false" calcext:value-type="boolean">
            <text:p>FALSE</text:p>
          </table:table-cell>
          <table:table-cell table:number-columns-repeated="11"/>
          <table:table-cell table:formula="of:=IF([.AY127]=&quot;&quot;;&quot;&quot;;[.A127])">
            <text:p/>
          </table:table-cell>
          <table:table-cell table:style-name="ce22" table:formula="of:=AND([.AX127];[SYSTEM.$D$14]=[.A127])" office:value-type="boolean" office:boolean-value="false" calcext:value-type="boolean">
            <text:p>FALSE</text:p>
          </table:table-cell>
          <table:table-cell table:style-name="ce23" table:formula="of:=IF([DRAM.$BK12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8]; tCK&lt;[DRAM.I128];OR([$SYSTEM.$L$3]=&quot;&quot;;[$SYSTEM.$L$3]=[.B128]);OR([$SYSTEM.$L$6]=&quot;&quot;;[$SYSTEM.$L$6]=[.F128]);OR([$SYSTEM.$L$5]=&quot;&quot;;[$SYSTEM.$L$5]=[.E128])))" office:value-type="boolean" office:boolean-value="false" calcext:value-type="boolean">
            <text:p>FALSE</text:p>
          </table:table-cell>
          <table:table-cell table:number-columns-repeated="11"/>
          <table:table-cell table:formula="of:=IF([.AY128]=&quot;&quot;;&quot;&quot;;[.A128])">
            <text:p/>
          </table:table-cell>
          <table:table-cell table:style-name="ce22" table:formula="of:=AND([.AX128];[SYSTEM.$D$14]=[.A128])" office:value-type="boolean" office:boolean-value="false" calcext:value-type="boolean">
            <text:p>FALSE</text:p>
          </table:table-cell>
          <table:table-cell table:style-name="ce23" table:formula="of:=IF([DRAM.$BK12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29]; tCK&lt;[DRAM.I129];OR([$SYSTEM.$L$3]=&quot;&quot;;[$SYSTEM.$L$3]=[.B129]);OR([$SYSTEM.$L$6]=&quot;&quot;;[$SYSTEM.$L$6]=[.F129]);OR([$SYSTEM.$L$5]=&quot;&quot;;[$SYSTEM.$L$5]=[.E129])))" office:value-type="boolean" office:boolean-value="false" calcext:value-type="boolean">
            <text:p>FALSE</text:p>
          </table:table-cell>
          <table:table-cell table:number-columns-repeated="11"/>
          <table:table-cell table:formula="of:=IF([.AY129]=&quot;&quot;;&quot;&quot;;[.A129])">
            <text:p/>
          </table:table-cell>
          <table:table-cell table:style-name="ce22" table:formula="of:=AND([.AX129];[SYSTEM.$D$14]=[.A129])" office:value-type="boolean" office:boolean-value="false" calcext:value-type="boolean">
            <text:p>FALSE</text:p>
          </table:table-cell>
          <table:table-cell table:style-name="ce23" table:formula="of:=IF([DRAM.$BK12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0]; tCK&lt;[DRAM.I130];OR([$SYSTEM.$L$3]=&quot;&quot;;[$SYSTEM.$L$3]=[.B130]);OR([$SYSTEM.$L$6]=&quot;&quot;;[$SYSTEM.$L$6]=[.F130]);OR([$SYSTEM.$L$5]=&quot;&quot;;[$SYSTEM.$L$5]=[.E130])))" office:value-type="boolean" office:boolean-value="false" calcext:value-type="boolean">
            <text:p>FALSE</text:p>
          </table:table-cell>
          <table:table-cell table:number-columns-repeated="11"/>
          <table:table-cell table:formula="of:=IF([.AY130]=&quot;&quot;;&quot;&quot;;[.A130])">
            <text:p/>
          </table:table-cell>
          <table:table-cell table:style-name="ce22" table:formula="of:=AND([.AX130];[SYSTEM.$D$14]=[.A130])" office:value-type="boolean" office:boolean-value="false" calcext:value-type="boolean">
            <text:p>FALSE</text:p>
          </table:table-cell>
          <table:table-cell table:style-name="ce23" table:formula="of:=IF([DRAM.$BK13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1]; tCK&lt;[DRAM.I131];OR([$SYSTEM.$L$3]=&quot;&quot;;[$SYSTEM.$L$3]=[.B131]);OR([$SYSTEM.$L$6]=&quot;&quot;;[$SYSTEM.$L$6]=[.F131]);OR([$SYSTEM.$L$5]=&quot;&quot;;[$SYSTEM.$L$5]=[.E131])))" office:value-type="boolean" office:boolean-value="false" calcext:value-type="boolean">
            <text:p>FALSE</text:p>
          </table:table-cell>
          <table:table-cell table:number-columns-repeated="11"/>
          <table:table-cell table:formula="of:=IF([.AY131]=&quot;&quot;;&quot;&quot;;[.A131])">
            <text:p/>
          </table:table-cell>
          <table:table-cell table:style-name="ce22" table:formula="of:=AND([.AX131];[SYSTEM.$D$14]=[.A131])" office:value-type="boolean" office:boolean-value="false" calcext:value-type="boolean">
            <text:p>FALSE</text:p>
          </table:table-cell>
          <table:table-cell table:style-name="ce23" table:formula="of:=IF([DRAM.$BK13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2]; tCK&lt;[DRAM.I132];OR([$SYSTEM.$L$3]=&quot;&quot;;[$SYSTEM.$L$3]=[.B132]);OR([$SYSTEM.$L$6]=&quot;&quot;;[$SYSTEM.$L$6]=[.F132]);OR([$SYSTEM.$L$5]=&quot;&quot;;[$SYSTEM.$L$5]=[.E132])))" office:value-type="boolean" office:boolean-value="false" calcext:value-type="boolean">
            <text:p>FALSE</text:p>
          </table:table-cell>
          <table:table-cell table:number-columns-repeated="11"/>
          <table:table-cell table:formula="of:=IF([.AY132]=&quot;&quot;;&quot;&quot;;[.A132])">
            <text:p/>
          </table:table-cell>
          <table:table-cell table:style-name="ce22" table:formula="of:=AND([.AX132];[SYSTEM.$D$14]=[.A132])" office:value-type="boolean" office:boolean-value="false" calcext:value-type="boolean">
            <text:p>FALSE</text:p>
          </table:table-cell>
          <table:table-cell table:style-name="ce23" table:formula="of:=IF([DRAM.$BK13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3]; tCK&lt;[DRAM.I133];OR([$SYSTEM.$L$3]=&quot;&quot;;[$SYSTEM.$L$3]=[.B133]);OR([$SYSTEM.$L$6]=&quot;&quot;;[$SYSTEM.$L$6]=[.F133]);OR([$SYSTEM.$L$5]=&quot;&quot;;[$SYSTEM.$L$5]=[.E133])))" office:value-type="boolean" office:boolean-value="false" calcext:value-type="boolean">
            <text:p>FALSE</text:p>
          </table:table-cell>
          <table:table-cell table:number-columns-repeated="11"/>
          <table:table-cell table:formula="of:=IF([.AY133]=&quot;&quot;;&quot;&quot;;[.A133])">
            <text:p/>
          </table:table-cell>
          <table:table-cell table:style-name="ce22" table:formula="of:=AND([.AX133];[SYSTEM.$D$14]=[.A133])" office:value-type="boolean" office:boolean-value="false" calcext:value-type="boolean">
            <text:p>FALSE</text:p>
          </table:table-cell>
          <table:table-cell table:style-name="ce23" table:formula="of:=IF([DRAM.$BK13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4]; tCK&lt;[DRAM.I134];OR([$SYSTEM.$L$3]=&quot;&quot;;[$SYSTEM.$L$3]=[.B134]);OR([$SYSTEM.$L$6]=&quot;&quot;;[$SYSTEM.$L$6]=[.F134]);OR([$SYSTEM.$L$5]=&quot;&quot;;[$SYSTEM.$L$5]=[.E134])))" office:value-type="boolean" office:boolean-value="false" calcext:value-type="boolean">
            <text:p>FALSE</text:p>
          </table:table-cell>
          <table:table-cell table:number-columns-repeated="11"/>
          <table:table-cell table:formula="of:=IF([.AY134]=&quot;&quot;;&quot;&quot;;[.A134])">
            <text:p/>
          </table:table-cell>
          <table:table-cell table:style-name="ce22" table:formula="of:=AND([.AX134];[SYSTEM.$D$14]=[.A134])" office:value-type="boolean" office:boolean-value="false" calcext:value-type="boolean">
            <text:p>FALSE</text:p>
          </table:table-cell>
          <table:table-cell table:style-name="ce23" table:formula="of:=IF([DRAM.$BK13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5]; tCK&lt;[DRAM.I135];OR([$SYSTEM.$L$3]=&quot;&quot;;[$SYSTEM.$L$3]=[.B135]);OR([$SYSTEM.$L$6]=&quot;&quot;;[$SYSTEM.$L$6]=[.F135]);OR([$SYSTEM.$L$5]=&quot;&quot;;[$SYSTEM.$L$5]=[.E135])))" office:value-type="boolean" office:boolean-value="false" calcext:value-type="boolean">
            <text:p>FALSE</text:p>
          </table:table-cell>
          <table:table-cell table:number-columns-repeated="11"/>
          <table:table-cell table:formula="of:=IF([.AY135]=&quot;&quot;;&quot;&quot;;[.A135])">
            <text:p/>
          </table:table-cell>
          <table:table-cell table:style-name="ce22" table:formula="of:=AND([.AX135];[SYSTEM.$D$14]=[.A135])" office:value-type="boolean" office:boolean-value="false" calcext:value-type="boolean">
            <text:p>FALSE</text:p>
          </table:table-cell>
          <table:table-cell table:style-name="ce23" table:formula="of:=IF([DRAM.$BK13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6]; tCK&lt;[DRAM.I136];OR([$SYSTEM.$L$3]=&quot;&quot;;[$SYSTEM.$L$3]=[.B136]);OR([$SYSTEM.$L$6]=&quot;&quot;;[$SYSTEM.$L$6]=[.F136]);OR([$SYSTEM.$L$5]=&quot;&quot;;[$SYSTEM.$L$5]=[.E136])))" office:value-type="boolean" office:boolean-value="false" calcext:value-type="boolean">
            <text:p>FALSE</text:p>
          </table:table-cell>
          <table:table-cell table:number-columns-repeated="11"/>
          <table:table-cell table:formula="of:=IF([.AY136]=&quot;&quot;;&quot;&quot;;[.A136])">
            <text:p/>
          </table:table-cell>
          <table:table-cell table:style-name="ce22" table:formula="of:=AND([.AX136];[SYSTEM.$D$14]=[.A136])" office:value-type="boolean" office:boolean-value="false" calcext:value-type="boolean">
            <text:p>FALSE</text:p>
          </table:table-cell>
          <table:table-cell table:style-name="ce23" table:formula="of:=IF([DRAM.$BK13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7]; tCK&lt;[DRAM.I137];OR([$SYSTEM.$L$3]=&quot;&quot;;[$SYSTEM.$L$3]=[.B137]);OR([$SYSTEM.$L$6]=&quot;&quot;;[$SYSTEM.$L$6]=[.F137]);OR([$SYSTEM.$L$5]=&quot;&quot;;[$SYSTEM.$L$5]=[.E137])))" office:value-type="boolean" office:boolean-value="false" calcext:value-type="boolean">
            <text:p>FALSE</text:p>
          </table:table-cell>
          <table:table-cell table:number-columns-repeated="11"/>
          <table:table-cell table:formula="of:=IF([.AY137]=&quot;&quot;;&quot;&quot;;[.A137])">
            <text:p/>
          </table:table-cell>
          <table:table-cell table:style-name="ce22" table:formula="of:=AND([.AX137];[SYSTEM.$D$14]=[.A137])" office:value-type="boolean" office:boolean-value="false" calcext:value-type="boolean">
            <text:p>FALSE</text:p>
          </table:table-cell>
          <table:table-cell table:style-name="ce23" table:formula="of:=IF([DRAM.$BK13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8]; tCK&lt;[DRAM.I138];OR([$SYSTEM.$L$3]=&quot;&quot;;[$SYSTEM.$L$3]=[.B138]);OR([$SYSTEM.$L$6]=&quot;&quot;;[$SYSTEM.$L$6]=[.F138]);OR([$SYSTEM.$L$5]=&quot;&quot;;[$SYSTEM.$L$5]=[.E138])))" office:value-type="boolean" office:boolean-value="false" calcext:value-type="boolean">
            <text:p>FALSE</text:p>
          </table:table-cell>
          <table:table-cell table:number-columns-repeated="11"/>
          <table:table-cell table:formula="of:=IF([.AY138]=&quot;&quot;;&quot;&quot;;[.A138])">
            <text:p/>
          </table:table-cell>
          <table:table-cell table:style-name="ce22" table:formula="of:=AND([.AX138];[SYSTEM.$D$14]=[.A138])" office:value-type="boolean" office:boolean-value="false" calcext:value-type="boolean">
            <text:p>FALSE</text:p>
          </table:table-cell>
          <table:table-cell table:style-name="ce23" table:formula="of:=IF([DRAM.$BK13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39]; tCK&lt;[DRAM.I139];OR([$SYSTEM.$L$3]=&quot;&quot;;[$SYSTEM.$L$3]=[.B139]);OR([$SYSTEM.$L$6]=&quot;&quot;;[$SYSTEM.$L$6]=[.F139]);OR([$SYSTEM.$L$5]=&quot;&quot;;[$SYSTEM.$L$5]=[.E139])))" office:value-type="boolean" office:boolean-value="false" calcext:value-type="boolean">
            <text:p>FALSE</text:p>
          </table:table-cell>
          <table:table-cell table:number-columns-repeated="11"/>
          <table:table-cell table:formula="of:=IF([.AY139]=&quot;&quot;;&quot;&quot;;[.A139])">
            <text:p/>
          </table:table-cell>
          <table:table-cell table:style-name="ce22" table:formula="of:=AND([.AX139];[SYSTEM.$D$14]=[.A139])" office:value-type="boolean" office:boolean-value="false" calcext:value-type="boolean">
            <text:p>FALSE</text:p>
          </table:table-cell>
          <table:table-cell table:style-name="ce23" table:formula="of:=IF([DRAM.$BK13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0]; tCK&lt;[DRAM.I140];OR([$SYSTEM.$L$3]=&quot;&quot;;[$SYSTEM.$L$3]=[.B140]);OR([$SYSTEM.$L$6]=&quot;&quot;;[$SYSTEM.$L$6]=[.F140]);OR([$SYSTEM.$L$5]=&quot;&quot;;[$SYSTEM.$L$5]=[.E140])))" office:value-type="boolean" office:boolean-value="false" calcext:value-type="boolean">
            <text:p>FALSE</text:p>
          </table:table-cell>
          <table:table-cell table:number-columns-repeated="11"/>
          <table:table-cell table:formula="of:=IF([.AY140]=&quot;&quot;;&quot;&quot;;[.A140])">
            <text:p/>
          </table:table-cell>
          <table:table-cell table:style-name="ce22" table:formula="of:=AND([.AX140];[SYSTEM.$D$14]=[.A140])" office:value-type="boolean" office:boolean-value="false" calcext:value-type="boolean">
            <text:p>FALSE</text:p>
          </table:table-cell>
          <table:table-cell table:style-name="ce23" table:formula="of:=IF([DRAM.$BK14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1]; tCK&lt;[DRAM.I141];OR([$SYSTEM.$L$3]=&quot;&quot;;[$SYSTEM.$L$3]=[.B141]);OR([$SYSTEM.$L$6]=&quot;&quot;;[$SYSTEM.$L$6]=[.F141]);OR([$SYSTEM.$L$5]=&quot;&quot;;[$SYSTEM.$L$5]=[.E141])))" office:value-type="boolean" office:boolean-value="false" calcext:value-type="boolean">
            <text:p>FALSE</text:p>
          </table:table-cell>
          <table:table-cell table:number-columns-repeated="11"/>
          <table:table-cell table:formula="of:=IF([.AY141]=&quot;&quot;;&quot;&quot;;[.A141])">
            <text:p/>
          </table:table-cell>
          <table:table-cell table:style-name="ce22" table:formula="of:=AND([.AX141];[SYSTEM.$D$14]=[.A141])" office:value-type="boolean" office:boolean-value="false" calcext:value-type="boolean">
            <text:p>FALSE</text:p>
          </table:table-cell>
          <table:table-cell table:style-name="ce23" table:formula="of:=IF([DRAM.$BK14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2]; tCK&lt;[DRAM.I142];OR([$SYSTEM.$L$3]=&quot;&quot;;[$SYSTEM.$L$3]=[.B142]);OR([$SYSTEM.$L$6]=&quot;&quot;;[$SYSTEM.$L$6]=[.F142]);OR([$SYSTEM.$L$5]=&quot;&quot;;[$SYSTEM.$L$5]=[.E142])))" office:value-type="boolean" office:boolean-value="false" calcext:value-type="boolean">
            <text:p>FALSE</text:p>
          </table:table-cell>
          <table:table-cell table:number-columns-repeated="11"/>
          <table:table-cell table:formula="of:=IF([.AY142]=&quot;&quot;;&quot;&quot;;[.A142])">
            <text:p/>
          </table:table-cell>
          <table:table-cell table:style-name="ce22" table:formula="of:=AND([.AX142];[SYSTEM.$D$14]=[.A142])" office:value-type="boolean" office:boolean-value="false" calcext:value-type="boolean">
            <text:p>FALSE</text:p>
          </table:table-cell>
          <table:table-cell table:style-name="ce23" table:formula="of:=IF([DRAM.$BK14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3]; tCK&lt;[DRAM.I143];OR([$SYSTEM.$L$3]=&quot;&quot;;[$SYSTEM.$L$3]=[.B143]);OR([$SYSTEM.$L$6]=&quot;&quot;;[$SYSTEM.$L$6]=[.F143]);OR([$SYSTEM.$L$5]=&quot;&quot;;[$SYSTEM.$L$5]=[.E143])))" office:value-type="boolean" office:boolean-value="false" calcext:value-type="boolean">
            <text:p>FALSE</text:p>
          </table:table-cell>
          <table:table-cell table:number-columns-repeated="11"/>
          <table:table-cell table:formula="of:=IF([.AY143]=&quot;&quot;;&quot;&quot;;[.A143])">
            <text:p/>
          </table:table-cell>
          <table:table-cell table:style-name="ce22" table:formula="of:=AND([.AX143];[SYSTEM.$D$14]=[.A143])" office:value-type="boolean" office:boolean-value="false" calcext:value-type="boolean">
            <text:p>FALSE</text:p>
          </table:table-cell>
          <table:table-cell table:style-name="ce23" table:formula="of:=IF([DRAM.$BK14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4]; tCK&lt;[DRAM.I144];OR([$SYSTEM.$L$3]=&quot;&quot;;[$SYSTEM.$L$3]=[.B144]);OR([$SYSTEM.$L$6]=&quot;&quot;;[$SYSTEM.$L$6]=[.F144]);OR([$SYSTEM.$L$5]=&quot;&quot;;[$SYSTEM.$L$5]=[.E144])))" office:value-type="boolean" office:boolean-value="false" calcext:value-type="boolean">
            <text:p>FALSE</text:p>
          </table:table-cell>
          <table:table-cell table:number-columns-repeated="11"/>
          <table:table-cell table:formula="of:=IF([.AY144]=&quot;&quot;;&quot;&quot;;[.A144])">
            <text:p/>
          </table:table-cell>
          <table:table-cell table:style-name="ce22" table:formula="of:=AND([.AX144];[SYSTEM.$D$14]=[.A144])" office:value-type="boolean" office:boolean-value="false" calcext:value-type="boolean">
            <text:p>FALSE</text:p>
          </table:table-cell>
          <table:table-cell table:style-name="ce23" table:formula="of:=IF([DRAM.$BK14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5]; tCK&lt;[DRAM.I145];OR([$SYSTEM.$L$3]=&quot;&quot;;[$SYSTEM.$L$3]=[.B145]);OR([$SYSTEM.$L$6]=&quot;&quot;;[$SYSTEM.$L$6]=[.F145]);OR([$SYSTEM.$L$5]=&quot;&quot;;[$SYSTEM.$L$5]=[.E145])))" office:value-type="boolean" office:boolean-value="false" calcext:value-type="boolean">
            <text:p>FALSE</text:p>
          </table:table-cell>
          <table:table-cell table:number-columns-repeated="11"/>
          <table:table-cell table:formula="of:=IF([.AY145]=&quot;&quot;;&quot;&quot;;[.A145])">
            <text:p/>
          </table:table-cell>
          <table:table-cell table:style-name="ce22" table:formula="of:=AND([.AX145];[SYSTEM.$D$14]=[.A145])" office:value-type="boolean" office:boolean-value="false" calcext:value-type="boolean">
            <text:p>FALSE</text:p>
          </table:table-cell>
          <table:table-cell table:style-name="ce23" table:formula="of:=IF([DRAM.$BK14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6]; tCK&lt;[DRAM.I146];OR([$SYSTEM.$L$3]=&quot;&quot;;[$SYSTEM.$L$3]=[.B146]);OR([$SYSTEM.$L$6]=&quot;&quot;;[$SYSTEM.$L$6]=[.F146]);OR([$SYSTEM.$L$5]=&quot;&quot;;[$SYSTEM.$L$5]=[.E146])))" office:value-type="boolean" office:boolean-value="false" calcext:value-type="boolean">
            <text:p>FALSE</text:p>
          </table:table-cell>
          <table:table-cell table:number-columns-repeated="11"/>
          <table:table-cell table:formula="of:=IF([.AY146]=&quot;&quot;;&quot;&quot;;[.A146])">
            <text:p/>
          </table:table-cell>
          <table:table-cell table:style-name="ce22" table:formula="of:=AND([.AX146];[SYSTEM.$D$14]=[.A146])" office:value-type="boolean" office:boolean-value="false" calcext:value-type="boolean">
            <text:p>FALSE</text:p>
          </table:table-cell>
          <table:table-cell table:style-name="ce23" table:formula="of:=IF([DRAM.$BK14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7]; tCK&lt;[DRAM.I147];OR([$SYSTEM.$L$3]=&quot;&quot;;[$SYSTEM.$L$3]=[.B147]);OR([$SYSTEM.$L$6]=&quot;&quot;;[$SYSTEM.$L$6]=[.F147]);OR([$SYSTEM.$L$5]=&quot;&quot;;[$SYSTEM.$L$5]=[.E147])))" office:value-type="boolean" office:boolean-value="false" calcext:value-type="boolean">
            <text:p>FALSE</text:p>
          </table:table-cell>
          <table:table-cell table:number-columns-repeated="11"/>
          <table:table-cell table:formula="of:=IF([.AY147]=&quot;&quot;;&quot;&quot;;[.A147])">
            <text:p/>
          </table:table-cell>
          <table:table-cell table:style-name="ce22" table:formula="of:=AND([.AX147];[SYSTEM.$D$14]=[.A147])" office:value-type="boolean" office:boolean-value="false" calcext:value-type="boolean">
            <text:p>FALSE</text:p>
          </table:table-cell>
          <table:table-cell table:style-name="ce23" table:formula="of:=IF([DRAM.$BK14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8]; tCK&lt;[DRAM.I148];OR([$SYSTEM.$L$3]=&quot;&quot;;[$SYSTEM.$L$3]=[.B148]);OR([$SYSTEM.$L$6]=&quot;&quot;;[$SYSTEM.$L$6]=[.F148]);OR([$SYSTEM.$L$5]=&quot;&quot;;[$SYSTEM.$L$5]=[.E148])))" office:value-type="boolean" office:boolean-value="false" calcext:value-type="boolean">
            <text:p>FALSE</text:p>
          </table:table-cell>
          <table:table-cell table:number-columns-repeated="11"/>
          <table:table-cell table:formula="of:=IF([.AY148]=&quot;&quot;;&quot;&quot;;[.A148])">
            <text:p/>
          </table:table-cell>
          <table:table-cell table:style-name="ce22" table:formula="of:=AND([.AX148];[SYSTEM.$D$14]=[.A148])" office:value-type="boolean" office:boolean-value="false" calcext:value-type="boolean">
            <text:p>FALSE</text:p>
          </table:table-cell>
          <table:table-cell table:style-name="ce23" table:formula="of:=IF([DRAM.$BK14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49]; tCK&lt;[DRAM.I149];OR([$SYSTEM.$L$3]=&quot;&quot;;[$SYSTEM.$L$3]=[.B149]);OR([$SYSTEM.$L$6]=&quot;&quot;;[$SYSTEM.$L$6]=[.F149]);OR([$SYSTEM.$L$5]=&quot;&quot;;[$SYSTEM.$L$5]=[.E149])))" office:value-type="boolean" office:boolean-value="false" calcext:value-type="boolean">
            <text:p>FALSE</text:p>
          </table:table-cell>
          <table:table-cell table:number-columns-repeated="11"/>
          <table:table-cell table:formula="of:=IF([.AY149]=&quot;&quot;;&quot;&quot;;[.A149])">
            <text:p/>
          </table:table-cell>
          <table:table-cell table:style-name="ce22" table:formula="of:=AND([.AX149];[SYSTEM.$D$14]=[.A149])" office:value-type="boolean" office:boolean-value="false" calcext:value-type="boolean">
            <text:p>FALSE</text:p>
          </table:table-cell>
          <table:table-cell table:style-name="ce23" table:formula="of:=IF([DRAM.$BK14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0]; tCK&lt;[DRAM.I150];OR([$SYSTEM.$L$3]=&quot;&quot;;[$SYSTEM.$L$3]=[.B150]);OR([$SYSTEM.$L$6]=&quot;&quot;;[$SYSTEM.$L$6]=[.F150]);OR([$SYSTEM.$L$5]=&quot;&quot;;[$SYSTEM.$L$5]=[.E150])))" office:value-type="boolean" office:boolean-value="false" calcext:value-type="boolean">
            <text:p>FALSE</text:p>
          </table:table-cell>
          <table:table-cell table:number-columns-repeated="11"/>
          <table:table-cell table:formula="of:=IF([.AY150]=&quot;&quot;;&quot;&quot;;[.A150])">
            <text:p/>
          </table:table-cell>
          <table:table-cell table:style-name="ce22" table:formula="of:=AND([.AX150];[SYSTEM.$D$14]=[.A150])" office:value-type="boolean" office:boolean-value="false" calcext:value-type="boolean">
            <text:p>FALSE</text:p>
          </table:table-cell>
          <table:table-cell table:style-name="ce23" table:formula="of:=IF([DRAM.$BK15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1]; tCK&lt;[DRAM.I151];OR([$SYSTEM.$L$3]=&quot;&quot;;[$SYSTEM.$L$3]=[.B151]);OR([$SYSTEM.$L$6]=&quot;&quot;;[$SYSTEM.$L$6]=[.F151]);OR([$SYSTEM.$L$5]=&quot;&quot;;[$SYSTEM.$L$5]=[.E151])))" office:value-type="boolean" office:boolean-value="false" calcext:value-type="boolean">
            <text:p>FALSE</text:p>
          </table:table-cell>
          <table:table-cell table:number-columns-repeated="11"/>
          <table:table-cell table:formula="of:=IF([.AY151]=&quot;&quot;;&quot;&quot;;[.A151])">
            <text:p/>
          </table:table-cell>
          <table:table-cell table:style-name="ce22" table:formula="of:=AND([.AX151];[SYSTEM.$D$14]=[.A151])" office:value-type="boolean" office:boolean-value="false" calcext:value-type="boolean">
            <text:p>FALSE</text:p>
          </table:table-cell>
          <table:table-cell table:style-name="ce23" table:formula="of:=IF([DRAM.$BK15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2]; tCK&lt;[DRAM.I152];OR([$SYSTEM.$L$3]=&quot;&quot;;[$SYSTEM.$L$3]=[.B152]);OR([$SYSTEM.$L$6]=&quot;&quot;;[$SYSTEM.$L$6]=[.F152]);OR([$SYSTEM.$L$5]=&quot;&quot;;[$SYSTEM.$L$5]=[.E152])))" office:value-type="boolean" office:boolean-value="false" calcext:value-type="boolean">
            <text:p>FALSE</text:p>
          </table:table-cell>
          <table:table-cell table:number-columns-repeated="11"/>
          <table:table-cell table:formula="of:=IF([.AY152]=&quot;&quot;;&quot;&quot;;[.A152])">
            <text:p/>
          </table:table-cell>
          <table:table-cell table:style-name="ce22" table:formula="of:=AND([.AX152];[SYSTEM.$D$14]=[.A152])" office:value-type="boolean" office:boolean-value="false" calcext:value-type="boolean">
            <text:p>FALSE</text:p>
          </table:table-cell>
          <table:table-cell table:style-name="ce23" table:formula="of:=IF([DRAM.$BK15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3]; tCK&lt;[DRAM.I153];OR([$SYSTEM.$L$3]=&quot;&quot;;[$SYSTEM.$L$3]=[.B153]);OR([$SYSTEM.$L$6]=&quot;&quot;;[$SYSTEM.$L$6]=[.F153]);OR([$SYSTEM.$L$5]=&quot;&quot;;[$SYSTEM.$L$5]=[.E153])))" office:value-type="boolean" office:boolean-value="false" calcext:value-type="boolean">
            <text:p>FALSE</text:p>
          </table:table-cell>
          <table:table-cell table:number-columns-repeated="11"/>
          <table:table-cell table:formula="of:=IF([.AY153]=&quot;&quot;;&quot;&quot;;[.A153])">
            <text:p/>
          </table:table-cell>
          <table:table-cell table:style-name="ce22" table:formula="of:=AND([.AX153];[SYSTEM.$D$14]=[.A153])" office:value-type="boolean" office:boolean-value="false" calcext:value-type="boolean">
            <text:p>FALSE</text:p>
          </table:table-cell>
          <table:table-cell table:style-name="ce23" table:formula="of:=IF([DRAM.$BK15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4]; tCK&lt;[DRAM.I154];OR([$SYSTEM.$L$3]=&quot;&quot;;[$SYSTEM.$L$3]=[.B154]);OR([$SYSTEM.$L$6]=&quot;&quot;;[$SYSTEM.$L$6]=[.F154]);OR([$SYSTEM.$L$5]=&quot;&quot;;[$SYSTEM.$L$5]=[.E154])))" office:value-type="boolean" office:boolean-value="false" calcext:value-type="boolean">
            <text:p>FALSE</text:p>
          </table:table-cell>
          <table:table-cell table:number-columns-repeated="11"/>
          <table:table-cell table:formula="of:=IF([.AY154]=&quot;&quot;;&quot;&quot;;[.A154])">
            <text:p/>
          </table:table-cell>
          <table:table-cell table:style-name="ce22" table:formula="of:=AND([.AX154];[SYSTEM.$D$14]=[.A154])" office:value-type="boolean" office:boolean-value="false" calcext:value-type="boolean">
            <text:p>FALSE</text:p>
          </table:table-cell>
          <table:table-cell table:style-name="ce23" table:formula="of:=IF([DRAM.$BK15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5]; tCK&lt;[DRAM.I155];OR([$SYSTEM.$L$3]=&quot;&quot;;[$SYSTEM.$L$3]=[.B155]);OR([$SYSTEM.$L$6]=&quot;&quot;;[$SYSTEM.$L$6]=[.F155]);OR([$SYSTEM.$L$5]=&quot;&quot;;[$SYSTEM.$L$5]=[.E155])))" office:value-type="boolean" office:boolean-value="false" calcext:value-type="boolean">
            <text:p>FALSE</text:p>
          </table:table-cell>
          <table:table-cell table:number-columns-repeated="11"/>
          <table:table-cell table:formula="of:=IF([.AY155]=&quot;&quot;;&quot;&quot;;[.A155])">
            <text:p/>
          </table:table-cell>
          <table:table-cell table:style-name="ce22" table:formula="of:=AND([.AX155];[SYSTEM.$D$14]=[.A155])" office:value-type="boolean" office:boolean-value="false" calcext:value-type="boolean">
            <text:p>FALSE</text:p>
          </table:table-cell>
          <table:table-cell table:style-name="ce23" table:formula="of:=IF([DRAM.$BK15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6]; tCK&lt;[DRAM.I156];OR([$SYSTEM.$L$3]=&quot;&quot;;[$SYSTEM.$L$3]=[.B156]);OR([$SYSTEM.$L$6]=&quot;&quot;;[$SYSTEM.$L$6]=[.F156]);OR([$SYSTEM.$L$5]=&quot;&quot;;[$SYSTEM.$L$5]=[.E156])))" office:value-type="boolean" office:boolean-value="false" calcext:value-type="boolean">
            <text:p>FALSE</text:p>
          </table:table-cell>
          <table:table-cell table:number-columns-repeated="11"/>
          <table:table-cell table:formula="of:=IF([.AY156]=&quot;&quot;;&quot;&quot;;[.A156])">
            <text:p/>
          </table:table-cell>
          <table:table-cell table:style-name="ce22" table:formula="of:=AND([.AX156];[SYSTEM.$D$14]=[.A156])" office:value-type="boolean" office:boolean-value="false" calcext:value-type="boolean">
            <text:p>FALSE</text:p>
          </table:table-cell>
          <table:table-cell table:style-name="ce23" table:formula="of:=IF([DRAM.$BK15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7]; tCK&lt;[DRAM.I157];OR([$SYSTEM.$L$3]=&quot;&quot;;[$SYSTEM.$L$3]=[.B157]);OR([$SYSTEM.$L$6]=&quot;&quot;;[$SYSTEM.$L$6]=[.F157]);OR([$SYSTEM.$L$5]=&quot;&quot;;[$SYSTEM.$L$5]=[.E157])))" office:value-type="boolean" office:boolean-value="false" calcext:value-type="boolean">
            <text:p>FALSE</text:p>
          </table:table-cell>
          <table:table-cell table:number-columns-repeated="11"/>
          <table:table-cell table:formula="of:=IF([.AY157]=&quot;&quot;;&quot;&quot;;[.A157])">
            <text:p/>
          </table:table-cell>
          <table:table-cell table:style-name="ce22" table:formula="of:=AND([.AX157];[SYSTEM.$D$14]=[.A157])" office:value-type="boolean" office:boolean-value="false" calcext:value-type="boolean">
            <text:p>FALSE</text:p>
          </table:table-cell>
          <table:table-cell table:style-name="ce23" table:formula="of:=IF([DRAM.$BK15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8]; tCK&lt;[DRAM.I158];OR([$SYSTEM.$L$3]=&quot;&quot;;[$SYSTEM.$L$3]=[.B158]);OR([$SYSTEM.$L$6]=&quot;&quot;;[$SYSTEM.$L$6]=[.F158]);OR([$SYSTEM.$L$5]=&quot;&quot;;[$SYSTEM.$L$5]=[.E158])))" office:value-type="boolean" office:boolean-value="false" calcext:value-type="boolean">
            <text:p>FALSE</text:p>
          </table:table-cell>
          <table:table-cell table:number-columns-repeated="11"/>
          <table:table-cell table:formula="of:=IF([.AY158]=&quot;&quot;;&quot;&quot;;[.A158])">
            <text:p/>
          </table:table-cell>
          <table:table-cell table:style-name="ce22" table:formula="of:=AND([.AX158];[SYSTEM.$D$14]=[.A158])" office:value-type="boolean" office:boolean-value="false" calcext:value-type="boolean">
            <text:p>FALSE</text:p>
          </table:table-cell>
          <table:table-cell table:style-name="ce23" table:formula="of:=IF([DRAM.$BK15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59]; tCK&lt;[DRAM.I159];OR([$SYSTEM.$L$3]=&quot;&quot;;[$SYSTEM.$L$3]=[.B159]);OR([$SYSTEM.$L$6]=&quot;&quot;;[$SYSTEM.$L$6]=[.F159]);OR([$SYSTEM.$L$5]=&quot;&quot;;[$SYSTEM.$L$5]=[.E15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59];[SYSTEM.$D$14]=[.A159])" office:value-type="boolean" office:boolean-value="false" calcext:value-type="boolean">
            <text:p>FALSE</text:p>
          </table:table-cell>
          <table:table-cell table:style-name="ce23" table:formula="of:=IF([DRAM.$BK15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0]; tCK&lt;[DRAM.I160];OR([$SYSTEM.$L$3]=&quot;&quot;;[$SYSTEM.$L$3]=[.B160]);OR([$SYSTEM.$L$6]=&quot;&quot;;[$SYSTEM.$L$6]=[.F160]);OR([$SYSTEM.$L$5]=&quot;&quot;;[$SYSTEM.$L$5]=[.E16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0];[SYSTEM.$D$14]=[.A160])" office:value-type="boolean" office:boolean-value="false" calcext:value-type="boolean">
            <text:p>FALSE</text:p>
          </table:table-cell>
          <table:table-cell table:style-name="ce23" table:formula="of:=IF([DRAM.$BK16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1]; tCK&lt;[DRAM.I161];OR([$SYSTEM.$L$3]=&quot;&quot;;[$SYSTEM.$L$3]=[.B161]);OR([$SYSTEM.$L$6]=&quot;&quot;;[$SYSTEM.$L$6]=[.F161]);OR([$SYSTEM.$L$5]=&quot;&quot;;[$SYSTEM.$L$5]=[.E16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1];[SYSTEM.$D$14]=[.A161])" office:value-type="boolean" office:boolean-value="false" calcext:value-type="boolean">
            <text:p>FALSE</text:p>
          </table:table-cell>
          <table:table-cell table:style-name="ce23" table:formula="of:=IF([DRAM.$BK16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2]; tCK&lt;[DRAM.I162];OR([$SYSTEM.$L$3]=&quot;&quot;;[$SYSTEM.$L$3]=[.B162]);OR([$SYSTEM.$L$6]=&quot;&quot;;[$SYSTEM.$L$6]=[.F162]);OR([$SYSTEM.$L$5]=&quot;&quot;;[$SYSTEM.$L$5]=[.E16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2];[SYSTEM.$D$14]=[.A162])" office:value-type="boolean" office:boolean-value="false" calcext:value-type="boolean">
            <text:p>FALSE</text:p>
          </table:table-cell>
          <table:table-cell table:style-name="ce23" table:formula="of:=IF([DRAM.$BK16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3]; tCK&lt;[DRAM.I163];OR([$SYSTEM.$L$3]=&quot;&quot;;[$SYSTEM.$L$3]=[.B163]);OR([$SYSTEM.$L$6]=&quot;&quot;;[$SYSTEM.$L$6]=[.F163]);OR([$SYSTEM.$L$5]=&quot;&quot;;[$SYSTEM.$L$5]=[.E16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3];[SYSTEM.$D$14]=[.A163])" office:value-type="boolean" office:boolean-value="false" calcext:value-type="boolean">
            <text:p>FALSE</text:p>
          </table:table-cell>
          <table:table-cell table:style-name="ce23" table:formula="of:=IF([DRAM.$BK16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4]; tCK&lt;[DRAM.I164];OR([$SYSTEM.$L$3]=&quot;&quot;;[$SYSTEM.$L$3]=[.B164]);OR([$SYSTEM.$L$6]=&quot;&quot;;[$SYSTEM.$L$6]=[.F164]);OR([$SYSTEM.$L$5]=&quot;&quot;;[$SYSTEM.$L$5]=[.E16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4];[SYSTEM.$D$14]=[.A164])" office:value-type="boolean" office:boolean-value="false" calcext:value-type="boolean">
            <text:p>FALSE</text:p>
          </table:table-cell>
          <table:table-cell table:style-name="ce23" table:formula="of:=IF([DRAM.$BK16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5]; tCK&lt;[DRAM.I165];OR([$SYSTEM.$L$3]=&quot;&quot;;[$SYSTEM.$L$3]=[.B165]);OR([$SYSTEM.$L$6]=&quot;&quot;;[$SYSTEM.$L$6]=[.F165]);OR([$SYSTEM.$L$5]=&quot;&quot;;[$SYSTEM.$L$5]=[.E16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5];[SYSTEM.$D$14]=[.A165])" office:value-type="boolean" office:boolean-value="false" calcext:value-type="boolean">
            <text:p>FALSE</text:p>
          </table:table-cell>
          <table:table-cell table:style-name="ce23" table:formula="of:=IF([DRAM.$BK16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6]; tCK&lt;[DRAM.I166];OR([$SYSTEM.$L$3]=&quot;&quot;;[$SYSTEM.$L$3]=[.B166]);OR([$SYSTEM.$L$6]=&quot;&quot;;[$SYSTEM.$L$6]=[.F166]);OR([$SYSTEM.$L$5]=&quot;&quot;;[$SYSTEM.$L$5]=[.E16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6];[SYSTEM.$D$14]=[.A166])" office:value-type="boolean" office:boolean-value="false" calcext:value-type="boolean">
            <text:p>FALSE</text:p>
          </table:table-cell>
          <table:table-cell table:style-name="ce23" table:formula="of:=IF([DRAM.$BK16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7]; tCK&lt;[DRAM.I167];OR([$SYSTEM.$L$3]=&quot;&quot;;[$SYSTEM.$L$3]=[.B167]);OR([$SYSTEM.$L$6]=&quot;&quot;;[$SYSTEM.$L$6]=[.F167]);OR([$SYSTEM.$L$5]=&quot;&quot;;[$SYSTEM.$L$5]=[.E16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7];[SYSTEM.$D$14]=[.A167])" office:value-type="boolean" office:boolean-value="false" calcext:value-type="boolean">
            <text:p>FALSE</text:p>
          </table:table-cell>
          <table:table-cell table:style-name="ce23" table:formula="of:=IF([DRAM.$BK16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8]; tCK&lt;[DRAM.I168];OR([$SYSTEM.$L$3]=&quot;&quot;;[$SYSTEM.$L$3]=[.B168]);OR([$SYSTEM.$L$6]=&quot;&quot;;[$SYSTEM.$L$6]=[.F168]);OR([$SYSTEM.$L$5]=&quot;&quot;;[$SYSTEM.$L$5]=[.E16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8];[SYSTEM.$D$14]=[.A168])" office:value-type="boolean" office:boolean-value="false" calcext:value-type="boolean">
            <text:p>FALSE</text:p>
          </table:table-cell>
          <table:table-cell table:style-name="ce23" table:formula="of:=IF([DRAM.$BK16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69]; tCK&lt;[DRAM.I169];OR([$SYSTEM.$L$3]=&quot;&quot;;[$SYSTEM.$L$3]=[.B169]);OR([$SYSTEM.$L$6]=&quot;&quot;;[$SYSTEM.$L$6]=[.F169]);OR([$SYSTEM.$L$5]=&quot;&quot;;[$SYSTEM.$L$5]=[.E16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69];[SYSTEM.$D$14]=[.A169])" office:value-type="boolean" office:boolean-value="false" calcext:value-type="boolean">
            <text:p>FALSE</text:p>
          </table:table-cell>
          <table:table-cell table:style-name="ce23" table:formula="of:=IF([DRAM.$BK16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0]; tCK&lt;[DRAM.I170];OR([$SYSTEM.$L$3]=&quot;&quot;;[$SYSTEM.$L$3]=[.B170]);OR([$SYSTEM.$L$6]=&quot;&quot;;[$SYSTEM.$L$6]=[.F170]);OR([$SYSTEM.$L$5]=&quot;&quot;;[$SYSTEM.$L$5]=[.E17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0];[SYSTEM.$D$14]=[.A170])" office:value-type="boolean" office:boolean-value="false" calcext:value-type="boolean">
            <text:p>FALSE</text:p>
          </table:table-cell>
          <table:table-cell table:style-name="ce23" table:formula="of:=IF([DRAM.$BK17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1]; tCK&lt;[DRAM.I171];OR([$SYSTEM.$L$3]=&quot;&quot;;[$SYSTEM.$L$3]=[.B171]);OR([$SYSTEM.$L$6]=&quot;&quot;;[$SYSTEM.$L$6]=[.F171]);OR([$SYSTEM.$L$5]=&quot;&quot;;[$SYSTEM.$L$5]=[.E17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1];[SYSTEM.$D$14]=[.A171])" office:value-type="boolean" office:boolean-value="false" calcext:value-type="boolean">
            <text:p>FALSE</text:p>
          </table:table-cell>
          <table:table-cell table:style-name="ce23" table:formula="of:=IF([DRAM.$BK17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2]; tCK&lt;[DRAM.I172];OR([$SYSTEM.$L$3]=&quot;&quot;;[$SYSTEM.$L$3]=[.B172]);OR([$SYSTEM.$L$6]=&quot;&quot;;[$SYSTEM.$L$6]=[.F172]);OR([$SYSTEM.$L$5]=&quot;&quot;;[$SYSTEM.$L$5]=[.E17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2];[SYSTEM.$D$14]=[.A172])" office:value-type="boolean" office:boolean-value="false" calcext:value-type="boolean">
            <text:p>FALSE</text:p>
          </table:table-cell>
          <table:table-cell table:style-name="ce23" table:formula="of:=IF([DRAM.$BK17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3]; tCK&lt;[DRAM.I173];OR([$SYSTEM.$L$3]=&quot;&quot;;[$SYSTEM.$L$3]=[.B173]);OR([$SYSTEM.$L$6]=&quot;&quot;;[$SYSTEM.$L$6]=[.F173]);OR([$SYSTEM.$L$5]=&quot;&quot;;[$SYSTEM.$L$5]=[.E17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3];[SYSTEM.$D$14]=[.A173])" office:value-type="boolean" office:boolean-value="false" calcext:value-type="boolean">
            <text:p>FALSE</text:p>
          </table:table-cell>
          <table:table-cell table:style-name="ce23" table:formula="of:=IF([DRAM.$BK17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4]; tCK&lt;[DRAM.I174];OR([$SYSTEM.$L$3]=&quot;&quot;;[$SYSTEM.$L$3]=[.B174]);OR([$SYSTEM.$L$6]=&quot;&quot;;[$SYSTEM.$L$6]=[.F174]);OR([$SYSTEM.$L$5]=&quot;&quot;;[$SYSTEM.$L$5]=[.E17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4];[SYSTEM.$D$14]=[.A174])" office:value-type="boolean" office:boolean-value="false" calcext:value-type="boolean">
            <text:p>FALSE</text:p>
          </table:table-cell>
          <table:table-cell table:style-name="ce23" table:formula="of:=IF([DRAM.$BK17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5]; tCK&lt;[DRAM.I175];OR([$SYSTEM.$L$3]=&quot;&quot;;[$SYSTEM.$L$3]=[.B175]);OR([$SYSTEM.$L$6]=&quot;&quot;;[$SYSTEM.$L$6]=[.F175]);OR([$SYSTEM.$L$5]=&quot;&quot;;[$SYSTEM.$L$5]=[.E17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5];[SYSTEM.$D$14]=[.A175])" office:value-type="boolean" office:boolean-value="false" calcext:value-type="boolean">
            <text:p>FALSE</text:p>
          </table:table-cell>
          <table:table-cell table:style-name="ce23" table:formula="of:=IF([DRAM.$BK17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6]; tCK&lt;[DRAM.I176];OR([$SYSTEM.$L$3]=&quot;&quot;;[$SYSTEM.$L$3]=[.B176]);OR([$SYSTEM.$L$6]=&quot;&quot;;[$SYSTEM.$L$6]=[.F176]);OR([$SYSTEM.$L$5]=&quot;&quot;;[$SYSTEM.$L$5]=[.E17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6];[SYSTEM.$D$14]=[.A176])" office:value-type="boolean" office:boolean-value="false" calcext:value-type="boolean">
            <text:p>FALSE</text:p>
          </table:table-cell>
          <table:table-cell table:style-name="ce23" table:formula="of:=IF([DRAM.$BK17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7]; tCK&lt;[DRAM.I177];OR([$SYSTEM.$L$3]=&quot;&quot;;[$SYSTEM.$L$3]=[.B177]);OR([$SYSTEM.$L$6]=&quot;&quot;;[$SYSTEM.$L$6]=[.F177]);OR([$SYSTEM.$L$5]=&quot;&quot;;[$SYSTEM.$L$5]=[.E17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7];[SYSTEM.$D$14]=[.A177])" office:value-type="boolean" office:boolean-value="false" calcext:value-type="boolean">
            <text:p>FALSE</text:p>
          </table:table-cell>
          <table:table-cell table:style-name="ce23" table:formula="of:=IF([DRAM.$BK17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8]; tCK&lt;[DRAM.I178];OR([$SYSTEM.$L$3]=&quot;&quot;;[$SYSTEM.$L$3]=[.B178]);OR([$SYSTEM.$L$6]=&quot;&quot;;[$SYSTEM.$L$6]=[.F178]);OR([$SYSTEM.$L$5]=&quot;&quot;;[$SYSTEM.$L$5]=[.E17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8];[SYSTEM.$D$14]=[.A178])" office:value-type="boolean" office:boolean-value="false" calcext:value-type="boolean">
            <text:p>FALSE</text:p>
          </table:table-cell>
          <table:table-cell table:style-name="ce23" table:formula="of:=IF([DRAM.$BK17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79]; tCK&lt;[DRAM.I179];OR([$SYSTEM.$L$3]=&quot;&quot;;[$SYSTEM.$L$3]=[.B179]);OR([$SYSTEM.$L$6]=&quot;&quot;;[$SYSTEM.$L$6]=[.F179]);OR([$SYSTEM.$L$5]=&quot;&quot;;[$SYSTEM.$L$5]=[.E17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79];[SYSTEM.$D$14]=[.A179])" office:value-type="boolean" office:boolean-value="false" calcext:value-type="boolean">
            <text:p>FALSE</text:p>
          </table:table-cell>
          <table:table-cell table:style-name="ce23" table:formula="of:=IF([DRAM.$BK17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0]; tCK&lt;[DRAM.I180];OR([$SYSTEM.$L$3]=&quot;&quot;;[$SYSTEM.$L$3]=[.B180]);OR([$SYSTEM.$L$6]=&quot;&quot;;[$SYSTEM.$L$6]=[.F180]);OR([$SYSTEM.$L$5]=&quot;&quot;;[$SYSTEM.$L$5]=[.E18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0];[SYSTEM.$D$14]=[.A180])" office:value-type="boolean" office:boolean-value="false" calcext:value-type="boolean">
            <text:p>FALSE</text:p>
          </table:table-cell>
          <table:table-cell table:style-name="ce23" table:formula="of:=IF([DRAM.$BK18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1]; tCK&lt;[DRAM.I181];OR([$SYSTEM.$L$3]=&quot;&quot;;[$SYSTEM.$L$3]=[.B181]);OR([$SYSTEM.$L$6]=&quot;&quot;;[$SYSTEM.$L$6]=[.F181]);OR([$SYSTEM.$L$5]=&quot;&quot;;[$SYSTEM.$L$5]=[.E18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1];[SYSTEM.$D$14]=[.A181])" office:value-type="boolean" office:boolean-value="false" calcext:value-type="boolean">
            <text:p>FALSE</text:p>
          </table:table-cell>
          <table:table-cell table:style-name="ce23" table:formula="of:=IF([DRAM.$BK18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2]; tCK&lt;[DRAM.I182];OR([$SYSTEM.$L$3]=&quot;&quot;;[$SYSTEM.$L$3]=[.B182]);OR([$SYSTEM.$L$6]=&quot;&quot;;[$SYSTEM.$L$6]=[.F182]);OR([$SYSTEM.$L$5]=&quot;&quot;;[$SYSTEM.$L$5]=[.E18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2];[SYSTEM.$D$14]=[.A182])" office:value-type="boolean" office:boolean-value="false" calcext:value-type="boolean">
            <text:p>FALSE</text:p>
          </table:table-cell>
          <table:table-cell table:style-name="ce23" table:formula="of:=IF([DRAM.$BK18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3]; tCK&lt;[DRAM.I183];OR([$SYSTEM.$L$3]=&quot;&quot;;[$SYSTEM.$L$3]=[.B183]);OR([$SYSTEM.$L$6]=&quot;&quot;;[$SYSTEM.$L$6]=[.F183]);OR([$SYSTEM.$L$5]=&quot;&quot;;[$SYSTEM.$L$5]=[.E18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3];[SYSTEM.$D$14]=[.A183])" office:value-type="boolean" office:boolean-value="false" calcext:value-type="boolean">
            <text:p>FALSE</text:p>
          </table:table-cell>
          <table:table-cell table:style-name="ce23" table:formula="of:=IF([DRAM.$BK18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4]; tCK&lt;[DRAM.I184];OR([$SYSTEM.$L$3]=&quot;&quot;;[$SYSTEM.$L$3]=[.B184]);OR([$SYSTEM.$L$6]=&quot;&quot;;[$SYSTEM.$L$6]=[.F184]);OR([$SYSTEM.$L$5]=&quot;&quot;;[$SYSTEM.$L$5]=[.E18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4];[SYSTEM.$D$14]=[.A184])" office:value-type="boolean" office:boolean-value="false" calcext:value-type="boolean">
            <text:p>FALSE</text:p>
          </table:table-cell>
          <table:table-cell table:style-name="ce23" table:formula="of:=IF([DRAM.$BK18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5]; tCK&lt;[DRAM.I185];OR([$SYSTEM.$L$3]=&quot;&quot;;[$SYSTEM.$L$3]=[.B185]);OR([$SYSTEM.$L$6]=&quot;&quot;;[$SYSTEM.$L$6]=[.F185]);OR([$SYSTEM.$L$5]=&quot;&quot;;[$SYSTEM.$L$5]=[.E18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5];[SYSTEM.$D$14]=[.A185])" office:value-type="boolean" office:boolean-value="false" calcext:value-type="boolean">
            <text:p>FALSE</text:p>
          </table:table-cell>
          <table:table-cell table:style-name="ce23" table:formula="of:=IF([DRAM.$BK18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6]; tCK&lt;[DRAM.I186];OR([$SYSTEM.$L$3]=&quot;&quot;;[$SYSTEM.$L$3]=[.B186]);OR([$SYSTEM.$L$6]=&quot;&quot;;[$SYSTEM.$L$6]=[.F186]);OR([$SYSTEM.$L$5]=&quot;&quot;;[$SYSTEM.$L$5]=[.E18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6];[SYSTEM.$D$14]=[.A186])" office:value-type="boolean" office:boolean-value="false" calcext:value-type="boolean">
            <text:p>FALSE</text:p>
          </table:table-cell>
          <table:table-cell table:style-name="ce23" table:formula="of:=IF([DRAM.$BK18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7]; tCK&lt;[DRAM.I187];OR([$SYSTEM.$L$3]=&quot;&quot;;[$SYSTEM.$L$3]=[.B187]);OR([$SYSTEM.$L$6]=&quot;&quot;;[$SYSTEM.$L$6]=[.F187]);OR([$SYSTEM.$L$5]=&quot;&quot;;[$SYSTEM.$L$5]=[.E18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7];[SYSTEM.$D$14]=[.A187])" office:value-type="boolean" office:boolean-value="false" calcext:value-type="boolean">
            <text:p>FALSE</text:p>
          </table:table-cell>
          <table:table-cell table:style-name="ce23" table:formula="of:=IF([DRAM.$BK18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8]; tCK&lt;[DRAM.I188];OR([$SYSTEM.$L$3]=&quot;&quot;;[$SYSTEM.$L$3]=[.B188]);OR([$SYSTEM.$L$6]=&quot;&quot;;[$SYSTEM.$L$6]=[.F188]);OR([$SYSTEM.$L$5]=&quot;&quot;;[$SYSTEM.$L$5]=[.E18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8];[SYSTEM.$D$14]=[.A188])" office:value-type="boolean" office:boolean-value="false" calcext:value-type="boolean">
            <text:p>FALSE</text:p>
          </table:table-cell>
          <table:table-cell table:style-name="ce23" table:formula="of:=IF([DRAM.$BK18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89]; tCK&lt;[DRAM.I189];OR([$SYSTEM.$L$3]=&quot;&quot;;[$SYSTEM.$L$3]=[.B189]);OR([$SYSTEM.$L$6]=&quot;&quot;;[$SYSTEM.$L$6]=[.F189]);OR([$SYSTEM.$L$5]=&quot;&quot;;[$SYSTEM.$L$5]=[.E18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89];[SYSTEM.$D$14]=[.A189])" office:value-type="boolean" office:boolean-value="false" calcext:value-type="boolean">
            <text:p>FALSE</text:p>
          </table:table-cell>
          <table:table-cell table:style-name="ce23" table:formula="of:=IF([DRAM.$BK18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0]; tCK&lt;[DRAM.I190];OR([$SYSTEM.$L$3]=&quot;&quot;;[$SYSTEM.$L$3]=[.B190]);OR([$SYSTEM.$L$6]=&quot;&quot;;[$SYSTEM.$L$6]=[.F190]);OR([$SYSTEM.$L$5]=&quot;&quot;;[$SYSTEM.$L$5]=[.E19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0];[SYSTEM.$D$14]=[.A190])" office:value-type="boolean" office:boolean-value="false" calcext:value-type="boolean">
            <text:p>FALSE</text:p>
          </table:table-cell>
          <table:table-cell table:style-name="ce23" table:formula="of:=IF([DRAM.$BK19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1]; tCK&lt;[DRAM.I191];OR([$SYSTEM.$L$3]=&quot;&quot;;[$SYSTEM.$L$3]=[.B191]);OR([$SYSTEM.$L$6]=&quot;&quot;;[$SYSTEM.$L$6]=[.F191]);OR([$SYSTEM.$L$5]=&quot;&quot;;[$SYSTEM.$L$5]=[.E19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1];[SYSTEM.$D$14]=[.A191])" office:value-type="boolean" office:boolean-value="false" calcext:value-type="boolean">
            <text:p>FALSE</text:p>
          </table:table-cell>
          <table:table-cell table:style-name="ce23" table:formula="of:=IF([DRAM.$BK19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2]; tCK&lt;[DRAM.I192];OR([$SYSTEM.$L$3]=&quot;&quot;;[$SYSTEM.$L$3]=[.B192]);OR([$SYSTEM.$L$6]=&quot;&quot;;[$SYSTEM.$L$6]=[.F192]);OR([$SYSTEM.$L$5]=&quot;&quot;;[$SYSTEM.$L$5]=[.E19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2];[SYSTEM.$D$14]=[.A192])" office:value-type="boolean" office:boolean-value="false" calcext:value-type="boolean">
            <text:p>FALSE</text:p>
          </table:table-cell>
          <table:table-cell table:style-name="ce23" table:formula="of:=IF([DRAM.$BK19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3]; tCK&lt;[DRAM.I193];OR([$SYSTEM.$L$3]=&quot;&quot;;[$SYSTEM.$L$3]=[.B193]);OR([$SYSTEM.$L$6]=&quot;&quot;;[$SYSTEM.$L$6]=[.F193]);OR([$SYSTEM.$L$5]=&quot;&quot;;[$SYSTEM.$L$5]=[.E19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3];[SYSTEM.$D$14]=[.A193])" office:value-type="boolean" office:boolean-value="false" calcext:value-type="boolean">
            <text:p>FALSE</text:p>
          </table:table-cell>
          <table:table-cell table:style-name="ce23" table:formula="of:=IF([DRAM.$BK19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4]; tCK&lt;[DRAM.I194];OR([$SYSTEM.$L$3]=&quot;&quot;;[$SYSTEM.$L$3]=[.B194]);OR([$SYSTEM.$L$6]=&quot;&quot;;[$SYSTEM.$L$6]=[.F194]);OR([$SYSTEM.$L$5]=&quot;&quot;;[$SYSTEM.$L$5]=[.E19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4];[SYSTEM.$D$14]=[.A194])" office:value-type="boolean" office:boolean-value="false" calcext:value-type="boolean">
            <text:p>FALSE</text:p>
          </table:table-cell>
          <table:table-cell table:style-name="ce23" table:formula="of:=IF([DRAM.$BK19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5]; tCK&lt;[DRAM.I195];OR([$SYSTEM.$L$3]=&quot;&quot;;[$SYSTEM.$L$3]=[.B195]);OR([$SYSTEM.$L$6]=&quot;&quot;;[$SYSTEM.$L$6]=[.F195]);OR([$SYSTEM.$L$5]=&quot;&quot;;[$SYSTEM.$L$5]=[.E19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5];[SYSTEM.$D$14]=[.A195])" office:value-type="boolean" office:boolean-value="false" calcext:value-type="boolean">
            <text:p>FALSE</text:p>
          </table:table-cell>
          <table:table-cell table:style-name="ce23" table:formula="of:=IF([DRAM.$BK19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6]; tCK&lt;[DRAM.I196];OR([$SYSTEM.$L$3]=&quot;&quot;;[$SYSTEM.$L$3]=[.B196]);OR([$SYSTEM.$L$6]=&quot;&quot;;[$SYSTEM.$L$6]=[.F196]);OR([$SYSTEM.$L$5]=&quot;&quot;;[$SYSTEM.$L$5]=[.E19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6];[SYSTEM.$D$14]=[.A196])" office:value-type="boolean" office:boolean-value="false" calcext:value-type="boolean">
            <text:p>FALSE</text:p>
          </table:table-cell>
          <table:table-cell table:style-name="ce23" table:formula="of:=IF([DRAM.$BK19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7]; tCK&lt;[DRAM.I197];OR([$SYSTEM.$L$3]=&quot;&quot;;[$SYSTEM.$L$3]=[.B197]);OR([$SYSTEM.$L$6]=&quot;&quot;;[$SYSTEM.$L$6]=[.F197]);OR([$SYSTEM.$L$5]=&quot;&quot;;[$SYSTEM.$L$5]=[.E19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7];[SYSTEM.$D$14]=[.A197])" office:value-type="boolean" office:boolean-value="false" calcext:value-type="boolean">
            <text:p>FALSE</text:p>
          </table:table-cell>
          <table:table-cell table:style-name="ce23" table:formula="of:=IF([DRAM.$BK19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8]; tCK&lt;[DRAM.I198];OR([$SYSTEM.$L$3]=&quot;&quot;;[$SYSTEM.$L$3]=[.B198]);OR([$SYSTEM.$L$6]=&quot;&quot;;[$SYSTEM.$L$6]=[.F198]);OR([$SYSTEM.$L$5]=&quot;&quot;;[$SYSTEM.$L$5]=[.E19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8];[SYSTEM.$D$14]=[.A198])" office:value-type="boolean" office:boolean-value="false" calcext:value-type="boolean">
            <text:p>FALSE</text:p>
          </table:table-cell>
          <table:table-cell table:style-name="ce23" table:formula="of:=IF([DRAM.$BK19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199]; tCK&lt;[DRAM.I199];OR([$SYSTEM.$L$3]=&quot;&quot;;[$SYSTEM.$L$3]=[.B199]);OR([$SYSTEM.$L$6]=&quot;&quot;;[$SYSTEM.$L$6]=[.F199]);OR([$SYSTEM.$L$5]=&quot;&quot;;[$SYSTEM.$L$5]=[.E19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199];[SYSTEM.$D$14]=[.A199])" office:value-type="boolean" office:boolean-value="false" calcext:value-type="boolean">
            <text:p>FALSE</text:p>
          </table:table-cell>
          <table:table-cell table:style-name="ce23" table:formula="of:=IF([DRAM.$BK19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0]; tCK&lt;[DRAM.I200];OR([$SYSTEM.$L$3]=&quot;&quot;;[$SYSTEM.$L$3]=[.B200]);OR([$SYSTEM.$L$6]=&quot;&quot;;[$SYSTEM.$L$6]=[.F200]);OR([$SYSTEM.$L$5]=&quot;&quot;;[$SYSTEM.$L$5]=[.E20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0];[SYSTEM.$D$14]=[.A200])" office:value-type="boolean" office:boolean-value="false" calcext:value-type="boolean">
            <text:p>FALSE</text:p>
          </table:table-cell>
          <table:table-cell table:style-name="ce23" table:formula="of:=IF([DRAM.$BK20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1]; tCK&lt;[DRAM.I201];OR([$SYSTEM.$L$3]=&quot;&quot;;[$SYSTEM.$L$3]=[.B201]);OR([$SYSTEM.$L$6]=&quot;&quot;;[$SYSTEM.$L$6]=[.F201]);OR([$SYSTEM.$L$5]=&quot;&quot;;[$SYSTEM.$L$5]=[.E20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1];[SYSTEM.$D$14]=[.A201])" office:value-type="boolean" office:boolean-value="false" calcext:value-type="boolean">
            <text:p>FALSE</text:p>
          </table:table-cell>
          <table:table-cell table:style-name="ce23" table:formula="of:=IF([DRAM.$BK20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2]; tCK&lt;[DRAM.I202];OR([$SYSTEM.$L$3]=&quot;&quot;;[$SYSTEM.$L$3]=[.B202]);OR([$SYSTEM.$L$6]=&quot;&quot;;[$SYSTEM.$L$6]=[.F202]);OR([$SYSTEM.$L$5]=&quot;&quot;;[$SYSTEM.$L$5]=[.E20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2];[SYSTEM.$D$14]=[.A202])" office:value-type="boolean" office:boolean-value="false" calcext:value-type="boolean">
            <text:p>FALSE</text:p>
          </table:table-cell>
          <table:table-cell table:style-name="ce23" table:formula="of:=IF([DRAM.$BK20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3]; tCK&lt;[DRAM.I203];OR([$SYSTEM.$L$3]=&quot;&quot;;[$SYSTEM.$L$3]=[.B203]);OR([$SYSTEM.$L$6]=&quot;&quot;;[$SYSTEM.$L$6]=[.F203]);OR([$SYSTEM.$L$5]=&quot;&quot;;[$SYSTEM.$L$5]=[.E20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3];[SYSTEM.$D$14]=[.A203])" office:value-type="boolean" office:boolean-value="false" calcext:value-type="boolean">
            <text:p>FALSE</text:p>
          </table:table-cell>
          <table:table-cell table:style-name="ce23" table:formula="of:=IF([DRAM.$BK20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4]; tCK&lt;[DRAM.I204];OR([$SYSTEM.$L$3]=&quot;&quot;;[$SYSTEM.$L$3]=[.B204]);OR([$SYSTEM.$L$6]=&quot;&quot;;[$SYSTEM.$L$6]=[.F204]);OR([$SYSTEM.$L$5]=&quot;&quot;;[$SYSTEM.$L$5]=[.E20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4];[SYSTEM.$D$14]=[.A204])" office:value-type="boolean" office:boolean-value="false" calcext:value-type="boolean">
            <text:p>FALSE</text:p>
          </table:table-cell>
          <table:table-cell table:style-name="ce23" table:formula="of:=IF([DRAM.$BK20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5]; tCK&lt;[DRAM.I205];OR([$SYSTEM.$L$3]=&quot;&quot;;[$SYSTEM.$L$3]=[.B205]);OR([$SYSTEM.$L$6]=&quot;&quot;;[$SYSTEM.$L$6]=[.F205]);OR([$SYSTEM.$L$5]=&quot;&quot;;[$SYSTEM.$L$5]=[.E20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5];[SYSTEM.$D$14]=[.A205])" office:value-type="boolean" office:boolean-value="false" calcext:value-type="boolean">
            <text:p>FALSE</text:p>
          </table:table-cell>
          <table:table-cell table:style-name="ce23" table:formula="of:=IF([DRAM.$BK20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6]; tCK&lt;[DRAM.I206];OR([$SYSTEM.$L$3]=&quot;&quot;;[$SYSTEM.$L$3]=[.B206]);OR([$SYSTEM.$L$6]=&quot;&quot;;[$SYSTEM.$L$6]=[.F206]);OR([$SYSTEM.$L$5]=&quot;&quot;;[$SYSTEM.$L$5]=[.E20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6];[SYSTEM.$D$14]=[.A206])" office:value-type="boolean" office:boolean-value="false" calcext:value-type="boolean">
            <text:p>FALSE</text:p>
          </table:table-cell>
          <table:table-cell table:style-name="ce23" table:formula="of:=IF([DRAM.$BK20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7]; tCK&lt;[DRAM.I207];OR([$SYSTEM.$L$3]=&quot;&quot;;[$SYSTEM.$L$3]=[.B207]);OR([$SYSTEM.$L$6]=&quot;&quot;;[$SYSTEM.$L$6]=[.F207]);OR([$SYSTEM.$L$5]=&quot;&quot;;[$SYSTEM.$L$5]=[.E20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7];[SYSTEM.$D$14]=[.A207])" office:value-type="boolean" office:boolean-value="false" calcext:value-type="boolean">
            <text:p>FALSE</text:p>
          </table:table-cell>
          <table:table-cell table:style-name="ce23" table:formula="of:=IF([DRAM.$BK20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8]; tCK&lt;[DRAM.I208];OR([$SYSTEM.$L$3]=&quot;&quot;;[$SYSTEM.$L$3]=[.B208]);OR([$SYSTEM.$L$6]=&quot;&quot;;[$SYSTEM.$L$6]=[.F208]);OR([$SYSTEM.$L$5]=&quot;&quot;;[$SYSTEM.$L$5]=[.E20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8];[SYSTEM.$D$14]=[.A208])" office:value-type="boolean" office:boolean-value="false" calcext:value-type="boolean">
            <text:p>FALSE</text:p>
          </table:table-cell>
          <table:table-cell table:style-name="ce23" table:formula="of:=IF([DRAM.$BK20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09]; tCK&lt;[DRAM.I209];OR([$SYSTEM.$L$3]=&quot;&quot;;[$SYSTEM.$L$3]=[.B209]);OR([$SYSTEM.$L$6]=&quot;&quot;;[$SYSTEM.$L$6]=[.F209]);OR([$SYSTEM.$L$5]=&quot;&quot;;[$SYSTEM.$L$5]=[.E20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09];[SYSTEM.$D$14]=[.A209])" office:value-type="boolean" office:boolean-value="false" calcext:value-type="boolean">
            <text:p>FALSE</text:p>
          </table:table-cell>
          <table:table-cell table:style-name="ce23" table:formula="of:=IF([DRAM.$BK20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0]; tCK&lt;[DRAM.I210];OR([$SYSTEM.$L$3]=&quot;&quot;;[$SYSTEM.$L$3]=[.B210]);OR([$SYSTEM.$L$6]=&quot;&quot;;[$SYSTEM.$L$6]=[.F210]);OR([$SYSTEM.$L$5]=&quot;&quot;;[$SYSTEM.$L$5]=[.E21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0];[SYSTEM.$D$14]=[.A210])" office:value-type="boolean" office:boolean-value="false" calcext:value-type="boolean">
            <text:p>FALSE</text:p>
          </table:table-cell>
          <table:table-cell table:style-name="ce23" table:formula="of:=IF([DRAM.$BK21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1]; tCK&lt;[DRAM.I211];OR([$SYSTEM.$L$3]=&quot;&quot;;[$SYSTEM.$L$3]=[.B211]);OR([$SYSTEM.$L$6]=&quot;&quot;;[$SYSTEM.$L$6]=[.F211]);OR([$SYSTEM.$L$5]=&quot;&quot;;[$SYSTEM.$L$5]=[.E21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1];[SYSTEM.$D$14]=[.A211])" office:value-type="boolean" office:boolean-value="false" calcext:value-type="boolean">
            <text:p>FALSE</text:p>
          </table:table-cell>
          <table:table-cell table:style-name="ce23" table:formula="of:=IF([DRAM.$BK21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2]; tCK&lt;[DRAM.I212];OR([$SYSTEM.$L$3]=&quot;&quot;;[$SYSTEM.$L$3]=[.B212]);OR([$SYSTEM.$L$6]=&quot;&quot;;[$SYSTEM.$L$6]=[.F212]);OR([$SYSTEM.$L$5]=&quot;&quot;;[$SYSTEM.$L$5]=[.E21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2];[SYSTEM.$D$14]=[.A212])" office:value-type="boolean" office:boolean-value="false" calcext:value-type="boolean">
            <text:p>FALSE</text:p>
          </table:table-cell>
          <table:table-cell table:style-name="ce23" table:formula="of:=IF([DRAM.$BK21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3]; tCK&lt;[DRAM.I213];OR([$SYSTEM.$L$3]=&quot;&quot;;[$SYSTEM.$L$3]=[.B213]);OR([$SYSTEM.$L$6]=&quot;&quot;;[$SYSTEM.$L$6]=[.F213]);OR([$SYSTEM.$L$5]=&quot;&quot;;[$SYSTEM.$L$5]=[.E21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3];[SYSTEM.$D$14]=[.A213])" office:value-type="boolean" office:boolean-value="false" calcext:value-type="boolean">
            <text:p>FALSE</text:p>
          </table:table-cell>
          <table:table-cell table:style-name="ce23" table:formula="of:=IF([DRAM.$BK21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4]; tCK&lt;[DRAM.I214];OR([$SYSTEM.$L$3]=&quot;&quot;;[$SYSTEM.$L$3]=[.B214]);OR([$SYSTEM.$L$6]=&quot;&quot;;[$SYSTEM.$L$6]=[.F214]);OR([$SYSTEM.$L$5]=&quot;&quot;;[$SYSTEM.$L$5]=[.E21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4];[SYSTEM.$D$14]=[.A214])" office:value-type="boolean" office:boolean-value="false" calcext:value-type="boolean">
            <text:p>FALSE</text:p>
          </table:table-cell>
          <table:table-cell table:style-name="ce23" table:formula="of:=IF([DRAM.$BK21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5]; tCK&lt;[DRAM.I215];OR([$SYSTEM.$L$3]=&quot;&quot;;[$SYSTEM.$L$3]=[.B215]);OR([$SYSTEM.$L$6]=&quot;&quot;;[$SYSTEM.$L$6]=[.F215]);OR([$SYSTEM.$L$5]=&quot;&quot;;[$SYSTEM.$L$5]=[.E21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5];[SYSTEM.$D$14]=[.A215])" office:value-type="boolean" office:boolean-value="false" calcext:value-type="boolean">
            <text:p>FALSE</text:p>
          </table:table-cell>
          <table:table-cell table:style-name="ce23" table:formula="of:=IF([DRAM.$BK21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6]; tCK&lt;[DRAM.I216];OR([$SYSTEM.$L$3]=&quot;&quot;;[$SYSTEM.$L$3]=[.B216]);OR([$SYSTEM.$L$6]=&quot;&quot;;[$SYSTEM.$L$6]=[.F216]);OR([$SYSTEM.$L$5]=&quot;&quot;;[$SYSTEM.$L$5]=[.E21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6];[SYSTEM.$D$14]=[.A216])" office:value-type="boolean" office:boolean-value="false" calcext:value-type="boolean">
            <text:p>FALSE</text:p>
          </table:table-cell>
          <table:table-cell table:style-name="ce23" table:formula="of:=IF([DRAM.$BK21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7]; tCK&lt;[DRAM.I217];OR([$SYSTEM.$L$3]=&quot;&quot;;[$SYSTEM.$L$3]=[.B217]);OR([$SYSTEM.$L$6]=&quot;&quot;;[$SYSTEM.$L$6]=[.F217]);OR([$SYSTEM.$L$5]=&quot;&quot;;[$SYSTEM.$L$5]=[.E21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7];[SYSTEM.$D$14]=[.A217])" office:value-type="boolean" office:boolean-value="false" calcext:value-type="boolean">
            <text:p>FALSE</text:p>
          </table:table-cell>
          <table:table-cell table:style-name="ce23" table:formula="of:=IF([DRAM.$BK21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8]; tCK&lt;[DRAM.I218];OR([$SYSTEM.$L$3]=&quot;&quot;;[$SYSTEM.$L$3]=[.B218]);OR([$SYSTEM.$L$6]=&quot;&quot;;[$SYSTEM.$L$6]=[.F218]);OR([$SYSTEM.$L$5]=&quot;&quot;;[$SYSTEM.$L$5]=[.E21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8];[SYSTEM.$D$14]=[.A218])" office:value-type="boolean" office:boolean-value="false" calcext:value-type="boolean">
            <text:p>FALSE</text:p>
          </table:table-cell>
          <table:table-cell table:style-name="ce23" table:formula="of:=IF([DRAM.$BK21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19]; tCK&lt;[DRAM.I219];OR([$SYSTEM.$L$3]=&quot;&quot;;[$SYSTEM.$L$3]=[.B219]);OR([$SYSTEM.$L$6]=&quot;&quot;;[$SYSTEM.$L$6]=[.F219]);OR([$SYSTEM.$L$5]=&quot;&quot;;[$SYSTEM.$L$5]=[.E21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19];[SYSTEM.$D$14]=[.A219])" office:value-type="boolean" office:boolean-value="false" calcext:value-type="boolean">
            <text:p>FALSE</text:p>
          </table:table-cell>
          <table:table-cell table:style-name="ce23" table:formula="of:=IF([DRAM.$BK21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0]; tCK&lt;[DRAM.I220];OR([$SYSTEM.$L$3]=&quot;&quot;;[$SYSTEM.$L$3]=[.B220]);OR([$SYSTEM.$L$6]=&quot;&quot;;[$SYSTEM.$L$6]=[.F220]);OR([$SYSTEM.$L$5]=&quot;&quot;;[$SYSTEM.$L$5]=[.E22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0];[SYSTEM.$D$14]=[.A220])" office:value-type="boolean" office:boolean-value="false" calcext:value-type="boolean">
            <text:p>FALSE</text:p>
          </table:table-cell>
          <table:table-cell table:style-name="ce23" table:formula="of:=IF([DRAM.$BK22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1]; tCK&lt;[DRAM.I221];OR([$SYSTEM.$L$3]=&quot;&quot;;[$SYSTEM.$L$3]=[.B221]);OR([$SYSTEM.$L$6]=&quot;&quot;;[$SYSTEM.$L$6]=[.F221]);OR([$SYSTEM.$L$5]=&quot;&quot;;[$SYSTEM.$L$5]=[.E22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1];[SYSTEM.$D$14]=[.A221])" office:value-type="boolean" office:boolean-value="false" calcext:value-type="boolean">
            <text:p>FALSE</text:p>
          </table:table-cell>
          <table:table-cell table:style-name="ce23" table:formula="of:=IF([DRAM.$BK22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2]; tCK&lt;[DRAM.I222];OR([$SYSTEM.$L$3]=&quot;&quot;;[$SYSTEM.$L$3]=[.B222]);OR([$SYSTEM.$L$6]=&quot;&quot;;[$SYSTEM.$L$6]=[.F222]);OR([$SYSTEM.$L$5]=&quot;&quot;;[$SYSTEM.$L$5]=[.E22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2];[SYSTEM.$D$14]=[.A222])" office:value-type="boolean" office:boolean-value="false" calcext:value-type="boolean">
            <text:p>FALSE</text:p>
          </table:table-cell>
          <table:table-cell table:style-name="ce23" table:formula="of:=IF([DRAM.$BK22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3]; tCK&lt;[DRAM.I223];OR([$SYSTEM.$L$3]=&quot;&quot;;[$SYSTEM.$L$3]=[.B223]);OR([$SYSTEM.$L$6]=&quot;&quot;;[$SYSTEM.$L$6]=[.F223]);OR([$SYSTEM.$L$5]=&quot;&quot;;[$SYSTEM.$L$5]=[.E22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3];[SYSTEM.$D$14]=[.A223])" office:value-type="boolean" office:boolean-value="false" calcext:value-type="boolean">
            <text:p>FALSE</text:p>
          </table:table-cell>
          <table:table-cell table:style-name="ce23" table:formula="of:=IF([DRAM.$BK22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4]; tCK&lt;[DRAM.I224];OR([$SYSTEM.$L$3]=&quot;&quot;;[$SYSTEM.$L$3]=[.B224]);OR([$SYSTEM.$L$6]=&quot;&quot;;[$SYSTEM.$L$6]=[.F224]);OR([$SYSTEM.$L$5]=&quot;&quot;;[$SYSTEM.$L$5]=[.E22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4];[SYSTEM.$D$14]=[.A224])" office:value-type="boolean" office:boolean-value="false" calcext:value-type="boolean">
            <text:p>FALSE</text:p>
          </table:table-cell>
          <table:table-cell table:style-name="ce23" table:formula="of:=IF([DRAM.$BK22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5]; tCK&lt;[DRAM.I225];OR([$SYSTEM.$L$3]=&quot;&quot;;[$SYSTEM.$L$3]=[.B225]);OR([$SYSTEM.$L$6]=&quot;&quot;;[$SYSTEM.$L$6]=[.F225]);OR([$SYSTEM.$L$5]=&quot;&quot;;[$SYSTEM.$L$5]=[.E22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5];[SYSTEM.$D$14]=[.A225])" office:value-type="boolean" office:boolean-value="false" calcext:value-type="boolean">
            <text:p>FALSE</text:p>
          </table:table-cell>
          <table:table-cell table:style-name="ce23" table:formula="of:=IF([DRAM.$BK22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6]; tCK&lt;[DRAM.I226];OR([$SYSTEM.$L$3]=&quot;&quot;;[$SYSTEM.$L$3]=[.B226]);OR([$SYSTEM.$L$6]=&quot;&quot;;[$SYSTEM.$L$6]=[.F226]);OR([$SYSTEM.$L$5]=&quot;&quot;;[$SYSTEM.$L$5]=[.E22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6];[SYSTEM.$D$14]=[.A226])" office:value-type="boolean" office:boolean-value="false" calcext:value-type="boolean">
            <text:p>FALSE</text:p>
          </table:table-cell>
          <table:table-cell table:style-name="ce23" table:formula="of:=IF([DRAM.$BK22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7]; tCK&lt;[DRAM.I227];OR([$SYSTEM.$L$3]=&quot;&quot;;[$SYSTEM.$L$3]=[.B227]);OR([$SYSTEM.$L$6]=&quot;&quot;;[$SYSTEM.$L$6]=[.F227]);OR([$SYSTEM.$L$5]=&quot;&quot;;[$SYSTEM.$L$5]=[.E22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7];[SYSTEM.$D$14]=[.A227])" office:value-type="boolean" office:boolean-value="false" calcext:value-type="boolean">
            <text:p>FALSE</text:p>
          </table:table-cell>
          <table:table-cell table:style-name="ce23" table:formula="of:=IF([DRAM.$BK22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8]; tCK&lt;[DRAM.I228];OR([$SYSTEM.$L$3]=&quot;&quot;;[$SYSTEM.$L$3]=[.B228]);OR([$SYSTEM.$L$6]=&quot;&quot;;[$SYSTEM.$L$6]=[.F228]);OR([$SYSTEM.$L$5]=&quot;&quot;;[$SYSTEM.$L$5]=[.E22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8];[SYSTEM.$D$14]=[.A228])" office:value-type="boolean" office:boolean-value="false" calcext:value-type="boolean">
            <text:p>FALSE</text:p>
          </table:table-cell>
          <table:table-cell table:style-name="ce23" table:formula="of:=IF([DRAM.$BK22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29]; tCK&lt;[DRAM.I229];OR([$SYSTEM.$L$3]=&quot;&quot;;[$SYSTEM.$L$3]=[.B229]);OR([$SYSTEM.$L$6]=&quot;&quot;;[$SYSTEM.$L$6]=[.F229]);OR([$SYSTEM.$L$5]=&quot;&quot;;[$SYSTEM.$L$5]=[.E22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29];[SYSTEM.$D$14]=[.A229])" office:value-type="boolean" office:boolean-value="false" calcext:value-type="boolean">
            <text:p>FALSE</text:p>
          </table:table-cell>
          <table:table-cell table:style-name="ce23" table:formula="of:=IF([DRAM.$BK22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0]; tCK&lt;[DRAM.I230];OR([$SYSTEM.$L$3]=&quot;&quot;;[$SYSTEM.$L$3]=[.B230]);OR([$SYSTEM.$L$6]=&quot;&quot;;[$SYSTEM.$L$6]=[.F230]);OR([$SYSTEM.$L$5]=&quot;&quot;;[$SYSTEM.$L$5]=[.E23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0];[SYSTEM.$D$14]=[.A230])" office:value-type="boolean" office:boolean-value="false" calcext:value-type="boolean">
            <text:p>FALSE</text:p>
          </table:table-cell>
          <table:table-cell table:style-name="ce23" table:formula="of:=IF([DRAM.$BK230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1]; tCK&lt;[DRAM.I231];OR([$SYSTEM.$L$3]=&quot;&quot;;[$SYSTEM.$L$3]=[.B231]);OR([$SYSTEM.$L$6]=&quot;&quot;;[$SYSTEM.$L$6]=[.F231]);OR([$SYSTEM.$L$5]=&quot;&quot;;[$SYSTEM.$L$5]=[.E231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1];[SYSTEM.$D$14]=[.A231])" office:value-type="boolean" office:boolean-value="false" calcext:value-type="boolean">
            <text:p>FALSE</text:p>
          </table:table-cell>
          <table:table-cell table:style-name="ce23" table:formula="of:=IF([DRAM.$BK231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2]; tCK&lt;[DRAM.I232];OR([$SYSTEM.$L$3]=&quot;&quot;;[$SYSTEM.$L$3]=[.B232]);OR([$SYSTEM.$L$6]=&quot;&quot;;[$SYSTEM.$L$6]=[.F232]);OR([$SYSTEM.$L$5]=&quot;&quot;;[$SYSTEM.$L$5]=[.E232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2];[SYSTEM.$D$14]=[.A232])" office:value-type="boolean" office:boolean-value="false" calcext:value-type="boolean">
            <text:p>FALSE</text:p>
          </table:table-cell>
          <table:table-cell table:style-name="ce23" table:formula="of:=IF([DRAM.$BK232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3]; tCK&lt;[DRAM.I233];OR([$SYSTEM.$L$3]=&quot;&quot;;[$SYSTEM.$L$3]=[.B233]);OR([$SYSTEM.$L$6]=&quot;&quot;;[$SYSTEM.$L$6]=[.F233]);OR([$SYSTEM.$L$5]=&quot;&quot;;[$SYSTEM.$L$5]=[.E233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3];[SYSTEM.$D$14]=[.A233])" office:value-type="boolean" office:boolean-value="false" calcext:value-type="boolean">
            <text:p>FALSE</text:p>
          </table:table-cell>
          <table:table-cell table:style-name="ce23" table:formula="of:=IF([DRAM.$BK233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4]; tCK&lt;[DRAM.I234];OR([$SYSTEM.$L$3]=&quot;&quot;;[$SYSTEM.$L$3]=[.B234]);OR([$SYSTEM.$L$6]=&quot;&quot;;[$SYSTEM.$L$6]=[.F234]);OR([$SYSTEM.$L$5]=&quot;&quot;;[$SYSTEM.$L$5]=[.E234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4];[SYSTEM.$D$14]=[.A234])" office:value-type="boolean" office:boolean-value="false" calcext:value-type="boolean">
            <text:p>FALSE</text:p>
          </table:table-cell>
          <table:table-cell table:style-name="ce23" table:formula="of:=IF([DRAM.$BK234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5]; tCK&lt;[DRAM.I235];OR([$SYSTEM.$L$3]=&quot;&quot;;[$SYSTEM.$L$3]=[.B235]);OR([$SYSTEM.$L$6]=&quot;&quot;;[$SYSTEM.$L$6]=[.F235]);OR([$SYSTEM.$L$5]=&quot;&quot;;[$SYSTEM.$L$5]=[.E235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5];[SYSTEM.$D$14]=[.A235])" office:value-type="boolean" office:boolean-value="false" calcext:value-type="boolean">
            <text:p>FALSE</text:p>
          </table:table-cell>
          <table:table-cell table:style-name="ce23" table:formula="of:=IF([DRAM.$BK235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6]; tCK&lt;[DRAM.I236];OR([$SYSTEM.$L$3]=&quot;&quot;;[$SYSTEM.$L$3]=[.B236]);OR([$SYSTEM.$L$6]=&quot;&quot;;[$SYSTEM.$L$6]=[.F236]);OR([$SYSTEM.$L$5]=&quot;&quot;;[$SYSTEM.$L$5]=[.E236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6];[SYSTEM.$D$14]=[.A236])" office:value-type="boolean" office:boolean-value="false" calcext:value-type="boolean">
            <text:p>FALSE</text:p>
          </table:table-cell>
          <table:table-cell table:style-name="ce23" table:formula="of:=IF([DRAM.$BK236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7]; tCK&lt;[DRAM.I237];OR([$SYSTEM.$L$3]=&quot;&quot;;[$SYSTEM.$L$3]=[.B237]);OR([$SYSTEM.$L$6]=&quot;&quot;;[$SYSTEM.$L$6]=[.F237]);OR([$SYSTEM.$L$5]=&quot;&quot;;[$SYSTEM.$L$5]=[.E237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7];[SYSTEM.$D$14]=[.A237])" office:value-type="boolean" office:boolean-value="false" calcext:value-type="boolean">
            <text:p>FALSE</text:p>
          </table:table-cell>
          <table:table-cell table:style-name="ce23" table:formula="of:=IF([DRAM.$BK237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8]; tCK&lt;[DRAM.I238];OR([$SYSTEM.$L$3]=&quot;&quot;;[$SYSTEM.$L$3]=[.B238]);OR([$SYSTEM.$L$6]=&quot;&quot;;[$SYSTEM.$L$6]=[.F238]);OR([$SYSTEM.$L$5]=&quot;&quot;;[$SYSTEM.$L$5]=[.E238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8];[SYSTEM.$D$14]=[.A238])" office:value-type="boolean" office:boolean-value="false" calcext:value-type="boolean">
            <text:p>FALSE</text:p>
          </table:table-cell>
          <table:table-cell table:style-name="ce23" table:formula="of:=IF([DRAM.$BK238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39]; tCK&lt;[DRAM.I239];OR([$SYSTEM.$L$3]=&quot;&quot;;[$SYSTEM.$L$3]=[.B239]);OR([$SYSTEM.$L$6]=&quot;&quot;;[$SYSTEM.$L$6]=[.F239]);OR([$SYSTEM.$L$5]=&quot;&quot;;[$SYSTEM.$L$5]=[.E239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39];[SYSTEM.$D$14]=[.A239])" office:value-type="boolean" office:boolean-value="false" calcext:value-type="boolean">
            <text:p>FALSE</text:p>
          </table:table-cell>
          <table:table-cell table:style-name="ce23" table:formula="of:=IF([DRAM.$BK239];ROW();&quot;&quot;)">
            <text:p/>
          </table:table-cell>
          <table:table-cell table:number-columns-repeated="3"/>
        </table:table-row>
        <table:table-row table:style-name="ro1">
          <table:table-cell table:number-columns-repeated="49"/>
          <table:table-cell table:style-name="ce17" table:formula="of:=AND(AND(tCK&gt;=[DRAM.H240]; tCK&lt;[DRAM.I240];OR([$SYSTEM.$L$3]=&quot;&quot;;[$SYSTEM.$L$3]=[.B240]);OR([$SYSTEM.$L$6]=&quot;&quot;;[$SYSTEM.$L$6]=[.F240]);OR([$SYSTEM.$L$5]=&quot;&quot;;[$SYSTEM.$L$5]=[.E240])))" office:value-type="boolean" office:boolean-value="false" calcext:value-type="boolean">
            <text:p>FALSE</text:p>
          </table:table-cell>
          <table:table-cell table:number-columns-repeated="12"/>
          <table:table-cell table:style-name="ce22" table:formula="of:=AND([.AX240];[SYSTEM.$D$14]=[.A240])" office:value-type="boolean" office:boolean-value="false" calcext:value-type="boolean">
            <text:p>FALSE</text:p>
          </table:table-cell>
          <table:table-cell table:style-name="ce23" table:formula="of:=IF([DRAM.$BK24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1];[SYSTEM.$D$14]=[.A241])" office:value-type="boolean" office:boolean-value="false" calcext:value-type="boolean">
            <text:p>FALSE</text:p>
          </table:table-cell>
          <table:table-cell table:style-name="ce23" table:formula="of:=IF([DRAM.$BK24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2];[SYSTEM.$D$14]=[.A242])" office:value-type="boolean" office:boolean-value="false" calcext:value-type="boolean">
            <text:p>FALSE</text:p>
          </table:table-cell>
          <table:table-cell table:style-name="ce23" table:formula="of:=IF([DRAM.$BK24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3];[SYSTEM.$D$14]=[.A243])" office:value-type="boolean" office:boolean-value="false" calcext:value-type="boolean">
            <text:p>FALSE</text:p>
          </table:table-cell>
          <table:table-cell table:style-name="ce23" table:formula="of:=IF([DRAM.$BK24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4];[SYSTEM.$D$14]=[.A244])" office:value-type="boolean" office:boolean-value="false" calcext:value-type="boolean">
            <text:p>FALSE</text:p>
          </table:table-cell>
          <table:table-cell table:style-name="ce23" table:formula="of:=IF([DRAM.$BK24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5];[SYSTEM.$D$14]=[.A245])" office:value-type="boolean" office:boolean-value="false" calcext:value-type="boolean">
            <text:p>FALSE</text:p>
          </table:table-cell>
          <table:table-cell table:style-name="ce23" table:formula="of:=IF([DRAM.$BK24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6];[SYSTEM.$D$14]=[.A246])" office:value-type="boolean" office:boolean-value="false" calcext:value-type="boolean">
            <text:p>FALSE</text:p>
          </table:table-cell>
          <table:table-cell table:style-name="ce23" table:formula="of:=IF([DRAM.$BK24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7];[SYSTEM.$D$14]=[.A247])" office:value-type="boolean" office:boolean-value="false" calcext:value-type="boolean">
            <text:p>FALSE</text:p>
          </table:table-cell>
          <table:table-cell table:style-name="ce23" table:formula="of:=IF([DRAM.$BK24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8];[SYSTEM.$D$14]=[.A248])" office:value-type="boolean" office:boolean-value="false" calcext:value-type="boolean">
            <text:p>FALSE</text:p>
          </table:table-cell>
          <table:table-cell table:style-name="ce23" table:formula="of:=IF([DRAM.$BK24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49];[SYSTEM.$D$14]=[.A249])" office:value-type="boolean" office:boolean-value="false" calcext:value-type="boolean">
            <text:p>FALSE</text:p>
          </table:table-cell>
          <table:table-cell table:style-name="ce23" table:formula="of:=IF([DRAM.$BK24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0];[SYSTEM.$D$14]=[.A250])" office:value-type="boolean" office:boolean-value="false" calcext:value-type="boolean">
            <text:p>FALSE</text:p>
          </table:table-cell>
          <table:table-cell table:style-name="ce23" table:formula="of:=IF([DRAM.$BK25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1];[SYSTEM.$D$14]=[.A251])" office:value-type="boolean" office:boolean-value="false" calcext:value-type="boolean">
            <text:p>FALSE</text:p>
          </table:table-cell>
          <table:table-cell table:style-name="ce23" table:formula="of:=IF([DRAM.$BK25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2];[SYSTEM.$D$14]=[.A252])" office:value-type="boolean" office:boolean-value="false" calcext:value-type="boolean">
            <text:p>FALSE</text:p>
          </table:table-cell>
          <table:table-cell table:style-name="ce23" table:formula="of:=IF([DRAM.$BK25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3];[SYSTEM.$D$14]=[.A253])" office:value-type="boolean" office:boolean-value="false" calcext:value-type="boolean">
            <text:p>FALSE</text:p>
          </table:table-cell>
          <table:table-cell table:style-name="ce23" table:formula="of:=IF([DRAM.$BK25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4];[SYSTEM.$D$14]=[.A254])" office:value-type="boolean" office:boolean-value="false" calcext:value-type="boolean">
            <text:p>FALSE</text:p>
          </table:table-cell>
          <table:table-cell table:style-name="ce23" table:formula="of:=IF([DRAM.$BK25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5];[SYSTEM.$D$14]=[.A255])" office:value-type="boolean" office:boolean-value="false" calcext:value-type="boolean">
            <text:p>FALSE</text:p>
          </table:table-cell>
          <table:table-cell table:style-name="ce23" table:formula="of:=IF([DRAM.$BK25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6];[SYSTEM.$D$14]=[.A256])" office:value-type="boolean" office:boolean-value="false" calcext:value-type="boolean">
            <text:p>FALSE</text:p>
          </table:table-cell>
          <table:table-cell table:style-name="ce23" table:formula="of:=IF([DRAM.$BK25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7];[SYSTEM.$D$14]=[.A257])" office:value-type="boolean" office:boolean-value="false" calcext:value-type="boolean">
            <text:p>FALSE</text:p>
          </table:table-cell>
          <table:table-cell table:style-name="ce23" table:formula="of:=IF([DRAM.$BK25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8];[SYSTEM.$D$14]=[.A258])" office:value-type="boolean" office:boolean-value="false" calcext:value-type="boolean">
            <text:p>FALSE</text:p>
          </table:table-cell>
          <table:table-cell table:style-name="ce23" table:formula="of:=IF([DRAM.$BK25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59];[SYSTEM.$D$14]=[.A259])" office:value-type="boolean" office:boolean-value="false" calcext:value-type="boolean">
            <text:p>FALSE</text:p>
          </table:table-cell>
          <table:table-cell table:style-name="ce23" table:formula="of:=IF([DRAM.$BK25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0];[SYSTEM.$D$14]=[.A260])" office:value-type="boolean" office:boolean-value="false" calcext:value-type="boolean">
            <text:p>FALSE</text:p>
          </table:table-cell>
          <table:table-cell table:style-name="ce23" table:formula="of:=IF([DRAM.$BK26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1];[SYSTEM.$D$14]=[.A261])" office:value-type="boolean" office:boolean-value="false" calcext:value-type="boolean">
            <text:p>FALSE</text:p>
          </table:table-cell>
          <table:table-cell table:style-name="ce23" table:formula="of:=IF([DRAM.$BK26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2];[SYSTEM.$D$14]=[.A262])" office:value-type="boolean" office:boolean-value="false" calcext:value-type="boolean">
            <text:p>FALSE</text:p>
          </table:table-cell>
          <table:table-cell table:style-name="ce23" table:formula="of:=IF([DRAM.$BK26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3];[SYSTEM.$D$14]=[.A263])" office:value-type="boolean" office:boolean-value="false" calcext:value-type="boolean">
            <text:p>FALSE</text:p>
          </table:table-cell>
          <table:table-cell table:style-name="ce23" table:formula="of:=IF([DRAM.$BK26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4];[SYSTEM.$D$14]=[.A264])" office:value-type="boolean" office:boolean-value="false" calcext:value-type="boolean">
            <text:p>FALSE</text:p>
          </table:table-cell>
          <table:table-cell table:style-name="ce23" table:formula="of:=IF([DRAM.$BK26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5];[SYSTEM.$D$14]=[.A265])" office:value-type="boolean" office:boolean-value="false" calcext:value-type="boolean">
            <text:p>FALSE</text:p>
          </table:table-cell>
          <table:table-cell table:style-name="ce23" table:formula="of:=IF([DRAM.$BK26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6];[SYSTEM.$D$14]=[.A266])" office:value-type="boolean" office:boolean-value="false" calcext:value-type="boolean">
            <text:p>FALSE</text:p>
          </table:table-cell>
          <table:table-cell table:style-name="ce23" table:formula="of:=IF([DRAM.$BK26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7];[SYSTEM.$D$14]=[.A267])" office:value-type="boolean" office:boolean-value="false" calcext:value-type="boolean">
            <text:p>FALSE</text:p>
          </table:table-cell>
          <table:table-cell table:style-name="ce23" table:formula="of:=IF([DRAM.$BK26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8];[SYSTEM.$D$14]=[.A268])" office:value-type="boolean" office:boolean-value="false" calcext:value-type="boolean">
            <text:p>FALSE</text:p>
          </table:table-cell>
          <table:table-cell table:style-name="ce23" table:formula="of:=IF([DRAM.$BK26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69];[SYSTEM.$D$14]=[.A269])" office:value-type="boolean" office:boolean-value="false" calcext:value-type="boolean">
            <text:p>FALSE</text:p>
          </table:table-cell>
          <table:table-cell table:style-name="ce23" table:formula="of:=IF([DRAM.$BK26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0];[SYSTEM.$D$14]=[.A270])" office:value-type="boolean" office:boolean-value="false" calcext:value-type="boolean">
            <text:p>FALSE</text:p>
          </table:table-cell>
          <table:table-cell table:style-name="ce23" table:formula="of:=IF([DRAM.$BK27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1];[SYSTEM.$D$14]=[.A271])" office:value-type="boolean" office:boolean-value="false" calcext:value-type="boolean">
            <text:p>FALSE</text:p>
          </table:table-cell>
          <table:table-cell table:style-name="ce23" table:formula="of:=IF([DRAM.$BK27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2];[SYSTEM.$D$14]=[.A272])" office:value-type="boolean" office:boolean-value="false" calcext:value-type="boolean">
            <text:p>FALSE</text:p>
          </table:table-cell>
          <table:table-cell table:style-name="ce23" table:formula="of:=IF([DRAM.$BK27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3];[SYSTEM.$D$14]=[.A273])" office:value-type="boolean" office:boolean-value="false" calcext:value-type="boolean">
            <text:p>FALSE</text:p>
          </table:table-cell>
          <table:table-cell table:style-name="ce23" table:formula="of:=IF([DRAM.$BK27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4];[SYSTEM.$D$14]=[.A274])" office:value-type="boolean" office:boolean-value="false" calcext:value-type="boolean">
            <text:p>FALSE</text:p>
          </table:table-cell>
          <table:table-cell table:style-name="ce23" table:formula="of:=IF([DRAM.$BK27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5];[SYSTEM.$D$14]=[.A275])" office:value-type="boolean" office:boolean-value="false" calcext:value-type="boolean">
            <text:p>FALSE</text:p>
          </table:table-cell>
          <table:table-cell table:style-name="ce23" table:formula="of:=IF([DRAM.$BK27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6];[SYSTEM.$D$14]=[.A276])" office:value-type="boolean" office:boolean-value="false" calcext:value-type="boolean">
            <text:p>FALSE</text:p>
          </table:table-cell>
          <table:table-cell table:style-name="ce23" table:formula="of:=IF([DRAM.$BK27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7];[SYSTEM.$D$14]=[.A277])" office:value-type="boolean" office:boolean-value="false" calcext:value-type="boolean">
            <text:p>FALSE</text:p>
          </table:table-cell>
          <table:table-cell table:style-name="ce23" table:formula="of:=IF([DRAM.$BK27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8];[SYSTEM.$D$14]=[.A278])" office:value-type="boolean" office:boolean-value="false" calcext:value-type="boolean">
            <text:p>FALSE</text:p>
          </table:table-cell>
          <table:table-cell table:style-name="ce23" table:formula="of:=IF([DRAM.$BK27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79];[SYSTEM.$D$14]=[.A279])" office:value-type="boolean" office:boolean-value="false" calcext:value-type="boolean">
            <text:p>FALSE</text:p>
          </table:table-cell>
          <table:table-cell table:style-name="ce23" table:formula="of:=IF([DRAM.$BK27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0];[SYSTEM.$D$14]=[.A280])" office:value-type="boolean" office:boolean-value="false" calcext:value-type="boolean">
            <text:p>FALSE</text:p>
          </table:table-cell>
          <table:table-cell table:style-name="ce23" table:formula="of:=IF([DRAM.$BK280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1];[SYSTEM.$D$14]=[.A281])" office:value-type="boolean" office:boolean-value="false" calcext:value-type="boolean">
            <text:p>FALSE</text:p>
          </table:table-cell>
          <table:table-cell table:style-name="ce23" table:formula="of:=IF([DRAM.$BK281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2];[SYSTEM.$D$14]=[.A282])" office:value-type="boolean" office:boolean-value="false" calcext:value-type="boolean">
            <text:p>FALSE</text:p>
          </table:table-cell>
          <table:table-cell table:style-name="ce23" table:formula="of:=IF([DRAM.$BK282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3];[SYSTEM.$D$14]=[.A283])" office:value-type="boolean" office:boolean-value="false" calcext:value-type="boolean">
            <text:p>FALSE</text:p>
          </table:table-cell>
          <table:table-cell table:style-name="ce23" table:formula="of:=IF([DRAM.$BK283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4];[SYSTEM.$D$14]=[.A284])" office:value-type="boolean" office:boolean-value="false" calcext:value-type="boolean">
            <text:p>FALSE</text:p>
          </table:table-cell>
          <table:table-cell table:style-name="ce23" table:formula="of:=IF([DRAM.$BK284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5];[SYSTEM.$D$14]=[.A285])" office:value-type="boolean" office:boolean-value="false" calcext:value-type="boolean">
            <text:p>FALSE</text:p>
          </table:table-cell>
          <table:table-cell table:style-name="ce23" table:formula="of:=IF([DRAM.$BK285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6];[SYSTEM.$D$14]=[.A286])" office:value-type="boolean" office:boolean-value="false" calcext:value-type="boolean">
            <text:p>FALSE</text:p>
          </table:table-cell>
          <table:table-cell table:style-name="ce23" table:formula="of:=IF([DRAM.$BK286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7];[SYSTEM.$D$14]=[.A287])" office:value-type="boolean" office:boolean-value="false" calcext:value-type="boolean">
            <text:p>FALSE</text:p>
          </table:table-cell>
          <table:table-cell table:style-name="ce23" table:formula="of:=IF([DRAM.$BK287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8];[SYSTEM.$D$14]=[.A288])" office:value-type="boolean" office:boolean-value="false" calcext:value-type="boolean">
            <text:p>FALSE</text:p>
          </table:table-cell>
          <table:table-cell table:style-name="ce23" table:formula="of:=IF([DRAM.$BK288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89];[SYSTEM.$D$14]=[.A289])" office:value-type="boolean" office:boolean-value="false" calcext:value-type="boolean">
            <text:p>FALSE</text:p>
          </table:table-cell>
          <table:table-cell table:style-name="ce23" table:formula="of:=IF([DRAM.$BK289];ROW();&quot;&quot;)">
            <text:p/>
          </table:table-cell>
          <table:table-cell table:number-columns-repeated="3"/>
        </table:table-row>
        <table:table-row table:style-name="ro1">
          <table:table-cell table:number-columns-repeated="62"/>
          <table:table-cell table:style-name="ce22" table:formula="of:=AND([.AX290];[SYSTEM.$D$14]=[.A29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1];[SYSTEM.$D$14]=[.A29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2];[SYSTEM.$D$14]=[.A29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3];[SYSTEM.$D$14]=[.A29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4];[SYSTEM.$D$14]=[.A29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5];[SYSTEM.$D$14]=[.A29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6];[SYSTEM.$D$14]=[.A29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7];[SYSTEM.$D$14]=[.A29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8];[SYSTEM.$D$14]=[.A29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299];[SYSTEM.$D$14]=[.A29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0];[SYSTEM.$D$14]=[.A30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1];[SYSTEM.$D$14]=[.A30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2];[SYSTEM.$D$14]=[.A30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3];[SYSTEM.$D$14]=[.A30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4];[SYSTEM.$D$14]=[.A30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5];[SYSTEM.$D$14]=[.A30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6];[SYSTEM.$D$14]=[.A30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7];[SYSTEM.$D$14]=[.A30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8];[SYSTEM.$D$14]=[.A30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09];[SYSTEM.$D$14]=[.A30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0];[SYSTEM.$D$14]=[.A31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1];[SYSTEM.$D$14]=[.A3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2];[SYSTEM.$D$14]=[.A31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3];[SYSTEM.$D$14]=[.A3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4];[SYSTEM.$D$14]=[.A31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5];[SYSTEM.$D$14]=[.A31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6];[SYSTEM.$D$14]=[.A31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7];[SYSTEM.$D$14]=[.A31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8];[SYSTEM.$D$14]=[.A31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19];[SYSTEM.$D$14]=[.A31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0];[SYSTEM.$D$14]=[.A32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1];[SYSTEM.$D$14]=[.A32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2];[SYSTEM.$D$14]=[.A32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3];[SYSTEM.$D$14]=[.A32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4];[SYSTEM.$D$14]=[.A32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5];[SYSTEM.$D$14]=[.A32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6];[SYSTEM.$D$14]=[.A32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7];[SYSTEM.$D$14]=[.A32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8];[SYSTEM.$D$14]=[.A32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29];[SYSTEM.$D$14]=[.A32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0];[SYSTEM.$D$14]=[.A33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1];[SYSTEM.$D$14]=[.A33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2];[SYSTEM.$D$14]=[.A33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3];[SYSTEM.$D$14]=[.A33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4];[SYSTEM.$D$14]=[.A33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62"/>
          <table:table-cell table:style-name="ce22" table:formula="of:=AND([.AX335];[SYSTEM.$D$14]=[.A33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 table:number-rows-repeated="1048240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YSTEM" table:style-name="ta1">
        <office:forms form:automatic-focus="false" form:apply-design-mode="false">
          <form:form form:name="CodeGen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deGenBtn" form:control-implementation="ooo:com.sun.star.form.component.CommandButton" xml:id="control1" form:id="control1" form:label="Generate Cod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odeGen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202.65pt" svg:height="54.74pt" svg:x="247.1pt" svg:y="417pt" draw:control="control1"/>
        </table:shapes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8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4" table:number-columns-repeated="5" table:default-cell-style-name="Default"/>
        <table:table-column table:style-name="co29" table:number-columns-repeated="6" table:default-cell-style-name="Default"/>
        <table:table-column table:style-name="co24" table:number-columns-repeated="4" table:default-cell-style-name="Default"/>
        <table:table-column table:style-name="co29" table:number-columns-repeated="2" table:default-cell-style-name="Default"/>
        <table:table-column table:style-name="co24" table:number-columns-repeated="12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26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table:style-name="ce25"/>
          <table:table-cell table:style-name="ce37" table:number-columns-repeated="3"/>
          <table:table-cell table:style-name="Default"/>
          <table:table-cell table:number-columns-repeated="44"/>
        </table:table-row>
        <table:table-row table:style-name="ro10">
          <table:table-cell/>
          <table:table-cell table:style-name="ce26" office:value-type="string" calcext:value-type="string" table:number-columns-spanned="2" table:number-rows-spanned="1">
            <text:p>SYSTEM CONFIG</text:p>
          </table:table-cell>
          <table:covered-table-cell table:style-name="ce38"/>
          <table:table-cell/>
          <table:table-cell table:style-name="ce26" office:value-type="string" calcext:value-type="string" table:number-columns-spanned="4" table:number-rows-spanned="1">
            <text:p>PLLD CONFIG</text:p>
          </table:table-cell>
          <table:covered-table-cell table:style-name="ce53"/>
          <table:covered-table-cell table:style-name="ce59"/>
          <table:covered-table-cell table:style-name="ce38"/>
          <table:table-cell/>
          <table:table-cell table:style-name="ce26" office:value-type="string" calcext:value-type="string" table:number-columns-spanned="4" table:number-rows-spanned="1">
            <text:p>DDR CONFIG</text:p>
          </table:table-cell>
          <table:covered-table-cell table:number-columns-repeated="2" table:style-name="ce59"/>
          <table:covered-table-cell table:style-name="ce38"/>
          <table:table-cell/>
          <table:table-cell table:style-name="ce79" office:value-type="string" calcext:value-type="string" table:number-columns-spanned="18" table:number-rows-spanned="13">
            <text:p>Configure values that are written in <text:span text:style-name="T3">pink</text:span>, values in <text:span text:style-name="T4">blue</text:span> are computed automatically</text:p>
            <text:p/>
            <text:p>1/ SYSTEM CONFIG</text:p>
            <text:p> *<text:span text:style-name="T3">SOC selection</text:span></text:p>
            <text:p/>
            <text:p>2/ DDR CONFIG</text:p>
            <text:p> * Delete  <text:span text:style-name="T5">Speed Grade/CL/CW</text:span>L</text:p>
            <text:p> * From DDR List compatible Select the <text:span text:style-name="T6">Speed Grade</text:span> of your DDR</text:p>
            <text:p> * Adjust <text:span text:style-name="T3">CL</text:span> and <text:span text:style-name="T3">CWL</text:span><text:span text:style-name="T7">==&gt; now only one DDR is selected</text:span></text:p>
            <text:p> </text:p>
            <text:p/>
          </table:table-cell>
          <table:covered-table-cell table:number-columns-repeated="17"/>
          <table:table-cell table:number-columns-repeated="2"/>
          <table:table-cell table:style-name="ce81" office:value-type="string" calcext:value-type="string" table:number-columns-spanned="14" table:number-rows-spanned="13">
            <text:p>Note: </text:p>
            <text:p>ACCORDO5 / TC3 revA: MT41K256M16HA-125AAT</text:p>
            <text:p><text:span text:style-name="T2">ACCORDO5 / TC3 revB: MT41K256M16TW -107AAT</text:span></text:p>
            <text:p/>
          </table:table-cell>
          <table:covered-table-cell table:number-columns-repeated="13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APB clock </text:p>
          </table:table-cell>
          <table:table-cell table:style-name="ce39" office:value-type="float" office:value="52" calcext:value-type="float">
            <text:p>52</text:p>
          </table:table-cell>
          <table:table-cell/>
          <table:table-cell table:style-name="ce51" office:value-type="string" calcext:value-type="string" table:number-columns-spanned="2" table:number-rows-spanned="1">
            <text:p>NDIV</text:p>
          </table:table-cell>
          <table:covered-table-cell table:style-name="ce54"/>
          <table:table-cell table:style-name="ce39" table:formula="of:=IF(OR(SOC=&quot;sta1195&quot;;SOC=&quot;sta1295&quot;); 55; 40)" office:value-type="float" office:value="40" calcext:value-type="float" table:number-columns-spanned="2" table:number-rows-spanned="1">
            <text:p>40</text:p>
          </table:table-cell>
          <table:covered-table-cell table:style-name="ce62"/>
          <table:table-cell/>
          <table:table-cell table:style-name="ce27" office:value-type="string" calcext:value-type="string" table:number-columns-spanned="2" table:number-rows-spanned="1">
            <text:p>DDR type</text:p>
          </table:table-cell>
          <table:covered-table-cell table:style-name="ce68"/>
          <table:table-cell table:style-name="ce70" table:content-validation-name="val6" office:value-type="string" calcext:value-type="string" table:number-columns-spanned="2" table:number-rows-spanned="1">
            <text:p>DDR3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FXTAL</text:p>
          </table:table-cell>
          <table:table-cell table:style-name="ce39" table:content-validation-name="val2" table:formula="of:=IF(OR(SOC=&quot;sta1195&quot;;SOC=&quot;sta1295&quot;); 24; 26)" office:value-type="float" office:value="26" calcext:value-type="float">
            <text:p>26</text:p>
          </table:table-cell>
          <table:table-cell/>
          <table:table-cell table:style-name="ce51" office:value-type="string" calcext:value-type="string" table:number-columns-spanned="2" table:number-rows-spanned="1">
            <text:p>ODF</text:p>
          </table:table-cell>
          <table:covered-table-cell table:style-name="ce54"/>
          <table:table-cell table:style-name="ce39" table:formula="of:=IF(OR(SOC=&quot;sta1195&quot;;SOC=&quot;sta1295&quot;); 2; 1)" office:value-type="float" office:value="1" calcext:value-type="float" table:number-columns-spanned="2" table:number-rows-spanned="1">
            <text:p>1</text:p>
          </table:table-cell>
          <table:covered-table-cell table:style-name="ce62"/>
          <table:table-cell/>
          <table:table-cell table:style-name="ce66" office:value-type="string" calcext:value-type="string" table:number-columns-spanned="2" table:number-rows-spanned="1">
            <text:p>tCK</text:p>
          </table:table-cell>
          <table:covered-table-cell table:style-name="ce68"/>
          <table:table-cell table:style-name="ce71" table:formula="of:=1000/[SYSTEM.G7]" office:value-type="float" office:value="1.92307692307692" calcext:value-type="float" table:number-columns-spanned="2" table:number-rows-spanned="1">
            <text:p>1.92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8" office:value-type="string" calcext:value-type="string">
            <text:p>SOC</text:p>
          </table:table-cell>
          <table:table-cell table:style-name="ce40" table:content-validation-name="val3" office:value-type="string" calcext:value-type="string">
            <text:p>sta1385</text:p>
          </table:table-cell>
          <table:table-cell/>
          <table:table-cell table:style-name="ce27" office:value-type="string" calcext:value-type="string" table:number-columns-spanned="2" table:number-rows-spanned="1">
            <text:p>PLLD</text:p>
          </table:table-cell>
          <table:covered-table-cell table:style-name="ce55"/>
          <table:table-cell table:style-name="ce60" table:formula="of:=2*[SYSTEM.G3]*[SYSTEM.C4]" office:value-type="float" office:value="2080" calcext:value-type="float" table:number-columns-spanned="2" table:number-rows-spanned="1">
            <text:p>2080</text:p>
          </table:table-cell>
          <table:covered-table-cell table:style-name="ce63"/>
          <table:table-cell/>
          <table:table-cell table:style-name="ce67" office:value-type="string" calcext:value-type="string" table:number-columns-spanned="2" table:number-rows-spanned="1">
            <text:p>Speed Grade</text:p>
          </table:table-cell>
          <table:covered-table-cell/>
          <table:table-cell table:style-name="ce72" table:content-validation-name="val7" office:value-type="string" calcext:value-type="string" table:number-columns-spanned="2" table:number-rows-spanned="1">
            <text:p>sg-107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PHI</text:p>
          </table:table-cell>
          <table:covered-table-cell table:style-name="ce56"/>
          <table:table-cell table:style-name="ce61" table:formula="of:=VCO*(1/2)*(1/POWER(2;[SYSTEM.G4]))" office:value-type="float" office:value="520" calcext:value-type="float" table:number-columns-spanned="2" table:number-rows-spanned="1">
            <text:p>520</text:p>
          </table:table-cell>
          <table:covered-table-cell table:style-name="ce19"/>
          <table:table-cell/>
          <table:table-cell table:style-name="ce67" office:value-type="string" calcext:value-type="string" table:number-columns-spanned="2" table:number-rows-spanned="1">
            <text:p>CL</text:p>
          </table:table-cell>
          <table:covered-table-cell table:style-name="ce68"/>
          <table:table-cell table:style-name="ce73" table:content-validation-name="val8" office:value-type="float" office:value="7" calcext:value-type="float" table:number-columns-spanned="2" table:number-rows-spanned="1">
            <text:p>7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0">
          <table:table-cell/>
          <table:table-cell table:style-name="ce26" office:value-type="string" calcext:value-type="string" table:number-columns-spanned="2" table:number-rows-spanned="1">
            <text:p>PLTFM CONFIG</text:p>
          </table:table-cell>
          <table:covered-table-cell table:style-name="ce38"/>
          <table:table-cell/>
          <table:table-cell table:style-name="ce29" office:value-type="string" calcext:value-type="string" table:number-columns-spanned="2" table:number-rows-spanned="1">
            <text:p>DDRCLKOUT</text:p>
          </table:table-cell>
          <table:covered-table-cell table:style-name="ce57"/>
          <table:table-cell table:style-name="ce61" table:formula="of:=IF(OR(SOC=&quot;sta1195&quot;;SOC=&quot;sta1295&quot;); 2*PHI; 1*PHI)" office:value-type="float" office:value="520" calcext:value-type="float" table:number-columns-spanned="2" table:number-rows-spanned="1">
            <text:p>520</text:p>
          </table:table-cell>
          <table:covered-table-cell table:style-name="ce64"/>
          <table:table-cell/>
          <table:table-cell table:style-name="ce67" office:value-type="string" calcext:value-type="string" table:number-columns-spanned="2" table:number-rows-spanned="1">
            <text:p>CWL</text:p>
          </table:table-cell>
          <table:covered-table-cell table:style-name="ce68"/>
          <table:table-cell table:style-name="ce73" table:content-validation-name="val2" office:value-type="float" office:value="6" calcext:value-type="float" table:number-columns-spanned="2" table:number-rows-spanned="1">
            <text:p>6</text:p>
          </table:table-cell>
          <table:covered-table-cell table:style-name="ce76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RZQ</text:p>
          </table:table-cell>
          <table:table-cell table:style-name="ce39" office:value-type="float" office:value="240" calcext:value-type="float">
            <text:p>240</text:p>
          </table:table-cell>
          <table:table-cell table:style-name="ce4" table:number-columns-repeated="6"/>
          <table:table-cell table:style-name="ce67" office:value-type="string" calcext:value-type="string" table:number-columns-spanned="2" table:number-rows-spanned="1">
            <text:p>AL</text:p>
          </table:table-cell>
          <table:covered-table-cell table:style-name="ce4"/>
          <table:table-cell table:style-name="ce74" table:content-validation-name="val2" table:formula="of:==IF(OR(SOC=&quot;sta1195&quot;;SOC=&quot;sta1295&quot;); CL-2; 0)" office:value-type="float" office:value="0" calcext:value-type="float" table:number-columns-spanned="2" table:number-rows-spanned="1">
            <text:p>0</text:p>
          </table:table-cell>
          <table:covered-table-cell table:style-name="ce76"/>
          <table:table-cell table:style-name="ce4"/>
          <table:covered-table-cell table:number-columns-repeated="18" table:style-name="ce4"/>
          <table:table-cell table:style-name="ce4" table:number-columns-repeated="2"/>
          <table:covered-table-cell table:number-columns-repeated="14" table:style-name="ce4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RTT</text:p>
          </table:table-cell>
          <table:table-cell table:style-name="ce39" table:content-validation-name="val1" office:value-type="string" calcext:value-type="string">
            <text:p>RZQ/4</text:p>
          </table:table-cell>
          <table:table-cell table:number-columns-repeated="2"/>
          <table:table-cell table:style-name="Default"/>
          <table:table-cell table:number-columns-repeated="3"/>
          <table:table-cell table:style-name="ce27" office:value-type="string" calcext:value-type="string" table:number-columns-spanned="2" table:number-rows-spanned="1">
            <text:p>Page size</text:p>
          </table:table-cell>
          <table:covered-table-cell table:style-name="ce56"/>
          <table:table-cell table:style-name="ce74" table:content-validation-name="val9" office:value-type="string" calcext:value-type="string" table:number-columns-spanned="2" table:number-rows-spanned="1">
            <text:p>2KB</text:p>
          </table:table-cell>
          <table:covered-table-cell table:style-name="ce77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DIC</text:p>
          </table:table-cell>
          <table:table-cell table:style-name="ce39" table:content-validation-name="val4" office:value-type="string" calcext:value-type="string">
            <text:p>RZQ/7</text:p>
          </table:table-cell>
          <table:table-cell table:number-columns-repeated="2"/>
          <table:table-cell table:style-name="Default"/>
          <table:table-cell table:number-columns-repeated="3"/>
          <table:table-cell table:style-name="ce27" office:value-type="string" calcext:value-type="string" table:number-columns-spanned="2" table:number-rows-spanned="1">
            <text:p>DQ width</text:p>
          </table:table-cell>
          <table:covered-table-cell table:style-name="ce56"/>
          <table:table-cell table:style-name="ce74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77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Ranks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Size</text:p>
          </table:table-cell>
          <table:covered-table-cell table:style-name="ce69"/>
          <table:table-cell table:style-name="ce75" table:content-validation-name="val11" office:value-type="string" calcext:value-type="string" table:number-columns-spanned="2" table:number-rows-spanned="1">
            <text:p>4Gb</text:p>
          </table:table-cell>
          <table:covered-table-cell table:style-name="ce78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BL</text:p>
          </table:table-cell>
          <table:covered-table-cell table:style-name="ce69"/>
          <table:table-cell table:style-name="ce75" table:content-validation-name="val12" office:value-type="float" office:value="8" calcext:value-type="float" table:number-columns-spanned="2" table:number-rows-spanned="1">
            <text:p>8</text:p>
          </table:table-cell>
          <table:covered-table-cell table:style-name="ce78"/>
          <table:table-cell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Selected Model</text:p>
          </table:table-cell>
          <table:covered-table-cell table:style-name="ce42"/>
          <table:table-cell table:style-name="ce47" table:content-validation-name="val5" office:value-type="string" calcext:value-type="string" table:number-columns-spanned="6" table:number-rows-spanned="1">
            <text:p>DDR3L-1866-107</text:p>
          </table:table-cell>
          <table:covered-table-cell table:number-columns-repeated="4" table:style-name="ce52"/>
          <table:covered-table-cell table:style-name="ce65"/>
          <table:table-cell table:number-columns-repeated="5"/>
          <table:covered-table-cell table:number-columns-repeated="18"/>
          <table:table-cell table:number-columns-repeated="2"/>
          <table:covered-table-cell table:number-columns-repeated="14"/>
          <table:table-cell table:number-columns-repeated="2"/>
        </table:table-row>
        <table:table-row table:style-name="ro1" table:visibility="collapse" table:number-rows-repeated="3">
          <table:table-cell table:number-columns-repeated="5"/>
          <table:table-cell table:style-name="Default"/>
          <table:table-cell table:number-columns-repeated="44"/>
        </table:table-row>
        <table:table-row table:style-name="ro1">
          <table:table-cell/>
          <table:table-cell table:style-name="ce31" table:number-columns-repeated="47"/>
          <table:table-cell table:number-columns-repeated="2"/>
        </table:table-row>
        <table:table-row table:style-name="ro1">
          <table:table-cell/>
          <table:table-cell table:style-name="ce32" table:number-columns-repeated="47"/>
          <table:table-cell table:number-columns-repeated="2"/>
        </table:table-row>
        <table:table-row table:style-name="ro10">
          <table:table-cell/>
          <table:table-cell table:style-name="ce33" table:formula="of:=CONCATENATE(&quot;MATCHING MEMORY MODELS: &quot;;SUMPRODUCT([SYSTEM.B23:.B122]&lt;&gt;&quot;&quot;))" office:value-type="string" office:string-value="MATCHING MEMORY MODELS: 1" calcext:value-type="string" table:number-columns-spanned="47" table:number-rows-spanned="1">
            <text:p>MATCHING MEMORY MODELS: 1</text:p>
          </table:table-cell>
          <table:covered-table-cell table:style-name="ce43"/>
          <table:covered-table-cell table:number-columns-repeated="2"/>
          <table:covered-table-cell table:style-name="Default"/>
          <table:covered-table-cell table:number-columns-repeated="4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4"/>
        </table:table-row>
        <table:table-row table:style-name="ro1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DDR mod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Grade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CWL</text:p>
          </table:table-cell>
          <table:table-cell table:style-name="ce5" office:value-type="string" calcext:value-type="string">
            <text:p>tCKmin (ns)</text:p>
          </table:table-cell>
          <table:table-cell table:style-name="ce5" office:value-type="string" calcext:value-type="string">
            <text:p>tCKmax (ns)</text:p>
          </table:table-cell>
          <table:table-cell table:style-name="ce5" office:value-type="string" calcext:value-type="string">
            <text:p>tRCD (ns)</text:p>
          </table:table-cell>
          <table:table-cell table:style-name="ce5" office:value-type="string" calcext:value-type="string">
            <text:p>tRP (ns)</text:p>
          </table:table-cell>
          <table:table-cell table:style-name="ce5" office:value-type="string" calcext:value-type="string">
            <text:p>tRC (ns)</text:p>
          </table:table-cell>
          <table:table-cell table:style-name="ce5" office:value-type="string" calcext:value-type="string">
            <text:p>tRAS (ns)</text:p>
          </table:table-cell>
          <table:table-cell table:style-name="ce5" office:value-type="string" calcext:value-type="string">
            <text:p>tFAW 1KB (ns)</text:p>
          </table:table-cell>
          <table:table-cell table:style-name="ce5" office:value-type="string" calcext:value-type="string">
            <text:p>tFAW 2KB (ns)</text:p>
          </table:table-cell>
          <table:table-cell table:style-name="ce5" office:value-type="string" calcext:value-type="string">
            <text:p>tRRD 1KB (ns)</text:p>
          </table:table-cell>
          <table:table-cell table:style-name="ce5" office:value-type="string" calcext:value-type="string">
            <text:p>tRRD 2KB (ns)</text:p>
          </table:table-cell>
          <table:table-cell table:style-name="ce5" office:value-type="string" calcext:value-type="string">
            <text:p>tRFC 1Gb (ns)</text:p>
          </table:table-cell>
          <table:table-cell table:style-name="ce5" office:value-type="string" calcext:value-type="string">
            <text:p>tRFC 2Gb (ns)</text:p>
          </table:table-cell>
          <table:table-cell table:style-name="ce5" office:value-type="string" calcext:value-type="string">
            <text:p>tRFC 4Gb (ns)</text:p>
          </table:table-cell>
          <table:table-cell table:style-name="ce5" office:value-type="string" calcext:value-type="string">
            <text:p>tRFC 8Gb (ns)</text:p>
          </table:table-cell>
          <table:table-cell table:style-name="ce5" office:value-type="string" calcext:value-type="string">
            <text:p>tDLLK (ns)</text:p>
          </table:table-cell>
          <table:table-cell table:style-name="ce5" office:value-type="string" calcext:value-type="string">
            <text:p>tXSDLL (ns)</text:p>
          </table:table-cell>
          <table:table-cell table:style-name="ce5" office:value-type="string" calcext:value-type="string">
            <text:p>tWR (ns)</text:p>
          </table:table-cell>
          <table:table-cell table:style-name="ce5" office:value-type="string" calcext:value-type="string">
            <text:p>tCCD (ns)</text:p>
          </table:table-cell>
          <table:table-cell table:style-name="ce5" office:value-type="string" calcext:value-type="string">
            <text:p>tMRD (ns)</text:p>
          </table:table-cell>
          <table:table-cell table:style-name="ce5" office:value-type="string" calcext:value-type="string">
            <text:p>tMPRR (ns)</text:p>
          </table:table-cell>
          <table:table-cell table:style-name="ce5" office:value-type="string" calcext:value-type="string">
            <text:p>tZQINIT (ns)</text:p>
          </table:table-cell>
          <table:table-cell table:style-name="ce5" office:value-type="string" calcext:value-type="string">
            <text:p>tZQOPER (ns)</text:p>
          </table:table-cell>
          <table:table-cell table:style-name="ce5" office:value-type="string" calcext:value-type="string">
            <text:p>tZQCS (ns)</text:p>
          </table:table-cell>
          <table:table-cell table:style-name="ce5" office:value-type="string" calcext:value-type="string">
            <text:p>tCPDED (ns)</text:p>
          </table:table-cell>
          <table:table-cell table:style-name="ce5" office:value-type="string" calcext:value-type="string">
            <text:p>tACTPDEN (ns)</text:p>
          </table:table-cell>
          <table:table-cell table:style-name="ce5" office:value-type="string" calcext:value-type="string">
            <text:p>tPRPDEN (ns)</text:p>
          </table:table-cell>
          <table:table-cell table:style-name="ce5" office:value-type="string" calcext:value-type="string">
            <text:p>tREFPDEN (ns)</text:p>
          </table:table-cell>
          <table:table-cell table:style-name="ce5" office:value-type="string" calcext:value-type="string">
            <text:p>tWLMRD (ns)</text:p>
          </table:table-cell>
          <table:table-cell table:style-name="ce5" office:value-type="string" calcext:value-type="string">
            <text:p>tWLDQSEN (ns)</text:p>
          </table:table-cell>
          <table:table-cell table:style-name="ce5" office:value-type="string" calcext:value-type="string">
            <text:p>tWLOmin (ns)</text:p>
          </table:table-cell>
          <table:table-cell table:style-name="ce5" office:value-type="string" calcext:value-type="string">
            <text:p>tWLOmax (ns)</text:p>
          </table:table-cell>
          <table:table-cell table:style-name="ce5" office:value-type="string" calcext:value-type="string">
            <text:p>tRTP (ns)</text:p>
          </table:table-cell>
          <table:table-cell table:style-name="ce5" office:value-type="string" calcext:value-type="string">
            <text:p>tWTR (ns)</text:p>
          </table:table-cell>
          <table:table-cell table:style-name="ce5" office:value-type="string" calcext:value-type="string">
            <text:p>tMRD (ns)</text:p>
          </table:table-cell>
          <table:table-cell table:style-name="ce5" office:value-type="string" calcext:value-type="string">
            <text:p>tMOD (ns)</text:p>
          </table:table-cell>
          <table:table-cell table:style-name="ce5" office:value-type="string" calcext:value-type="string">
            <text:p>tXP (ns)</text:p>
          </table:table-cell>
          <table:table-cell table:style-name="ce5" office:value-type="string" calcext:value-type="string">
            <text:p>tCKE (ns)</text:p>
          </table:table-cell>
          <table:table-cell table:style-name="ce5" office:value-type="string" calcext:value-type="string">
            <text:p>tCKESR (ns)</text:p>
          </table:table-cell>
          <table:table-cell table:style-name="ce5" office:value-type="string" calcext:value-type="string">
            <text:p>tCKESRE (ns)</text:p>
          </table:table-cell>
          <table:table-cell table:style-name="ce5" office:value-type="string" calcext:value-type="string">
            <text:p>tCKESRX (ns)</text:p>
          </table:table-cell>
          <table:table-cell table:style-name="ce5" office:value-type="string" calcext:value-type="string">
            <text:p>tREFI (ns)</text:p>
          </table:table-cell>
          <table:table-cell/>
        </table:table-row>
        <table:table-row table:style-name="ro1">
          <table:table-cell table:formula="of:=ROW()-ROW([SYSTEM.$B$22])" office:value-type="float" office:value="1" calcext:value-type="float">
            <text:p>1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string" office:string-value="DDR3L-1866-107" calcext:value-type="string">
            <text:p>DDR3L-1866-107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string" office:string-value="DDR3" calcext:value-type="string">
            <text:p>DDR3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string" office:string-value="Micron" calcext:value-type="string">
            <text:p>Micron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866" calcext:value-type="float">
            <text:p>1866</text:p>
          </table:table-cell>
          <table:table-cell table:style-name="Default" table:formula="of:=IF(ROW()-ROW([SYSTEM.$B$22])&gt;COUNT([$DRAM.$BL$2:.$BL$10000]);&quot;&quot;;INDEX([DRAM.$A$2:.$AW$206];SMALL([$DRAM.$BL$2:.$BL$10000];ROW()-ROW([SYSTEM.$B$22]))-[SYSTEM.$A23];COLUMN()-1))" office:value-type="string" office:string-value="sg-107" calcext:value-type="string">
            <text:p>sg-107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" calcext:value-type="float">
            <text:p>7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6" calcext:value-type="float">
            <text:p>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875" calcext:value-type="float">
            <text:p>1.87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2.5" calcext:value-type="float">
            <text:p>2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3.91" calcext:value-type="float">
            <text:p>13.91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3.91" calcext:value-type="float">
            <text:p>13.91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47.91" calcext:value-type="float">
            <text:p>47.91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4" calcext:value-type="float">
            <text:p>34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27" calcext:value-type="float">
            <text:p>27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5" calcext:value-type="float">
            <text:p>3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10" calcext:value-type="float">
            <text:p>11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60" calcext:value-type="float">
            <text:p>16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260" calcext:value-type="float">
            <text:p>26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50" calcext:value-type="float">
            <text:p>35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960" calcext:value-type="float">
            <text:p>96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960" calcext:value-type="float">
            <text:p>96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5" calcext:value-type="float">
            <text:p>1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style-name="ce80" table:formula="of:=IF(ROW()-ROW([SYSTEM.$B$22])&gt;COUNT([$DRAM.$BL$2:.$BL$10000]);&quot;&quot;;INDEX([DRAM.$A$2:.$AW$206];SMALL([$DRAM.$BL$2:.$BL$10000];ROW()-ROW([SYSTEM.$B$22]))-[SYSTEM.$A23];COLUMN()-1))" office:value-type="float" office:value="1.875" calcext:value-type="float">
            <text:p>1.88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960" calcext:value-type="float">
            <text:p>96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480" calcext:value-type="float">
            <text:p>48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20" calcext:value-type="float">
            <text:p>12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875" calcext:value-type="float">
            <text:p>1.87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875" calcext:value-type="float">
            <text:p>1.87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875" calcext:value-type="float">
            <text:p>1.87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.875" calcext:value-type="float">
            <text:p>1.87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5" calcext:value-type="float">
            <text:p>7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46.875" calcext:value-type="float">
            <text:p>46.87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0" calcext:value-type="float">
            <text:p>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22.5" calcext:value-type="float">
            <text:p>22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6" calcext:value-type="float">
            <text:p>6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5.625" calcext:value-type="float">
            <text:p>5.62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7.5" calcext:value-type="float">
            <text:p>7.5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0" calcext:value-type="float">
            <text:p>1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10" calcext:value-type="float">
            <text:p>10</text:p>
          </table:table-cell>
          <table:table-cell table:formula="of:=IF(ROW()-ROW([SYSTEM.$B$22])&gt;COUNT([$DRAM.$BL$2:.$BL$10000]);&quot;&quot;;INDEX([DRAM.$A$2:.$AW$206];SMALL([$DRAM.$BL$2:.$BL$10000];ROW()-ROW([SYSTEM.$B$22]))-[SYSTEM.$A23];COLUMN()-1))" office:value-type="float" office:value="3900" calcext:value-type="float">
            <text:p>3900</text:p>
          </table:table-cell>
          <table:table-cell/>
        </table:table-row>
        <table:table-row table:style-name="ro1">
          <table:table-cell table:formula="of:=ROW()-ROW([SYSTEM.$B$22])" office:value-type="float" office:value="2" calcext:value-type="float">
            <text:p>2</text:p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style-name="Default"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style-name="ce80"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4];COLUMN()-1))">
            <text:p/>
          </table:table-cell>
          <table:table-cell/>
        </table:table-row>
        <table:table-row table:style-name="ro1">
          <table:table-cell table:formula="of:=ROW()-ROW([SYSTEM.$B$22])" office:value-type="float" office:value="3" calcext:value-type="float">
            <text:p>3</text:p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style-name="Default"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style-name="ce80"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5];COLUMN()-1))">
            <text:p/>
          </table:table-cell>
          <table:table-cell/>
        </table:table-row>
        <table:table-row table:style-name="ro1">
          <table:table-cell table:formula="of:=ROW()-ROW([SYSTEM.$B$22])" office:value-type="float" office:value="4" calcext:value-type="float">
            <text:p>4</text:p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style-name="Default"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style-name="ce80"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6];COLUMN()-1))">
            <text:p/>
          </table:table-cell>
          <table:table-cell/>
        </table:table-row>
        <table:table-row table:style-name="ro1">
          <table:table-cell table:formula="of:=ROW()-ROW([SYSTEM.$B$22])" office:value-type="float" office:value="5" calcext:value-type="float">
            <text:p>5</text:p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style-name="Default"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style-name="ce80"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 table:formula="of:=IF(ROW()-ROW([SYSTEM.$B$22])&gt;COUNT([$DRAM.$BL$2:.$BL$10000]);&quot;&quot;;INDEX([DRAM.$A$2:.$AW$206];SMALL([$DRAM.$BL$2:.$BL$10000];ROW()-ROW([SYSTEM.$B$22]))-[SYSTEM.$A27];COLUMN()-1))">
            <text:p/>
          </table:table-cell>
          <table:table-cell/>
        </table:table-row>
        <table:table-row-group table:display="false">
          <table:table-row table:style-name="ro1" table:visibility="collapse">
            <table:table-cell table:formula="of:=ROW()-ROW([SYSTEM.$B$22])" office:value-type="float" office:value="6" calcext:value-type="float">
              <text:p>6</text:p>
            </table:table-cell>
            <table:table-cell table:formula="of:=IF(ROW()-ROW([SYSTEM.$B$22])&gt;COUNT([$DRAM.$AY$2:.$AY$10000]);&quot;&quot;;INDEX([DRAM.A7:.AU211];SMALL([$DRAM.$AY$2:.$AY$10000];ROW()-ROW([SYSTEM.$B$22]))-[SYSTEM.A28];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5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8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9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0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19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0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5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8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29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0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5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8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39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0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1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2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3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4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5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6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7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8))">
              <text:p/>
            </table:table-cell>
            <table:table-cell table:formula="of:=IF(ROW()-ROW([SYSTEM.$B$22])&gt;COUNT([$DRAM.$AY$2:.$AY$10000]);&quot;&quot;;INDEX([DRAM.A7:.AU211];SMALL([$DRAM.$AY$2:.$AY$10000];ROW()-ROW([SYSTEM.$B$22]))-[SYSTEM.A2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" calcext:value-type="float">
              <text:p>7</text:p>
            </table:table-cell>
            <table:table-cell table:formula="of:=IF(ROW()-ROW([SYSTEM.$B$22])&gt;COUNT([$DRAM.$AY$2:.$AY$10000]);&quot;&quot;;INDEX([DRAM.A8:.AU212];SMALL([$DRAM.$AY$2:.$AY$10000];ROW()-ROW([SYSTEM.$B$22]))-[SYSTEM.A29];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5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8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9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0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19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0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5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8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29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0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5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8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39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0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1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2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3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4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5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6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7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8))">
              <text:p/>
            </table:table-cell>
            <table:table-cell table:formula="of:=IF(ROW()-ROW([SYSTEM.$B$22])&gt;COUNT([$DRAM.$AY$2:.$AY$10000]);&quot;&quot;;INDEX([DRAM.A8:.AU212];SMALL([$DRAM.$AY$2:.$AY$10000];ROW()-ROW([SYSTEM.$B$22]))-[SYSTEM.A29];49))">
              <text:p/>
            </table:table-cell>
            <table:table-cell table:number-columns-repeated="2"/>
          </table:table-row>
          <table:table-row table:style-name="ro1" table:visibility="collapse">
            <table:table-cell table:content-validation-name="val1" table:formula="of:=ROW()-ROW([SYSTEM.$B$22])" office:value-type="float" office:value="8" calcext:value-type="float">
              <text:p>8</text:p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5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6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7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8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9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0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6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7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19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0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5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6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7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8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29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0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5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6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7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8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39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0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1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2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3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4))">
              <text:p/>
            </table:table-cell>
            <table:table-cell table:content-validation-name="val1" table:formula="of:=IF(ROW()-ROW([SYSTEM.$B$22])&gt;COUNT([$DRAM.$AY$2:.$AY$10000]);&quot;&quot;;INDEX([DRAM.A9:.AU213];SMALL([$DRAM.$AY$2:.$AY$10000];ROW()-ROW([SYSTEM.$B$22]))-[SYSTEM.A30];45))">
              <text:p/>
            </table:table-cell>
            <table:table-cell table:formula="of:=IF(ROW()-ROW([SYSTEM.$B$22])&gt;COUNT([$DRAM.$AY$2:.$AY$10000]);&quot;&quot;;INDEX([DRAM.A9:.AU213];SMALL([$DRAM.$AY$2:.$AY$10000];ROW()-ROW([SYSTEM.$B$22]))-[SYSTEM.A30];46))">
              <text:p/>
            </table:table-cell>
            <table:table-cell table:formula="of:=IF(ROW()-ROW([SYSTEM.$B$22])&gt;COUNT([$DRAM.$AY$2:.$AY$10000]);&quot;&quot;;INDEX([DRAM.A9:.AU213];SMALL([$DRAM.$AY$2:.$AY$10000];ROW()-ROW([SYSTEM.$B$22]))-[SYSTEM.A30];47))">
              <text:p/>
            </table:table-cell>
            <table:table-cell table:formula="of:=IF(ROW()-ROW([SYSTEM.$B$22])&gt;COUNT([$DRAM.$AY$2:.$AY$10000]);&quot;&quot;;INDEX([DRAM.A9:.AU213];SMALL([$DRAM.$AY$2:.$AY$10000];ROW()-ROW([SYSTEM.$B$22]))-[SYSTEM.A30];48))">
              <text:p/>
            </table:table-cell>
            <table:table-cell table:formula="of:=IF(ROW()-ROW([SYSTEM.$B$22])&gt;COUNT([$DRAM.$AY$2:.$AY$10000]);&quot;&quot;;INDEX([DRAM.A9:.AU213];SMALL([$DRAM.$AY$2:.$AY$10000];ROW()-ROW([SYSTEM.$B$22]))-[SYSTEM.A30];49))">
              <text:p/>
            </table:table-cell>
            <table:table-cell table:number-columns-repeated="2"/>
          </table:table-row>
          <table:table-row table:style-name="ro1" table:visibility="collapse">
            <table:table-cell table:content-validation-name="val1" table:formula="of:=ROW()-ROW([SYSTEM.$B$22])" office:value-type="float" office:value="9" calcext:value-type="float">
              <text:p>9</text:p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5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6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7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8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9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0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6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7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19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0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5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6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7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8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29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0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5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6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7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8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39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0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1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2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3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4))">
              <text:p/>
            </table:table-cell>
            <table:table-cell table:content-validation-name="val1" table:formula="of:=IF(ROW()-ROW([SYSTEM.$B$22])&gt;COUNT([$DRAM.$AY$2:.$AY$10000]);&quot;&quot;;INDEX([DRAM.A10:.AU214];SMALL([$DRAM.$AY$2:.$AY$10000];ROW()-ROW([SYSTEM.$B$22]))-[SYSTEM.A31];45))">
              <text:p/>
            </table:table-cell>
            <table:table-cell table:formula="of:=IF(ROW()-ROW([SYSTEM.$B$22])&gt;COUNT([$DRAM.$AY$2:.$AY$10000]);&quot;&quot;;INDEX([DRAM.A10:.AU214];SMALL([$DRAM.$AY$2:.$AY$10000];ROW()-ROW([SYSTEM.$B$22]))-[SYSTEM.A31];46))">
              <text:p/>
            </table:table-cell>
            <table:table-cell table:formula="of:=IF(ROW()-ROW([SYSTEM.$B$22])&gt;COUNT([$DRAM.$AY$2:.$AY$10000]);&quot;&quot;;INDEX([DRAM.A10:.AU214];SMALL([$DRAM.$AY$2:.$AY$10000];ROW()-ROW([SYSTEM.$B$22]))-[SYSTEM.A31];47))">
              <text:p/>
            </table:table-cell>
            <table:table-cell table:formula="of:=IF(ROW()-ROW([SYSTEM.$B$22])&gt;COUNT([$DRAM.$AY$2:.$AY$10000]);&quot;&quot;;INDEX([DRAM.A10:.AU214];SMALL([$DRAM.$AY$2:.$AY$10000];ROW()-ROW([SYSTEM.$B$22]))-[SYSTEM.A31];48))">
              <text:p/>
            </table:table-cell>
            <table:table-cell table:formula="of:=IF(ROW()-ROW([SYSTEM.$B$22])&gt;COUNT([$DRAM.$AY$2:.$AY$10000]);&quot;&quot;;INDEX([DRAM.A10:.AU214];SMALL([$DRAM.$AY$2:.$AY$10000];ROW()-ROW([SYSTEM.$B$22]))-[SYSTEM.A31];49))">
              <text:p/>
            </table:table-cell>
            <table:table-cell table:number-columns-repeated="2"/>
          </table:table-row>
          <table:table-row table:style-name="ro1" table:visibility="collapse">
            <table:table-cell table:content-validation-name="val1" table:formula="of:=ROW()-ROW([SYSTEM.$B$22])" office:value-type="float" office:value="10" calcext:value-type="float">
              <text:p>10</text:p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5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6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7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8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9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0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6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7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19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0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5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6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7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8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29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0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5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6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7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8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39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0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1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2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3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4))">
              <text:p/>
            </table:table-cell>
            <table:table-cell table:content-validation-name="val1" table:formula="of:=IF(ROW()-ROW([SYSTEM.$B$22])&gt;COUNT([$DRAM.$AY$2:.$AY$10000]);&quot;&quot;;INDEX([DRAM.A11:.AU215];SMALL([$DRAM.$AY$2:.$AY$10000];ROW()-ROW([SYSTEM.$B$22]))-[SYSTEM.A32];45))">
              <text:p/>
            </table:table-cell>
            <table:table-cell table:formula="of:=IF(ROW()-ROW([SYSTEM.$B$22])&gt;COUNT([$DRAM.$AY$2:.$AY$10000]);&quot;&quot;;INDEX([DRAM.A11:.AU215];SMALL([$DRAM.$AY$2:.$AY$10000];ROW()-ROW([SYSTEM.$B$22]))-[SYSTEM.A32];46))">
              <text:p/>
            </table:table-cell>
            <table:table-cell table:formula="of:=IF(ROW()-ROW([SYSTEM.$B$22])&gt;COUNT([$DRAM.$AY$2:.$AY$10000]);&quot;&quot;;INDEX([DRAM.A11:.AU215];SMALL([$DRAM.$AY$2:.$AY$10000];ROW()-ROW([SYSTEM.$B$22]))-[SYSTEM.A32];47))">
              <text:p/>
            </table:table-cell>
            <table:table-cell table:formula="of:=IF(ROW()-ROW([SYSTEM.$B$22])&gt;COUNT([$DRAM.$AY$2:.$AY$10000]);&quot;&quot;;INDEX([DRAM.A11:.AU215];SMALL([$DRAM.$AY$2:.$AY$10000];ROW()-ROW([SYSTEM.$B$22]))-[SYSTEM.A32];48))">
              <text:p/>
            </table:table-cell>
            <table:table-cell table:formula="of:=IF(ROW()-ROW([SYSTEM.$B$22])&gt;COUNT([$DRAM.$AY$2:.$AY$10000]);&quot;&quot;;INDEX([DRAM.A11:.AU215];SMALL([$DRAM.$AY$2:.$AY$10000];ROW()-ROW([SYSTEM.$B$22]))-[SYSTEM.A3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1" calcext:value-type="float">
              <text:p>11</text:p>
            </table:table-cell>
            <table:table-cell table:formula="of:=IF(ROW()-ROW([SYSTEM.$B$22])&gt;COUNT([$DRAM.$AY$2:.$AY$10000]);&quot;&quot;;INDEX([DRAM.A12:.AU216];SMALL([$DRAM.$AY$2:.$AY$10000];ROW()-ROW([SYSTEM.$B$22]))-[SYSTEM.A33];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5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8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9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0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19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0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5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8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29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0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5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8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39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0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1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2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3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4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5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6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7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8))">
              <text:p/>
            </table:table-cell>
            <table:table-cell table:formula="of:=IF(ROW()-ROW([SYSTEM.$B$22])&gt;COUNT([$DRAM.$AY$2:.$AY$10000]);&quot;&quot;;INDEX([DRAM.A12:.AU216];SMALL([$DRAM.$AY$2:.$AY$10000];ROW()-ROW([SYSTEM.$B$22]))-[SYSTEM.A3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2" calcext:value-type="float">
              <text:p>12</text:p>
            </table:table-cell>
            <table:table-cell table:formula="of:=IF(ROW()-ROW([SYSTEM.$B$22])&gt;COUNT([$DRAM.$AY$2:.$AY$10000]);&quot;&quot;;INDEX([DRAM.A13:.AU217];SMALL([$DRAM.$AY$2:.$AY$10000];ROW()-ROW([SYSTEM.$B$22]))-[SYSTEM.A34];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5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8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9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0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19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0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5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8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29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0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5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8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39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0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1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2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3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4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5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6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7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8))">
              <text:p/>
            </table:table-cell>
            <table:table-cell table:formula="of:=IF(ROW()-ROW([SYSTEM.$B$22])&gt;COUNT([$DRAM.$AY$2:.$AY$10000]);&quot;&quot;;INDEX([DRAM.A13:.AU217];SMALL([$DRAM.$AY$2:.$AY$10000];ROW()-ROW([SYSTEM.$B$22]))-[SYSTEM.A3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3" calcext:value-type="float">
              <text:p>13</text:p>
            </table:table-cell>
            <table:table-cell table:formula="of:=IF(ROW()-ROW([SYSTEM.$B$22])&gt;COUNT([$DRAM.$AY$2:.$AY$10000]);&quot;&quot;;INDEX([DRAM.A14:.AU218];SMALL([$DRAM.$AY$2:.$AY$10000];ROW()-ROW([SYSTEM.$B$22]))-[SYSTEM.A35];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5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8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9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0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19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0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5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8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29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0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5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8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39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0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1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2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3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4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5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6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7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8))">
              <text:p/>
            </table:table-cell>
            <table:table-cell table:formula="of:=IF(ROW()-ROW([SYSTEM.$B$22])&gt;COUNT([$DRAM.$AY$2:.$AY$10000]);&quot;&quot;;INDEX([DRAM.A14:.AU218];SMALL([$DRAM.$AY$2:.$AY$10000];ROW()-ROW([SYSTEM.$B$22]))-[SYSTEM.A3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4" calcext:value-type="float">
              <text:p>14</text:p>
            </table:table-cell>
            <table:table-cell table:formula="of:=IF(ROW()-ROW([SYSTEM.$B$22])&gt;COUNT([$DRAM.$AY$2:.$AY$10000]);&quot;&quot;;INDEX([DRAM.A15:.AU219];SMALL([$DRAM.$AY$2:.$AY$10000];ROW()-ROW([SYSTEM.$B$22]))-[SYSTEM.A36];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5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8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9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0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19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0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5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8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29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0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5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8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39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0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1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2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3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4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5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6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7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8))">
              <text:p/>
            </table:table-cell>
            <table:table-cell table:formula="of:=IF(ROW()-ROW([SYSTEM.$B$22])&gt;COUNT([$DRAM.$AY$2:.$AY$10000]);&quot;&quot;;INDEX([DRAM.A15:.AU219];SMALL([$DRAM.$AY$2:.$AY$10000];ROW()-ROW([SYSTEM.$B$22]))-[SYSTEM.A3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5" calcext:value-type="float">
              <text:p>15</text:p>
            </table:table-cell>
            <table:table-cell table:formula="of:=IF(ROW()-ROW([SYSTEM.$B$22])&gt;COUNT([$DRAM.$AY$2:.$AY$10000]);&quot;&quot;;INDEX([DRAM.A16:.AU220];SMALL([$DRAM.$AY$2:.$AY$10000];ROW()-ROW([SYSTEM.$B$22]))-[SYSTEM.A37];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5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8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9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0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19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0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5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8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29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0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5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8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39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0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1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2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3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4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5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6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7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8))">
              <text:p/>
            </table:table-cell>
            <table:table-cell table:formula="of:=IF(ROW()-ROW([SYSTEM.$B$22])&gt;COUNT([$DRAM.$AY$2:.$AY$10000]);&quot;&quot;;INDEX([DRAM.A16:.AU220];SMALL([$DRAM.$AY$2:.$AY$10000];ROW()-ROW([SYSTEM.$B$22]))-[SYSTEM.A3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6" calcext:value-type="float">
              <text:p>16</text:p>
            </table:table-cell>
            <table:table-cell table:formula="of:=IF(ROW()-ROW([SYSTEM.$B$22])&gt;COUNT([$DRAM.$AY$2:.$AY$10000]);&quot;&quot;;INDEX([DRAM.A17:.AU221];SMALL([$DRAM.$AY$2:.$AY$10000];ROW()-ROW([SYSTEM.$B$22]))-[SYSTEM.A38];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5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8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9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0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19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0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5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8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29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0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5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8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39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0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1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2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3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4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5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6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7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8))">
              <text:p/>
            </table:table-cell>
            <table:table-cell table:formula="of:=IF(ROW()-ROW([SYSTEM.$B$22])&gt;COUNT([$DRAM.$AY$2:.$AY$10000]);&quot;&quot;;INDEX([DRAM.A17:.AU221];SMALL([$DRAM.$AY$2:.$AY$10000];ROW()-ROW([SYSTEM.$B$22]))-[SYSTEM.A3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7" calcext:value-type="float">
              <text:p>17</text:p>
            </table:table-cell>
            <table:table-cell table:formula="of:=IF(ROW()-ROW([SYSTEM.$B$22])&gt;COUNT([$DRAM.$AY$2:.$AY$10000]);&quot;&quot;;INDEX([DRAM.A18:.AU222];SMALL([$DRAM.$AY$2:.$AY$10000];ROW()-ROW([SYSTEM.$B$22]))-[SYSTEM.A39];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5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8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9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0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19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0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5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8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29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0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5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8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39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0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1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2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3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4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5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6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7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8))">
              <text:p/>
            </table:table-cell>
            <table:table-cell table:formula="of:=IF(ROW()-ROW([SYSTEM.$B$22])&gt;COUNT([$DRAM.$AY$2:.$AY$10000]);&quot;&quot;;INDEX([DRAM.A18:.AU222];SMALL([$DRAM.$AY$2:.$AY$10000];ROW()-ROW([SYSTEM.$B$22]))-[SYSTEM.A3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8" calcext:value-type="float">
              <text:p>18</text:p>
            </table:table-cell>
            <table:table-cell table:formula="of:=IF(ROW()-ROW([SYSTEM.$B$22])&gt;COUNT([$DRAM.$AY$2:.$AY$10000]);&quot;&quot;;INDEX([DRAM.A19:.AU223];SMALL([$DRAM.$AY$2:.$AY$10000];ROW()-ROW([SYSTEM.$B$22]))-[SYSTEM.A40];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5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8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9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0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19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0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5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8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29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0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5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8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39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0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1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2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3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4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5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6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7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8))">
              <text:p/>
            </table:table-cell>
            <table:table-cell table:formula="of:=IF(ROW()-ROW([SYSTEM.$B$22])&gt;COUNT([$DRAM.$AY$2:.$AY$10000]);&quot;&quot;;INDEX([DRAM.A19:.AU223];SMALL([$DRAM.$AY$2:.$AY$10000];ROW()-ROW([SYSTEM.$B$22]))-[SYSTEM.A4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19" calcext:value-type="float">
              <text:p>19</text:p>
            </table:table-cell>
            <table:table-cell table:formula="of:=IF(ROW()-ROW([SYSTEM.$B$22])&gt;COUNT([$DRAM.$AY$2:.$AY$10000]);&quot;&quot;;INDEX([DRAM.A20:.AU224];SMALL([$DRAM.$AY$2:.$AY$10000];ROW()-ROW([SYSTEM.$B$22]))-[SYSTEM.A41];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5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8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9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0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19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0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5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8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29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0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5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8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39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0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1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2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3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4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5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6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7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8))">
              <text:p/>
            </table:table-cell>
            <table:table-cell table:formula="of:=IF(ROW()-ROW([SYSTEM.$B$22])&gt;COUNT([$DRAM.$AY$2:.$AY$10000]);&quot;&quot;;INDEX([DRAM.A20:.AU224];SMALL([$DRAM.$AY$2:.$AY$10000];ROW()-ROW([SYSTEM.$B$22]))-[SYSTEM.A4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0" calcext:value-type="float">
              <text:p>20</text:p>
            </table:table-cell>
            <table:table-cell table:formula="of:=IF(ROW()-ROW([SYSTEM.$B$22])&gt;COUNT([$DRAM.$AY$2:.$AY$10000]);&quot;&quot;;INDEX([DRAM.A21:.AU225];SMALL([$DRAM.$AY$2:.$AY$10000];ROW()-ROW([SYSTEM.$B$22]))-[SYSTEM.A42];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5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8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9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0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19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0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5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8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29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0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5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8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39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0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1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2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3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4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5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6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7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8))">
              <text:p/>
            </table:table-cell>
            <table:table-cell table:formula="of:=IF(ROW()-ROW([SYSTEM.$B$22])&gt;COUNT([$DRAM.$AY$2:.$AY$10000]);&quot;&quot;;INDEX([DRAM.A21:.AU225];SMALL([$DRAM.$AY$2:.$AY$10000];ROW()-ROW([SYSTEM.$B$22]))-[SYSTEM.A4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1" calcext:value-type="float">
              <text:p>21</text:p>
            </table:table-cell>
            <table:table-cell table:formula="of:=IF(ROW()-ROW([SYSTEM.$B$22])&gt;COUNT([$DRAM.$AY$2:.$AY$10000]);&quot;&quot;;INDEX([DRAM.A22:.AU226];SMALL([$DRAM.$AY$2:.$AY$10000];ROW()-ROW([SYSTEM.$B$22]))-[SYSTEM.A43];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5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8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9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0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19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0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5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8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29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0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5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8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39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0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1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2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3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4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5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6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7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8))">
              <text:p/>
            </table:table-cell>
            <table:table-cell table:formula="of:=IF(ROW()-ROW([SYSTEM.$B$22])&gt;COUNT([$DRAM.$AY$2:.$AY$10000]);&quot;&quot;;INDEX([DRAM.A22:.AU226];SMALL([$DRAM.$AY$2:.$AY$10000];ROW()-ROW([SYSTEM.$B$22]))-[SYSTEM.A4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2" calcext:value-type="float">
              <text:p>22</text:p>
            </table:table-cell>
            <table:table-cell table:formula="of:=IF(ROW()-ROW([SYSTEM.$B$22])&gt;COUNT([$DRAM.$AY$2:.$AY$10000]);&quot;&quot;;INDEX([DRAM.A23:.AU227];SMALL([$DRAM.$AY$2:.$AY$10000];ROW()-ROW([SYSTEM.$B$22]))-[SYSTEM.A44];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5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8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9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0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19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0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5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8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29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0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5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8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39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0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1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2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3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4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5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6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7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8))">
              <text:p/>
            </table:table-cell>
            <table:table-cell table:formula="of:=IF(ROW()-ROW([SYSTEM.$B$22])&gt;COUNT([$DRAM.$AY$2:.$AY$10000]);&quot;&quot;;INDEX([DRAM.A23:.AU227];SMALL([$DRAM.$AY$2:.$AY$10000];ROW()-ROW([SYSTEM.$B$22]))-[SYSTEM.A4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3" calcext:value-type="float">
              <text:p>23</text:p>
            </table:table-cell>
            <table:table-cell table:formula="of:=IF(ROW()-ROW([SYSTEM.$B$22])&gt;COUNT([$DRAM.$AY$2:.$AY$10000]);&quot;&quot;;INDEX([DRAM.A24:.AU228];SMALL([$DRAM.$AY$2:.$AY$10000];ROW()-ROW([SYSTEM.$B$22]))-[SYSTEM.A45];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5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8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9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0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19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0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5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8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29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0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5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8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39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0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1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2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3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4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5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6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7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8))">
              <text:p/>
            </table:table-cell>
            <table:table-cell table:formula="of:=IF(ROW()-ROW([SYSTEM.$B$22])&gt;COUNT([$DRAM.$AY$2:.$AY$10000]);&quot;&quot;;INDEX([DRAM.A24:.AU228];SMALL([$DRAM.$AY$2:.$AY$10000];ROW()-ROW([SYSTEM.$B$22]))-[SYSTEM.A4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4" calcext:value-type="float">
              <text:p>24</text:p>
            </table:table-cell>
            <table:table-cell table:formula="of:=IF(ROW()-ROW([SYSTEM.$B$22])&gt;COUNT([$DRAM.$AY$2:.$AY$10000]);&quot;&quot;;INDEX([DRAM.A25:.AU229];SMALL([$DRAM.$AY$2:.$AY$10000];ROW()-ROW([SYSTEM.$B$22]))-[SYSTEM.A46];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5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8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9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0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19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0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5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8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29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0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5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8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39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0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1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2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3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4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5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6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7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8))">
              <text:p/>
            </table:table-cell>
            <table:table-cell table:formula="of:=IF(ROW()-ROW([SYSTEM.$B$22])&gt;COUNT([$DRAM.$AY$2:.$AY$10000]);&quot;&quot;;INDEX([DRAM.A25:.AU229];SMALL([$DRAM.$AY$2:.$AY$10000];ROW()-ROW([SYSTEM.$B$22]))-[SYSTEM.A4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5" calcext:value-type="float">
              <text:p>25</text:p>
            </table:table-cell>
            <table:table-cell table:formula="of:=IF(ROW()-ROW([SYSTEM.$B$22])&gt;COUNT([$DRAM.$AY$2:.$AY$10000]);&quot;&quot;;INDEX([DRAM.A26:.AU230];SMALL([$DRAM.$AY$2:.$AY$10000];ROW()-ROW([SYSTEM.$B$22]))-[SYSTEM.A47];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5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8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9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0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19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0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5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8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29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0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5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8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39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0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1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2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3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4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5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6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7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8))">
              <text:p/>
            </table:table-cell>
            <table:table-cell table:formula="of:=IF(ROW()-ROW([SYSTEM.$B$22])&gt;COUNT([$DRAM.$AY$2:.$AY$10000]);&quot;&quot;;INDEX([DRAM.A26:.AU230];SMALL([$DRAM.$AY$2:.$AY$10000];ROW()-ROW([SYSTEM.$B$22]))-[SYSTEM.A4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6" calcext:value-type="float">
              <text:p>26</text:p>
            </table:table-cell>
            <table:table-cell table:formula="of:=IF(ROW()-ROW([SYSTEM.$B$22])&gt;COUNT([$DRAM.$AY$2:.$AY$10000]);&quot;&quot;;INDEX([DRAM.A27:.AU231];SMALL([$DRAM.$AY$2:.$AY$10000];ROW()-ROW([SYSTEM.$B$22]))-[SYSTEM.A48];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5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8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9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0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19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0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5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8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29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0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5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8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39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0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1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2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3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4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5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6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7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8))">
              <text:p/>
            </table:table-cell>
            <table:table-cell table:formula="of:=IF(ROW()-ROW([SYSTEM.$B$22])&gt;COUNT([$DRAM.$AY$2:.$AY$10000]);&quot;&quot;;INDEX([DRAM.A27:.AU231];SMALL([$DRAM.$AY$2:.$AY$10000];ROW()-ROW([SYSTEM.$B$22]))-[SYSTEM.A4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7" calcext:value-type="float">
              <text:p>27</text:p>
            </table:table-cell>
            <table:table-cell table:formula="of:=IF(ROW()-ROW([SYSTEM.$B$22])&gt;COUNT([$DRAM.$AY$2:.$AY$10000]);&quot;&quot;;INDEX([DRAM.A28:.AU232];SMALL([$DRAM.$AY$2:.$AY$10000];ROW()-ROW([SYSTEM.$B$22]))-[SYSTEM.A49];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5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8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9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0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19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0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5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8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29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0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5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8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39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0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1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2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3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4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5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6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7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8))">
              <text:p/>
            </table:table-cell>
            <table:table-cell table:formula="of:=IF(ROW()-ROW([SYSTEM.$B$22])&gt;COUNT([$DRAM.$AY$2:.$AY$10000]);&quot;&quot;;INDEX([DRAM.A28:.AU232];SMALL([$DRAM.$AY$2:.$AY$10000];ROW()-ROW([SYSTEM.$B$22]))-[SYSTEM.A4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8" calcext:value-type="float">
              <text:p>28</text:p>
            </table:table-cell>
            <table:table-cell table:formula="of:=IF(ROW()-ROW([SYSTEM.$B$22])&gt;COUNT([$DRAM.$AY$2:.$AY$10000]);&quot;&quot;;INDEX([DRAM.A29:.AU233];SMALL([$DRAM.$AY$2:.$AY$10000];ROW()-ROW([SYSTEM.$B$22]))-[SYSTEM.A50];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5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8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9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0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19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0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5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8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29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0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5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8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39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0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1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2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3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4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5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6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7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8))">
              <text:p/>
            </table:table-cell>
            <table:table-cell table:formula="of:=IF(ROW()-ROW([SYSTEM.$B$22])&gt;COUNT([$DRAM.$AY$2:.$AY$10000]);&quot;&quot;;INDEX([DRAM.A29:.AU233];SMALL([$DRAM.$AY$2:.$AY$10000];ROW()-ROW([SYSTEM.$B$22]))-[SYSTEM.A5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29" calcext:value-type="float">
              <text:p>29</text:p>
            </table:table-cell>
            <table:table-cell table:formula="of:=IF(ROW()-ROW([SYSTEM.$B$22])&gt;COUNT([$DRAM.$AY$2:.$AY$10000]);&quot;&quot;;INDEX([DRAM.A30:.AU234];SMALL([$DRAM.$AY$2:.$AY$10000];ROW()-ROW([SYSTEM.$B$22]))-[SYSTEM.A51];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5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8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9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0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19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0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5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8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29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0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5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8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39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0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1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2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3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4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5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6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7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8))">
              <text:p/>
            </table:table-cell>
            <table:table-cell table:formula="of:=IF(ROW()-ROW([SYSTEM.$B$22])&gt;COUNT([$DRAM.$AY$2:.$AY$10000]);&quot;&quot;;INDEX([DRAM.A30:.AU234];SMALL([$DRAM.$AY$2:.$AY$10000];ROW()-ROW([SYSTEM.$B$22]))-[SYSTEM.A5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0" calcext:value-type="float">
              <text:p>30</text:p>
            </table:table-cell>
            <table:table-cell table:formula="of:=IF(ROW()-ROW([SYSTEM.$B$22])&gt;COUNT([$DRAM.$AY$2:.$AY$10000]);&quot;&quot;;INDEX([DRAM.A31:.AU235];SMALL([$DRAM.$AY$2:.$AY$10000];ROW()-ROW([SYSTEM.$B$22]))-[SYSTEM.A52];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5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8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9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0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19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0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5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8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29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0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5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8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39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0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1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2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3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4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5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6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7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8))">
              <text:p/>
            </table:table-cell>
            <table:table-cell table:formula="of:=IF(ROW()-ROW([SYSTEM.$B$22])&gt;COUNT([$DRAM.$AY$2:.$AY$10000]);&quot;&quot;;INDEX([DRAM.A31:.AU235];SMALL([$DRAM.$AY$2:.$AY$10000];ROW()-ROW([SYSTEM.$B$22]))-[SYSTEM.A5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1" calcext:value-type="float">
              <text:p>31</text:p>
            </table:table-cell>
            <table:table-cell table:formula="of:=IF(ROW()-ROW([SYSTEM.$B$22])&gt;COUNT([$DRAM.$AY$2:.$AY$10000]);&quot;&quot;;INDEX([DRAM.A32:.AU236];SMALL([$DRAM.$AY$2:.$AY$10000];ROW()-ROW([SYSTEM.$B$22]))-[SYSTEM.A53];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5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8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9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0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19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0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5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8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29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0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5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8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39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0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1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2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3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4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5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6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7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8))">
              <text:p/>
            </table:table-cell>
            <table:table-cell table:formula="of:=IF(ROW()-ROW([SYSTEM.$B$22])&gt;COUNT([$DRAM.$AY$2:.$AY$10000]);&quot;&quot;;INDEX([DRAM.A32:.AU236];SMALL([$DRAM.$AY$2:.$AY$10000];ROW()-ROW([SYSTEM.$B$22]))-[SYSTEM.A5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2" calcext:value-type="float">
              <text:p>32</text:p>
            </table:table-cell>
            <table:table-cell table:formula="of:=IF(ROW()-ROW([SYSTEM.$B$22])&gt;COUNT([$DRAM.$AY$2:.$AY$10000]);&quot;&quot;;INDEX([DRAM.A33:.AU237];SMALL([$DRAM.$AY$2:.$AY$10000];ROW()-ROW([SYSTEM.$B$22]))-[SYSTEM.A54];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5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8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9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0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19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0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5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8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29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0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5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8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39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0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1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2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3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4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5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6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7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8))">
              <text:p/>
            </table:table-cell>
            <table:table-cell table:formula="of:=IF(ROW()-ROW([SYSTEM.$B$22])&gt;COUNT([$DRAM.$AY$2:.$AY$10000]);&quot;&quot;;INDEX([DRAM.A33:.AU237];SMALL([$DRAM.$AY$2:.$AY$10000];ROW()-ROW([SYSTEM.$B$22]))-[SYSTEM.A5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3" calcext:value-type="float">
              <text:p>33</text:p>
            </table:table-cell>
            <table:table-cell table:formula="of:=IF(ROW()-ROW([SYSTEM.$B$22])&gt;COUNT([$DRAM.$AY$2:.$AY$10000]);&quot;&quot;;INDEX([DRAM.A34:.AU238];SMALL([$DRAM.$AY$2:.$AY$10000];ROW()-ROW([SYSTEM.$B$22]))-[SYSTEM.A55];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5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8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9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0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19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0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5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8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29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0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5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8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39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0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1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2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3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4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5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6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7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8))">
              <text:p/>
            </table:table-cell>
            <table:table-cell table:formula="of:=IF(ROW()-ROW([SYSTEM.$B$22])&gt;COUNT([$DRAM.$AY$2:.$AY$10000]);&quot;&quot;;INDEX([DRAM.A34:.AU238];SMALL([$DRAM.$AY$2:.$AY$10000];ROW()-ROW([SYSTEM.$B$22]))-[SYSTEM.A5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4" calcext:value-type="float">
              <text:p>34</text:p>
            </table:table-cell>
            <table:table-cell table:formula="of:=IF(ROW()-ROW([SYSTEM.$B$22])&gt;COUNT([$DRAM.$AY$2:.$AY$10000]);&quot;&quot;;INDEX([DRAM.A35:.AU239];SMALL([$DRAM.$AY$2:.$AY$10000];ROW()-ROW([SYSTEM.$B$22]))-[SYSTEM.A56];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5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8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9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0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19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0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5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8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29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0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5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8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39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0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1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2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3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4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5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6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7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8))">
              <text:p/>
            </table:table-cell>
            <table:table-cell table:formula="of:=IF(ROW()-ROW([SYSTEM.$B$22])&gt;COUNT([$DRAM.$AY$2:.$AY$10000]);&quot;&quot;;INDEX([DRAM.A35:.AU239];SMALL([$DRAM.$AY$2:.$AY$10000];ROW()-ROW([SYSTEM.$B$22]))-[SYSTEM.A5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5" calcext:value-type="float">
              <text:p>35</text:p>
            </table:table-cell>
            <table:table-cell table:formula="of:=IF(ROW()-ROW([SYSTEM.$B$22])&gt;COUNT([$DRAM.$AY$2:.$AY$10000]);&quot;&quot;;INDEX([DRAM.A36:.AU240];SMALL([$DRAM.$AY$2:.$AY$10000];ROW()-ROW([SYSTEM.$B$22]))-[SYSTEM.A57];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5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8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9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0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19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0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5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8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29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0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5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8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39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0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1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2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3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4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5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6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7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8))">
              <text:p/>
            </table:table-cell>
            <table:table-cell table:formula="of:=IF(ROW()-ROW([SYSTEM.$B$22])&gt;COUNT([$DRAM.$AY$2:.$AY$10000]);&quot;&quot;;INDEX([DRAM.A36:.AU240];SMALL([$DRAM.$AY$2:.$AY$10000];ROW()-ROW([SYSTEM.$B$22]))-[SYSTEM.A5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6" calcext:value-type="float">
              <text:p>36</text:p>
            </table:table-cell>
            <table:table-cell table:formula="of:=IF(ROW()-ROW([SYSTEM.$B$22])&gt;COUNT([$DRAM.$AY$2:.$AY$10000]);&quot;&quot;;INDEX([DRAM.A37:.AU241];SMALL([$DRAM.$AY$2:.$AY$10000];ROW()-ROW([SYSTEM.$B$22]))-[SYSTEM.A58];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5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8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9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0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19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0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5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8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29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0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5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8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39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0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1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2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3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4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5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6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7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8))">
              <text:p/>
            </table:table-cell>
            <table:table-cell table:formula="of:=IF(ROW()-ROW([SYSTEM.$B$22])&gt;COUNT([$DRAM.$AY$2:.$AY$10000]);&quot;&quot;;INDEX([DRAM.A37:.AU241];SMALL([$DRAM.$AY$2:.$AY$10000];ROW()-ROW([SYSTEM.$B$22]))-[SYSTEM.A5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7" calcext:value-type="float">
              <text:p>37</text:p>
            </table:table-cell>
            <table:table-cell table:formula="of:=IF(ROW()-ROW([SYSTEM.$B$22])&gt;COUNT([$DRAM.$AY$2:.$AY$10000]);&quot;&quot;;INDEX([DRAM.A38:.AU242];SMALL([$DRAM.$AY$2:.$AY$10000];ROW()-ROW([SYSTEM.$B$22]))-[SYSTEM.A59];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5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8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9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0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19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0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5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8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29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0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5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8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39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0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1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2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3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4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5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6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7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8))">
              <text:p/>
            </table:table-cell>
            <table:table-cell table:formula="of:=IF(ROW()-ROW([SYSTEM.$B$22])&gt;COUNT([$DRAM.$AY$2:.$AY$10000]);&quot;&quot;;INDEX([DRAM.A38:.AU242];SMALL([$DRAM.$AY$2:.$AY$10000];ROW()-ROW([SYSTEM.$B$22]))-[SYSTEM.A5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8" calcext:value-type="float">
              <text:p>38</text:p>
            </table:table-cell>
            <table:table-cell table:formula="of:=IF(ROW()-ROW([SYSTEM.$B$22])&gt;COUNT([$DRAM.$AY$2:.$AY$10000]);&quot;&quot;;INDEX([DRAM.A39:.AU243];SMALL([$DRAM.$AY$2:.$AY$10000];ROW()-ROW([SYSTEM.$B$22]))-[SYSTEM.A60];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5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8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9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0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19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0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5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8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29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0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5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8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39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0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1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2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3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4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5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6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7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8))">
              <text:p/>
            </table:table-cell>
            <table:table-cell table:formula="of:=IF(ROW()-ROW([SYSTEM.$B$22])&gt;COUNT([$DRAM.$AY$2:.$AY$10000]);&quot;&quot;;INDEX([DRAM.A39:.AU243];SMALL([$DRAM.$AY$2:.$AY$10000];ROW()-ROW([SYSTEM.$B$22]))-[SYSTEM.A6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39" calcext:value-type="float">
              <text:p>39</text:p>
            </table:table-cell>
            <table:table-cell table:formula="of:=IF(ROW()-ROW([SYSTEM.$B$22])&gt;COUNT([$DRAM.$AY$2:.$AY$10000]);&quot;&quot;;INDEX([DRAM.A40:.AU244];SMALL([$DRAM.$AY$2:.$AY$10000];ROW()-ROW([SYSTEM.$B$22]))-[SYSTEM.A61];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5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8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9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0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19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0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5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8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29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0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5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8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39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0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1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2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3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4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5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6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7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8))">
              <text:p/>
            </table:table-cell>
            <table:table-cell table:formula="of:=IF(ROW()-ROW([SYSTEM.$B$22])&gt;COUNT([$DRAM.$AY$2:.$AY$10000]);&quot;&quot;;INDEX([DRAM.A40:.AU244];SMALL([$DRAM.$AY$2:.$AY$10000];ROW()-ROW([SYSTEM.$B$22]))-[SYSTEM.A6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0" calcext:value-type="float">
              <text:p>40</text:p>
            </table:table-cell>
            <table:table-cell table:formula="of:=IF(ROW()-ROW([SYSTEM.$B$22])&gt;COUNT([$DRAM.$AY$2:.$AY$10000]);&quot;&quot;;INDEX([DRAM.A41:.AU245];SMALL([$DRAM.$AY$2:.$AY$10000];ROW()-ROW([SYSTEM.$B$22]))-[SYSTEM.A62];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5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8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9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0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19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0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5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8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29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0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5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8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39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0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1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2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3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4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5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6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7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8))">
              <text:p/>
            </table:table-cell>
            <table:table-cell table:formula="of:=IF(ROW()-ROW([SYSTEM.$B$22])&gt;COUNT([$DRAM.$AY$2:.$AY$10000]);&quot;&quot;;INDEX([DRAM.A41:.AU245];SMALL([$DRAM.$AY$2:.$AY$10000];ROW()-ROW([SYSTEM.$B$22]))-[SYSTEM.A6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1" calcext:value-type="float">
              <text:p>41</text:p>
            </table:table-cell>
            <table:table-cell table:formula="of:=IF(ROW()-ROW([SYSTEM.$B$22])&gt;COUNT([$DRAM.$AY$2:.$AY$10000]);&quot;&quot;;INDEX([DRAM.A42:.AU246];SMALL([$DRAM.$AY$2:.$AY$10000];ROW()-ROW([SYSTEM.$B$22]))-[SYSTEM.A63];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5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8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9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0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19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0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5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8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29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0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5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8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39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0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1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2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3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4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5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6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7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8))">
              <text:p/>
            </table:table-cell>
            <table:table-cell table:formula="of:=IF(ROW()-ROW([SYSTEM.$B$22])&gt;COUNT([$DRAM.$AY$2:.$AY$10000]);&quot;&quot;;INDEX([DRAM.A42:.AU246];SMALL([$DRAM.$AY$2:.$AY$10000];ROW()-ROW([SYSTEM.$B$22]))-[SYSTEM.A6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2" calcext:value-type="float">
              <text:p>42</text:p>
            </table:table-cell>
            <table:table-cell table:formula="of:=IF(ROW()-ROW([SYSTEM.$B$22])&gt;COUNT([$DRAM.$AY$2:.$AY$10000]);&quot;&quot;;INDEX([DRAM.A43:.AU247];SMALL([$DRAM.$AY$2:.$AY$10000];ROW()-ROW([SYSTEM.$B$22]))-[SYSTEM.A64];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5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8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9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0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19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0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5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8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29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0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5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8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39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0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1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2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3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4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5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6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7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8))">
              <text:p/>
            </table:table-cell>
            <table:table-cell table:formula="of:=IF(ROW()-ROW([SYSTEM.$B$22])&gt;COUNT([$DRAM.$AY$2:.$AY$10000]);&quot;&quot;;INDEX([DRAM.A43:.AU247];SMALL([$DRAM.$AY$2:.$AY$10000];ROW()-ROW([SYSTEM.$B$22]))-[SYSTEM.A6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3" calcext:value-type="float">
              <text:p>43</text:p>
            </table:table-cell>
            <table:table-cell table:formula="of:=IF(ROW()-ROW([SYSTEM.$B$22])&gt;COUNT([$DRAM.$AY$2:.$AY$10000]);&quot;&quot;;INDEX([DRAM.A44:.AU248];SMALL([$DRAM.$AY$2:.$AY$10000];ROW()-ROW([SYSTEM.$B$22]))-[SYSTEM.A65];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5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8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9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0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19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0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5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8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29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0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5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8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39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0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1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2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3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4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5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6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7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8))">
              <text:p/>
            </table:table-cell>
            <table:table-cell table:formula="of:=IF(ROW()-ROW([SYSTEM.$B$22])&gt;COUNT([$DRAM.$AY$2:.$AY$10000]);&quot;&quot;;INDEX([DRAM.A44:.AU248];SMALL([$DRAM.$AY$2:.$AY$10000];ROW()-ROW([SYSTEM.$B$22]))-[SYSTEM.A6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4" calcext:value-type="float">
              <text:p>44</text:p>
            </table:table-cell>
            <table:table-cell table:formula="of:=IF(ROW()-ROW([SYSTEM.$B$22])&gt;COUNT([$DRAM.$AY$2:.$AY$10000]);&quot;&quot;;INDEX([DRAM.A45:.AU249];SMALL([$DRAM.$AY$2:.$AY$10000];ROW()-ROW([SYSTEM.$B$22]))-[SYSTEM.A66];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5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8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9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0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19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0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5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8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29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0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5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8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39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0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1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2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3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4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5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6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7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8))">
              <text:p/>
            </table:table-cell>
            <table:table-cell table:formula="of:=IF(ROW()-ROW([SYSTEM.$B$22])&gt;COUNT([$DRAM.$AY$2:.$AY$10000]);&quot;&quot;;INDEX([DRAM.A45:.AU249];SMALL([$DRAM.$AY$2:.$AY$10000];ROW()-ROW([SYSTEM.$B$22]))-[SYSTEM.A6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5" calcext:value-type="float">
              <text:p>45</text:p>
            </table:table-cell>
            <table:table-cell table:formula="of:=IF(ROW()-ROW([SYSTEM.$B$22])&gt;COUNT([$DRAM.$AY$2:.$AY$10000]);&quot;&quot;;INDEX([DRAM.A46:.AU250];SMALL([$DRAM.$AY$2:.$AY$10000];ROW()-ROW([SYSTEM.$B$22]))-[SYSTEM.A67];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5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8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9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0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19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0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5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8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29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0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5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8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39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0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1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2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3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4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5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6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7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8))">
              <text:p/>
            </table:table-cell>
            <table:table-cell table:formula="of:=IF(ROW()-ROW([SYSTEM.$B$22])&gt;COUNT([$DRAM.$AY$2:.$AY$10000]);&quot;&quot;;INDEX([DRAM.A46:.AU250];SMALL([$DRAM.$AY$2:.$AY$10000];ROW()-ROW([SYSTEM.$B$22]))-[SYSTEM.A6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6" calcext:value-type="float">
              <text:p>46</text:p>
            </table:table-cell>
            <table:table-cell table:formula="of:=IF(ROW()-ROW([SYSTEM.$B$22])&gt;COUNT([$DRAM.$AY$2:.$AY$10000]);&quot;&quot;;INDEX([DRAM.A47:.AU251];SMALL([$DRAM.$AY$2:.$AY$10000];ROW()-ROW([SYSTEM.$B$22]))-[SYSTEM.A68];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5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8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9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0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19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0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5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8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29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0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5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8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39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0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1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2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3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4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5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6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7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8))">
              <text:p/>
            </table:table-cell>
            <table:table-cell table:formula="of:=IF(ROW()-ROW([SYSTEM.$B$22])&gt;COUNT([$DRAM.$AY$2:.$AY$10000]);&quot;&quot;;INDEX([DRAM.A47:.AU251];SMALL([$DRAM.$AY$2:.$AY$10000];ROW()-ROW([SYSTEM.$B$22]))-[SYSTEM.A6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7" calcext:value-type="float">
              <text:p>47</text:p>
            </table:table-cell>
            <table:table-cell table:formula="of:=IF(ROW()-ROW([SYSTEM.$B$22])&gt;COUNT([$DRAM.$AY$2:.$AY$10000]);&quot;&quot;;INDEX([DRAM.A48:.AU252];SMALL([$DRAM.$AY$2:.$AY$10000];ROW()-ROW([SYSTEM.$B$22]))-[SYSTEM.A69];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5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8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9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0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19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0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5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8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29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0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5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8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39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0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1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2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3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4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5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6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7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8))">
              <text:p/>
            </table:table-cell>
            <table:table-cell table:formula="of:=IF(ROW()-ROW([SYSTEM.$B$22])&gt;COUNT([$DRAM.$AY$2:.$AY$10000]);&quot;&quot;;INDEX([DRAM.A48:.AU252];SMALL([$DRAM.$AY$2:.$AY$10000];ROW()-ROW([SYSTEM.$B$22]))-[SYSTEM.A6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8" calcext:value-type="float">
              <text:p>48</text:p>
            </table:table-cell>
            <table:table-cell table:formula="of:=IF(ROW()-ROW([SYSTEM.$B$22])&gt;COUNT([$DRAM.$AY$2:.$AY$10000]);&quot;&quot;;INDEX([DRAM.A49:.AU253];SMALL([$DRAM.$AY$2:.$AY$10000];ROW()-ROW([SYSTEM.$B$22]))-[SYSTEM.A70];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5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8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9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0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19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0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5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8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29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0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5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8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39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0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1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2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3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4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5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6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7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8))">
              <text:p/>
            </table:table-cell>
            <table:table-cell table:formula="of:=IF(ROW()-ROW([SYSTEM.$B$22])&gt;COUNT([$DRAM.$AY$2:.$AY$10000]);&quot;&quot;;INDEX([DRAM.A49:.AU253];SMALL([$DRAM.$AY$2:.$AY$10000];ROW()-ROW([SYSTEM.$B$22]))-[SYSTEM.A7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49" calcext:value-type="float">
              <text:p>49</text:p>
            </table:table-cell>
            <table:table-cell table:formula="of:=IF(ROW()-ROW([SYSTEM.$B$22])&gt;COUNT([$DRAM.$AY$2:.$AY$10000]);&quot;&quot;;INDEX([DRAM.A50:.AU254];SMALL([$DRAM.$AY$2:.$AY$10000];ROW()-ROW([SYSTEM.$B$22]))-[SYSTEM.A71];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5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8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9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0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19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0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5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8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29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0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5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8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39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0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1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2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3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4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5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6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7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8))">
              <text:p/>
            </table:table-cell>
            <table:table-cell table:formula="of:=IF(ROW()-ROW([SYSTEM.$B$22])&gt;COUNT([$DRAM.$AY$2:.$AY$10000]);&quot;&quot;;INDEX([DRAM.A50:.AU254];SMALL([$DRAM.$AY$2:.$AY$10000];ROW()-ROW([SYSTEM.$B$22]))-[SYSTEM.A7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0" calcext:value-type="float">
              <text:p>50</text:p>
            </table:table-cell>
            <table:table-cell table:formula="of:=IF(ROW()-ROW([SYSTEM.$B$22])&gt;COUNT([$DRAM.$AY$2:.$AY$10000]);&quot;&quot;;INDEX([DRAM.A51:.AU255];SMALL([$DRAM.$AY$2:.$AY$10000];ROW()-ROW([SYSTEM.$B$22]))-[SYSTEM.A72];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5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8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9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0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19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0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5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8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29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0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5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8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39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0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1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2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3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4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5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6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7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8))">
              <text:p/>
            </table:table-cell>
            <table:table-cell table:formula="of:=IF(ROW()-ROW([SYSTEM.$B$22])&gt;COUNT([$DRAM.$AY$2:.$AY$10000]);&quot;&quot;;INDEX([DRAM.A51:.AU255];SMALL([$DRAM.$AY$2:.$AY$10000];ROW()-ROW([SYSTEM.$B$22]))-[SYSTEM.A7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1" calcext:value-type="float">
              <text:p>51</text:p>
            </table:table-cell>
            <table:table-cell table:formula="of:=IF(ROW()-ROW([SYSTEM.$B$22])&gt;COUNT([$DRAM.$AY$2:.$AY$10000]);&quot;&quot;;INDEX([DRAM.A52:.AU256];SMALL([$DRAM.$AY$2:.$AY$10000];ROW()-ROW([SYSTEM.$B$22]))-[SYSTEM.A73];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5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8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9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0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19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0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5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8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29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0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5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8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39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0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1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2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3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4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5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6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7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8))">
              <text:p/>
            </table:table-cell>
            <table:table-cell table:formula="of:=IF(ROW()-ROW([SYSTEM.$B$22])&gt;COUNT([$DRAM.$AY$2:.$AY$10000]);&quot;&quot;;INDEX([DRAM.A52:.AU256];SMALL([$DRAM.$AY$2:.$AY$10000];ROW()-ROW([SYSTEM.$B$22]))-[SYSTEM.A7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2" calcext:value-type="float">
              <text:p>52</text:p>
            </table:table-cell>
            <table:table-cell table:formula="of:=IF(ROW()-ROW([SYSTEM.$B$22])&gt;COUNT([$DRAM.$AY$2:.$AY$10000]);&quot;&quot;;INDEX([DRAM.A53:.AU257];SMALL([$DRAM.$AY$2:.$AY$10000];ROW()-ROW([SYSTEM.$B$22]))-[SYSTEM.A74];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5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8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9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0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19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0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5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8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29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0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5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8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39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0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1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2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3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4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5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6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7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8))">
              <text:p/>
            </table:table-cell>
            <table:table-cell table:formula="of:=IF(ROW()-ROW([SYSTEM.$B$22])&gt;COUNT([$DRAM.$AY$2:.$AY$10000]);&quot;&quot;;INDEX([DRAM.A53:.AU257];SMALL([$DRAM.$AY$2:.$AY$10000];ROW()-ROW([SYSTEM.$B$22]))-[SYSTEM.A7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3" calcext:value-type="float">
              <text:p>53</text:p>
            </table:table-cell>
            <table:table-cell table:formula="of:=IF(ROW()-ROW([SYSTEM.$B$22])&gt;COUNT([$DRAM.$AY$2:.$AY$10000]);&quot;&quot;;INDEX([DRAM.A54:.AU258];SMALL([$DRAM.$AY$2:.$AY$10000];ROW()-ROW([SYSTEM.$B$22]))-[SYSTEM.A75];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5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8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9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0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19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0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5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8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29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0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5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8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39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0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1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2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3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4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5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6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7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8))">
              <text:p/>
            </table:table-cell>
            <table:table-cell table:formula="of:=IF(ROW()-ROW([SYSTEM.$B$22])&gt;COUNT([$DRAM.$AY$2:.$AY$10000]);&quot;&quot;;INDEX([DRAM.A54:.AU258];SMALL([$DRAM.$AY$2:.$AY$10000];ROW()-ROW([SYSTEM.$B$22]))-[SYSTEM.A7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4" calcext:value-type="float">
              <text:p>54</text:p>
            </table:table-cell>
            <table:table-cell table:formula="of:=IF(ROW()-ROW([SYSTEM.$B$22])&gt;COUNT([$DRAM.$AY$2:.$AY$10000]);&quot;&quot;;INDEX([DRAM.A55:.AU259];SMALL([$DRAM.$AY$2:.$AY$10000];ROW()-ROW([SYSTEM.$B$22]))-[SYSTEM.A76];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5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8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9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0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19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0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5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8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29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0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5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8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39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0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1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2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3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4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5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6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7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8))">
              <text:p/>
            </table:table-cell>
            <table:table-cell table:formula="of:=IF(ROW()-ROW([SYSTEM.$B$22])&gt;COUNT([$DRAM.$AY$2:.$AY$10000]);&quot;&quot;;INDEX([DRAM.A55:.AU259];SMALL([$DRAM.$AY$2:.$AY$10000];ROW()-ROW([SYSTEM.$B$22]))-[SYSTEM.A7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5" calcext:value-type="float">
              <text:p>55</text:p>
            </table:table-cell>
            <table:table-cell table:formula="of:=IF(ROW()-ROW([SYSTEM.$B$22])&gt;COUNT([$DRAM.$AY$2:.$AY$10000]);&quot;&quot;;INDEX([DRAM.A56:.AU260];SMALL([$DRAM.$AY$2:.$AY$10000];ROW()-ROW([SYSTEM.$B$22]))-[SYSTEM.A77];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5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8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9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0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19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0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5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8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29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0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5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8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39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0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1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2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3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4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5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6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7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8))">
              <text:p/>
            </table:table-cell>
            <table:table-cell table:formula="of:=IF(ROW()-ROW([SYSTEM.$B$22])&gt;COUNT([$DRAM.$AY$2:.$AY$10000]);&quot;&quot;;INDEX([DRAM.A56:.AU260];SMALL([$DRAM.$AY$2:.$AY$10000];ROW()-ROW([SYSTEM.$B$22]))-[SYSTEM.A7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6" calcext:value-type="float">
              <text:p>56</text:p>
            </table:table-cell>
            <table:table-cell table:formula="of:=IF(ROW()-ROW([SYSTEM.$B$22])&gt;COUNT([$DRAM.$AY$2:.$AY$10000]);&quot;&quot;;INDEX([DRAM.A57:.AU261];SMALL([$DRAM.$AY$2:.$AY$10000];ROW()-ROW([SYSTEM.$B$22]))-[SYSTEM.A78];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5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8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9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0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19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0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5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8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29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0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5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8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39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0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1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2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3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4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5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6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7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8))">
              <text:p/>
            </table:table-cell>
            <table:table-cell table:formula="of:=IF(ROW()-ROW([SYSTEM.$B$22])&gt;COUNT([$DRAM.$AY$2:.$AY$10000]);&quot;&quot;;INDEX([DRAM.A57:.AU261];SMALL([$DRAM.$AY$2:.$AY$10000];ROW()-ROW([SYSTEM.$B$22]))-[SYSTEM.A7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7" calcext:value-type="float">
              <text:p>57</text:p>
            </table:table-cell>
            <table:table-cell table:formula="of:=IF(ROW()-ROW([SYSTEM.$B$22])&gt;COUNT([$DRAM.$AY$2:.$AY$10000]);&quot;&quot;;INDEX([DRAM.A58:.AU262];SMALL([$DRAM.$AY$2:.$AY$10000];ROW()-ROW([SYSTEM.$B$22]))-[SYSTEM.A79];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5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8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9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0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19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0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5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8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29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0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5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8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39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0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1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2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3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4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5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6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7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8))">
              <text:p/>
            </table:table-cell>
            <table:table-cell table:formula="of:=IF(ROW()-ROW([SYSTEM.$B$22])&gt;COUNT([$DRAM.$AY$2:.$AY$10000]);&quot;&quot;;INDEX([DRAM.A58:.AU262];SMALL([$DRAM.$AY$2:.$AY$10000];ROW()-ROW([SYSTEM.$B$22]))-[SYSTEM.A7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8" calcext:value-type="float">
              <text:p>58</text:p>
            </table:table-cell>
            <table:table-cell table:formula="of:=IF(ROW()-ROW([SYSTEM.$B$22])&gt;COUNT([$DRAM.$AY$2:.$AY$10000]);&quot;&quot;;INDEX([DRAM.A59:.AU263];SMALL([$DRAM.$AY$2:.$AY$10000];ROW()-ROW([SYSTEM.$B$22]))-[SYSTEM.A80];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5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8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9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0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19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0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5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8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29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0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5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8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39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0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1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2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3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4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5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6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7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8))">
              <text:p/>
            </table:table-cell>
            <table:table-cell table:formula="of:=IF(ROW()-ROW([SYSTEM.$B$22])&gt;COUNT([$DRAM.$AY$2:.$AY$10000]);&quot;&quot;;INDEX([DRAM.A59:.AU263];SMALL([$DRAM.$AY$2:.$AY$10000];ROW()-ROW([SYSTEM.$B$22]))-[SYSTEM.A8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59" calcext:value-type="float">
              <text:p>59</text:p>
            </table:table-cell>
            <table:table-cell table:formula="of:=IF(ROW()-ROW([SYSTEM.$B$22])&gt;COUNT([$DRAM.$AY$2:.$AY$10000]);&quot;&quot;;INDEX([DRAM.A60:.AU264];SMALL([$DRAM.$AY$2:.$AY$10000];ROW()-ROW([SYSTEM.$B$22]))-[SYSTEM.A81];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5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8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9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0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19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0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5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8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29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0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5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8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39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0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1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2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3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4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5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6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7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8))">
              <text:p/>
            </table:table-cell>
            <table:table-cell table:formula="of:=IF(ROW()-ROW([SYSTEM.$B$22])&gt;COUNT([$DRAM.$AY$2:.$AY$10000]);&quot;&quot;;INDEX([DRAM.A60:.AU264];SMALL([$DRAM.$AY$2:.$AY$10000];ROW()-ROW([SYSTEM.$B$22]))-[SYSTEM.A8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0" calcext:value-type="float">
              <text:p>60</text:p>
            </table:table-cell>
            <table:table-cell table:formula="of:=IF(ROW()-ROW([SYSTEM.$B$22])&gt;COUNT([$DRAM.$AY$2:.$AY$10000]);&quot;&quot;;INDEX([DRAM.A61:.AU265];SMALL([$DRAM.$AY$2:.$AY$10000];ROW()-ROW([SYSTEM.$B$22]))-[SYSTEM.A82];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5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8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9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0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19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0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5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8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29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0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5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8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39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0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1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2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3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4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5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6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7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8))">
              <text:p/>
            </table:table-cell>
            <table:table-cell table:formula="of:=IF(ROW()-ROW([SYSTEM.$B$22])&gt;COUNT([$DRAM.$AY$2:.$AY$10000]);&quot;&quot;;INDEX([DRAM.A61:.AU265];SMALL([$DRAM.$AY$2:.$AY$10000];ROW()-ROW([SYSTEM.$B$22]))-[SYSTEM.A8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1" calcext:value-type="float">
              <text:p>61</text:p>
            </table:table-cell>
            <table:table-cell table:formula="of:=IF(ROW()-ROW([SYSTEM.$B$22])&gt;COUNT([$DRAM.$AY$2:.$AY$10000]);&quot;&quot;;INDEX([DRAM.A62:.AU266];SMALL([$DRAM.$AY$2:.$AY$10000];ROW()-ROW([SYSTEM.$B$22]))-[SYSTEM.A83];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5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8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9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0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19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0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5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8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29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0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5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8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39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0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1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2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3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4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5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6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7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8))">
              <text:p/>
            </table:table-cell>
            <table:table-cell table:formula="of:=IF(ROW()-ROW([SYSTEM.$B$22])&gt;COUNT([$DRAM.$AY$2:.$AY$10000]);&quot;&quot;;INDEX([DRAM.A62:.AU266];SMALL([$DRAM.$AY$2:.$AY$10000];ROW()-ROW([SYSTEM.$B$22]))-[SYSTEM.A8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2" calcext:value-type="float">
              <text:p>62</text:p>
            </table:table-cell>
            <table:table-cell table:formula="of:=IF(ROW()-ROW([SYSTEM.$B$22])&gt;COUNT([$DRAM.$AY$2:.$AY$10000]);&quot;&quot;;INDEX([DRAM.A63:.AU267];SMALL([$DRAM.$AY$2:.$AY$10000];ROW()-ROW([SYSTEM.$B$22]))-[SYSTEM.A84];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5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8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9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0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19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0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5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8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29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0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5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8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39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0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1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2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3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4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5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6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7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8))">
              <text:p/>
            </table:table-cell>
            <table:table-cell table:formula="of:=IF(ROW()-ROW([SYSTEM.$B$22])&gt;COUNT([$DRAM.$AY$2:.$AY$10000]);&quot;&quot;;INDEX([DRAM.A63:.AU267];SMALL([$DRAM.$AY$2:.$AY$10000];ROW()-ROW([SYSTEM.$B$22]))-[SYSTEM.A8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3" calcext:value-type="float">
              <text:p>63</text:p>
            </table:table-cell>
            <table:table-cell table:formula="of:=IF(ROW()-ROW([SYSTEM.$B$22])&gt;COUNT([$DRAM.$AY$2:.$AY$10000]);&quot;&quot;;INDEX([DRAM.A64:.AU268];SMALL([$DRAM.$AY$2:.$AY$10000];ROW()-ROW([SYSTEM.$B$22]))-[SYSTEM.A85];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5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8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9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0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19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0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5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8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29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0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5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8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39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0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1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2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3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4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5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6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7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8))">
              <text:p/>
            </table:table-cell>
            <table:table-cell table:formula="of:=IF(ROW()-ROW([SYSTEM.$B$22])&gt;COUNT([$DRAM.$AY$2:.$AY$10000]);&quot;&quot;;INDEX([DRAM.A64:.AU268];SMALL([$DRAM.$AY$2:.$AY$10000];ROW()-ROW([SYSTEM.$B$22]))-[SYSTEM.A8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4" calcext:value-type="float">
              <text:p>64</text:p>
            </table:table-cell>
            <table:table-cell table:formula="of:=IF(ROW()-ROW([SYSTEM.$B$22])&gt;COUNT([$DRAM.$AY$2:.$AY$10000]);&quot;&quot;;INDEX([DRAM.A65:.AU269];SMALL([$DRAM.$AY$2:.$AY$10000];ROW()-ROW([SYSTEM.$B$22]))-[SYSTEM.A86];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5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8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9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0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19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0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5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8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29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0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5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8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39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0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1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2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3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4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5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6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7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8))">
              <text:p/>
            </table:table-cell>
            <table:table-cell table:formula="of:=IF(ROW()-ROW([SYSTEM.$B$22])&gt;COUNT([$DRAM.$AY$2:.$AY$10000]);&quot;&quot;;INDEX([DRAM.A65:.AU269];SMALL([$DRAM.$AY$2:.$AY$10000];ROW()-ROW([SYSTEM.$B$22]))-[SYSTEM.A8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5" calcext:value-type="float">
              <text:p>65</text:p>
            </table:table-cell>
            <table:table-cell table:formula="of:=IF(ROW()-ROW([SYSTEM.$B$22])&gt;COUNT([$DRAM.$AY$2:.$AY$10000]);&quot;&quot;;INDEX([DRAM.A66:.AU270];SMALL([$DRAM.$AY$2:.$AY$10000];ROW()-ROW([SYSTEM.$B$22]))-[SYSTEM.A87];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5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8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9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0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19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0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5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8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29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0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5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8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39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0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1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2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3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4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5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6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7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8))">
              <text:p/>
            </table:table-cell>
            <table:table-cell table:formula="of:=IF(ROW()-ROW([SYSTEM.$B$22])&gt;COUNT([$DRAM.$AY$2:.$AY$10000]);&quot;&quot;;INDEX([DRAM.A66:.AU270];SMALL([$DRAM.$AY$2:.$AY$10000];ROW()-ROW([SYSTEM.$B$22]))-[SYSTEM.A8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6" calcext:value-type="float">
              <text:p>66</text:p>
            </table:table-cell>
            <table:table-cell table:formula="of:=IF(ROW()-ROW([SYSTEM.$B$22])&gt;COUNT([$DRAM.$AY$2:.$AY$10000]);&quot;&quot;;INDEX([DRAM.A67:.AU271];SMALL([$DRAM.$AY$2:.$AY$10000];ROW()-ROW([SYSTEM.$B$22]))-[SYSTEM.A88];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5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8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9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0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19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0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5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8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29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0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5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8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39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0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1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2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3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4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5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6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7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8))">
              <text:p/>
            </table:table-cell>
            <table:table-cell table:formula="of:=IF(ROW()-ROW([SYSTEM.$B$22])&gt;COUNT([$DRAM.$AY$2:.$AY$10000]);&quot;&quot;;INDEX([DRAM.A67:.AU271];SMALL([$DRAM.$AY$2:.$AY$10000];ROW()-ROW([SYSTEM.$B$22]))-[SYSTEM.A8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7" calcext:value-type="float">
              <text:p>67</text:p>
            </table:table-cell>
            <table:table-cell table:formula="of:=IF(ROW()-ROW([SYSTEM.$B$22])&gt;COUNT([$DRAM.$AY$2:.$AY$10000]);&quot;&quot;;INDEX([DRAM.A68:.AU272];SMALL([$DRAM.$AY$2:.$AY$10000];ROW()-ROW([SYSTEM.$B$22]))-[SYSTEM.A89];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5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8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9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0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19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0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5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8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29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0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5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8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39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0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1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2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3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4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5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6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7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8))">
              <text:p/>
            </table:table-cell>
            <table:table-cell table:formula="of:=IF(ROW()-ROW([SYSTEM.$B$22])&gt;COUNT([$DRAM.$AY$2:.$AY$10000]);&quot;&quot;;INDEX([DRAM.A68:.AU272];SMALL([$DRAM.$AY$2:.$AY$10000];ROW()-ROW([SYSTEM.$B$22]))-[SYSTEM.A8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8" calcext:value-type="float">
              <text:p>68</text:p>
            </table:table-cell>
            <table:table-cell table:formula="of:=IF(ROW()-ROW([SYSTEM.$B$22])&gt;COUNT([$DRAM.$AY$2:.$AY$10000]);&quot;&quot;;INDEX([DRAM.A69:.AU273];SMALL([$DRAM.$AY$2:.$AY$10000];ROW()-ROW([SYSTEM.$B$22]))-[SYSTEM.A90];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5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8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9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0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19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0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5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8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29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0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5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8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39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0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1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2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3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4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5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6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7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8))">
              <text:p/>
            </table:table-cell>
            <table:table-cell table:formula="of:=IF(ROW()-ROW([SYSTEM.$B$22])&gt;COUNT([$DRAM.$AY$2:.$AY$10000]);&quot;&quot;;INDEX([DRAM.A69:.AU273];SMALL([$DRAM.$AY$2:.$AY$10000];ROW()-ROW([SYSTEM.$B$22]))-[SYSTEM.A9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69" calcext:value-type="float">
              <text:p>69</text:p>
            </table:table-cell>
            <table:table-cell table:formula="of:=IF(ROW()-ROW([SYSTEM.$B$22])&gt;COUNT([$DRAM.$AY$2:.$AY$10000]);&quot;&quot;;INDEX([DRAM.A70:.AU274];SMALL([$DRAM.$AY$2:.$AY$10000];ROW()-ROW([SYSTEM.$B$22]))-[SYSTEM.A91];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5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8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9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0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19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0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5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8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29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0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5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8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39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0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1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2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3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4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5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6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7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8))">
              <text:p/>
            </table:table-cell>
            <table:table-cell table:formula="of:=IF(ROW()-ROW([SYSTEM.$B$22])&gt;COUNT([$DRAM.$AY$2:.$AY$10000]);&quot;&quot;;INDEX([DRAM.A70:.AU274];SMALL([$DRAM.$AY$2:.$AY$10000];ROW()-ROW([SYSTEM.$B$22]))-[SYSTEM.A9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0" calcext:value-type="float">
              <text:p>70</text:p>
            </table:table-cell>
            <table:table-cell table:formula="of:=IF(ROW()-ROW([SYSTEM.$B$22])&gt;COUNT([$DRAM.$AY$2:.$AY$10000]);&quot;&quot;;INDEX([DRAM.A71:.AU275];SMALL([$DRAM.$AY$2:.$AY$10000];ROW()-ROW([SYSTEM.$B$22]))-[SYSTEM.A92];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5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8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9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0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19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0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5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8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29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0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5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8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39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0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1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2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3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4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5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6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7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8))">
              <text:p/>
            </table:table-cell>
            <table:table-cell table:formula="of:=IF(ROW()-ROW([SYSTEM.$B$22])&gt;COUNT([$DRAM.$AY$2:.$AY$10000]);&quot;&quot;;INDEX([DRAM.A71:.AU275];SMALL([$DRAM.$AY$2:.$AY$10000];ROW()-ROW([SYSTEM.$B$22]))-[SYSTEM.A92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1" calcext:value-type="float">
              <text:p>71</text:p>
            </table:table-cell>
            <table:table-cell table:formula="of:=IF(ROW()-ROW([SYSTEM.$B$22])&gt;COUNT([$DRAM.$AY$2:.$AY$10000]);&quot;&quot;;INDEX([DRAM.A72:.AU276];SMALL([$DRAM.$AY$2:.$AY$10000];ROW()-ROW([SYSTEM.$B$22]))-[SYSTEM.A93];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5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8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9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0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19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0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5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8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29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0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5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8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39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0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1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2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3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4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5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6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7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8))">
              <text:p/>
            </table:table-cell>
            <table:table-cell table:formula="of:=IF(ROW()-ROW([SYSTEM.$B$22])&gt;COUNT([$DRAM.$AY$2:.$AY$10000]);&quot;&quot;;INDEX([DRAM.A72:.AU276];SMALL([$DRAM.$AY$2:.$AY$10000];ROW()-ROW([SYSTEM.$B$22]))-[SYSTEM.A93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2" calcext:value-type="float">
              <text:p>72</text:p>
            </table:table-cell>
            <table:table-cell table:formula="of:=IF(ROW()-ROW([SYSTEM.$B$22])&gt;COUNT([$DRAM.$AY$2:.$AY$10000]);&quot;&quot;;INDEX([DRAM.A73:.AU277];SMALL([$DRAM.$AY$2:.$AY$10000];ROW()-ROW([SYSTEM.$B$22]))-[SYSTEM.A94];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5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8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9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0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19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0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5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8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29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0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5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8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39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0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1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2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3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4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5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6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7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8))">
              <text:p/>
            </table:table-cell>
            <table:table-cell table:formula="of:=IF(ROW()-ROW([SYSTEM.$B$22])&gt;COUNT([$DRAM.$AY$2:.$AY$10000]);&quot;&quot;;INDEX([DRAM.A73:.AU277];SMALL([$DRAM.$AY$2:.$AY$10000];ROW()-ROW([SYSTEM.$B$22]))-[SYSTEM.A94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3" calcext:value-type="float">
              <text:p>73</text:p>
            </table:table-cell>
            <table:table-cell table:formula="of:=IF(ROW()-ROW([SYSTEM.$B$22])&gt;COUNT([$DRAM.$AY$2:.$AY$10000]);&quot;&quot;;INDEX([DRAM.A74:.AU278];SMALL([$DRAM.$AY$2:.$AY$10000];ROW()-ROW([SYSTEM.$B$22]))-[SYSTEM.A95];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5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8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9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0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19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0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5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8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29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0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5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8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39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0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1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2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3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4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5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6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7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8))">
              <text:p/>
            </table:table-cell>
            <table:table-cell table:formula="of:=IF(ROW()-ROW([SYSTEM.$B$22])&gt;COUNT([$DRAM.$AY$2:.$AY$10000]);&quot;&quot;;INDEX([DRAM.A74:.AU278];SMALL([$DRAM.$AY$2:.$AY$10000];ROW()-ROW([SYSTEM.$B$22]))-[SYSTEM.A95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4" calcext:value-type="float">
              <text:p>74</text:p>
            </table:table-cell>
            <table:table-cell table:formula="of:=IF(ROW()-ROW([SYSTEM.$B$22])&gt;COUNT([$DRAM.$AY$2:.$AY$10000]);&quot;&quot;;INDEX([DRAM.A75:.AU279];SMALL([$DRAM.$AY$2:.$AY$10000];ROW()-ROW([SYSTEM.$B$22]))-[SYSTEM.A96];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5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8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9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0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19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0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5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8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29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0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5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8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39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0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1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2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3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4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5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6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7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8))">
              <text:p/>
            </table:table-cell>
            <table:table-cell table:formula="of:=IF(ROW()-ROW([SYSTEM.$B$22])&gt;COUNT([$DRAM.$AY$2:.$AY$10000]);&quot;&quot;;INDEX([DRAM.A75:.AU279];SMALL([$DRAM.$AY$2:.$AY$10000];ROW()-ROW([SYSTEM.$B$22]))-[SYSTEM.A96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5" calcext:value-type="float">
              <text:p>75</text:p>
            </table:table-cell>
            <table:table-cell table:formula="of:=IF(ROW()-ROW([SYSTEM.$B$22])&gt;COUNT([$DRAM.$AY$2:.$AY$10000]);&quot;&quot;;INDEX([DRAM.A76:.AU280];SMALL([$DRAM.$AY$2:.$AY$10000];ROW()-ROW([SYSTEM.$B$22]))-[SYSTEM.A97];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5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8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9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0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19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0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5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8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29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0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5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8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39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0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1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2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3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4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5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6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7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8))">
              <text:p/>
            </table:table-cell>
            <table:table-cell table:formula="of:=IF(ROW()-ROW([SYSTEM.$B$22])&gt;COUNT([$DRAM.$AY$2:.$AY$10000]);&quot;&quot;;INDEX([DRAM.A76:.AU280];SMALL([$DRAM.$AY$2:.$AY$10000];ROW()-ROW([SYSTEM.$B$22]))-[SYSTEM.A97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6" calcext:value-type="float">
              <text:p>76</text:p>
            </table:table-cell>
            <table:table-cell table:formula="of:=IF(ROW()-ROW([SYSTEM.$B$22])&gt;COUNT([$DRAM.$AY$2:.$AY$10000]);&quot;&quot;;INDEX([DRAM.A77:.AU281];SMALL([$DRAM.$AY$2:.$AY$10000];ROW()-ROW([SYSTEM.$B$22]))-[SYSTEM.A98];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5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8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9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0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19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0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5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8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29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0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5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8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39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0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1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2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3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4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5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6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7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8))">
              <text:p/>
            </table:table-cell>
            <table:table-cell table:formula="of:=IF(ROW()-ROW([SYSTEM.$B$22])&gt;COUNT([$DRAM.$AY$2:.$AY$10000]);&quot;&quot;;INDEX([DRAM.A77:.AU281];SMALL([$DRAM.$AY$2:.$AY$10000];ROW()-ROW([SYSTEM.$B$22]))-[SYSTEM.A98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7" calcext:value-type="float">
              <text:p>77</text:p>
            </table:table-cell>
            <table:table-cell table:formula="of:=IF(ROW()-ROW([SYSTEM.$B$22])&gt;COUNT([$DRAM.$AY$2:.$AY$10000]);&quot;&quot;;INDEX([DRAM.A78:.AU282];SMALL([$DRAM.$AY$2:.$AY$10000];ROW()-ROW([SYSTEM.$B$22]))-[SYSTEM.A99];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5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8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9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0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19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0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5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8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29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0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5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8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39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0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1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2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3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4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5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6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7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8))">
              <text:p/>
            </table:table-cell>
            <table:table-cell table:formula="of:=IF(ROW()-ROW([SYSTEM.$B$22])&gt;COUNT([$DRAM.$AY$2:.$AY$10000]);&quot;&quot;;INDEX([DRAM.A78:.AU282];SMALL([$DRAM.$AY$2:.$AY$10000];ROW()-ROW([SYSTEM.$B$22]))-[SYSTEM.A99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8" calcext:value-type="float">
              <text:p>78</text:p>
            </table:table-cell>
            <table:table-cell table:formula="of:=IF(ROW()-ROW([SYSTEM.$B$22])&gt;COUNT([$DRAM.$AY$2:.$AY$10000]);&quot;&quot;;INDEX([DRAM.A79:.AU283];SMALL([$DRAM.$AY$2:.$AY$10000];ROW()-ROW([SYSTEM.$B$22]))-[SYSTEM.A100];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5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8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9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0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19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0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5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8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29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0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5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8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39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0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1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2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3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4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5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6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7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8))">
              <text:p/>
            </table:table-cell>
            <table:table-cell table:formula="of:=IF(ROW()-ROW([SYSTEM.$B$22])&gt;COUNT([$DRAM.$AY$2:.$AY$10000]);&quot;&quot;;INDEX([DRAM.A79:.AU283];SMALL([$DRAM.$AY$2:.$AY$10000];ROW()-ROW([SYSTEM.$B$22]))-[SYSTEM.A100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79" calcext:value-type="float">
              <text:p>79</text:p>
            </table:table-cell>
            <table:table-cell table:formula="of:=IF(ROW()-ROW([SYSTEM.$B$22])&gt;COUNT([$DRAM.$AY$2:.$AY$10000]);&quot;&quot;;INDEX([DRAM.A80:.AU284];SMALL([$DRAM.$AY$2:.$AY$10000];ROW()-ROW([SYSTEM.$B$22]))-[SYSTEM.A101];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5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8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9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0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19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0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5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8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29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0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5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8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39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0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1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2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3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4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5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6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7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8))">
              <text:p/>
            </table:table-cell>
            <table:table-cell table:formula="of:=IF(ROW()-ROW([SYSTEM.$B$22])&gt;COUNT([$DRAM.$AY$2:.$AY$10000]);&quot;&quot;;INDEX([DRAM.A80:.AU284];SMALL([$DRAM.$AY$2:.$AY$10000];ROW()-ROW([SYSTEM.$B$22]))-[SYSTEM.A101];49))">
              <text:p/>
            </table:table-cell>
            <table:table-cell table:number-columns-repeated="2"/>
          </table:table-row>
          <table:table-row table:style-name="ro1" table:visibility="collapse">
            <table:table-cell table:formula="of:=ROW()-ROW([SYSTEM.$B$22])" office:value-type="float" office:value="80" calcext:value-type="float">
              <text:p>80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1" calcext:value-type="float">
              <text:p>81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2" calcext:value-type="float">
              <text:p>82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3" calcext:value-type="float">
              <text:p>83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4" calcext:value-type="float">
              <text:p>84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5" calcext:value-type="float">
              <text:p>85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6" calcext:value-type="float">
              <text:p>86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7" calcext:value-type="float">
              <text:p>87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8" calcext:value-type="float">
              <text:p>88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89" calcext:value-type="float">
              <text:p>89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0" calcext:value-type="float">
              <text:p>90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1" calcext:value-type="float">
              <text:p>91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2" calcext:value-type="float">
              <text:p>92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3" calcext:value-type="float">
              <text:p>93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4" calcext:value-type="float">
              <text:p>94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5" calcext:value-type="float">
              <text:p>95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6" calcext:value-type="float">
              <text:p>96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7" calcext:value-type="float">
              <text:p>97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8" calcext:value-type="float">
              <text:p>98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99" calcext:value-type="float">
              <text:p>99</text:p>
            </table:table-cell>
            <table:table-cell table:number-columns-repeated="4"/>
            <table:table-cell table:style-name="Default"/>
            <table:table-cell table:number-columns-repeated="44"/>
          </table:table-row>
          <table:table-row table:style-name="ro1" table:visibility="collapse">
            <table:table-cell table:formula="of:=ROW()-ROW([SYSTEM.$B$22])" office:value-type="float" office:value="100" calcext:value-type="float">
              <text:p>100</text:p>
            </table:table-cell>
            <table:table-cell table:number-columns-repeated="4"/>
            <table:table-cell table:style-name="Default"/>
            <table:table-cell table:number-columns-repeated="44"/>
          </table:table-row>
        </table:table-row-group>
        <table:table-row table:style-name="ro1" table:number-rows-repeated="6">
          <table:table-cell table:number-columns-repeated="5"/>
          <table:table-cell table:style-name="Default"/>
          <table:table-cell table:number-columns-repeated="44"/>
        </table:table-row>
        <table:table-row table:style-name="ro10">
          <table:table-cell/>
          <table:table-cell table:style-name="ce34" office:value-type="string" calcext:value-type="string" table:number-columns-spanned="3" table:number-rows-spanned="1">
            <text:p>CODE GEN</text:p>
          </table:table-cell>
          <table:covered-table-cell table:style-name="ce44"/>
          <table:covered-table-cell table:style-name="ce48"/>
          <table:table-cell/>
          <table:table-cell table:style-name="Default"/>
          <table:table-cell table:number-columns-repeated="44"/>
        </table:table-row>
        <table:table-row table:style-name="ro1">
          <table:table-cell/>
          <table:table-cell table:style-name="ce35" office:value-type="string" calcext:value-type="string">
            <text:p>Macro name</text:p>
          </table:table-cell>
          <table:table-cell table:style-name="ce45" office:value-type="string" calcext:value-type="string" table:number-columns-spanned="2" table:number-rows-spanned="1">
            <text:p>write_reg</text:p>
          </table:table-cell>
          <table:covered-table-cell table:style-name="ce49"/>
          <table:table-cell/>
          <table:table-cell table:style-name="Default"/>
          <table:table-cell table:number-columns-repeated="44"/>
        </table:table-row>
        <table:table-row table:style-name="ro1">
          <table:table-cell/>
          <table:table-cell table:style-name="ce35" office:value-type="string" calcext:value-type="string">
            <text:p>uMCTL2 Base</text:p>
          </table:table-cell>
          <table:table-cell table:style-name="ce45" office:value-type="string" calcext:value-type="string" table:number-columns-spanned="2" table:number-rows-spanned="1">
            <text:p>0x50600000</text:p>
          </table:table-cell>
          <table:covered-table-cell table:style-name="ce49"/>
          <table:table-cell/>
          <table:table-cell table:style-name="Default"/>
          <table:table-cell table:number-columns-repeated="44"/>
        </table:table-row>
        <table:table-row table:style-name="ro1">
          <table:table-cell/>
          <table:table-cell table:style-name="ce36" office:value-type="string" calcext:value-type="string">
            <text:p>PUB Base</text:p>
          </table:table-cell>
          <table:table-cell table:style-name="ce46" office:value-type="string" calcext:value-type="string" table:number-columns-spanned="2" table:number-rows-spanned="1">
            <text:p>0x50900000</text:p>
          </table:table-cell>
          <table:covered-table-cell table:style-name="ce50"/>
          <table:table-cell/>
          <table:table-cell table:style-name="Default"/>
          <table:table-cell table:number-columns-repeated="44"/>
        </table:table-row>
      </table:table>
      <table:table table:name="PUB" table:style-name="ta1" table:protected="true">
        <loext:table-protection loext:select-protected-cells="true" loext:select-unprotected-cells="true"/>
        <table:table-column table:style-name="co35" table:default-cell-style-name="Default"/>
        <table:table-column table:style-name="co36" table:default-cell-style-name="ce93"/>
        <table:table-column-group>
          <table:table-column table:style-name="co37" table:default-cell-style-name="ce99"/>
          <table:table-column table:style-name="co10" table:default-cell-style-name="ce101"/>
          <table:table-column table:style-name="co38" table:default-cell-style-name="ce101"/>
          <table:table-column table:style-name="co39" table:default-cell-style-name="ce100"/>
          <table:table-column table:style-name="co14" table:default-cell-style-name="ce100"/>
        </table:table-column-group>
        <table:table-column table:style-name="co40" table:default-cell-style-name="ce114"/>
        <table:table-column table:style-name="co41" table:default-cell-style-name="ce114"/>
        <table:table-column table:style-name="co42" table:default-cell-style-name="ce98"/>
        <table:table-column table:style-name="co43" table:default-cell-style-name="Default"/>
        <table:table-column table:style-name="co3" table:default-cell-style-name="Default"/>
        <table:table-column table:style-name="co44" table:default-cell-style-name="ce93"/>
        <table:table-column-group>
          <table:table-column table:style-name="co45" table:default-cell-style-name="ce100"/>
          <table:table-column table:style-name="co10" table:default-cell-style-name="ce100"/>
          <table:table-column table:style-name="co38" table:default-cell-style-name="ce100"/>
          <table:table-column table:style-name="co39" table:default-cell-style-name="ce100"/>
          <table:table-column table:style-name="co46" table:default-cell-style-name="ce100"/>
        </table:table-column-group>
        <table:table-column table:style-name="co47" table:default-cell-style-name="ce114"/>
        <table:table-column table:style-name="co3" table:default-cell-style-name="ce114"/>
        <table:table-column table:style-name="co3" table:default-cell-style-name="ce98"/>
        <table:table-column table:style-name="co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</table:table-row>
        <table:table-row table:style-name="ro10">
          <table:table-cell/>
          <table:table-cell table:style-name="ce82" office:value-type="string" calcext:value-type="string" table:number-columns-spanned="7" table:number-rows-spanned="1">
            <text:p>Synopsys PUB 3.15a</text:p>
          </table:table-cell>
          <table:covered-table-cell table:number-columns-repeated="6" table:style-name="ce97"/>
          <table:table-cell table:style-name="ce118"/>
          <table:table-cell table:style-name="Default"/>
          <table:table-cell table:style-name="ce118" table:number-columns-repeated="2"/>
          <table:table-cell table:style-name="ce82" office:value-type="string" calcext:value-type="string" table:number-columns-spanned="7" table:number-rows-spanned="1">
            <text:p>Synopsys PUBL 2.00</text:p>
          </table:table-cell>
          <table:covered-table-cell table:number-columns-repeated="6" table:style-name="ce97"/>
          <table:table-cell table:style-name="Default" table:number-columns-repeated="2"/>
          <table:table-cell/>
        </table:table-row>
        <table:table-row table:style-name="ro10">
          <table:table-cell/>
          <table:table-cell table:style-name="ce83" office:value-type="string" calcext:value-type="string" table:number-columns-spanned="7" table:number-rows-spanned="1">
            <text:p>PLATFORMS: STA1195, STA1295</text:p>
          </table:table-cell>
          <table:covered-table-cell table:number-columns-repeated="6" table:style-name="ce97"/>
          <table:table-cell table:style-name="ce118"/>
          <table:table-cell table:style-name="Default"/>
          <table:table-cell table:style-name="ce118" table:number-columns-repeated="2"/>
          <table:table-cell table:style-name="ce83" office:value-type="string" calcext:value-type="string" table:number-columns-spanned="7" table:number-rows-spanned="1">
            <text:p>PLATFORMS: STA1385</text:p>
          </table:table-cell>
          <table:covered-table-cell table:number-columns-repeated="6" table:style-name="ce97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84" office:value-type="string" calcext:value-type="string">
            <text:p>Register</text:p>
          </table:table-cell>
          <table:table-cell table:style-name="ce84" office:value-type="string" calcext:value-type="string">
            <text:p>Field</text:p>
          </table:table-cell>
          <table:table-cell table:style-name="ce84" office:value-type="string" calcext:value-type="string">
            <text:p>Start</text:p>
          </table:table-cell>
          <table:table-cell table:style-name="ce84" office:value-type="string" calcext:value-type="string">
            <text:p>Stop</text:p>
          </table:table-cell>
          <table:table-cell table:style-name="ce84" office:value-type="string" calcext:value-type="string">
            <text:p>Reference</text:p>
          </table:table-cell>
          <table:table-cell table:style-name="ce84" office:value-type="string" calcext:value-type="string">
            <text:p>Value</text:p>
          </table:table-cell>
          <table:table-cell table:style-name="ce84" office:value-type="string" calcext:value-type="string">
            <text:p>Register value</text:p>
          </table:table-cell>
          <table:table-cell table:style-name="ce84" office:value-type="string" calcext:value-type="string">
            <text:p>Manual value</text:p>
          </table:table-cell>
          <table:table-cell table:style-name="ce84" office:value-type="string" calcext:value-type="string">
            <text:p>Old Value</text:p>
          </table:table-cell>
          <table:table-cell table:number-columns-repeated="2"/>
          <table:table-cell table:style-name="ce84" office:value-type="string" calcext:value-type="string">
            <text:p>Register</text:p>
          </table:table-cell>
          <table:table-cell table:style-name="ce84" office:value-type="string" calcext:value-type="string">
            <text:p>Field</text:p>
          </table:table-cell>
          <table:table-cell table:style-name="ce84" office:value-type="string" calcext:value-type="string">
            <text:p>Start</text:p>
          </table:table-cell>
          <table:table-cell table:style-name="ce84" office:value-type="string" calcext:value-type="string">
            <text:p>Stop</text:p>
          </table:table-cell>
          <table:table-cell table:style-name="ce84" office:value-type="string" calcext:value-type="string">
            <text:p>Reference</text:p>
          </table:table-cell>
          <table:table-cell table:style-name="ce84" office:value-type="string" calcext:value-type="string">
            <text:p>Value</text:p>
          </table:table-cell>
          <table:table-cell table:style-name="ce84" office:value-type="string" calcext:value-type="string">
            <text:p>Register value</text:p>
          </table:table-cell>
          <table:table-cell table:style-name="ce84" office:value-type="string" calcext:value-type="string">
            <text:p>Manual value</text:p>
          </table:table-cell>
          <table:table-cell table:style-name="ce84" office:value-type="string" calcext:value-type="string">
            <text:p>Old Value</text:p>
          </table:table-cell>
          <table:table-cell/>
        </table:table-row>
        <table:table-row table:style-name="ro1">
          <table:table-cell/>
          <table:table-cell table:style-name="ce85" office:value-type="string" calcext:value-type="string" table:number-columns-spanned="1" table:number-rows-spanned="3">
            <text:p>PTR0</text:p>
          </table:table-cell>
          <table:table-cell table:style-name="ce98" office:value-type="string" calcext:value-type="string">
            <text:p>tPHYRST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16" calcext:value-type="float">
            <text:p>16</text:p>
          </table:table-cell>
          <table:table-cell table:style-name="ce113" table:formula="of:=&quot;0x&quot;&amp;DEC2HEX([PUB.G6]*POWER(2;[PUB.D6])+[PUB.G7]*POWER(2;[PUB.D7])+[PUB.G8]*POWER(2;[PUB.D8]);8)" office:value-type="string" office:string-value="0x06803410" calcext:value-type="string" table:number-columns-spanned="1" table:number-rows-spanned="3">
            <text:p>0x06803410</text:p>
          </table:table-cell>
          <table:table-cell table:style-name="ce113" office:value-type="float" office:value="6803410" calcext:value-type="float" table:number-columns-spanned="1" table:number-rows-spanned="3">
            <text:p>6803410</text:p>
          </table:table-cell>
          <table:table-cell table:formula="of:=BITRSHIFT(BITAND (HEX2DEC([.$I$6]);(POWER(2;[PUB.E6]+1)-1-(POWER(2;[PUB.D6])-1)));[.D6])" office:value-type="float" office:value="16" calcext:value-type="float">
            <text:p>16</text:p>
          </table:table-cell>
          <table:table-cell table:formula="of:=IF([.G6]=[.J6];&quot;&quot;;&quot;!=&quot;)">
            <text:p/>
          </table:table-cell>
          <table:table-cell/>
          <table:table-cell table:style-name="ce121" office:value-type="string" calcext:value-type="string" table:number-columns-spanned="1" table:number-rows-spanned="3">
            <text:p>PTR0</text:p>
          </table:table-cell>
          <table:table-cell table:style-name="ce129" office:value-type="string" calcext:value-type="string">
            <text:p>tDLLSRST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table:formula="of:=ROUNDUP([PUB.Q6]/(1/PHI*1000))" office:value-type="float" office:value="26" calcext:value-type="float">
            <text:p>26</text:p>
          </table:table-cell>
          <table:table-cell table:style-name="ce142" table:formula="of:=&quot;0x&quot;&amp;DEC2HEX([PUB.R6]*POWER(2;[PUB.O6])+[PUB.R7]*POWER(2;[PUB.O7])+[PUB.R8]*POWER(2;[PUB.O8]);8)" office:value-type="string" office:string-value="0x002299DA" calcext:value-type="string" table:number-columns-spanned="1" table:number-rows-spanned="3">
            <text:p>0x002299DA</text:p>
          </table:table-cell>
          <table:table-cell table:style-name="ce142" office:value-type="string" calcext:value-type="string" table:number-columns-spanned="1" table:number-rows-spanned="3">
            <text:p>2299DA</text:p>
          </table:table-cell>
          <table:table-cell table:style-name="ce149" table:formula="of:=BITRSHIFT(BITAND (HEX2DEC([.$T$6]);(POWER(2;[PUB.P6]+1)-1-(POWER(2;[PUB.O6])-1)));[.O6])" office:value-type="float" office:value="26" calcext:value-type="float">
            <text:p>26</text:p>
          </table:table-cell>
          <table:table-cell table:formula="of:=IF([.R6]=[.U6];&quot;&quot;;&quot;!=&quot;)">
            <text:p/>
          </table:table-cell>
        </table:table-row>
        <table:table-row table:style-name="ro12">
          <table:table-cell/>
          <table:covered-table-cell table:style-name="ce86"/>
          <table:table-cell table:style-name="ce98" office:value-type="string" calcext:value-type="string">
            <text:p>tPLLGS</text:p>
          </table:table-cell>
          <table:table-cell table:style-name="ce98" table:formula="of:=[PUB.E6]+1" office:value-type="float" office:value="6" calcext:value-type="float">
            <text:p>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0.000004" calcext:value-type="float">
            <text:p>0.000004</text:p>
          </table:table-cell>
          <table:table-cell table:style-name="ce98" table:formula="of:=[PUB.F7]*[SYSTEM.C3]*1000000" office:value-type="float" office:value="208" calcext:value-type="float">
            <text:p>208</text:p>
          </table:table-cell>
          <table:covered-table-cell table:style-name="ce113" table:formula="of:=DEC2HEX([PUB.G7]*POWER(2;[PUB.D7])+[PUB.G8]*POWER(2;[PUB.D8])+[PUB.G9]*POWER(2;[PUB.D9]))" office:value-type="string" office:string-value="680349C" calcext:value-type="string">
            <text:p>680349C</text:p>
          </table:covered-table-cell>
          <table:covered-table-cell table:style-name="Default"/>
          <table:table-cell table:formula="of:=BITRSHIFT(BITAND (HEX2DEC([.$I$6]);(POWER(2;[PUB.E7]+1)-1-(POWER(2;[PUB.D7])-1)));[.D7])" office:value-type="float" office:value="208" calcext:value-type="float">
            <text:p>208</text:p>
          </table:table-cell>
          <table:table-cell table:formula="of:=IF([.G7]=[.J7];&quot;&quot;;&quot;!=&quot;)">
            <text:p/>
          </table:table-cell>
          <table:table-cell/>
          <table:covered-table-cell table:style-name="ce122"/>
          <table:table-cell table:style-name="ce129" office:value-type="string" calcext:value-type="string">
            <text:p>tDLLLOCK</text:p>
          </table:table-cell>
          <table:table-cell table:style-name="ce129" table:formula="of:=[PUB.P6]+1" office:value-type="float" office:value="6" calcext:value-type="float">
            <text:p>6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table:formula="of:=5.12*1000" office:value-type="float" office:value="5120" calcext:value-type="float">
            <text:p>5120</text:p>
          </table:table-cell>
          <table:table-cell table:style-name="ce129" table:formula="of:=ROUNDUP([PUB.Q7]/(1/PHI*1000))" office:value-type="float" office:value="2663" calcext:value-type="float">
            <text:p>2663</text:p>
          </table:table-cell>
          <table:covered-table-cell table:style-name="ce142" table:formula="of:=DEC2HEX([PUB.R7]*POWER(2;[PUB.O7])+[PUB.R8]*POWER(2;[PUB.O8])+[PUB.R9]*POWER(2;[PUB.O9]))" office:value-type="string" office:string-value="269160" calcext:value-type="string">
            <text:p>269160</text:p>
          </table:covered-table-cell>
          <table:covered-table-cell table:style-name="ce142" table:formula="of:=DEC2HEX([PUB.S7]*POWER(2;[PUB.P7])+[PUB.S8]*POWER(2;[PUB.P8])+[PUB.S9]*POWER(2;[PUB.P9]))" office:value-type="string" office:string-value="" calcext:value-type="error">
            <text:p>#VALUE!</text:p>
          </table:covered-table-cell>
          <table:table-cell table:style-name="ce149" table:formula="of:=BITRSHIFT(BITAND (HEX2DEC([.$T$6]);(POWER(2;[PUB.P7]+1)-1-(POWER(2;[PUB.O7])-1)));[.O7])" office:value-type="float" office:value="2663" calcext:value-type="float">
            <text:p>2663</text:p>
          </table:table-cell>
          <table:table-cell table:formula="of:=IF([.R7]=[.U7];&quot;&quot;;&quot;!=&quot;)">
            <text:p/>
          </table:table-cell>
        </table:table-row>
        <table:table-row table:style-name="ro12">
          <table:table-cell/>
          <table:covered-table-cell table:style-name="ce86"/>
          <table:table-cell table:style-name="ce98" office:value-type="string" calcext:value-type="string">
            <text:p>tPLLPD</text:p>
          </table:table-cell>
          <table:table-cell table:style-name="ce98" table:formula="of:=[PUB.E7]+1" office:value-type="float" office:value="21" calcext:value-type="float">
            <text:p>21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0.000001" calcext:value-type="float">
            <text:p>0.000001</text:p>
          </table:table-cell>
          <table:table-cell table:style-name="ce98" table:formula="of:=[PUB.F8]*[SYSTEM.C3]*1000000" office:value-type="float" office:value="52" calcext:value-type="float">
            <text:p>52</text:p>
          </table:table-cell>
          <table:covered-table-cell table:style-name="ce113" table:formula="of:=DEC2HEX([PUB.G8]*POWER(2;[PUB.D8])+[PUB.G9]*POWER(2;[PUB.D9])+[PUB.G11]*POWER(2;[PUB.D11]))" office:value-type="string" office:string-value="1AD0009C" calcext:value-type="string">
            <text:p>1AD0009C</text:p>
          </table:covered-table-cell>
          <table:covered-table-cell table:style-name="Default"/>
          <table:table-cell table:formula="of:=BITRSHIFT(BITAND (HEX2DEC([.$I$6]);(POWER(2;[PUB.E8]+1)-1-(POWER(2;[PUB.D8])-1)));[.D8])" office:value-type="float" office:value="52" calcext:value-type="float">
            <text:p>52</text:p>
          </table:table-cell>
          <table:table-cell table:formula="of:=IF([.G8]=[.J8];&quot;&quot;;&quot;!=&quot;)">
            <text:p/>
          </table:table-cell>
          <table:table-cell/>
          <table:covered-table-cell table:style-name="ce122"/>
          <table:table-cell table:style-name="ce129" office:value-type="string" calcext:value-type="string">
            <text:p>tITMSRST</text:p>
          </table:table-cell>
          <table:table-cell table:style-name="ce129" table:formula="of:=[PUB.P7]+1" office:value-type="float" office:value="18" calcext:value-type="float">
            <text:p>18</text:p>
          </table:table-cell>
          <table:table-cell table:style-name="ce129" office:value-type="float" office:value="21" calcext:value-type="float">
            <text:p>21</text:p>
          </table:table-cell>
          <table:table-cell table:style-name="ce129"/>
          <table:table-cell table:style-name="ce129" office:value-type="float" office:value="8" calcext:value-type="float">
            <text:p>8</text:p>
          </table:table-cell>
          <table:covered-table-cell table:style-name="ce142" table:formula="of:=DEC2HEX([PUB.R8]*POWER(2;[PUB.O8])+[PUB.R9]*POWER(2;[PUB.O9])+[PUB.R11]*POWER(2;[PUB.O11]))" office:value-type="string" office:string-value="23F7A0" calcext:value-type="string">
            <text:p>23F7A0</text:p>
          </table:covered-table-cell>
          <table:covered-table-cell table:style-name="ce142" table:formula="of:=DEC2HEX([PUB.S8]*POWER(2;[PUB.P8])+[PUB.S9]*POWER(2;[PUB.P9])+[PUB.S11]*POWER(2;[PUB.P11]))" office:value-type="string" office:string-value="" calcext:value-type="error">
            <text:p>#VALUE!</text:p>
          </table:covered-table-cell>
          <table:table-cell table:style-name="ce149" table:formula="of:=BITRSHIFT(BITAND (HEX2DEC([.$T$6]);(POWER(2;[PUB.P8]+1)-1-(POWER(2;[PUB.O8])-1)));[.O8])" office:value-type="float" office:value="8" calcext:value-type="float">
            <text:p>8</text:p>
          </table:table-cell>
          <table:table-cell table:formula="of:=IF([.R8]=[.U8];&quot;&quot;;&quot;!=&quot;)">
            <text:p/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3">
            <text:p>PTR1</text:p>
          </table:table-cell>
          <table:table-cell office:value-type="string" calcext:value-type="string">
            <text:p>tPLLRST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0.000003" calcext:value-type="float">
            <text:p>0.000003</text:p>
          </table:table-cell>
          <table:table-cell table:style-name="ce99" table:formula="of:=[PUB.F9]*[SYSTEM.C3]*1000000" office:value-type="float" office:value="156" calcext:value-type="float">
            <text:p>156</text:p>
          </table:table-cell>
          <table:table-cell table:formula="of:=&quot;0x&quot;&amp;DEC2HEX([PUB.G9]*POWER(2;[PUB.D9])+[PUB.G10]*POWER(2;[PUB.D10])+[PUB.G11]*POWER(2;[PUB.D11]);8)" office:value-type="string" office:string-value="0x1450009C" calcext:value-type="string" table:number-columns-spanned="1" table:number-rows-spanned="3">
            <text:p>0x1450009C</text:p>
          </table:table-cell>
          <table:table-cell office:value-type="string" calcext:value-type="string" table:number-columns-spanned="1" table:number-rows-spanned="3">
            <text:p>1450009C</text:p>
          </table:table-cell>
          <table:table-cell table:style-name="ce119" table:formula="of:=BITRSHIFT(BITAND (HEX2DEC([.$I$9]);(POWER(2;[PUB.E9]+1)-1-(POWER(2;[PUB.D9])-1)));[.D9])" office:value-type="float" office:value="156" calcext:value-type="float">
            <text:p>156</text:p>
          </table:table-cell>
          <table:table-cell table:formula="of:=IF([.G9]=[.J9];&quot;&quot;;&quot;!=&quot;)">
            <text:p/>
          </table:table-cell>
          <table:table-cell/>
          <table:table-cell table:style-name="ce87" office:value-type="string" calcext:value-type="string" table:number-columns-spanned="1" table:number-rows-spanned="3">
            <text:p>PTR1</text:p>
          </table:table-cell>
          <table:table-cell table:style-name="ce99" office:value-type="string" calcext:value-type="string">
            <text:p>tDINIT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8" calcext:value-type="float">
            <text:p>18</text:p>
          </table:table-cell>
          <table:table-cell table:style-name="ce99" table:formula="of:=500*1000" office:value-type="float" office:value="500000" calcext:value-type="float">
            <text:p>500000</text:p>
          </table:table-cell>
          <table:table-cell table:style-name="ce109" table:formula="of:=ROUNDUP([PUB.Q9]/tCK)" office:value-type="float" office:value="260000" calcext:value-type="float">
            <text:p>260000</text:p>
          </table:table-cell>
          <table:table-cell table:formula="of:=&quot;0x&quot;&amp;DEC2HEX([PUB.R9]*POWER(2;[PUB.O9])+[PUB.R10]*POWER(2;[PUB.O10])+[PUB.R11]*POWER(2;[PUB.O11]);8)" office:value-type="string" office:string-value="0x046BF7A0" calcext:value-type="string" table:number-columns-spanned="1" table:number-rows-spanned="3">
            <text:p>0x046BF7A0</text:p>
          </table:table-cell>
          <table:table-cell office:value-type="string" calcext:value-type="string" table:number-columns-spanned="1" table:number-rows-spanned="3">
            <text:p>46BF7A0</text:p>
          </table:table-cell>
          <table:table-cell table:formula="of:=BITRSHIFT(BITAND (HEX2DEC([.$T$9]);(POWER(2;[PUB.P9]+1)-1-(POWER(2;[PUB.O9])-1)));[.O9])" office:value-type="float" office:value="260000" calcext:value-type="float">
            <text:p>260000</text:p>
          </table:table-cell>
          <table:table-cell table:formula="of:=IF([.R9]=[.U9];&quot;&quot;;&quot;!=&quot;)">
            <text:p/>
          </table:table-cell>
        </table:table-row>
        <table:table-row table:style-name="ro1">
          <table:table-cell/>
          <table:covered-table-cell table:style-name="ce88"/>
          <table:table-cell table:style-name="ce100" office:value-type="string" calcext:value-type="string">
            <text:p>reserved</text:p>
          </table:table-cell>
          <table:table-cell table:style-name="ce100" table:formula="of:=[PUB.E9]+1" office:value-type="float" office:value="13" calcext:value-type="float">
            <text:p>1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/>
          <table:covered-table-cell table:style-name="ce115"/>
          <table:covered-table-cell table:style-name="Default"/>
          <table:table-cell table:style-name="ce119" table:formula="of:=BITRSHIFT(BITAND (HEX2DEC([.$I$9]);(POWER(2;[PUB.E10]+1)-1-(POWER(2;[PUB.D10])-1)));[.D10])" office:value-type="float" office:value="0" calcext:value-type="float">
            <text:p>0</text:p>
          </table:table-cell>
          <table:table-cell table:formula="of:=IF([.G10]=[.J10];&quot;&quot;;&quot;!=&quot;)">
            <text:p/>
          </table:table-cell>
          <table:table-cell/>
          <table:covered-table-cell table:style-name="ce88"/>
          <table:table-cell office:value-type="string" calcext:value-type="string">
            <text:p>tDINIT1</text:p>
          </table:table-cell>
          <table:table-cell table:formula="of:=[PUB.P9]+1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133" table:formula="of:=IF(size=&quot;1Gb&quot;; MAX(tRFC1Gb+10;5*tCK);IF(size=&quot;2Gb&quot;; MAX(tRFC2Gb+10;5*tCK); IF(size=&quot;4Gb&quot;; MAX(tRFC4Gb+10;5*tCK); MAX(tRFC8Gb+10;5*tCK))))" office:value-type="float" office:value="270" calcext:value-type="float">
            <text:p>270</text:p>
          </table:table-cell>
          <table:table-cell table:style-name="ce133" table:formula="of:=ROUNDUP([PUB.Q10]/tCK)" office:value-type="float" office:value="141" calcext:value-type="float">
            <text:p>141</text:p>
          </table:table-cell>
          <table:covered-table-cell table:number-columns-repeated="2" table:style-name="ce115"/>
          <table:table-cell table:formula="of:=BITRSHIFT(BITAND (HEX2DEC([.$T$9]);(POWER(2;[PUB.P10]+1)-1-(POWER(2;[PUB.O10])-1)));[.O10])" office:value-type="float" office:value="141" calcext:value-type="float">
            <text:p>141</text:p>
          </table:table-cell>
          <table:table-cell table:formula="of:=IF([.R10]=[.U10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PLLLOCK</text:p>
          </table:table-cell>
          <table:table-cell table:style-name="ce100" table:formula="of:=[PUB.E10]+1" office:value-type="float" office:value="16" calcext:value-type="float">
            <text:p>16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0.0001" calcext:value-type="float">
            <text:p>0.0001</text:p>
          </table:table-cell>
          <table:table-cell table:style-name="ce99" table:formula="of:=[PUB.F11]*[SYSTEM.C3]*1000000" office:value-type="float" office:value="5200" calcext:value-type="float">
            <text:p>5200</text:p>
          </table:table-cell>
          <table:covered-table-cell/>
          <table:covered-table-cell table:style-name="Default"/>
          <table:table-cell table:style-name="ce119" table:formula="of:=BITRSHIFT(BITAND (HEX2DEC([.$I$9]);(POWER(2;[PUB.E11]+1)-1-(POWER(2;[PUB.D11])-1)));[.D11])" office:value-type="float" office:value="5200" calcext:value-type="float">
            <text:p>5200</text:p>
          </table:table-cell>
          <table:table-cell table:formula="of:=IF([.G11]=[.J11];&quot;&quot;;&quot;!=&quot;)">
            <text:p/>
          </table:table-cell>
          <table:table-cell/>
          <table:covered-table-cell table:style-name="ce89"/>
          <table:table-cell table:style-name="ce99" office:value-type="string" calcext:value-type="string">
            <text:p>reserved</text:p>
          </table:table-cell>
          <table:table-cell table:formula="of:=[PUB.P10]+1" office:value-type="float" office:value="27" calcext:value-type="float">
            <text:p>27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9]);(POWER(2;[PUB.P11]+1)-1-(POWER(2;[PUB.O11])-1)));[.O11])" office:value-type="float" office:value="0" calcext:value-type="float">
            <text:p>0</text:p>
          </table:table-cell>
          <table:table-cell table:formula="of:=IF([.R11]=[.U11];&quot;&quot;;&quot;!=&quot;)">
            <text:p/>
          </table:table-cell>
        </table:table-row>
        <table:table-row table:style-name="ro1">
          <table:table-cell/>
          <table:table-cell table:style-name="ce85" office:value-type="string" calcext:value-type="string" table:number-columns-spanned="1" table:number-rows-spanned="4">
            <text:p>PTR2</text:p>
          </table:table-cell>
          <table:table-cell table:style-name="ce98" office:value-type="string" calcext:value-type="string">
            <text:p>tCALON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table-cell table:style-name="ce116" table:formula="of:=&quot;0x&quot;&amp;DEC2HEX([PUB.G12]*POWER(2;[PUB.D12])+[PUB.G13]*POWER(2;[PUB.D13])+[PUB.G14]*POWER(2;[PUB.D14])+[PUB.G15]*POWER(2;[PUB.D15]);8)" office:value-type="string" office:string-value="0x00083DEF" calcext:value-type="string" table:number-columns-spanned="1" table:number-rows-spanned="4">
            <text:p>0x00083DEF</text:p>
          </table:table-cell>
          <table:table-cell table:style-name="ce116" office:value-type="string" calcext:value-type="string" table:number-columns-spanned="1" table:number-rows-spanned="4">
            <text:p>00083DEF</text:p>
          </table:table-cell>
          <table:table-cell table:formula="of:=BITRSHIFT(BITAND (HEX2DEC([.$I$12]);(POWER(2;[PUB.E12]+1)-1-(POWER(2;[PUB.D12])-1)));[.D12])" office:value-type="float" office:value="15" calcext:value-type="float">
            <text:p>15</text:p>
          </table:table-cell>
          <table:table-cell table:formula="of:=IF([.G12]=[.J12];&quot;&quot;;&quot;!=&quot;)">
            <text:p/>
          </table:table-cell>
          <table:table-cell/>
          <table:table-cell table:style-name="ce121" office:value-type="string" calcext:value-type="string" table:number-columns-spanned="1" table:number-rows-spanned="3">
            <text:p>PTR2</text:p>
          </table:table-cell>
          <table:table-cell table:style-name="ce129" office:value-type="string" calcext:value-type="string">
            <text:p>tDINIT2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table:formula="of:=200*1000" office:value-type="float" office:value="200000" calcext:value-type="float">
            <text:p>200000</text:p>
          </table:table-cell>
          <table:table-cell table:style-name="ce135" table:formula="of:=ROUNDUP([PUB.Q12]/tCK)" office:value-type="float" office:value="104000" calcext:value-type="float">
            <text:p>104000</text:p>
          </table:table-cell>
          <table:table-cell table:style-name="ce143" table:formula="of:=&quot;0x&quot;&amp;DEC2HEX([PUB.R12]*POWER(2;[PUB.O12])+[PUB.R13]*POWER(2;[PUB.O13])+[PUB.R14]*POWER(2;[PUB.O14]);8)" office:value-type="string" office:string-value="0x04119640" calcext:value-type="string" table:number-columns-spanned="1" table:number-rows-spanned="3">
            <text:p>0x04119640</text:p>
          </table:table-cell>
          <table:table-cell table:style-name="ce143" office:value-type="float" office:value="4119640" calcext:value-type="float" table:number-columns-spanned="1" table:number-rows-spanned="3">
            <text:p>4119640</text:p>
          </table:table-cell>
          <table:table-cell table:style-name="ce149" table:formula="of:=BITRSHIFT(BITAND (HEX2DEC([.$T$12]);(POWER(2;[PUB.P12]+1)-1-(POWER(2;[PUB.O12])-1)));[.O12])" office:value-type="float" office:value="104000" calcext:value-type="float">
            <text:p>104000</text:p>
          </table:table-cell>
          <table:table-cell table:formula="of:=IF([.R12]=[.U12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CALS</text:p>
          </table:table-cell>
          <table:table-cell table:style-name="ce98" table:formula="of:=[PUB.E12]+1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covered-table-cell table:style-name="ce113"/>
          <table:covered-table-cell table:style-name="Default"/>
          <table:table-cell table:formula="of:=BITRSHIFT(BITAND (HEX2DEC([.$I$12]);(POWER(2;[PUB.E13]+1)-1-(POWER(2;[PUB.D13])-1)));[.D13])" office:value-type="float" office:value="15" calcext:value-type="float">
            <text:p>15</text:p>
          </table:table-cell>
          <table:table-cell table:formula="of:=IF([.G13]=[.J13];&quot;&quot;;&quot;!=&quot;)">
            <text:p/>
          </table:table-cell>
          <table:table-cell/>
          <table:covered-table-cell table:style-name="ce122"/>
          <table:table-cell table:style-name="ce129" office:value-type="string" calcext:value-type="string">
            <text:p>tDINIT3</text:p>
          </table:table-cell>
          <table:table-cell table:style-name="ce129" table:formula="of:=[PUB.P12]+1" office:value-type="float" office:value="17" calcext:value-type="float">
            <text:p>17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table:formula="of:=1*1000" office:value-type="float" office:value="1000" calcext:value-type="float">
            <text:p>1000</text:p>
          </table:table-cell>
          <table:table-cell table:style-name="ce129" table:formula="of:=ROUNDUP([PUB.Q13]/tCK)" office:value-type="float" office:value="520" calcext:value-type="float">
            <text:p>520</text:p>
          </table:table-cell>
          <table:covered-table-cell table:number-columns-repeated="2" table:style-name="ce142"/>
          <table:table-cell table:style-name="ce149" table:formula="of:=BITRSHIFT(BITAND (HEX2DEC([.$T$12]);(POWER(2;[PUB.P13]+1)-1-(POWER(2;[PUB.O13])-1)));[.O13])" office:value-type="float" office:value="520" calcext:value-type="float">
            <text:p>520</text:p>
          </table:table-cell>
          <table:table-cell table:formula="of:=IF([.R13]=[.U13];&quot;&quot;;&quot;!=&quot;)">
            <text:p/>
          </table:table-cell>
        </table:table-row>
        <table:table-row table:style-name="ro12">
          <table:table-cell/>
          <table:covered-table-cell table:style-name="ce86"/>
          <table:table-cell table:style-name="ce98" office:value-type="string" calcext:value-type="string">
            <text:p>tCALH</text:p>
          </table:table-cell>
          <table:table-cell table:style-name="ce98" table:formula="of:=[PUB.E13]+1" office:value-type="float" office:value="10" calcext:value-type="float">
            <text:p>10</text:p>
          </table:table-cell>
          <table:table-cell table:style-name="ce98" office:value-type="float" office:value="14" calcext:value-type="float">
            <text:p>14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covered-table-cell table:style-name="ce113"/>
          <table:covered-table-cell table:style-name="Default"/>
          <table:table-cell table:formula="of:=BITRSHIFT(BITAND (HEX2DEC([.$I$12]);(POWER(2;[PUB.E14]+1)-1-(POWER(2;[PUB.D14])-1)));[.D14])" office:value-type="float" office:value="15" calcext:value-type="float">
            <text:p>15</text:p>
          </table:table-cell>
          <table:table-cell table:formula="of:=IF([.G14]=[.J14];&quot;&quot;;&quot;!=&quot;)">
            <text:p/>
          </table:table-cell>
          <table:table-cell/>
          <table:covered-table-cell table:style-name="ce122"/>
          <table:table-cell table:style-name="ce129" office:value-type="string" calcext:value-type="string">
            <text:p>reserved</text:p>
          </table:table-cell>
          <table:table-cell table:style-name="ce129" table:formula="of:=[PUB.P13]+1" office:value-type="float" office:value="27" calcext:value-type="float">
            <text:p>27</text:p>
          </table:table-cell>
          <table:table-cell table:style-name="ce129" office:value-type="float" office:value="31" calcext:value-type="float">
            <text:p>31</text:p>
          </table:table-cell>
          <table:table-cell table:style-name="ce129"/>
          <table:table-cell table:style-name="ce129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12]);(POWER(2;[PUB.P14]+1)-1-(POWER(2;[PUB.O14])-1)));[.O14])" office:value-type="float" office:value="0" calcext:value-type="float">
            <text:p>0</text:p>
          </table:table-cell>
          <table:table-cell table:formula="of:=IF([.R14]=[.U14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WLDLYS</text:p>
          </table:table-cell>
          <table:table-cell table:style-name="ce98" table:formula="of:=[PUB.E14]+1" office:value-type="float" office:value="15" calcext:value-type="float">
            <text:p>15</text:p>
          </table:table-cell>
          <table:table-cell table:style-name="ce98" office:value-type="float" office:value="19" calcext:value-type="float">
            <text:p>19</text:p>
          </table:table-cell>
          <table:table-cell table:style-name="ce98"/>
          <table:table-cell table:style-name="ce98" office:value-type="float" office:value="16" calcext:value-type="float">
            <text:p>16</text:p>
          </table:table-cell>
          <table:covered-table-cell table:style-name="ce113"/>
          <table:covered-table-cell table:style-name="Default"/>
          <table:table-cell table:formula="of:=BITRSHIFT(BITAND (HEX2DEC([.$I$12]);(POWER(2;[PUB.E15]+1)-1-(POWER(2;[PUB.D15])-1)));[.D15])" office:value-type="float" office:value="16" calcext:value-type="float">
            <text:p>16</text:p>
          </table:table-cell>
          <table:table-cell table:formula="of:=IF([.G15]=[.J15];&quot;&quot;;&quot;!=&quot;)">
            <text:p/>
          </table:table-cell>
          <table:table-cell/>
          <table:table-cell table:style-name="ce87" office:value-type="string" calcext:value-type="string" table:number-columns-spanned="1" table:number-rows-spanned="9">
            <text:p>DTPR0</text:p>
          </table:table-cell>
          <table:table-cell table:style-name="ce99" office:value-type="string" calcext:value-type="string">
            <text:p>tMRD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table:formula="of:=ROUNDUP(tMRD/tCK)-4" office:value-type="float" office:value="0" calcext:value-type="float">
            <text:p>0</text:p>
          </table:table-cell>
          <table:table-cell table:formula="of:=&quot;0x&quot;&amp;DEC2HEX([PUB.R15]*POWER(2;[PUB.O15])+[PUB.R16]*POWER(2;[PUB.O16])+[PUB.R17]*POWER(2;[PUB.O17])+[PUB.R18]*POWER(2;[PUB.O18])+[PUB.R19]*POWER(2;[PUB.O19])+[PUB.R20]*POWER(2;[PUB.O20])+[PUB.R21]*POWER(2;[PUB.O21])+[PUB.R22]*POWER(2;[PUB.O22])+[PUB.R23]*POWER(2;[PUB.O23]);8)" office:value-type="string" office:string-value="0xB2928898" calcext:value-type="string" table:number-columns-spanned="1" table:number-rows-spanned="9">
            <text:p>0xB2928898</text:p>
          </table:table-cell>
          <table:table-cell office:value-type="string" calcext:value-type="string" table:number-columns-spanned="1" table:number-rows-spanned="9">
            <text:p>B2928898</text:p>
          </table:table-cell>
          <table:table-cell table:formula="of:=BITRSHIFT(BITAND (HEX2DEC([.$T$15]);(POWER(2;[PUB.P15]+1)-1-(POWER(2;[PUB.O15])-1)));[.O15])" office:value-type="float" office:value="0" calcext:value-type="float">
            <text:p>0</text:p>
          </table:table-cell>
          <table:table-cell table:formula="of:=IF([.R15]=[.U15];&quot;&quot;;&quot;!=&quot;)">
            <text:p/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2">
            <text:p>PTR3</text:p>
          </table:table-cell>
          <table:table-cell office:value-type="string" calcext:value-type="string">
            <text:p>tDINIT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" calcext:value-type="float">
            <text:p>19</text:p>
          </table:table-cell>
          <table:table-cell table:style-name="ce99" office:value-type="float" office:value="500000" calcext:value-type="float">
            <text:p>500000</text:p>
          </table:table-cell>
          <table:table-cell table:style-name="ce109" table:formula="of:=ROUNDUP([PUB.F16]/tCK)" office:value-type="float" office:value="260000" calcext:value-type="float">
            <text:p>260000</text:p>
          </table:table-cell>
          <table:table-cell table:formula="of:=&quot;0x&quot;&amp;DEC2HEX([PUB.G16]*POWER(2;[PUB.D16])+[PUB.G17]*POWER(2;[PUB.D17]);8)" office:value-type="string" office:string-value="0x08D3F7A0" calcext:value-type="string" table:number-columns-spanned="1" table:number-rows-spanned="2">
            <text:p>0x08D3F7A0</text:p>
          </table:table-cell>
          <table:table-cell office:value-type="string" calcext:value-type="string" table:number-columns-spanned="1" table:number-rows-spanned="2">
            <text:p>0B350910</text:p>
          </table:table-cell>
          <table:table-cell table:style-name="ce119" table:formula="of:=BITRSHIFT(BITAND (HEX2DEC([.$I$16]);(POWER(2;[PUB.E16]+1)-1-(POWER(2;[PUB.D16])-1)));[.D16])" office:value-type="float" office:value="330000" calcext:value-type="float">
            <text:p>330000</text:p>
          </table:table-cell>
          <table:table-cell table:formula="of:=IF([.G16]=[.J16];&quot;&quot;;&quot;!=&quot;)" office:value-type="string" office:string-value="!=" calcext:value-type="string">
            <text:p>!=</text:p>
          </table:table-cell>
          <table:table-cell/>
          <table:covered-table-cell table:style-name="ce89"/>
          <table:table-cell table:style-name="ce99" office:value-type="string" calcext:value-type="string">
            <text:p>tRTP</text:p>
          </table:table-cell>
          <table:table-cell table:style-name="ce99" table:formula="of:=[PUB.P15]+1" office:value-type="float" office:value="2" calcext:value-type="float">
            <text:p>2</text:p>
          </table:table-cell>
          <table:table-cell table:style-name="ce99" office:value-type="float" office:value="4" calcext:value-type="float">
            <text:p>4</text:p>
          </table:table-cell>
          <table:table-cell table:style-name="ce99"/>
          <table:table-cell table:style-name="ce136" table:formula="of:=ROUND(AL+BL/2+MAX(tRTP/tCK;2)-2)" office:value-type="float" office:value="6" calcext:value-type="float">
            <text:p>6</text:p>
          </table:table-cell>
          <table:covered-table-cell table:number-columns-repeated="2"/>
          <table:table-cell table:formula="of:=BITRSHIFT(BITAND (HEX2DEC([.$T$15]);(POWER(2;[PUB.P16]+1)-1-(POWER(2;[PUB.O16])-1)));[.O16])" office:value-type="float" office:value="6" calcext:value-type="float">
            <text:p>6</text:p>
          </table:table-cell>
          <table:table-cell table:formula="of:=IF([.R16]=[.U16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DINIT1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28" calcext:value-type="float">
            <text:p>28</text:p>
          </table:table-cell>
          <table:table-cell table:style-name="ce99" table:formula="of:=IF(size=&quot;1Gb&quot;;trfc1g; IF(size=&quot;2Gb&quot;; tRFC2Gb; IF(size=&quot;4Gb&quot;; tRFC4Gb; IF(size=&quot;8Gb&quot;; tRFC8Gb))))" office:value-type="float" office:value="260" calcext:value-type="float">
            <text:p>260</text:p>
          </table:table-cell>
          <table:table-cell table:style-name="ce99" table:formula="of:=MAX(ROUNDUP((ROUNDUP(IF(size=&quot;1Gb&quot;;(trfc1g+10)/tCK; IF(size=&quot;2Gb&quot;; (tRFC2Gb+10)/tCK; IF(size=&quot;4Gb&quot;; (tRFC4Gb+10)/tCK; IF(size=&quot;8Gb&quot;; (tRFC8Gb+10)/tCK))))));5))" office:value-type="float" office:value="141" calcext:value-type="float">
            <text:p>141</text:p>
          </table:table-cell>
          <table:covered-table-cell/>
          <table:covered-table-cell table:style-name="Default"/>
          <table:table-cell table:style-name="ce119" table:formula="of:=BITRSHIFT(BITAND (HEX2DEC([.$I$16]);(POWER(2;[PUB.E17]+1)-1-(POWER(2;[PUB.D17])-1)));[.D17])" office:value-type="float" office:value="179" calcext:value-type="float">
            <text:p>179</text:p>
          </table:table-cell>
          <table:table-cell table:formula="of:=IF([.G17]=[.J17];&quot;&quot;;&quot;!=&quot;)" office:value-type="string" office:string-value="!=" calcext:value-type="string">
            <text:p>!=</text:p>
          </table:table-cell>
          <table:table-cell/>
          <table:covered-table-cell table:style-name="ce89"/>
          <table:table-cell table:style-name="ce99" office:value-type="string" calcext:value-type="string">
            <text:p>tWTR</text:p>
          </table:table-cell>
          <table:table-cell table:style-name="ce99" table:formula="of:=[PUB.P16]+1" office:value-type="float" office:value="5" calcext:value-type="float">
            <text:p>5</text:p>
          </table:table-cell>
          <table:table-cell table:style-name="ce99" office:value-type="float" office:value="7" calcext:value-type="float">
            <text:p>7</text:p>
          </table:table-cell>
          <table:table-cell table:style-name="ce99"/>
          <table:table-cell table:style-name="ce136" table:formula="of:=ROUNDUP(tWTR/tCK)" office:value-type="float" office:value="4" calcext:value-type="float">
            <text:p>4</text:p>
          </table:table-cell>
          <table:covered-table-cell table:number-columns-repeated="2"/>
          <table:table-cell table:formula="of:=BITRSHIFT(BITAND (HEX2DEC([.$T$15]);(POWER(2;[PUB.P17]+1)-1-(POWER(2;[PUB.O17])-1)));[.O17])" office:value-type="float" office:value="4" calcext:value-type="float">
            <text:p>4</text:p>
          </table:table-cell>
          <table:table-cell table:formula="of:=IF([.R17]=[.U17];&quot;&quot;;&quot;!=&quot;)">
            <text:p/>
          </table:table-cell>
        </table:table-row>
        <table:table-row table:style-name="ro1">
          <table:table-cell/>
          <table:table-cell table:style-name="ce85" office:value-type="string" calcext:value-type="string" table:number-columns-spanned="1" table:number-rows-spanned="2">
            <text:p>PTR4</text:p>
          </table:table-cell>
          <table:table-cell table:style-name="ce98" office:value-type="string" calcext:value-type="string">
            <text:p>tDINIT2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00000" calcext:value-type="float">
            <text:p>200000</text:p>
          </table:table-cell>
          <table:table-cell table:style-name="ce98" table:formula="of:=[.F18]/tCK" office:value-type="float" office:value="104000" calcext:value-type="float">
            <text:p>104000</text:p>
          </table:table-cell>
          <table:table-cell table:style-name="ce116" table:formula="of:=&quot;0x&quot;&amp;DEC2HEX([PUB.G18]*POWER(2;[PUB.D18])+[PUB.G19]*POWER(2;[PUB.D19]);8)" office:value-type="string" office:string-value="0x08219640" calcext:value-type="string" table:number-columns-spanned="1" table:number-rows-spanned="2">
            <text:p>0x08219640</text:p>
          </table:table-cell>
          <table:table-cell table:style-name="ce116" office:value-type="string" calcext:value-type="string" table:number-columns-spanned="1" table:number-rows-spanned="2">
            <text:p>A5203A0</text:p>
          </table:table-cell>
          <table:table-cell table:formula="of:=BITRSHIFT(BITAND (HEX2DEC([.$I$18]);(POWER(2;[PUB.E18]+1)-1-(POWER(2;[PUB.D18])-1)));[.D18])" office:value-type="float" office:value="132000" calcext:value-type="float">
            <text:p>132000</text:p>
          </table:table-cell>
          <table:table-cell table:formula="of:=IF([.G18]=[.J18];&quot;&quot;;&quot;!=&quot;)" office:value-type="string" office:string-value="!=" calcext:value-type="string">
            <text:p>!=</text:p>
          </table:table-cell>
          <table:table-cell/>
          <table:covered-table-cell table:style-name="ce89"/>
          <table:table-cell table:style-name="ce99" office:value-type="string" calcext:value-type="string">
            <text:p>tRP</text:p>
          </table:table-cell>
          <table:table-cell table:style-name="ce99" table:formula="of:=[PUB.P17]+1" office:value-type="float" office:value="8" calcext:value-type="float">
            <text:p>8</text:p>
          </table:table-cell>
          <table:table-cell table:style-name="ce99" office:value-type="float" office:value="11" calcext:value-type="float">
            <text:p>11</text:p>
          </table:table-cell>
          <table:table-cell table:style-name="ce99"/>
          <table:table-cell table:style-name="ce136" table:formula="of:=ROUNDUP(tRP/tCK)" office:value-type="float" office:value="8" calcext:value-type="float">
            <text:p>8</text:p>
          </table:table-cell>
          <table:covered-table-cell table:number-columns-repeated="2"/>
          <table:table-cell table:formula="of:=BITRSHIFT(BITAND (HEX2DEC([.$T$15]);(POWER(2;[PUB.P18]+1)-1-(POWER(2;[PUB.O18])-1)));[.O18])" office:value-type="float" office:value="8" calcext:value-type="float">
            <text:p>8</text:p>
          </table:table-cell>
          <table:table-cell table:formula="of:=IF([.R18]=[.U18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DINIT3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formula="of:=[.F19]/tCK" office:value-type="float" office:value="520" calcext:value-type="float">
            <text:p>520</text:p>
          </table:table-cell>
          <table:covered-table-cell table:number-columns-repeated="2" table:style-name="ce113"/>
          <table:table-cell table:formula="of:=BITRSHIFT(BITAND (HEX2DEC([.$I$18]);(POWER(2;[PUB.E19]+1)-1-(POWER(2;[PUB.D19])-1)));[.D19])" office:value-type="float" office:value="660" calcext:value-type="float">
            <text:p>660</text:p>
          </table:table-cell>
          <table:table-cell table:formula="of:=IF([.G19]=[.J19];&quot;&quot;;&quot;!=&quot;)" office:value-type="string" office:string-value="!=" calcext:value-type="string">
            <text:p>!=</text:p>
          </table:table-cell>
          <table:table-cell/>
          <table:covered-table-cell table:style-name="ce89"/>
          <table:table-cell table:style-name="ce99" office:value-type="string" calcext:value-type="string">
            <text:p>tRCD</text:p>
          </table:table-cell>
          <table:table-cell table:style-name="ce99" table:formula="of:=[PUB.P18]+1" office:value-type="float" office:value="12" calcext:value-type="float">
            <text:p>12</text:p>
          </table:table-cell>
          <table:table-cell table:style-name="ce99" office:value-type="float" office:value="15" calcext:value-type="float">
            <text:p>15</text:p>
          </table:table-cell>
          <table:table-cell table:style-name="ce99"/>
          <table:table-cell table:style-name="ce136" table:formula="of:=ROUNDUP(tRCD/tCK)" office:value-type="float" office:value="8" calcext:value-type="float">
            <text:p>8</text:p>
          </table:table-cell>
          <table:covered-table-cell table:number-columns-repeated="2"/>
          <table:table-cell table:formula="of:=BITRSHIFT(BITAND (HEX2DEC([.$T$15]);(POWER(2;[PUB.P19]+1)-1-(POWER(2;[PUB.O19])-1)));[.O19])" office:value-type="float" office:value="8" calcext:value-type="float">
            <text:p>8</text:p>
          </table:table-cell>
          <table:table-cell table:formula="of:=IF([.R19]=[.U19];&quot;&quot;;&quot;!=&quot;)">
            <text:p/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7">
            <text:p>DTPR0</text:p>
          </table:table-cell>
          <table:table-cell office:value-type="string" calcext:value-type="string">
            <text:p>tRTP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3" calcext:value-type="float">
            <text:p>3</text:p>
          </table:table-cell>
          <table:table-cell table:style-name="ce99"/>
          <table:table-cell table:style-name="ce109" table:formula="of:=ROUND(tRTP/tCK)" office:value-type="float" office:value="4" calcext:value-type="float">
            <text:p>4</text:p>
          </table:table-cell>
          <table:table-cell table:formula="of:=&quot;0x&quot;&amp;DEC2HEX([PUB.G20]*POWER(2;[PUB.D20])+[PUB.G21]*POWER(2;[PUB.D21])+[PUB.G22]*POWER(2;[PUB.D22])+[PUB.G23]*POWER(2;[PUB.D23])+[PUB.G24]*POWER(2;[PUB.D24])+[PUB.G25]*POWER(2;[PUB.D25])+[PUB.G26]*POWER(2;[PUB.D26]);8)" office:value-type="string" office:string-value="0x65127744" calcext:value-type="string" table:number-columns-spanned="1" table:number-rows-spanned="7">
            <text:p>0x65127744</text:p>
          </table:table-cell>
          <table:table-cell office:value-type="float" office:value="85579955" calcext:value-type="float" table:number-columns-spanned="1" table:number-rows-spanned="7">
            <text:p>85579955</text:p>
          </table:table-cell>
          <table:table-cell table:style-name="ce119" table:formula="of:=BITRSHIFT(BITAND (HEX2DEC([.$I$20]);(POWER(2;[PUB.E20]+1)-1-(POWER(2;[PUB.D20])-1)));[.D20])" office:value-type="float" office:value="5" calcext:value-type="float">
            <text:p>5</text:p>
          </table:table-cell>
          <table:table-cell table:formula="of:=IF([.G20]=[.J20];&quot;&quot;;&quot;!=&quot;)" office:value-type="string" office:string-value="!=" calcext:value-type="string">
            <text:p>!=</text:p>
          </table:table-cell>
          <table:table-cell/>
          <table:covered-table-cell table:style-name="ce89"/>
          <table:table-cell table:style-name="ce99" office:value-type="string" calcext:value-type="string">
            <text:p>tRAS</text:p>
          </table:table-cell>
          <table:table-cell table:style-name="ce99" table:formula="of:=[PUB.P19]+1" office:value-type="float" office:value="16" calcext:value-type="float">
            <text:p>16</text:p>
          </table:table-cell>
          <table:table-cell table:style-name="ce99" office:value-type="float" office:value="20" calcext:value-type="float">
            <text:p>20</text:p>
          </table:table-cell>
          <table:table-cell table:style-name="ce99"/>
          <table:table-cell table:style-name="ce99" table:formula="of:=ROUNDUP(tRAS/tCK)" office:value-type="float" office:value="18" calcext:value-type="float">
            <text:p>18</text:p>
          </table:table-cell>
          <table:covered-table-cell table:number-columns-repeated="2"/>
          <table:table-cell table:formula="of:=BITRSHIFT(BITAND (HEX2DEC([.$T$15]);(POWER(2;[PUB.P20]+1)-1-(POWER(2;[PUB.O20])-1)));[.O20])" office:value-type="float" office:value="18" calcext:value-type="float">
            <text:p>18</text:p>
          </table:table-cell>
          <table:table-cell table:formula="of:=IF([.R20]=[.U20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WTR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7" calcext:value-type="float">
            <text:p>7</text:p>
          </table:table-cell>
          <table:table-cell table:style-name="ce99"/>
          <table:table-cell table:style-name="ce99" table:formula="of:=ROUND(tWTR/tCK)" office:value-type="float" office:value="4" calcext:value-type="float">
            <text:p>4</text:p>
          </table:table-cell>
          <table:covered-table-cell table:number-columns-repeated="2"/>
          <table:table-cell table:style-name="ce119" table:formula="of:=BITRSHIFT(BITAND (HEX2DEC([.$I$20]);(POWER(2;[PUB.E21]+1)-1-(POWER(2;[PUB.D21])-1)));[.D21])" office:value-type="float" office:value="5" calcext:value-type="float">
            <text:p>5</text:p>
          </table:table-cell>
          <table:table-cell table:formula="of:=IF([.G21]=[.J21];&quot;&quot;;&quot;!=&quot;)" office:value-type="string" office:string-value="!=" calcext:value-type="string">
            <text:p>!=</text:p>
          </table:table-cell>
          <table:table-cell/>
          <table:covered-table-cell table:style-name="ce89"/>
          <table:table-cell table:style-name="ce99" office:value-type="string" calcext:value-type="string">
            <text:p>tRRD</text:p>
          </table:table-cell>
          <table:table-cell table:style-name="ce99" table:formula="of:=[PUB.P20]+1" office:value-type="float" office:value="21" calcext:value-type="float">
            <text:p>21</text:p>
          </table:table-cell>
          <table:table-cell table:style-name="ce99" office:value-type="float" office:value="24" calcext:value-type="float">
            <text:p>24</text:p>
          </table:table-cell>
          <table:table-cell table:style-name="ce99"/>
          <table:table-cell table:style-name="ce137" table:formula="of:=IF(PAGE_SIZE=&quot;1KB&quot;;ROUNDUP(tRRD1KB/tCK);ROUNDUP(tRRD2KB/tCK))" office:value-type="float" office:value="4" calcext:value-type="float">
            <text:p>4</text:p>
          </table:table-cell>
          <table:covered-table-cell table:number-columns-repeated="2"/>
          <table:table-cell table:formula="of:=BITRSHIFT(BITAND (HEX2DEC([.$T$15]);(POWER(2;[PUB.P21]+1)-1-(POWER(2;[PUB.O21])-1)));[.O21])" office:value-type="float" office:value="4" calcext:value-type="float">
            <text:p>4</text:p>
          </table:table-cell>
          <table:table-cell table:formula="of:=IF([.R21]=[.U21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P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11" calcext:value-type="float">
            <text:p>11</text:p>
          </table:table-cell>
          <table:table-cell table:style-name="ce99"/>
          <table:table-cell table:style-name="ce99" table:formula="of:=ROUND(tRP/tCK)" office:value-type="float" office:value="7" calcext:value-type="float">
            <text:p>7</text:p>
          </table:table-cell>
          <table:covered-table-cell table:number-columns-repeated="2"/>
          <table:table-cell table:style-name="ce119" table:formula="of:=BITRSHIFT(BITAND (HEX2DEC([.$I$20]);(POWER(2;[PUB.E22]+1)-1-(POWER(2;[PUB.D22])-1)));[.D22])" office:value-type="float" office:value="9" calcext:value-type="float">
            <text:p>9</text:p>
          </table:table-cell>
          <table:table-cell table:formula="of:=IF([.G22]=[.J22];&quot;&quot;;&quot;!=&quot;)" office:value-type="string" office:string-value="!=" calcext:value-type="string">
            <text:p>!=</text:p>
          </table:table-cell>
          <table:table-cell/>
          <table:covered-table-cell table:style-name="ce87"/>
          <table:table-cell table:style-name="ce99" office:value-type="string" calcext:value-type="string">
            <text:p>tRC</text:p>
          </table:table-cell>
          <table:table-cell table:style-name="ce99" table:formula="of:=[PUB.P21]+1" office:value-type="float" office:value="25" calcext:value-type="float">
            <text:p>25</text:p>
          </table:table-cell>
          <table:table-cell table:style-name="ce99" office:value-type="float" office:value="30" calcext:value-type="float">
            <text:p>30</text:p>
          </table:table-cell>
          <table:table-cell table:style-name="ce99"/>
          <table:table-cell table:style-name="ce99" table:formula="of:=ROUND(tRC/tCK)" office:value-type="float" office:value="25" calcext:value-type="float">
            <text:p>25</text:p>
          </table:table-cell>
          <table:covered-table-cell table:number-columns-repeated="2" table:style-name="ce144"/>
          <table:table-cell table:formula="of:=BITRSHIFT(BITAND (HEX2DEC([.$T$15]);(POWER(2;[PUB.P22]+1)-1-(POWER(2;[PUB.O22])-1)));[.O22])" office:value-type="float" office:value="25" calcext:value-type="float">
            <text:p>25</text:p>
          </table:table-cell>
          <table:table-cell table:formula="of:=IF([.R22]=[.U22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CD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5" calcext:value-type="float">
            <text:p>15</text:p>
          </table:table-cell>
          <table:table-cell table:style-name="ce99"/>
          <table:table-cell table:style-name="ce99" table:formula="of:=ROUND(tRCD/tCK)" office:value-type="float" office:value="7" calcext:value-type="float">
            <text:p>7</text:p>
          </table:table-cell>
          <table:covered-table-cell table:number-columns-repeated="2"/>
          <table:table-cell table:style-name="ce119" table:formula="of:=BITRSHIFT(BITAND (HEX2DEC([.$I$20]);(POWER(2;[PUB.E23]+1)-1-(POWER(2;[PUB.D23])-1)));[.D23])" office:value-type="float" office:value="9" calcext:value-type="float">
            <text:p>9</text:p>
          </table:table-cell>
          <table:table-cell table:formula="of:=IF([.G23]=[.J23];&quot;&quot;;&quot;!=&quot;)" office:value-type="string" office:string-value="!=" calcext:value-type="string">
            <text:p>!=</text:p>
          </table:table-cell>
          <table:table-cell/>
          <table:covered-table-cell table:style-name="ce89"/>
          <table:table-cell table:style-name="ce99" office:value-type="string" calcext:value-type="string">
            <text:p>tCCD</text:p>
          </table:table-cell>
          <table:table-cell table:style-name="ce99" table:formula="of:=[PUB.P22]+1" office:value-type="float" office:value="31" calcext:value-type="float">
            <text:p>31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table:formula="of:=1" office:value-type="float" office:value="1" calcext:value-type="float">
            <text:p>1</text:p>
          </table:table-cell>
          <table:covered-table-cell table:number-columns-repeated="2"/>
          <table:table-cell table:formula="of:=BITRSHIFT(BITAND (HEX2DEC([.$T$15]);(POWER(2;[PUB.P23]+1)-1-(POWER(2;[PUB.O23])-1)));[.O23])" office:value-type="float" office:value="1" calcext:value-type="float">
            <text:p>1</text:p>
          </table:table-cell>
          <table:table-cell table:formula="of:=IF([.R23]=[.U23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AS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21" calcext:value-type="float">
            <text:p>21</text:p>
          </table:table-cell>
          <table:table-cell table:style-name="ce99"/>
          <table:table-cell table:style-name="ce99" table:formula="of:=ROUND(tRAS/tCK)" office:value-type="float" office:value="18" calcext:value-type="float">
            <text:p>18</text:p>
          </table:table-cell>
          <table:covered-table-cell table:number-columns-repeated="2"/>
          <table:table-cell table:style-name="ce119" table:formula="of:=BITRSHIFT(BITAND (HEX2DEC([.$I$20]);(POWER(2;[PUB.E24]+1)-1-(POWER(2;[PUB.D24])-1)));[.D24])" office:value-type="float" office:value="23" calcext:value-type="float">
            <text:p>23</text:p>
          </table:table-cell>
          <table:table-cell table:formula="of:=IF([.G24]=[.J24];&quot;&quot;;&quot;!=&quot;)" office:value-type="string" office:string-value="!=" calcext:value-type="string">
            <text:p>!=</text:p>
          </table:table-cell>
          <table:table-cell/>
          <table:table-cell table:style-name="ce123" office:value-type="string" calcext:value-type="string" table:number-columns-spanned="1" table:number-rows-spanned="10">
            <text:p>DTPR1</text:p>
          </table:table-cell>
          <table:table-cell table:style-name="ce130" office:value-type="string" calcext:value-type="string">
            <text:p>tAOND/tAOFD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table-cell table:style-name="ce145" table:formula="of:=&quot;0x&quot;&amp;DEC2HEX([PUB.R24]*POWER(2;[PUB.O24])+[PUB.R25]*POWER(2;[PUB.O25])+[PUB.R26]*POWER(2;[PUB.O26])+[PUB.R27]*POWER(2;[PUB.O27])+[PUB.R28]*POWER(2;[PUB.O28])+[PUB.R29]*POWER(2;[PUB.O29])+[PUB.R30]*POWER(2;[PUB.O30])+[PUB.R31]*POWER(2;[PUB.O31])+[PUB.R32]*POWER(2;[PUB.O32])+[PUB.R33]*POWER(2;[PUB.O33]);8)" office:value-type="string" office:string-value="0x00870090" calcext:value-type="string" table:number-columns-spanned="1" table:number-rows-spanned="10">
            <text:p>0x00870090</text:p>
          </table:table-cell>
          <table:table-cell table:style-name="ce145" office:value-type="float" office:value="870090" calcext:value-type="float" table:number-columns-spanned="1" table:number-rows-spanned="10">
            <text:p>870090</text:p>
          </table:table-cell>
          <table:table-cell table:style-name="ce149" table:formula="of:=BITRSHIFT(BITAND (HEX2DEC([.$T$24]);(POWER(2;[PUB.P24]+1)-1-(POWER(2;[PUB.O24])-1)));[.O24])" office:value-type="float" office:value="0" calcext:value-type="float">
            <text:p>0</text:p>
          </table:table-cell>
          <table:table-cell table:formula="of:=IF([.R24]=[.U24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RD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25" calcext:value-type="float">
            <text:p>25</text:p>
          </table:table-cell>
          <table:table-cell table:style-name="ce99"/>
          <table:table-cell table:style-name="ce109" table:formula="of:=IF(PAGE_SIZE=&quot;1KB&quot;;ROUND(tRRD1KB/tCK);ROUND(tRRD2KB/tCK))" office:value-type="float" office:value="4" calcext:value-type="float">
            <text:p>4</text:p>
          </table:table-cell>
          <table:covered-table-cell table:number-columns-repeated="2"/>
          <table:table-cell table:style-name="ce119" table:formula="of:=BITRSHIFT(BITAND (HEX2DEC([.$I$20]);(POWER(2;[PUB.E25]+1)-1-(POWER(2;[PUB.D25])-1)));[.D25])" office:value-type="float" office:value="5" calcext:value-type="float">
            <text:p>5</text:p>
          </table:table-cell>
          <table:table-cell table:formula="of:=IF([.G25]=[.J25];&quot;&quot;;&quot;!=&quot;)" office:value-type="string" office:string-value="!=" calcext:value-type="string">
            <text:p>!=</text:p>
          </table:table-cell>
          <table:table-cell/>
          <table:covered-table-cell table:style-name="ce124"/>
          <table:table-cell table:style-name="ce130" office:value-type="string" calcext:value-type="string">
            <text:p>tRTW</text:p>
          </table:table-cell>
          <table:table-cell table:style-name="ce130" table:formula="of:=[PUB.P24]+1" office:value-type="float" office:value="2" calcext:value-type="float">
            <text:p>2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25]+1)-1-(POWER(2;[PUB.O25])-1)));[.O25])" office:value-type="float" office:value="0" calcext:value-type="float">
            <text:p>0</text:p>
          </table:table-cell>
          <table:table-cell table:formula="of:=IF([.R25]=[.U25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C</text:p>
          </table:table-cell>
          <table:table-cell table:style-name="ce99" office:value-type="float" office:value="26" calcext:value-type="float">
            <text:p>26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table:formula="of:=ROUNDUP(tRC/tCK)" office:value-type="float" office:value="25" calcext:value-type="float">
            <text:p>25</text:p>
          </table:table-cell>
          <table:covered-table-cell table:number-columns-repeated="2"/>
          <table:table-cell table:style-name="ce119" table:formula="of:=BITRSHIFT(BITAND (HEX2DEC([.$I$20]);(POWER(2;[PUB.E26]+1)-1-(POWER(2;[PUB.D26])-1)));[.D26])" office:value-type="float" office:value="33" calcext:value-type="float">
            <text:p>33</text:p>
          </table:table-cell>
          <table:table-cell table:formula="of:=IF([.G26]=[.J26];&quot;&quot;;&quot;!=&quot;)" office:value-type="string" office:string-value="!=" calcext:value-type="string">
            <text:p>!=</text:p>
          </table:table-cell>
          <table:table-cell/>
          <table:covered-table-cell table:style-name="ce124"/>
          <table:table-cell table:style-name="ce130" office:value-type="string" calcext:value-type="string">
            <text:p>tFAW</text:p>
          </table:table-cell>
          <table:table-cell table:style-name="ce130" table:formula="of:=[PUB.P25]+1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table:style-name="ce130"/>
          <table:table-cell table:style-name="ce130" table:formula="of:=IF (PAGE_SIZE=&quot;1KB&quot;; ROUND(tFAW1KB/tCK); ROUND(tFAW2KB/tCK))" office:value-type="float" office:value="18" calcext:value-type="float">
            <text:p>18</text:p>
          </table:table-cell>
          <table:covered-table-cell table:number-columns-repeated="2" table:style-name="ce145"/>
          <table:table-cell table:style-name="ce149" table:formula="of:=BITRSHIFT(BITAND (HEX2DEC([.$T$24]);(POWER(2;[PUB.P26]+1)-1-(POWER(2;[PUB.O26])-1)));[.O26])" office:value-type="float" office:value="18" calcext:value-type="float">
            <text:p>18</text:p>
          </table:table-cell>
          <table:table-cell table:formula="of:=IF([.R26]=[.U26];&quot;&quot;;&quot;!=&quot;)">
            <text:p/>
          </table:table-cell>
        </table:table-row>
        <table:table-row table:style-name="ro1">
          <table:table-cell/>
          <table:table-cell table:style-name="ce85" office:value-type="string" calcext:value-type="string" table:number-columns-spanned="1" table:number-rows-spanned="7">
            <text:p>DTPR1</text:p>
          </table:table-cell>
          <table:table-cell table:style-name="ce98" office:value-type="string" calcext:value-type="string">
            <text:p>tMRD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110" table:formula="of:=4-ROUND(tMRD/tCK)" office:value-type="float" office:value="0" calcext:value-type="float">
            <text:p>0</text:p>
          </table:table-cell>
          <table:table-cell table:style-name="ce116" table:formula="of:=&quot;0x&quot;&amp;DEC2HEX([PUB.G27]*POWER(2;[PUB.D27])+[PUB.G28]*POWER(2;[PUB.D28])+[PUB.G29]*POWER(2;[PUB.D29])+[PUB.G30]*POWER(2;[PUB.D30])+[PUB.G31]*POWER(2;[PUB.D31])+[PUB.G32]*POWER(2;[PUB.D32])+[PUB.G33]*POWER(2;[PUB.D33]);8)" office:value-type="string" office:string-value="0x16744260" calcext:value-type="string" table:number-columns-spanned="1" table:number-rows-spanned="7">
            <text:p>0x16744260</text:p>
          </table:table-cell>
          <table:table-cell table:style-name="ce116" office:value-type="string" calcext:value-type="string" table:number-columns-spanned="1" table:number-rows-spanned="7">
            <text:p>1A756360</text:p>
          </table:table-cell>
          <table:table-cell table:formula="of:=BITRSHIFT(BITAND (HEX2DEC([.$I$27]);(POWER(2;[PUB.E27]+1)-1-(POWER(2;[PUB.D27])-1)));[.D27])" office:value-type="float" office:value="0" calcext:value-type="float">
            <text:p>0</text:p>
          </table:table-cell>
          <table:table-cell table:formula="of:=IF([.G27]=[.J27];&quot;&quot;;&quot;!=&quot;)">
            <text:p/>
          </table:table-cell>
          <table:table-cell/>
          <table:covered-table-cell table:style-name="ce124"/>
          <table:table-cell table:style-name="ce130" office:value-type="string" calcext:value-type="string">
            <text:p>tMOD</text:p>
          </table:table-cell>
          <table:table-cell table:style-name="ce130" table:formula="of:=[PUB.P26]+1" office:value-type="float" office:value="9" calcext:value-type="float">
            <text:p>9</text:p>
          </table:table-cell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130" table:formula="of:=IF(ROUNDUP(tMOD/tCK)=15;3;IF(ROUNDUP(tMOD/tCK)=2;14; IF(ROUNDUP(tMOD/tCK)=1; 13; 0)))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27]+1)-1-(POWER(2;[PUB.O27])-1)));[.O27])" office:value-type="float" office:value="0" calcext:value-type="float">
            <text:p>0</text:p>
          </table:table-cell>
          <table:table-cell table:formula="of:=IF([.R27]=[.U27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MOD</text:p>
          </table:table-cell>
          <table:table-cell table:style-name="ce98" table:formula="of:=[PUB.E27]+1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110" table:formula="of:=TRUNC((tMOD/tCK)-12)" office:value-type="float" office:value="-0" calcext:value-type="float">
            <text:p>0</text:p>
          </table:table-cell>
          <table:covered-table-cell table:number-columns-repeated="2" table:style-name="ce113"/>
          <table:table-cell table:formula="of:=BITRSHIFT(BITAND (HEX2DEC([.$I$27]);(POWER(2;[PUB.E28]+1)-1-(POWER(2;[PUB.D28])-1)));[.D28])" office:value-type="float" office:value="0" calcext:value-type="float">
            <text:p>0</text:p>
          </table:table-cell>
          <table:table-cell table:formula="of:=IF([.G28]=[.J28];&quot;&quot;;&quot;!=&quot;)">
            <text:p/>
          </table:table-cell>
          <table:table-cell/>
          <table:covered-table-cell table:style-name="ce124"/>
          <table:table-cell table:style-name="ce130" office:value-type="string" calcext:value-type="string">
            <text:p>tRTODT</text:p>
          </table:table-cell>
          <table:table-cell table:style-name="ce130" table:formula="of:=[PUB.P27]+1" office:value-type="float" office:value="11" calcext:value-type="float">
            <text:p>11</text:p>
          </table:table-cell>
          <table:table-cell table:style-name="ce130" office:value-type="float" office:value="11" calcext:value-type="float">
            <text:p>11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28]+1)-1-(POWER(2;[PUB.O28])-1)));[.O28])" office:value-type="float" office:value="0" calcext:value-type="float">
            <text:p>0</text:p>
          </table:table-cell>
          <table:table-cell table:formula="of:=IF([.R28]=[.U28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FAW</text:p>
          </table:table-cell>
          <table:table-cell table:style-name="ce98" table:formula="of:=[PUB.E28]+1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/>
          <table:table-cell table:style-name="ce111" table:formula="of:=IF(PAGE_SIZE=&quot;1KB&quot;;ROUNDUP(tFAW1KB/tCK);ROUNDUP(tFAW2KB/tCK))" office:value-type="float" office:value="19" calcext:value-type="float">
            <text:p>19</text:p>
          </table:table-cell>
          <table:covered-table-cell table:number-columns-repeated="2" table:style-name="ce113"/>
          <table:table-cell table:formula="of:=BITRSHIFT(BITAND (HEX2DEC([.$I$27]);(POWER(2;[PUB.E29]+1)-1-(POWER(2;[PUB.D29])-1)));[.D29])" office:value-type="float" office:value="27" calcext:value-type="float">
            <text:p>27</text:p>
          </table:table-cell>
          <table:table-cell table:formula="of:=IF([.G29]=[.J29];&quot;&quot;;&quot;!=&quot;)" office:value-type="string" office:string-value="!=" calcext:value-type="string">
            <text:p>!=</text:p>
          </table:table-cell>
          <table:table-cell/>
          <table:covered-table-cell table:style-name="ce123"/>
          <table:table-cell table:style-name="ce130" office:value-type="string" calcext:value-type="string">
            <text:p>reserved</text:p>
          </table:table-cell>
          <table:table-cell table:style-name="ce130" table:formula="of:=[PUB.P28]+1" office:value-type="float" office:value="12" calcext:value-type="float">
            <text:p>12</text:p>
          </table:table-cell>
          <table:table-cell table:style-name="ce130" office:value-type="float" office:value="15" calcext:value-type="float">
            <text:p>15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29]+1)-1-(POWER(2;[PUB.O29])-1)));[.O29])" office:value-type="float" office:value="0" calcext:value-type="float">
            <text:p>0</text:p>
          </table:table-cell>
          <table:table-cell table:formula="of:=IF([.R29]=[.U29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RFC</text:p>
          </table:table-cell>
          <table:table-cell table:style-name="ce98" table:formula="of:=[PUB.E29]+1" office:value-type="float" office:value="11" calcext:value-type="float">
            <text:p>11</text:p>
          </table:table-cell>
          <table:table-cell table:style-name="ce98" office:value-type="float" office:value="19" calcext:value-type="float">
            <text:p>19</text:p>
          </table:table-cell>
          <table:table-cell table:style-name="ce107"/>
          <table:table-cell table:style-name="ce107" table:formula="of:=ROUNDUP(IF(size=&quot;1Gb&quot;;trfc1g/tCK; IF(size=&quot;2Gb&quot;; tRFC2Gb/tCK; IF(size=&quot;4Gb&quot;; tRFC4Gb/tCK; IF(size=&quot;8Gb&quot;; tRFC8Gb/tCK)))))" office:value-type="float" office:value="136" calcext:value-type="float">
            <text:p>136</text:p>
          </table:table-cell>
          <table:covered-table-cell table:number-columns-repeated="2" table:style-name="ce113"/>
          <table:table-cell table:formula="of:=BITRSHIFT(BITAND (HEX2DEC([.$I$27]);(POWER(2;[PUB.E30]+1)-1-(POWER(2;[PUB.D30])-1)));[.D30])" office:value-type="float" office:value="172" calcext:value-type="float">
            <text:p>172</text:p>
          </table:table-cell>
          <table:table-cell table:formula="of:=IF([.G30]=[.J30];&quot;&quot;;&quot;!=&quot;)" office:value-type="string" office:string-value="!=" calcext:value-type="string">
            <text:p>!=</text:p>
          </table:table-cell>
          <table:table-cell/>
          <table:covered-table-cell table:style-name="ce124"/>
          <table:table-cell table:style-name="ce130" office:value-type="string" calcext:value-type="string">
            <text:p>tRFC</text:p>
          </table:table-cell>
          <table:table-cell table:style-name="ce130" table:formula="of:=[PUB.P29]+1" office:value-type="float" office:value="16" calcext:value-type="float">
            <text:p>16</text:p>
          </table:table-cell>
          <table:table-cell table:style-name="ce130" office:value-type="float" office:value="23" calcext:value-type="float">
            <text:p>23</text:p>
          </table:table-cell>
          <table:table-cell table:style-name="ce130"/>
          <table:table-cell table:style-name="ce138" table:formula="of:=ROUND(IF(size=&quot;1Gb&quot;;trfc1g/tCK; IF(size=&quot;2Gb&quot;; tRFC2Gb/tCK; IF(size=&quot;4Gb&quot;; tRFC4Gb/tCK; IF(size=&quot;8Gb&quot;; tRFC8Gb/tCK)))))" office:value-type="float" office:value="135" calcext:value-type="float">
            <text:p>135</text:p>
          </table:table-cell>
          <table:covered-table-cell table:number-columns-repeated="2" table:style-name="ce145"/>
          <table:table-cell table:style-name="ce149" table:formula="of:=BITRSHIFT(BITAND (HEX2DEC([.$T$24]);(POWER(2;[PUB.P30]+1)-1-(POWER(2;[PUB.O30])-1)));[.O30])" office:value-type="float" office:value="135" calcext:value-type="float">
            <text:p>135</text:p>
          </table:table-cell>
          <table:table-cell table:formula="of:=IF([.R30]=[.U30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WLMRD</text:p>
          </table:table-cell>
          <table:table-cell table:style-name="ce98" table:formula="of:=[PUB.E30]+1" office:value-type="float" office:value="20" calcext:value-type="float">
            <text:p>20</text:p>
          </table:table-cell>
          <table:table-cell table:style-name="ce98" office:value-type="float" office:value="25" calcext:value-type="float">
            <text:p>25</text:p>
          </table:table-cell>
          <table:table-cell table:style-name="ce98"/>
          <table:table-cell table:style-name="ce110" table:formula="of:=TRUNC(tWLMRD/tCK)" office:value-type="float" office:value="39" calcext:value-type="float">
            <text:p>39</text:p>
          </table:table-cell>
          <table:covered-table-cell table:number-columns-repeated="2" table:style-name="ce113"/>
          <table:table-cell table:formula="of:=BITRSHIFT(BITAND (HEX2DEC([.$I$27]);(POWER(2;[PUB.E31]+1)-1-(POWER(2;[PUB.D31])-1)));[.D31])" office:value-type="float" office:value="39" calcext:value-type="float">
            <text:p>39</text:p>
          </table:table-cell>
          <table:table-cell table:formula="of:=IF([.G31]=[.J31];&quot;&quot;;&quot;!=&quot;)">
            <text:p/>
          </table:table-cell>
          <table:table-cell/>
          <table:covered-table-cell table:style-name="ce124"/>
          <table:table-cell table:style-name="ce130" office:value-type="string" calcext:value-type="string">
            <text:p>tDQSCKmin</text:p>
          </table:table-cell>
          <table:table-cell table:style-name="ce130" table:formula="of:=[PUB.P30]+1" office:value-type="float" office:value="24" calcext:value-type="float">
            <text:p>24</text:p>
          </table:table-cell>
          <table:table-cell table:style-name="ce130" office:value-type="float" office:value="26" calcext:value-type="float">
            <text:p>26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31]+1)-1-(POWER(2;[PUB.O31])-1)));[.O31])" office:value-type="float" office:value="0" calcext:value-type="float">
            <text:p>0</text:p>
          </table:table-cell>
          <table:table-cell table:formula="of:=IF([.R31]=[.U31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WLO</text:p>
          </table:table-cell>
          <table:table-cell table:style-name="ce98" table:formula="of:=[PUB.E31]+1" office:value-type="float" office:value="26" calcext:value-type="float">
            <text:p>26</text:p>
          </table:table-cell>
          <table:table-cell table:style-name="ce98" office:value-type="float" office:value="29" calcext:value-type="float">
            <text:p>29</text:p>
          </table:table-cell>
          <table:table-cell table:style-name="ce98"/>
          <table:table-cell table:style-name="ce110" table:formula="of:=TRUNC((tWLOmax/tCK)+2)" office:value-type="float" office:value="5" calcext:value-type="float">
            <text:p>5</text:p>
          </table:table-cell>
          <table:covered-table-cell table:number-columns-repeated="2" table:style-name="ce113"/>
          <table:table-cell table:formula="of:=BITRSHIFT(BITAND (HEX2DEC([.$I$27]);(POWER(2;[PUB.E32]+1)-1-(POWER(2;[PUB.D32])-1)));[.D32])" office:value-type="float" office:value="6" calcext:value-type="float">
            <text:p>6</text:p>
          </table:table-cell>
          <table:table-cell table:formula="of:=IF([.G32]=[.J32];&quot;&quot;;&quot;!=&quot;)" office:value-type="string" office:string-value="!=" calcext:value-type="string">
            <text:p>!=</text:p>
          </table:table-cell>
          <table:table-cell/>
          <table:covered-table-cell table:style-name="ce124"/>
          <table:table-cell table:style-name="ce130" office:value-type="string" calcext:value-type="string">
            <text:p>tDQSCKmax</text:p>
          </table:table-cell>
          <table:table-cell table:style-name="ce130" table:formula="of:=[PUB.P31]+1" office:value-type="float" office:value="27" calcext:value-type="float">
            <text:p>27</text:p>
          </table:table-cell>
          <table:table-cell table:style-name="ce130" office:value-type="float" office:value="29" calcext:value-type="float">
            <text:p>29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32]+1)-1-(POWER(2;[PUB.O32])-1)));[.O32])" office:value-type="float" office:value="0" calcext:value-type="float">
            <text:p>0</text:p>
          </table:table-cell>
          <table:table-cell table:formula="of:=IF([.R32]=[.U32];&quot;&quot;;&quot;!=&quot;)">
            <text:p/>
          </table:table-cell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tAOND/tAOFD</text:p>
          </table:table-cell>
          <table:table-cell table:style-name="ce98" table:formula="of:=[PUB.E32]+1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98"/>
          <table:table-cell table:style-name="ce110" table:formula="of:=IF(DDRType=&quot;DDR3&quot;; 0)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27]);(POWER(2;[PUB.E33]+1)-1-(POWER(2;[PUB.D33])-1)));[.D33])" office:value-type="float" office:value="0" calcext:value-type="float">
            <text:p>0</text:p>
          </table:table-cell>
          <table:table-cell table:formula="of:=IF([.G33]=[.J33];&quot;&quot;;&quot;!=&quot;)">
            <text:p/>
          </table:table-cell>
          <table:table-cell/>
          <table:covered-table-cell table:style-name="ce123"/>
          <table:table-cell table:style-name="ce130" office:value-type="string" calcext:value-type="string">
            <text:p>reserved</text:p>
          </table:table-cell>
          <table:table-cell table:style-name="ce130" table:formula="of:=[PUB.P32]+1" office:value-type="float" office:value="30" calcext:value-type="float">
            <text:p>30</text:p>
          </table:table-cell>
          <table:table-cell table:style-name="ce130" office:value-type="float" office:value="31" calcext:value-type="float">
            <text:p>31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covered-table-cell table:number-columns-repeated="2" table:style-name="ce145"/>
          <table:table-cell table:style-name="ce149" table:formula="of:=BITRSHIFT(BITAND (HEX2DEC([.$T$24]);(POWER(2;[PUB.P33]+1)-1-(POWER(2;[PUB.O33])-1)));[.O33])" office:value-type="float" office:value="0" calcext:value-type="float">
            <text:p>0</text:p>
          </table:table-cell>
          <table:table-cell table:formula="of:=IF([.R33]=[.U33];&quot;&quot;;&quot;!=&quot;)">
            <text:p/>
          </table:table-cell>
        </table:table-row>
        <table:table-row table:style-name="ro1">
          <table:table-cell/>
          <table:table-cell table:style-name="ce87" office:value-type="string" calcext:value-type="string" table:number-columns-spanned="1" table:number-rows-spanned="7">
            <text:p>DTPR2</text:p>
          </table:table-cell>
          <table:table-cell office:value-type="string" calcext:value-type="string">
            <text:p>tXS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9" calcext:value-type="float">
            <text:p>9</text:p>
          </table:table-cell>
          <table:table-cell table:style-name="ce99"/>
          <table:table-cell table:style-name="ce99" table:formula="of:=IF(DDRType=&quot;DDR3&quot;; ROUNDUP(MAX(MAX(5*tCK;[.G30]+10)/tCK;tXSDLL/tCK)))" office:value-type="float" office:value="500" calcext:value-type="float">
            <text:p>500</text:p>
          </table:table-cell>
          <table:table-cell table:formula="of:=&quot;0x&quot;&amp;DEC2HEX([PUB.G34]*POWER(2;[PUB.D34])+[PUB.G35]*POWER(2;[PUB.D35])+[PUB.G36]*POWER(2;[PUB.D36])+[PUB.G37]*POWER(2;[PUB.D37])+[PUB.G38]*POWER(2;[PUB.D38])+[PUB.G39]*POWER(2;[PUB.D39])+[PUB.G40]*POWER(2;[PUB.D40]);8)" office:value-type="string" office:string-value="0x8FA235F4" calcext:value-type="string" table:number-columns-spanned="1" table:number-rows-spanned="7">
            <text:p>0x8FA235F4</text:p>
          </table:table-cell>
          <table:table-cell office:value-type="string" calcext:value-type="string" table:number-columns-spanned="1" table:number-rows-spanned="7">
            <text:p>8FDAC1FB</text:p>
          </table:table-cell>
          <table:table-cell table:style-name="ce119" table:formula="of:=BITRSHIFT(BITAND (HEX2DEC([.$I$34]);(POWER(2;[PUB.E34]+1)-1-(POWER(2;[PUB.D34])-1)));[.D34])" office:value-type="float" office:value="507" calcext:value-type="float">
            <text:p>507</text:p>
          </table:table-cell>
          <table:table-cell table:formula="of:=IF([.G34]=[.J34];&quot;&quot;;&quot;!=&quot;)" office:value-type="string" office:string-value="!=" calcext:value-type="string">
            <text:p>!=</text:p>
          </table:table-cell>
          <table:table-cell/>
          <table:table-cell table:style-name="ce87" office:value-type="string" calcext:value-type="string" table:number-columns-spanned="1" table:number-rows-spanned="5">
            <text:p>DTPR2</text:p>
          </table:table-cell>
          <table:table-cell table:style-name="ce99" office:value-type="string" calcext:value-type="string">
            <text:p>tXS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9" calcext:value-type="float">
            <text:p>9</text:p>
          </table:table-cell>
          <table:table-cell table:style-name="ce99"/>
          <table:table-cell table:style-name="ce109" table:formula="of:=IF(DDRType=&quot;DDR3&quot;; MAX(MAX(5*tCK;[PUB.F17]+10);ROUNDUP(tXSDLL/tCK)))" office:value-type="float" office:value="500" calcext:value-type="float">
            <text:p>500</text:p>
          </table:table-cell>
          <table:table-cell table:formula="of:=&quot;0x&quot;&amp;DEC2HEX([PUB.R34]*POWER(2;[PUB.O34])+[PUB.R35]*POWER(2;[PUB.O35])+[PUB.R36]*POWER(2;[PUB.O36])+[PUB.R37]*POWER(2;[PUB.O37])+[PUB.R38]*POWER(2;[PUB.O38]);8)" office:value-type="string" office:string-value="0x0FA461F4" calcext:value-type="string" table:number-columns-spanned="1" table:number-rows-spanned="5">
            <text:p>0x0FA461F4</text:p>
          </table:table-cell>
          <table:table-cell office:value-type="string" calcext:value-type="string" table:number-columns-spanned="1" table:number-rows-spanned="5">
            <text:p>FA461F4</text:p>
          </table:table-cell>
          <table:table-cell table:formula="of:=BITRSHIFT(BITAND (HEX2DEC([.$T$34]);(POWER(2;[PUB.P34]+1)-1-(POWER(2;[PUB.O34])-1)));[.O34])" office:value-type="float" office:value="500" calcext:value-type="float">
            <text:p>500</text:p>
          </table:table-cell>
          <table:table-cell table:formula="of:=IF([.R34]=[.U34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XP</text:p>
          </table:table-cell>
          <table:table-cell table:style-name="ce99" table:formula="of:=[PUB.E34]+1" office:value-type="float" office:value="10" calcext:value-type="float">
            <text:p>10</text:p>
          </table:table-cell>
          <table:table-cell table:style-name="ce99" office:value-type="float" office:value="14" calcext:value-type="float">
            <text:p>14</text:p>
          </table:table-cell>
          <table:table-cell table:style-name="ce99"/>
          <table:table-cell table:style-name="ce99" table:formula="of:=ROUNDUP(MAX(tXP;MAX(10*tCK;24))/tCK)" office:value-type="float" office:value="13" calcext:value-type="float">
            <text:p>13</text:p>
          </table:table-cell>
          <table:covered-table-cell table:number-columns-repeated="2"/>
          <table:table-cell table:style-name="ce119" table:formula="of:=BITRSHIFT(BITAND (HEX2DEC([.$I$34]);(POWER(2;[PUB.E35]+1)-1-(POWER(2;[PUB.D35])-1)));[.D35])" office:value-type="float" office:value="16" calcext:value-type="float">
            <text:p>16</text:p>
          </table:table-cell>
          <table:table-cell table:formula="of:=IF([.G35]=[.J35];&quot;&quot;;&quot;!=&quot;)" office:value-type="string" office:string-value="!=" calcext:value-type="string">
            <text:p>!=</text:p>
          </table:table-cell>
          <table:table-cell/>
          <table:covered-table-cell table:style-name="ce89"/>
          <table:table-cell table:style-name="ce99" office:value-type="string" calcext:value-type="string">
            <text:p>tXP</text:p>
          </table:table-cell>
          <table:table-cell table:style-name="ce99" table:formula="of:=[PUB.P34]+1" office:value-type="float" office:value="10" calcext:value-type="float">
            <text:p>10</text:p>
          </table:table-cell>
          <table:table-cell table:style-name="ce99" office:value-type="float" office:value="14" calcext:value-type="float">
            <text:p>14</text:p>
          </table:table-cell>
          <table:table-cell table:style-name="ce99"/>
          <table:table-cell table:style-name="ce109" table:formula="of:=ROUNDUP(MAX(tXP;MAX(10*tCK;24)))" office:value-type="float" office:value="24" calcext:value-type="float">
            <text:p>24</text:p>
          </table:table-cell>
          <table:covered-table-cell table:number-columns-repeated="2"/>
          <table:table-cell table:formula="of:=BITRSHIFT(BITAND (HEX2DEC([.$T$34]);(POWER(2;[PUB.P35]+1)-1-(POWER(2;[PUB.O35])-1)));[.O35])" office:value-type="float" office:value="24" calcext:value-type="float">
            <text:p>24</text:p>
          </table:table-cell>
          <table:table-cell table:formula="of:=IF([.R35]=[.U35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CKE</text:p>
          </table:table-cell>
          <table:table-cell table:style-name="ce99" table:formula="of:=[PUB.E35]+1" office:value-type="float" office:value="15" calcext:value-type="float">
            <text:p>15</text:p>
          </table:table-cell>
          <table:table-cell table:style-name="ce99" office:value-type="float" office:value="18" calcext:value-type="float">
            <text:p>18</text:p>
          </table:table-cell>
          <table:table-cell table:style-name="ce99" office:value-type="string" calcext:value-type="string">
            <text:p>tCKESR</text:p>
          </table:table-cell>
          <table:table-cell table:style-name="ce99" table:formula="of:=ROUNDUP(tCKESR/tCK)" office:value-type="float" office:value="4" calcext:value-type="float">
            <text:p>4</text:p>
          </table:table-cell>
          <table:covered-table-cell table:number-columns-repeated="2"/>
          <table:table-cell table:style-name="ce119" table:formula="of:=BITRSHIFT(BITAND (HEX2DEC([.$I$34]);(POWER(2;[PUB.E36]+1)-1-(POWER(2;[PUB.D36])-1)));[.D36])" office:value-type="float" office:value="5" calcext:value-type="float">
            <text:p>5</text:p>
          </table:table-cell>
          <table:table-cell table:formula="of:=IF([.G36]=[.J36];&quot;&quot;;&quot;!=&quot;)" office:value-type="string" office:string-value="!=" calcext:value-type="string">
            <text:p>!=</text:p>
          </table:table-cell>
          <table:table-cell/>
          <table:covered-table-cell table:style-name="ce125"/>
          <table:table-cell table:style-name="ce99" office:value-type="string" calcext:value-type="string">
            <text:p>tCKE</text:p>
          </table:table-cell>
          <table:table-cell table:style-name="ce99" table:formula="of:=[PUB.P35]+1" office:value-type="float" office:value="15" calcext:value-type="float">
            <text:p>15</text:p>
          </table:table-cell>
          <table:table-cell table:style-name="ce99" office:value-type="float" office:value="18" calcext:value-type="float">
            <text:p>18</text:p>
          </table:table-cell>
          <table:table-cell table:style-name="ce99"/>
          <table:table-cell table:style-name="ce109" table:formula="of:=ROUNDUP(tCKESR)" office:value-type="float" office:value="8" calcext:value-type="float">
            <text:p>8</text:p>
          </table:table-cell>
          <table:covered-table-cell table:number-columns-repeated="2" table:style-name="ce146"/>
          <table:table-cell table:formula="of:=BITRSHIFT(BITAND (HEX2DEC([.$T$34]);(POWER(2;[PUB.P36]+1)-1-(POWER(2;[PUB.O36])-1)));[.O36])" office:value-type="float" office:value="8" calcext:value-type="float">
            <text:p>8</text:p>
          </table:table-cell>
          <table:table-cell table:formula="of:=IF([.R36]=[.U36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DLLK</text:p>
          </table:table-cell>
          <table:table-cell table:style-name="ce99" table:formula="of:=[PUB.E36]+1" office:value-type="float" office:value="19" calcext:value-type="float">
            <text:p>19</text:p>
          </table:table-cell>
          <table:table-cell table:style-name="ce99" office:value-type="float" office:value="28" calcext:value-type="float">
            <text:p>28</text:p>
          </table:table-cell>
          <table:table-cell table:style-name="ce99"/>
          <table:table-cell table:style-name="ce99" table:formula="of:=ROUNDUP(tDLLK/tCK)" office:value-type="float" office:value="500" calcext:value-type="float">
            <text:p>500</text:p>
          </table:table-cell>
          <table:covered-table-cell table:number-columns-repeated="2"/>
          <table:table-cell table:style-name="ce119" table:formula="of:=BITRSHIFT(BITAND (HEX2DEC([.$I$34]);(POWER(2;[PUB.E37]+1)-1-(POWER(2;[PUB.D37])-1)));[.D37])" office:value-type="float" office:value="507" calcext:value-type="float">
            <text:p>507</text:p>
          </table:table-cell>
          <table:table-cell table:formula="of:=IF([.G37]=[.J37];&quot;&quot;;&quot;!=&quot;)" office:value-type="string" office:string-value="!=" calcext:value-type="string">
            <text:p>!=</text:p>
          </table:table-cell>
          <table:table-cell/>
          <table:covered-table-cell table:style-name="ce126"/>
          <table:table-cell office:value-type="string" calcext:value-type="string">
            <text:p>tDLLK</text:p>
          </table:table-cell>
          <table:table-cell table:style-name="ce99" table:formula="of:=[PUB.P36]+1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33" table:formula="of:=ROUNDUP(tDLLK/tCK)" office:value-type="float" office:value="500" calcext:value-type="float">
            <text:p>500</text:p>
          </table:table-cell>
          <table:covered-table-cell table:number-columns-repeated="2" table:style-name="ce147"/>
          <table:table-cell table:formula="of:=BITRSHIFT(BITAND (HEX2DEC([.$T$34]);(POWER(2;[PUB.P37]+1)-1-(POWER(2;[PUB.O37])-1)));[.O37])" office:value-type="float" office:value="500" calcext:value-type="float">
            <text:p>500</text:p>
          </table:table-cell>
          <table:table-cell table:formula="of:=IF([.R37]=[.U37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TODT</text:p>
          </table:table-cell>
          <table:table-cell table:style-name="ce99" table:formula="of:=[PUB.E37]+1" office:value-type="float" office:value="29" calcext:value-type="float">
            <text:p>29</text:p>
          </table:table-cell>
          <table:table-cell table:style-name="ce99" office:value-type="float" office:value="29" calcext:value-type="float">
            <text:p>29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34]);(POWER(2;[PUB.E38]+1)-1-(POWER(2;[PUB.D38])-1)));[.D38])" office:value-type="float" office:value="0" calcext:value-type="float">
            <text:p>0</text:p>
          </table:table-cell>
          <table:table-cell table:formula="of:=IF([.G38]=[.J38];&quot;&quot;;&quot;!=&quot;)">
            <text:p/>
          </table:table-cell>
          <table:table-cell/>
          <table:covered-table-cell table:style-name="ce126"/>
          <table:table-cell office:value-type="string" calcext:value-type="string">
            <text:p>reserved</text:p>
          </table:table-cell>
          <table:table-cell table:style-name="ce99" table:formula="of:=[PUB.P37]+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 table:style-name="ce148"/>
          <table:table-cell table:formula="of:=BITRSHIFT(BITAND (HEX2DEC([.$T$34]);(POWER(2;[PUB.P38]+1)-1-(POWER(2;[PUB.O38])-1)));[.O38])" office:value-type="float" office:value="0" calcext:value-type="float">
            <text:p>0</text:p>
          </table:table-cell>
          <table:table-cell table:formula="of:=IF([.R38]=[.U38];&quot;&quot;;&quot;!=&quot;)">
            <text:p/>
          </table:table-cell>
        </table:table-row>
        <table:table-row table:style-name="ro1">
          <table:table-cell/>
          <table:covered-table-cell table:style-name="ce89"/>
          <table:table-cell office:value-type="string" calcext:value-type="string">
            <text:p>tRTW</text:p>
          </table:table-cell>
          <table:table-cell table:style-name="ce99" table:formula="of:=[PUB.E38]+1" office:value-type="float" office:value="30" calcext:value-type="float">
            <text:p>30</text:p>
          </table:table-cell>
          <table:table-cell table:style-name="ce99" office:value-type="float" office:value="30" calcext:value-type="float">
            <text:p>30</text:p>
          </table:table-cell>
          <table:table-cell table:style-name="ce99"/>
          <table:table-cell table:style-name="ce99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34]);(POWER(2;[PUB.E39]+1)-1-(POWER(2;[PUB.D39])-1)));[.D39])" office:value-type="float" office:value="0" calcext:value-type="float">
            <text:p>0</text:p>
          </table:table-cell>
          <table:table-cell table:formula="of:=IF([.G39]=[.J39];&quot;&quot;;&quot;!=&quot;)">
            <text:p/>
          </table:table-cell>
          <table:table-cell/>
          <table:table-cell table:style-name="ce127" office:value-type="string" calcext:value-type="string" table:number-columns-spanned="1" table:number-rows-spanned="9">
            <text:p>MR0</text:p>
          </table:table-cell>
          <table:table-cell table:style-name="ce131" office:value-type="string" calcext:value-type="string">
            <text:p>BL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table:formula="of:=BL" office:value-type="float" office:value="8" calcext:value-type="float">
            <text:p>8</text:p>
          </table:table-cell>
          <table:table-cell table:style-name="ce131" table:formula="of:=IF(BL=8;0;2)" office:value-type="float" office:value="0" calcext:value-type="float">
            <text:p>0</text:p>
          </table:table-cell>
          <table:table-cell table:style-name="ce145" table:formula="of:=&quot;0x&quot;&amp;DEC2HEX([PUB.R39]*POWER(2;[PUB.O39])+[PUB.R40]*POWER(2;[PUB.O40])+[PUB.R41]*POWER(2;[PUB.O41])+[PUB.R42]*POWER(2;[PUB.O42])+[PUB.R43]*POWER(2;[PUB.O43])+[PUB.R44]*POWER(2;[PUB.O44])+[PUB.R45]*POWER(2;[PUB.O45])+[PUB.R46]*POWER(2;[PUB.O46])+[PUB.R47]*POWER(2;[PUB.O47]);8)" office:value-type="string" office:string-value="0x00000830" calcext:value-type="string" table:number-columns-spanned="1" table:number-rows-spanned="9">
            <text:p>0x00000830</text:p>
          </table:table-cell>
          <table:table-cell table:style-name="ce145" office:value-type="float" office:value="830" calcext:value-type="float" table:number-columns-spanned="1" table:number-rows-spanned="9">
            <text:p>830</text:p>
          </table:table-cell>
          <table:table-cell table:style-name="ce149" table:formula="of:=BITRSHIFT(BITAND (HEX2DEC([.$T$39]);(POWER(2;[PUB.P39]+1)-1-(POWER(2;[PUB.O39])-1)));[.O39])" office:value-type="float" office:value="0" calcext:value-type="float">
            <text:p>0</text:p>
          </table:table-cell>
          <table:table-cell table:formula="of:=IF([.R39]=[.U39];&quot;&quot;;&quot;!=&quot;)">
            <text:p/>
          </table:table-cell>
        </table:table-row>
        <table:table-row table:style-name="ro12">
          <table:table-cell/>
          <table:covered-table-cell table:style-name="ce89"/>
          <table:table-cell office:value-type="string" calcext:value-type="string">
            <text:p>tCCD</text:p>
          </table:table-cell>
          <table:table-cell table:style-name="ce99" table:formula="of:=[PUB.E39]+1" office:value-type="float" office:value="31" calcext:value-type="float">
            <text:p>31</text:p>
          </table:table-cell>
          <table:table-cell table:style-name="ce99" office:value-type="float" office:value="31" calcext:value-type="float">
            <text:p>31</text:p>
          </table:table-cell>
          <table:table-cell table:style-name="ce99"/>
          <table:table-cell table:style-name="ce99" table:formula="of:=IF(DDRType = &quot;DDR3&quot;; 1; 0)" office:value-type="float" office:value="1" calcext:value-type="float">
            <text:p>1</text:p>
          </table:table-cell>
          <table:covered-table-cell table:number-columns-repeated="2"/>
          <table:table-cell table:style-name="ce119" table:formula="of:=BITRSHIFT(BITAND (HEX2DEC([.$I$34]);(POWER(2;[PUB.E40]+1)-1-(POWER(2;[PUB.D40])-1)));[.D40])" office:value-type="float" office:value="1" calcext:value-type="float">
            <text:p>1</text:p>
          </table:table-cell>
          <table:table-cell table:formula="of:=IF([.G40]=[.J40];&quot;&quot;;&quot;!=&quot;)">
            <text:p/>
          </table:table-cell>
          <table:table-cell/>
          <table:covered-table-cell table:style-name="ce128"/>
          <table:table-cell table:style-name="ce132" office:value-type="string" calcext:value-type="string">
            <text:p>CL bit 2</text:p>
          </table:table-cell>
          <table:table-cell table:style-name="ce131" table:formula="of:=[PUB.P39]+1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formula="of:=CL" office:value-type="float" office:value="7" calcext:value-type="float">
            <text:p>7</text:p>
          </table:table-cell>
          <table:table-cell table:style-name="ce131" table:formula="of:=IF(CL&lt;12; 0; 1)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0]+1)-1-(POWER(2;[PUB.O40])-1)));[.O40])" office:value-type="float" office:value="0" calcext:value-type="float">
            <text:p>0</text:p>
          </table:table-cell>
          <table:table-cell table:formula="of:=IF([.R40]=[.U40];&quot;&quot;;&quot;!=&quot;)">
            <text:p/>
          </table:table-cell>
        </table:table-row>
        <table:table-row table:style-name="ro1">
          <table:table-cell/>
          <table:table-cell table:style-name="ce90" office:value-type="string" calcext:value-type="string" table:number-columns-spanned="1" table:number-rows-spanned="9">
            <text:p>MR0</text:p>
          </table:table-cell>
          <table:table-cell table:style-name="ce101" office:value-type="string" calcext:value-type="string">
            <text:p>B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1" table:formula="of:=BL" office:value-type="float" office:value="8" calcext:value-type="float">
            <text:p>8</text:p>
          </table:table-cell>
          <table:table-cell table:style-name="ce101" table:formula="of:=IF(BL=8;0;2)" office:value-type="float" office:value="0" calcext:value-type="float">
            <text:p>0</text:p>
          </table:table-cell>
          <table:table-cell table:style-name="ce113" table:formula="of:=&quot;0x&quot;&amp;DEC2HEX([PUB.G41]*POWER(2;[PUB.D41])+[PUB.G42]*POWER(2;[PUB.D42])+[PUB.G43]*POWER(2;[PUB.D43])+[PUB.G44]*POWER(2;[PUB.D44])+[PUB.G45]*POWER(2;[PUB.D45])+[PUB.G46]*POWER(2;[PUB.D46])+[PUB.G47]*POWER(2;[PUB.D47])+[PUB.G48]*POWER(2;[PUB.D48])+[PUB.G49]*POWER(2;[PUB.D49]);8)" office:value-type="string" office:string-value="0x00000830" calcext:value-type="string" table:number-columns-spanned="1" table:number-rows-spanned="9">
            <text:p>0x00000830</text:p>
          </table:table-cell>
          <table:table-cell table:style-name="ce113" office:value-type="string" calcext:value-type="string" table:number-columns-spanned="1" table:number-rows-spanned="9">
            <text:p>A60</text:p>
          </table:table-cell>
          <table:table-cell table:formula="of:=BITRSHIFT(BITAND (HEX2DEC([.$I$41]);(POWER(2;[PUB.E41]+1)-1-(POWER(2;[PUB.D41])-1)));[.D41])" office:value-type="float" office:value="0" calcext:value-type="float">
            <text:p>0</text:p>
          </table:table-cell>
          <table:table-cell table:formula="of:=IF([.G41]=[.J41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BT</text:p>
          </table:table-cell>
          <table:table-cell table:style-name="ce131" table:formula="of:=[PUB.P40]+1" office:value-type="float" office:value="3" calcext:value-type="float">
            <text:p>3</text:p>
          </table:table-cell>
          <table:table-cell table:style-name="ce131" office:value-type="float" office:value="3" calcext:value-type="float">
            <text:p>3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1]+1)-1-(POWER(2;[PUB.O41])-1)));[.O41])" office:value-type="float" office:value="0" calcext:value-type="float">
            <text:p>0</text:p>
          </table:table-cell>
          <table:table-cell table:formula="of:=IF([.R41]=[.U41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2" office:value-type="string" calcext:value-type="string">
            <text:p>CL bit 2</text:p>
          </table:table-cell>
          <table:table-cell table:formula="of:=[PUB.E4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01" table:formula="of:=CL" office:value-type="float" office:value="7" calcext:value-type="float">
            <text:p>7</text:p>
          </table:table-cell>
          <table:table-cell table:style-name="ce101" table:formula="of:=IF(CL&lt;12; 0; 1)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2]+1)-1-(POWER(2;[PUB.D42])-1)));[.D42])" office:value-type="float" office:value="0" calcext:value-type="float">
            <text:p>0</text:p>
          </table:table-cell>
          <table:table-cell table:formula="of:=IF([.G42]=[.J42];&quot;&quot;;&quot;!=&quot;)">
            <text:p/>
          </table:table-cell>
          <table:table-cell/>
          <table:covered-table-cell table:style-name="ce128"/>
          <table:table-cell table:style-name="ce132" office:value-type="string" calcext:value-type="string">
            <text:p>CL bit 6:4</text:p>
          </table:table-cell>
          <table:table-cell table:style-name="ce131" table:formula="of:=[PUB.P41]+1" office:value-type="float" office:value="4" calcext:value-type="float">
            <text:p>4</text:p>
          </table:table-cell>
          <table:table-cell table:style-name="ce131" office:value-type="float" office:value="6" calcext:value-type="float">
            <text:p>6</text:p>
          </table:table-cell>
          <table:table-cell table:style-name="ce131" table:formula="of:=CL" office:value-type="float" office:value="7" calcext:value-type="float">
            <text:p>7</text:p>
          </table:table-cell>
          <table:table-cell table:style-name="ce139" table:formula="of:=IF(CL&lt;12;(CL-4);(CL-12))" office:value-type="float" office:value="3" calcext:value-type="float">
            <text:p>3</text:p>
          </table:table-cell>
          <table:covered-table-cell table:number-columns-repeated="2" table:style-name="ce142"/>
          <table:table-cell table:style-name="ce149" table:formula="of:=BITRSHIFT(BITAND (HEX2DEC([.$T$39]);(POWER(2;[PUB.P42]+1)-1-(POWER(2;[PUB.O42])-1)));[.O42])" office:value-type="float" office:value="3" calcext:value-type="float">
            <text:p>3</text:p>
          </table:table-cell>
          <table:table-cell table:formula="of:=IF([.R42]=[.U42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BT</text:p>
          </table:table-cell>
          <table:table-cell table:formula="of:=[PUB.E42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3]+1)-1-(POWER(2;[PUB.D43])-1)));[.D43])" office:value-type="float" office:value="0" calcext:value-type="float">
            <text:p>0</text:p>
          </table:table-cell>
          <table:table-cell table:formula="of:=IF([.G43]=[.J43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TM</text:p>
          </table:table-cell>
          <table:table-cell table:style-name="ce131" table:formula="of:=[PUB.P42]+1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3]+1)-1-(POWER(2;[PUB.O43])-1)));[.O43])" office:value-type="float" office:value="0" calcext:value-type="float">
            <text:p>0</text:p>
          </table:table-cell>
          <table:table-cell table:formula="of:=IF([.R43]=[.U43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2" office:value-type="string" calcext:value-type="string">
            <text:p>CL bit 6:4</text:p>
          </table:table-cell>
          <table:table-cell table:formula="of:=[PUB.E4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1" table:formula="of:=CL" office:value-type="float" office:value="7" calcext:value-type="float">
            <text:p>7</text:p>
          </table:table-cell>
          <table:table-cell table:style-name="ce101" table:formula="of:=IF(CL&lt;12;(CL-4);(CL-12))" office:value-type="float" office:value="3" calcext:value-type="float">
            <text:p>3</text:p>
          </table:table-cell>
          <table:covered-table-cell table:number-columns-repeated="2" table:style-name="ce113"/>
          <table:table-cell table:formula="of:=BITRSHIFT(BITAND (HEX2DEC([.$I$41]);(POWER(2;[PUB.E44]+1)-1-(POWER(2;[PUB.D44])-1)));[.D44])" office:value-type="float" office:value="6" calcext:value-type="float">
            <text:p>6</text:p>
          </table:table-cell>
          <table:table-cell table:formula="of:=IF([.G44]=[.J44];&quot;&quot;;&quot;!=&quot;)" office:value-type="string" office:string-value="!=" calcext:value-type="string">
            <text:p>!=</text:p>
          </table:table-cell>
          <table:table-cell/>
          <table:covered-table-cell table:style-name="ce128"/>
          <table:table-cell table:style-name="ce131" office:value-type="string" calcext:value-type="string">
            <text:p>DR</text:p>
          </table:table-cell>
          <table:table-cell table:style-name="ce131" table:formula="of:=[PUB.P43]+1" office:value-type="float" office:value="8" calcext:value-type="float">
            <text:p>8</text:p>
          </table:table-cell>
          <table:table-cell table:style-name="ce131" office:value-type="float" office:value="8" calcext:value-type="float">
            <text:p>8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4]+1)-1-(POWER(2;[PUB.O44])-1)));[.O44])" office:value-type="float" office:value="0" calcext:value-type="float">
            <text:p>0</text:p>
          </table:table-cell>
          <table:table-cell table:formula="of:=IF([.R44]=[.U44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M</text:p>
          </table:table-cell>
          <table:table-cell table:formula="of:=[PUB.E44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5]+1)-1-(POWER(2;[PUB.D45])-1)));[.D45])" office:value-type="float" office:value="0" calcext:value-type="float">
            <text:p>0</text:p>
          </table:table-cell>
          <table:table-cell table:formula="of:=IF([.G45]=[.J45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WR</text:p>
          </table:table-cell>
          <table:table-cell table:style-name="ce131" table:formula="of:=[PUB.P44]+1" office:value-type="float" office:value="9" calcext:value-type="float">
            <text:p>9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table:formula="of:=tWR/tCK" office:value-type="float" office:value="7.80000000000001" calcext:value-type="float">
            <text:p>7.8</text:p>
          </table:table-cell>
          <table:table-cell table:style-name="ce140" table:formula="of:=IF(ROUNDUP(tWR/tCK)&lt;8;ROUNDUP(tWR/tCK)-4 ;ROUNDUP(tWR/tCK)/2)" office:value-type="float" office:value="4" calcext:value-type="float">
            <text:p>4</text:p>
          </table:table-cell>
          <table:covered-table-cell table:number-columns-repeated="2" table:style-name="ce142"/>
          <table:table-cell table:style-name="ce149" table:formula="of:=BITRSHIFT(BITAND (HEX2DEC([.$T$39]);(POWER(2;[PUB.P45]+1)-1-(POWER(2;[PUB.O45])-1)));[.O45])" office:value-type="float" office:value="4" calcext:value-type="float">
            <text:p>4</text:p>
          </table:table-cell>
          <table:table-cell table:formula="of:=IF([.R45]=[.U45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DR</text:p>
          </table:table-cell>
          <table:table-cell table:formula="of:=[PUB.E45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6]+1)-1-(POWER(2;[PUB.D46])-1)));[.D46])" office:value-type="float" office:value="0" calcext:value-type="float">
            <text:p>0</text:p>
          </table:table-cell>
          <table:table-cell table:formula="of:=IF([.G46]=[.J46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PD</text:p>
          </table:table-cell>
          <table:table-cell table:style-name="ce131" table:formula="of:=[PUB.P45]+1" office:value-type="float" office:value="12" calcext:value-type="float">
            <text:p>12</text:p>
          </table:table-cell>
          <table:table-cell table:style-name="ce131" office:value-type="float" office:value="12" calcext:value-type="float">
            <text:p>12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6]+1)-1-(POWER(2;[PUB.O46])-1)));[.O46])" office:value-type="float" office:value="0" calcext:value-type="float">
            <text:p>0</text:p>
          </table:table-cell>
          <table:table-cell table:formula="of:=IF([.R46]=[.U46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WR</text:p>
          </table:table-cell>
          <table:table-cell table:formula="of:=[PUB.E46]+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01" table:formula="of:=tWR/tCK" office:value-type="float" office:value="7.80000000000001" calcext:value-type="float">
            <text:p>7.8</text:p>
          </table:table-cell>
          <table:table-cell table:style-name="ce101" table:formula="of:=IF(ROUNDUP(tWR/tCK)=16; 0; IF(ROUNDUP(tWR/tCK)&lt;10; ROUNDUP(tWR/tCK)-4; IF(ROUNDUP(tWR/tCK)&lt;14;ROUNDUP(tWR/tCK)/2)))" office:value-type="float" office:value="4" calcext:value-type="float">
            <text:p>4</text:p>
          </table:table-cell>
          <table:covered-table-cell table:number-columns-repeated="2" table:style-name="ce113"/>
          <table:table-cell table:formula="of:=BITRSHIFT(BITAND (HEX2DEC([.$I$41]);(POWER(2;[PUB.E47]+1)-1-(POWER(2;[PUB.D47])-1)));[.D47])" office:value-type="float" office:value="5" calcext:value-type="float">
            <text:p>5</text:p>
          </table:table-cell>
          <table:table-cell table:formula="of:=IF([.G47]=[.J47];&quot;&quot;;&quot;!=&quot;)" office:value-type="string" office:string-value="!=" calcext:value-type="string">
            <text:p>!=</text:p>
          </table:table-cell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31" table:formula="of:=[PUB.P46]+1" office:value-type="float" office:value="13" calcext:value-type="float">
            <text:p>13</text:p>
          </table:table-cell>
          <table:table-cell table:style-name="ce131" office:value-type="float" office:value="31" calcext:value-type="float">
            <text:p>31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39]);(POWER(2;[PUB.P47]+1)-1-(POWER(2;[PUB.O47])-1)));[.O47])" office:value-type="float" office:value="0" calcext:value-type="float">
            <text:p>0</text:p>
          </table:table-cell>
          <table:table-cell table:formula="of:=IF([.R47]=[.U47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PD</text:p>
          </table:table-cell>
          <table:table-cell table:formula="of:=[PUB.E47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8]+1)-1-(POWER(2;[PUB.D48])-1)));[.D48])" office:value-type="float" office:value="0" calcext:value-type="float">
            <text:p>0</text:p>
          </table:table-cell>
          <table:table-cell table:formula="of:=IF([.G48]=[.J48];&quot;&quot;;&quot;!=&quot;)">
            <text:p/>
          </table:table-cell>
          <table:table-cell/>
          <table:table-cell table:style-name="ce92" office:value-type="string" calcext:value-type="string" table:number-columns-spanned="1" table:number-rows-spanned="14">
            <text:p>MR1</text:p>
          </table:table-cell>
          <table:table-cell office:value-type="string" calcext:value-type="string">
            <text:p>D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7" table:formula="of:=&quot;0x&quot;&amp;DEC2HEX([PUB.R48]*POWER(2;[PUB.O48])+[PUB.R49]*POWER(2;[PUB.O49])+[PUB.R50]*POWER(2;[PUB.O50])+[PUB.R51]*POWER(2;[PUB.O51])+[PUB.R52]*POWER(2;[PUB.O52])+[PUB.R53]*POWER(2;[PUB.O53])+[PUB.R54]*POWER(2;[PUB.O54])+[PUB.R55]*POWER(2;[PUB.O55])+[PUB.R56]*POWER(2;[PUB.O56])+[PUB.R57]*POWER(2;[PUB.O57])+[PUB.R58]*POWER(2;[PUB.O58])+[PUB.R59]*POWER(2;[PUB.O59])+[PUB.R60]*POWER(2;[PUB.O60])+[PUB.R61]*POWER(2;[PUB.O61]);8)" office:value-type="string" office:string-value="0x00000006" calcext:value-type="string" table:number-columns-spanned="1" table:number-rows-spanned="14">
            <text:p>0x00000006</text:p>
          </table:table-cell>
          <table:table-cell table:style-name="ce117" office:value-type="string" calcext:value-type="string" table:number-columns-spanned="1" table:number-rows-spanned="14">
            <text:p>46BF7A0</text:p>
          </table:table-cell>
          <table:table-cell table:formula="of:=BITRSHIFT(BITAND (HEX2DEC([.$T$48]);(POWER(2;[PUB.P48]+1)-1-(POWER(2;[PUB.O48])-1)));[.O48])" office:value-type="float" office:value="0" calcext:value-type="float">
            <text:p>0</text:p>
          </table:table-cell>
          <table:table-cell table:formula="of:=IF([.R48]=[.U48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formula="of:=[PUB.E48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41]);(POWER(2;[PUB.E49]+1)-1-(POWER(2;[PUB.D49])-1)));[.D49])" office:value-type="float" office:value="0" calcext:value-type="float">
            <text:p>0</text:p>
          </table:table-cell>
          <table:table-cell table:formula="of:=IF([.G49]=[.J49];&quot;&quot;;&quot;!=&quot;)">
            <text:p/>
          </table:table-cell>
          <table:table-cell/>
          <table:covered-table-cell/>
          <table:table-cell table:style-name="ce103" office:value-type="string" calcext:value-type="string">
            <text:p>DIC bit 1</text:p>
          </table:table-cell>
          <table:table-cell table:formula="of:=[PUB.P4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3" table:formula="of:=CONCATENATE(IF(AND([PUB.R52]=0;[PUB.R49]=0);RZQ/6;RZQ/7); &quot;ohms&quot;)" office:value-type="string" office:string-value="34.2857142857143ohms" calcext:value-type="string">
            <text:p>34.2857142857143ohms</text:p>
          </table:table-cell>
          <table:table-cell table:formula="of:=IF(DIC=&quot;RZQ/6&quot;; 0; 1)" office:value-type="float" office:value="1" calcext:value-type="float">
            <text:p>1</text:p>
          </table:table-cell>
          <table:covered-table-cell table:number-columns-repeated="2"/>
          <table:table-cell table:formula="of:=BITRSHIFT(BITAND (HEX2DEC([.$T$48]);(POWER(2;[PUB.P49]+1)-1-(POWER(2;[PUB.O49])-1)));[.O49])" office:value-type="float" office:value="0" calcext:value-type="float">
            <text:p>0</text:p>
          </table:table-cell>
          <table:table-cell table:formula="of:=IF([.R49]=[.U49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table-cell table:style-name="ce92" office:value-type="string" calcext:value-type="string" table:number-columns-spanned="1" table:number-rows-spanned="14">
            <text:p>MR1</text:p>
          </table:table-cell>
          <table:table-cell table:style-name="ce100" office:value-type="string" calcext:value-type="string">
            <text:p>DE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7" table:formula="of:=&quot;0x&quot;&amp;DEC2HEX([PUB.G50]*POWER(2;[PUB.D50])+[PUB.G51]*POWER(2;[PUB.D51])+[PUB.G52]*POWER(2;[PUB.D52])+[PUB.G53]*POWER(2;[PUB.D53])+[PUB.G54]*POWER(2;[PUB.D54])+[PUB.G55]*POWER(2;[PUB.D55])+[PUB.G56]*POWER(2;[PUB.D56])+[PUB.G57]*POWER(2;[PUB.D57])+[PUB.G58]*POWER(2;[PUB.D58])+[PUB.G59]*POWER(2;[PUB.D59])+[PUB.G60]*POWER(2;[PUB.D60])+[PUB.G61]*POWER(2;[PUB.D61])+[PUB.G62]*POWER(2;[PUB.D62])+[PUB.G63]*POWER(2;[PUB.D63]);8)" office:value-type="string" office:string-value="0x00000086" calcext:value-type="string" table:number-columns-spanned="1" table:number-rows-spanned="14">
            <text:p>0x00000086</text:p>
          </table:table-cell>
          <table:table-cell table:style-name="ce117" office:value-type="float" office:value="94" calcext:value-type="float" table:number-columns-spanned="1" table:number-rows-spanned="14">
            <text:p>94</text:p>
          </table:table-cell>
          <table:table-cell table:style-name="ce119" table:formula="of:=BITRSHIFT(BITAND (HEX2DEC([.$I$50]);(POWER(2;[PUB.E50]+1)-1-(POWER(2;[PUB.D50])-1)));[.D50])" office:value-type="float" office:value="0" calcext:value-type="float">
            <text:p>0</text:p>
          </table:table-cell>
          <table:table-cell table:formula="of:=IF([.G50]=[.J50];&quot;&quot;;&quot;!=&quot;)">
            <text:p/>
          </table:table-cell>
          <table:table-cell/>
          <table:covered-table-cell/>
          <table:table-cell table:style-name="ce104" office:value-type="string" calcext:value-type="string">
            <text:p>RTT bit 2</text:p>
          </table:table-cell>
          <table:table-cell table:formula="of:=[PUB.P4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=IF(OR(RTT=&quot;ODT disabled&quot;; RTT=&quot;RZQ/2&quot;; RTT=&quot;RZQ/12&quot;); 0; 1)" office:value-type="float" office:value="1" calcext:value-type="float">
            <text:p>1</text:p>
          </table:table-cell>
          <table:covered-table-cell table:number-columns-repeated="2"/>
          <table:table-cell table:formula="of:=BITRSHIFT(BITAND (HEX2DEC([.$T$48]);(POWER(2;[PUB.P50]+1)-1-(POWER(2;[PUB.O50])-1)));[.O50])" office:value-type="float" office:value="0" calcext:value-type="float">
            <text:p>0</text:p>
          </table:table-cell>
          <table:table-cell table:formula="of:=IF([.R50]=[.U50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3" office:value-type="string" calcext:value-type="string">
            <text:p>DIC bit 1</text:p>
          </table:table-cell>
          <table:table-cell table:style-name="ce100" table:formula="of:=[PUB.E50]+1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formula="of:=CONCATENATE(IF(AND([PUB.G54]=0;[PUB.G51]=0);RZQ/6;RZQ/7); &quot;ohms&quot;)" office:value-type="string" office:string-value="34.2857142857143ohms" calcext:value-type="string">
            <text:p>34.2857142857143ohms</text:p>
          </table:table-cell>
          <table:table-cell table:formula="of:=IF(DIC=&quot;RZQ/6&quot;; 0; 1)" office:value-type="float" office:value="1" calcext:value-type="float">
            <text:p>1</text:p>
          </table:table-cell>
          <table:covered-table-cell table:number-columns-repeated="2"/>
          <table:table-cell table:style-name="ce119" table:formula="of:=BITRSHIFT(BITAND (HEX2DEC([.$I$50]);(POWER(2;[PUB.E51]+1)-1-(POWER(2;[PUB.D51])-1)));[.D51])" office:value-type="float" office:value="0" calcext:value-type="float">
            <text:p>0</text:p>
          </table:table-cell>
          <table:table-cell table:formula="of:=IF([.G51]=[.J51];&quot;&quot;;&quot;!=&quot;)" office:value-type="string" office:string-value="!=" calcext:value-type="string">
            <text:p>!=</text:p>
          </table:table-cell>
          <table:table-cell/>
          <table:covered-table-cell/>
          <table:table-cell office:value-type="string" calcext:value-type="string">
            <text:p>AL</text:p>
          </table:table-cell>
          <table:table-cell table:formula="of:=[PUB.P50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1" table:formula="of:=IF(AL=CL-2;2;IF(AL=CL-1;1;0))" office:value-type="float" office:value="0" calcext:value-type="float">
            <office:annotation draw:style-name="gr1" draw:text-style-name="P3" svg:width="82.18pt" svg:height="475.97pt" svg:x="1146.76pt" svg:y="609.87pt" draw:caption-point-x="-17.29pt" draw:caption-point-y="40.71pt">
              <dc:date>2017-11-10T00:00:00</dc:date>
              <text:p text:style-name="P2"><text:span text:style-name="T1">AL set to 0 cause : read errors </text:span></text:p>
              <text:p text:style-name="P2"><text:span text:style-name="T1">m3-xloader&gt; ddr.test.a 1 1 0 0x12345678 4</text:span></text:p>
              <text:p text:style-name="P2"><text:span text:style-name="T1">sta_ddr_ctl_test_pattern: Start of mem test </text:span></text:p>
              <text:p text:style-name="P2"><text:span text:style-name="T1">sta_ddr_ctl_test_pattern: run 1</text:span></text:p>
              <text:p text:style-name="P2"><text:span text:style-name="T1">Temperature: 31C</text:span></text:p>
              <text:p text:style-name="P2"><text:span text:style-name="T1">sta_ddr_ctl_test_pattern: Writing fixed pattern to memory...</text:span></text:p>
              <text:p text:style-name="P2"><text:span text:style-name="T1">sta_ddr_ctl_test_pattern: Reading back and checking the memory... (0xa0000000 - 0xa8000000)</text:span></text:p>
              <text:p text:style-name="P2"><text:span text:style-name="T1">[ <text:s/>156.173743] E: sta_ddr_ctl_test_pattern:Error @: 00000000: (ffffffff vs. 12345678)</text:span></text:p>
              <text:p text:style-name="P2"><text:span text:style-name="T1">[ <text:s/>156.181931] E: sta_ddr_ctl_test_pattern:Error @: 00000004: (2222dddd vs. 12345678)</text:span></text:p>
              <text:p text:style-name="P2"><text:span text:style-name="T1">[ <text:s/>156.190119] E: sta_ddr_ctl_test_pattern:Error @: 00000008: (0000ffff vs. 12345678)</text:span></text:p>
              <text:p text:style-name="P2"><text:span text:style-name="T1"/></text:p>
            </office:annotation>
            <text:p>0</text:p>
          </table:table-cell>
          <table:covered-table-cell table:number-columns-repeated="2"/>
          <table:table-cell table:formula="of:=BITRSHIFT(BITAND (HEX2DEC([.$T$48]);(POWER(2;[PUB.P51]+1)-1-(POWER(2;[PUB.O51])-1)));[.O51])" office:value-type="float" office:value="0" calcext:value-type="float">
            <text:p>0</text:p>
          </table:table-cell>
          <table:table-cell table:formula="of:=IF([.R51]=[.U51];&quot;&quot;;&quot;!=&quot;)">
            <text:p/>
          </table:table-cell>
        </table:table-row>
        <table:table-row table:style-name="ro1">
          <table:table-cell/>
          <table:covered-table-cell/>
          <table:table-cell table:style-name="ce104" office:value-type="string" calcext:value-type="string">
            <text:p>RTT bit 2</text:p>
          </table:table-cell>
          <table:table-cell table:style-name="ce100" table:formula="of:=[PUB.E51]+1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style-name="ce112" table:formula="of:=IF(OR(RTT=&quot;ODT disabled&quot;; RTT=&quot;RZQ/2&quot;; RTT=&quot;RZQ/12&quot;); 0; 1)" office:value-type="float" office:value="1" calcext:value-type="float">
            <text:p>1</text:p>
          </table:table-cell>
          <table:covered-table-cell table:number-columns-repeated="2"/>
          <table:table-cell table:style-name="ce119" table:formula="of:=BITRSHIFT(BITAND (HEX2DEC([.$I$50]);(POWER(2;[PUB.E52]+1)-1-(POWER(2;[PUB.D52])-1)));[.D52])" office:value-type="float" office:value="1" calcext:value-type="float">
            <text:p>1</text:p>
          </table:table-cell>
          <table:table-cell table:formula="of:=IF([.G52]=[.J52];&quot;&quot;;&quot;!=&quot;)">
            <text:p/>
          </table:table-cell>
          <table:table-cell/>
          <table:covered-table-cell/>
          <table:table-cell table:style-name="ce103" office:value-type="string" calcext:value-type="string">
            <text:p>DIC bit 5</text:p>
          </table:table-cell>
          <table:table-cell table:formula="of:=[PUB.P51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2]+1)-1-(POWER(2;[PUB.O52])-1)));[.O52])" office:value-type="float" office:value="1" calcext:value-type="float">
            <text:p>1</text:p>
          </table:table-cell>
          <table:table-cell table:formula="of:=IF([.R52]=[.U52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AL</text:p>
          </table:table-cell>
          <table:table-cell table:style-name="ce100" table:formula="of:=[PUB.E52]+1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/>
          <table:table-cell table:formula="of:==IF(AL=CL-2;2;IF(AL=CL-1;1;0))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3]+1)-1-(POWER(2;[PUB.D53])-1)));[.D53])" office:value-type="float" office:value="2" calcext:value-type="float">
            <text:p>2</text:p>
          </table:table-cell>
          <table:table-cell table:formula="of:=IF([.G53]=[.J53];&quot;&quot;;&quot;!=&quot;)" office:value-type="string" office:string-value="!=" calcext:value-type="string">
            <text:p>!=</text:p>
          </table:table-cell>
          <table:table-cell/>
          <table:covered-table-cell/>
          <table:table-cell table:style-name="ce104" office:value-type="string" calcext:value-type="string">
            <text:p>RTT bit 6</text:p>
          </table:table-cell>
          <table:table-cell table:formula="of:=[PUB.P52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table:formula="of:==IF(OR(RTT=&quot;ODT disabled&quot;; RTT=&quot;RZQ/4&quot;; RTT=&quot;RZQ/8&quot;; RTT=&quot;RZQ/12&quot;); 0; 1)"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3]+1)-1-(POWER(2;[PUB.O53])-1)));[.O53])" office:value-type="float" office:value="0" calcext:value-type="float">
            <text:p>0</text:p>
          </table:table-cell>
          <table:table-cell table:formula="of:=IF([.R53]=[.U53];&quot;&quot;;&quot;!=&quot;)">
            <text:p/>
          </table:table-cell>
        </table:table-row>
        <table:table-row table:style-name="ro1">
          <table:table-cell/>
          <table:covered-table-cell/>
          <table:table-cell table:style-name="ce103" office:value-type="string" calcext:value-type="string">
            <text:p>DIC bit 5</text:p>
          </table:table-cell>
          <table:table-cell table:style-name="ce100" table:formula="of:=[PUB.E53]+1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4]+1)-1-(POWER(2;[PUB.D54])-1)));[.D54])" office:value-type="float" office:value="0" calcext:value-type="float">
            <text:p>0</text:p>
          </table:table-cell>
          <table:table-cell table:formula="of:=IF([.G54]=[.J54];&quot;&quot;;&quot;!=&quot;)">
            <text:p/>
          </table:table-cell>
          <table:table-cell/>
          <table:covered-table-cell/>
          <table:table-cell office:value-type="string" calcext:value-type="string">
            <text:p>LEVEL</text:p>
          </table:table-cell>
          <table:table-cell table:formula="of:=[PUB.P53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office:annotation draw:style-name="gr2" draw:text-style-name="P3" svg:width="82.18pt" svg:height="128.86pt" svg:x="1146.76pt" svg:y="648.85pt" draw:caption-point-x="-17.29pt" draw:caption-point-y="40.11pt">
              <dc:date>2017-11-09T00:00:00</dc:date>
              <text:p text:style-name="P2"><text:span text:style-name="T1">Not set cause</text:span></text:p>
              <text:p text:style-name="P2"><text:span text:style-name="T1">m3-xloader&gt; ddr.pub</text:span></text:p>
              <text:p text:style-name="P2"><text:span text:style-name="T1">ddr.pub: [ <text:s text:c="2"/>10.183745] E: sta1385_ddr3_pub_do_training: DDR PHY training ended with errors (error mask:0x9)</text:span></text:p>
            </office:annotation>
            <text:p>0</text:p>
          </table:table-cell>
          <table:covered-table-cell table:number-columns-repeated="2"/>
          <table:table-cell table:formula="of:=BITRSHIFT(BITAND (HEX2DEC([.$T$48]);(POWER(2;[PUB.P54]+1)-1-(POWER(2;[PUB.O54])-1)));[.O54])" office:value-type="float" office:value="1" calcext:value-type="float">
            <text:p>1</text:p>
          </table:table-cell>
          <table:table-cell table:formula="of:=IF([.R54]=[.U54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4" office:value-type="string" calcext:value-type="string">
            <text:p>RTT bit 6</text:p>
          </table:table-cell>
          <table:table-cell table:style-name="ce100" table:formula="of:=[PUB.E54]+1" office:value-type="float" office:value="6" calcext:value-type="float">
            <text:p>6</text:p>
          </table:table-cell>
          <table:table-cell table:style-name="ce100" office:value-type="float" office:value="6" calcext:value-type="float">
            <text:p>6</text:p>
          </table:table-cell>
          <table:table-cell/>
          <table:table-cell table:formula="of:=IF(OR(RTT=&quot;ODT disabled&quot;; RTT=&quot;RZQ/4&quot;; RTT=&quot;RZQ/8&quot;; RTT=&quot;RZQ/12&quot;); 0; 1)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5]+1)-1-(POWER(2;[PUB.D55])-1)));[.D55])" office:value-type="float" office:value="0" calcext:value-type="float">
            <text:p>0</text:p>
          </table:table-cell>
          <table:table-cell table:formula="of:=IF([.G55]=[.J55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54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5]+1)-1-(POWER(2;[PUB.O55])-1)));[.O55])" office:value-type="float" office:value="1" calcext:value-type="float">
            <text:p>1</text:p>
          </table:table-cell>
          <table:table-cell table:formula="of:=IF([.R55]=[.U55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LEVEL</text:p>
          </table:table-cell>
          <table:table-cell table:style-name="ce100" table:formula="of:=[PUB.E55]+1" office:value-type="float" office:value="7" calcext:value-type="float">
            <text:p>7</text:p>
          </table:table-cell>
          <table:table-cell table:style-name="ce100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covered-table-cell table:number-columns-repeated="2"/>
          <table:table-cell table:style-name="ce119" table:formula="of:=BITRSHIFT(BITAND (HEX2DEC([.$I$50]);(POWER(2;[PUB.E56]+1)-1-(POWER(2;[PUB.D56])-1)));[.D56])" office:value-type="float" office:value="1" calcext:value-type="float">
            <text:p>1</text:p>
          </table:table-cell>
          <table:table-cell table:formula="of:=IF([.G56]=[.J56];&quot;&quot;;&quot;!=&quot;)">
            <text:p/>
          </table:table-cell>
          <table:table-cell/>
          <table:covered-table-cell/>
          <table:table-cell table:style-name="ce104" office:value-type="string" calcext:value-type="string">
            <text:p>RTT bit 9</text:p>
          </table:table-cell>
          <table:table-cell table:formula="of:=[PUB.P55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OR(RTT=&quot;ODT disabled&quot;; RTT=&quot;RZQ/2&quot;; RTT=&quot;RZQ/4&quot;; RTT=&quot;RZQ/6&quot;); 0; 1)"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6]+1)-1-(POWER(2;[PUB.O56])-1)));[.O56])" office:value-type="float" office:value="1" calcext:value-type="float">
            <text:p>1</text:p>
          </table:table-cell>
          <table:table-cell table:formula="of:=IF([.R56]=[.U56];&quot;&quot;;&quot;!=&quot;)" office:value-type="string" office:string-value="!=" calcext:value-type="string">
            <text:p>!=</text:p>
          </table:table-cell>
        </table:table-row>
        <table:table-row table:style-name="ro12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56]+1" office:value-type="float" office:value="8" calcext:value-type="float">
            <text:p>8</text:p>
          </table:table-cell>
          <table:table-cell table:style-name="ce100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7]+1)-1-(POWER(2;[PUB.D57])-1)));[.D57])" office:value-type="float" office:value="0" calcext:value-type="float">
            <text:p>0</text:p>
          </table:table-cell>
          <table:table-cell table:formula="of:=IF([.G57]=[.J57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56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7]+1)-1-(POWER(2;[PUB.O57])-1)));[.O57])" office:value-type="float" office:value="1" calcext:value-type="float">
            <text:p>1</text:p>
          </table:table-cell>
          <table:table-cell table:formula="of:=IF([.R57]=[.U57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4" office:value-type="string" calcext:value-type="string">
            <text:p>RTT bit 9</text:p>
          </table:table-cell>
          <table:table-cell table:style-name="ce100" table:formula="of:=[PUB.E57]+1" office:value-type="float" office:value="9" calcext:value-type="float">
            <text:p>9</text:p>
          </table:table-cell>
          <table:table-cell table:style-name="ce100" office:value-type="float" office:value="9" calcext:value-type="float">
            <text:p>9</text:p>
          </table:table-cell>
          <table:table-cell/>
          <table:table-cell table:formula="of:=IF(OR(RTT=&quot;ODT disabled&quot;; RTT=&quot;RZQ/2&quot;; RTT=&quot;RZQ/4&quot;; RTT=&quot;RZQ/6&quot;); 0; 1)"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8]+1)-1-(POWER(2;[PUB.D58])-1)));[.D58])" office:value-type="float" office:value="0" calcext:value-type="float">
            <text:p>0</text:p>
          </table:table-cell>
          <table:table-cell table:formula="of:=IF([.G58]=[.J58];&quot;&quot;;&quot;!=&quot;)">
            <text:p/>
          </table:table-cell>
          <table:table-cell/>
          <table:covered-table-cell/>
          <table:table-cell office:value-type="string" calcext:value-type="string">
            <text:p>TDQS</text:p>
          </table:table-cell>
          <table:table-cell table:formula="of:=[PUB.P57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8]+1)-1-(POWER(2;[PUB.O58])-1)));[.O58])" office:value-type="float" office:value="0" calcext:value-type="float">
            <text:p>0</text:p>
          </table:table-cell>
          <table:table-cell table:formula="of:=IF([.R58]=[.U58];&quot;&quot;;&quot;!=&quot;)">
            <text:p/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58]+1" office:value-type="float" office:value="10" calcext:value-type="float">
            <text:p>1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59]+1)-1-(POWER(2;[PUB.D59])-1)));[.D59])" office:value-type="float" office:value="0" calcext:value-type="float">
            <text:p>0</text:p>
          </table:table-cell>
          <table:table-cell table:formula="of:=IF([.G59]=[.J59];&quot;&quot;;&quot;!=&quot;)">
            <text:p/>
          </table:table-cell>
          <table:table-cell/>
          <table:covered-table-cell/>
          <table:table-cell office:value-type="string" calcext:value-type="string">
            <text:p>QOFF</text:p>
          </table:table-cell>
          <table:table-cell table:formula="of:=[PUB.P58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59]+1)-1-(POWER(2;[PUB.O59])-1)));[.O59])" office:value-type="float" office:value="1" calcext:value-type="float">
            <text:p>1</text:p>
          </table:table-cell>
          <table:table-cell table:formula="of:=IF([.R59]=[.U59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TDQS</text:p>
          </table:table-cell>
          <table:table-cell table:style-name="ce100" table:formula="of:=[PUB.E59]+1" office:value-type="float" office:value="11" calcext:value-type="float">
            <text:p>11</text:p>
          </table:table-cell>
          <table:table-cell table:style-name="ce100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60]+1)-1-(POWER(2;[PUB.D60])-1)));[.D60])" office:value-type="float" office:value="0" calcext:value-type="float">
            <text:p>0</text:p>
          </table:table-cell>
          <table:table-cell table:formula="of:=IF([.G60]=[.J60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59]+1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60]+1)-1-(POWER(2;[PUB.O60])-1)));[.O60])" office:value-type="float" office:value="7" calcext:value-type="float">
            <text:p>7</text:p>
          </table:table-cell>
          <table:table-cell table:formula="of:=IF([.R60]=[.U60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QOFF</text:p>
          </table:table-cell>
          <table:table-cell table:style-name="ce100" table:formula="of:=[PUB.E60]+1" office:value-type="float" office:value="12" calcext:value-type="float">
            <text:p>12</text:p>
          </table:table-cell>
          <table:table-cell table:style-name="ce100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61]+1)-1-(POWER(2;[PUB.D61])-1)));[.D61])" office:value-type="float" office:value="0" calcext:value-type="float">
            <text:p>0</text:p>
          </table:table-cell>
          <table:table-cell table:formula="of:=IF([.G61]=[.J61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60]+1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48]);(POWER(2;[PUB.P61]+1)-1-(POWER(2;[PUB.O61])-1)));[.O61])" office:value-type="float" office:value="1131" calcext:value-type="float">
            <text:p>1131</text:p>
          </table:table-cell>
          <table:table-cell table:formula="of:=IF([.R61]=[.U61];&quot;&quot;;&quot;!=&quot;)" office:value-type="string" office:string-value="!=" calcext:value-type="string">
            <text:p>!=</text:p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61]+1" office:value-type="float" office:value="13" calcext:value-type="float">
            <text:p>13</text:p>
          </table:table-cell>
          <table:table-cell table:style-name="ce100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62]+1)-1-(POWER(2;[PUB.D62])-1)));[.D62])" office:value-type="float" office:value="0" calcext:value-type="float">
            <text:p>0</text:p>
          </table:table-cell>
          <table:table-cell table:formula="of:=IF([.G62]=[.J62];&quot;&quot;;&quot;!=&quot;)">
            <text:p/>
          </table:table-cell>
          <table:table-cell/>
          <table:table-cell table:style-name="ce127" office:value-type="string" calcext:value-type="string" table:number-columns-spanned="1" table:number-rows-spanned="8">
            <text:p>MR2</text:p>
          </table:table-cell>
          <table:table-cell table:style-name="ce131" office:value-type="string" calcext:value-type="string">
            <text:p>PASR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45" table:formula="of:=&quot;0x&quot;&amp;DEC2HEX([PUB.R62]*POWER(2;[PUB.O62])+[PUB.R63]*POWER(2;[PUB.O63])+[PUB.R64]*POWER(2;[PUB.O64])+[PUB.R65]*POWER(2;[PUB.O65])+[PUB.R66]*POWER(2;[PUB.O66])+[PUB.R67]*POWER(2;[PUB.O67])+[PUB.R68]*POWER(2;[PUB.O68])+[PUB.R69]*POWER(2;[PUB.O69]);8)" office:value-type="string" office:string-value="0x00000008" calcext:value-type="string" table:number-columns-spanned="1" table:number-rows-spanned="8">
            <text:p>0x00000008</text:p>
          </table:table-cell>
          <table:table-cell table:style-name="ce145" office:value-type="float" office:value="8" calcext:value-type="float" table:number-columns-spanned="1" table:number-rows-spanned="8">
            <text:p>8</text:p>
          </table:table-cell>
          <table:table-cell table:style-name="ce149" table:formula="of:=BITRSHIFT(BITAND (HEX2DEC([.$T$62]);(POWER(2;[PUB.P62]+1)-1-(POWER(2;[PUB.O62])-1)));[.O62])" office:value-type="float" office:value="0" calcext:value-type="float">
            <text:p>0</text:p>
          </table:table-cell>
          <table:table-cell table:formula="of:=IF([.R62]=[.U62];&quot;&quot;;&quot;!=&quot;)">
            <text:p/>
          </table:table-cell>
        </table:table-row>
        <table:table-row table:style-name="ro12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62]+1" office:value-type="float" office:value="16" calcext:value-type="float">
            <text:p>16</text:p>
          </table:table-cell>
          <table:table-cell table:style-name="ce100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50]);(POWER(2;[PUB.E63]+1)-1-(POWER(2;[PUB.D63])-1)));[.D63])" office:value-type="float" office:value="0" calcext:value-type="float">
            <text:p>0</text:p>
          </table:table-cell>
          <table:table-cell table:formula="of:=IF([.G63]=[.J63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CWL</text:p>
          </table:table-cell>
          <table:table-cell table:style-name="ce131" table:formula="of:=[PUB.P62]+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34" table:formula="of:=CWL" office:value-type="float" office:value="6" calcext:value-type="float">
            <text:p>6</text:p>
          </table:table-cell>
          <table:table-cell table:style-name="ce131" table:formula="of:=CWL-5" office:value-type="float" office:value="1" calcext:value-type="float">
            <text:p>1</text:p>
          </table:table-cell>
          <table:covered-table-cell table:number-columns-repeated="2" table:style-name="ce142"/>
          <table:table-cell table:style-name="ce149" table:formula="of:=BITRSHIFT(BITAND (HEX2DEC([.$T$62]);(POWER(2;[PUB.P63]+1)-1-(POWER(2;[PUB.O63])-1)));[.O63])" office:value-type="float" office:value="1" calcext:value-type="float">
            <text:p>1</text:p>
          </table:table-cell>
          <table:table-cell table:formula="of:=IF([.R63]=[.U63];&quot;&quot;;&quot;!=&quot;)">
            <text:p/>
          </table:table-cell>
        </table:table-row>
        <table:table-row table:style-name="ro1">
          <table:table-cell/>
          <table:table-cell table:style-name="ce90" office:value-type="string" calcext:value-type="string" table:number-columns-spanned="1" table:number-rows-spanned="8">
            <text:p>MR2</text:p>
          </table:table-cell>
          <table:table-cell table:style-name="ce101" office:value-type="string" calcext:value-type="string">
            <text:p>PAS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table-cell table:style-name="ce113" table:formula="of:=&quot;0x&quot;&amp;DEC2HEX([PUB.G64]*POWER(2;[PUB.D64])+[PUB.G65]*POWER(2;[PUB.D65])+[PUB.G66]*POWER(2;[PUB.D66])+[PUB.G67]*POWER(2;[PUB.D67])+[PUB.G68]*POWER(2;[PUB.D68])+[PUB.G69]*POWER(2;[PUB.D69])+[PUB.G70]*POWER(2;[PUB.D70])+[PUB.G71]*POWER(2;[PUB.D71]);8)" office:value-type="string" office:string-value="0x00000208" calcext:value-type="string" table:number-columns-spanned="1" table:number-rows-spanned="8">
            <text:p>0x00000208</text:p>
          </table:table-cell>
          <table:table-cell table:style-name="ce113" office:value-type="float" office:value="210" calcext:value-type="float" table:number-columns-spanned="1" table:number-rows-spanned="8">
            <text:p>210</text:p>
          </table:table-cell>
          <table:table-cell table:formula="of:=BITRSHIFT(BITAND (HEX2DEC([.$I$64]);(POWER(2;[PUB.E64]+1)-1-(POWER(2;[PUB.D64])-1)));[.D64])" office:value-type="float" office:value="0" calcext:value-type="float">
            <text:p>0</text:p>
          </table:table-cell>
          <table:table-cell table:formula="of:=IF([.G64]=[.J64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ASR</text:p>
          </table:table-cell>
          <table:table-cell table:style-name="ce131" table:formula="of:=[PUB.P63]+1" office:value-type="float" office:value="6" calcext:value-type="float">
            <text:p>6</text:p>
          </table:table-cell>
          <table:table-cell table:style-name="ce131" office:value-type="float" office:value="6" calcext:value-type="float">
            <text:p>6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4]+1)-1-(POWER(2;[PUB.O64])-1)));[.O64])" office:value-type="float" office:value="0" calcext:value-type="float">
            <text:p>0</text:p>
          </table:table-cell>
          <table:table-cell table:formula="of:=IF([.R64]=[.U64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CWL</text:p>
          </table:table-cell>
          <table:table-cell table:formula="of:=[PUB.E64]+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1" table:formula="of:=CWL" office:value-type="float" office:value="6" calcext:value-type="float">
            <text:p>6</text:p>
          </table:table-cell>
          <table:table-cell table:style-name="ce101" table:formula="of:=CWL-5" office:value-type="float" office:value="1" calcext:value-type="float">
            <text:p>1</text:p>
          </table:table-cell>
          <table:covered-table-cell table:number-columns-repeated="2" table:style-name="ce113"/>
          <table:table-cell table:formula="of:=BITRSHIFT(BITAND (HEX2DEC([.$I$64]);(POWER(2;[PUB.E65]+1)-1-(POWER(2;[PUB.D65])-1)));[.D65])" office:value-type="float" office:value="2" calcext:value-type="float">
            <text:p>2</text:p>
          </table:table-cell>
          <table:table-cell table:formula="of:=IF([.G65]=[.J65];&quot;&quot;;&quot;!=&quot;)" office:value-type="string" office:string-value="!=" calcext:value-type="string">
            <text:p>!=</text:p>
          </table:table-cell>
          <table:table-cell/>
          <table:covered-table-cell table:style-name="ce128"/>
          <table:table-cell table:style-name="ce131" office:value-type="string" calcext:value-type="string">
            <text:p>SRT</text:p>
          </table:table-cell>
          <table:table-cell table:style-name="ce131" table:formula="of:=[PUB.P64]+1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5]+1)-1-(POWER(2;[PUB.O65])-1)));[.O65])" office:value-type="float" office:value="0" calcext:value-type="float">
            <text:p>0</text:p>
          </table:table-cell>
          <table:table-cell table:formula="of:=IF([.R65]=[.U65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ASR</text:p>
          </table:table-cell>
          <table:table-cell table:formula="of:=[PUB.E65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66]+1)-1-(POWER(2;[PUB.D66])-1)));[.D66])" office:value-type="float" office:value="0" calcext:value-type="float">
            <text:p>0</text:p>
          </table:table-cell>
          <table:table-cell table:formula="of:=IF([.G66]=[.J66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31" table:formula="of:=[PUB.P65]+1" office:value-type="float" office:value="8" calcext:value-type="float">
            <text:p>8</text:p>
          </table:table-cell>
          <table:table-cell table:style-name="ce131" office:value-type="float" office:value="8" calcext:value-type="float">
            <text:p>8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6]+1)-1-(POWER(2;[PUB.O66])-1)));[.O66])" office:value-type="float" office:value="0" calcext:value-type="float">
            <text:p>0</text:p>
          </table:table-cell>
          <table:table-cell table:formula="of:=IF([.R66]=[.U66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SRT</text:p>
          </table:table-cell>
          <table:table-cell table:formula="of:=[PUB.E66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67]+1)-1-(POWER(2;[PUB.D67])-1)));[.D67])" office:value-type="float" office:value="0" calcext:value-type="float">
            <text:p>0</text:p>
          </table:table-cell>
          <table:table-cell table:formula="of:=IF([.G67]=[.J67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TTWR</text:p>
          </table:table-cell>
          <table:table-cell table:style-name="ce131" table:formula="of:=[PUB.P66]+1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7]+1)-1-(POWER(2;[PUB.O67])-1)));[.O67])" office:value-type="float" office:value="0" calcext:value-type="float">
            <text:p>0</text:p>
          </table:table-cell>
          <table:table-cell table:formula="of:=IF([.R67]=[.U67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formula="of:=[PUB.E67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68]+1)-1-(POWER(2;[PUB.D68])-1)));[.D68])" office:value-type="float" office:value="0" calcext:value-type="float">
            <text:p>0</text:p>
          </table:table-cell>
          <table:table-cell table:formula="of:=IF([.G68]=[.J68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31" table:formula="of:=[PUB.P67]+1" office:value-type="float" office:value="11" calcext:value-type="float">
            <text:p>1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8]+1)-1-(POWER(2;[PUB.O68])-1)));[.O68])" office:value-type="float" office:value="0" calcext:value-type="float">
            <text:p>0</text:p>
          </table:table-cell>
          <table:table-cell table:formula="of:=IF([.R68]=[.U68];&quot;&quot;;&quot;!=&quot;)">
            <text:p/>
          </table:table-cell>
        </table:table-row>
        <table:table-row table:style-name="ro12">
          <table:table-cell/>
          <table:covered-table-cell table:style-name="ce91"/>
          <table:table-cell table:style-name="ce101" office:value-type="string" calcext:value-type="string">
            <text:p>RTTWR</text:p>
          </table:table-cell>
          <table:table-cell table:formula="of:=[PUB.E68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covered-table-cell table:number-columns-repeated="2" table:style-name="ce113"/>
          <table:table-cell table:formula="of:=BITRSHIFT(BITAND (HEX2DEC([.$I$64]);(POWER(2;[PUB.E69]+1)-1-(POWER(2;[PUB.D69])-1)));[.D69])" office:value-type="float" office:value="1" calcext:value-type="float">
            <text:p>1</text:p>
          </table:table-cell>
          <table:table-cell table:formula="of:=IF([.G69]=[.J69];&quot;&quot;;&quot;!=&quot;)">
            <text:p/>
          </table:table-cell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31" table:formula="of:=[PUB.P68]+1" office:value-type="float" office:value="16" calcext:value-type="float">
            <text:p>16</text:p>
          </table:table-cell>
          <table:table-cell table:style-name="ce131" office:value-type="float" office:value="31" calcext:value-type="float">
            <text:p>31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covered-table-cell table:number-columns-repeated="2" table:style-name="ce142"/>
          <table:table-cell table:style-name="ce149" table:formula="of:=BITRSHIFT(BITAND (HEX2DEC([.$T$62]);(POWER(2;[PUB.P69]+1)-1-(POWER(2;[PUB.O69])-1)));[.O69])" office:value-type="float" office:value="0" calcext:value-type="float">
            <text:p>0</text:p>
          </table:table-cell>
          <table:table-cell table:formula="of:=IF([.R69]=[.U69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formula="of:=[PUB.E69]+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70]+1)-1-(POWER(2;[PUB.D70])-1)));[.D70])" office:value-type="float" office:value="0" calcext:value-type="float">
            <text:p>0</text:p>
          </table:table-cell>
          <table:table-cell table:formula="of:=IF([.G70]=[.J70];&quot;&quot;;&quot;!=&quot;)">
            <text:p/>
          </table:table-cell>
          <table:table-cell/>
          <table:table-cell table:style-name="ce92" office:value-type="string" calcext:value-type="string" table:number-columns-spanned="1" table:number-rows-spanned="4">
            <text:p>MR3</text:p>
          </table:table-cell>
          <table:table-cell office:value-type="string" calcext:value-type="string">
            <text:p>MPRLO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&quot;0x&quot;&amp;DEC2HEX([PUB.R70]*POWER(2;[PUB.O70])+[PUB.R71]*POWER(2;[PUB.O71])+[PUB.R72]*POWER(2;[PUB.O72])+[PUB.R73]*POWER(2;[PUB.O73]);8)" office:value-type="string" office:string-value="0x00000000" calcext:value-type="string" table:number-columns-spanned="1" table:number-rows-spanned="4">
            <text:p>0x0000000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table:formula="of:=BITRSHIFT(BITAND (HEX2DEC([.$T$70]);(POWER(2;[PUB.P70]+1)-1-(POWER(2;[PUB.O70])-1)));[.O70])" office:value-type="float" office:value="0" calcext:value-type="float">
            <text:p>0</text:p>
          </table:table-cell>
          <table:table-cell table:formula="of:=IF([.R70]=[.U70];&quot;&quot;;&quot;!=&quot;)">
            <text:p/>
          </table:table-cell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formula="of:=[PUB.E70]+1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101"/>
          <table:table-cell table:style-name="ce101" office:value-type="float" office:value="0" calcext:value-type="float">
            <text:p>0</text:p>
          </table:table-cell>
          <table:covered-table-cell table:number-columns-repeated="2" table:style-name="ce113"/>
          <table:table-cell table:formula="of:=BITRSHIFT(BITAND (HEX2DEC([.$I$64]);(POWER(2;[PUB.E71]+1)-1-(POWER(2;[PUB.D71])-1)));[.D71])" office:value-type="float" office:value="0" calcext:value-type="float">
            <text:p>0</text:p>
          </table:table-cell>
          <table:table-cell table:formula="of:=IF([.G71]=[.J71];&quot;&quot;;&quot;!=&quot;)">
            <text:p/>
          </table:table-cell>
          <table:table-cell/>
          <table:covered-table-cell/>
          <table:table-cell office:value-type="string" calcext:value-type="string">
            <text:p>MPR</text:p>
          </table:table-cell>
          <table:table-cell table:formula="of:=[PUB.P7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70]);(POWER(2;[PUB.P71]+1)-1-(POWER(2;[PUB.O71])-1)));[.O71])" office:value-type="float" office:value="0" calcext:value-type="float">
            <text:p>0</text:p>
          </table:table-cell>
          <table:table-cell table:formula="of:=IF([.R71]=[.U71];&quot;&quot;;&quot;!=&quot;)">
            <text:p/>
          </table:table-cell>
        </table:table-row>
        <table:table-row table:style-name="ro1">
          <table:table-cell/>
          <table:table-cell table:style-name="ce92" office:value-type="string" calcext:value-type="string" table:number-columns-spanned="1" table:number-rows-spanned="4">
            <text:p>MR3</text:p>
          </table:table-cell>
          <table:table-cell table:style-name="ce100" office:value-type="string" calcext:value-type="string">
            <text:p>MPRLOC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&quot;0x&quot;&amp;DEC2HEX([PUB.G72]*POWER(2;[PUB.D72])+[PUB.G73]*POWER(2;[PUB.D73])+[PUB.G74]*POWER(2;[PUB.D74])+[PUB.G75]*POWER(2;[PUB.D75]);8)" office:value-type="string" office:string-value="0x00000000" calcext:value-type="string" table:number-columns-spanned="1" table:number-rows-spanned="4">
            <text:p>0x00000000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table:style-name="ce119" table:formula="of:=BITRSHIFT(BITAND (HEX2DEC([.$I$72]);(POWER(2;[PUB.E72]+1)-1-(POWER(2;[PUB.D72])-1)));[.D72])" office:value-type="float" office:value="0" calcext:value-type="float">
            <text:p>0</text:p>
          </table:table-cell>
          <table:table-cell table:formula="of:=IF([.G72]=[.J72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71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70]);(POWER(2;[PUB.P72]+1)-1-(POWER(2;[PUB.O72])-1)));[.O72])" office:value-type="float" office:value="0" calcext:value-type="float">
            <text:p>0</text:p>
          </table:table-cell>
          <table:table-cell table:formula="of:=IF([.R72]=[.U72];&quot;&quot;;&quot;!=&quot;)">
            <text:p/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MPR</text:p>
          </table:table-cell>
          <table:table-cell table:style-name="ce100" table:formula="of:=[PUB.E72]+1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72]);(POWER(2;[PUB.E73]+1)-1-(POWER(2;[PUB.D73])-1)));[.D73])" office:value-type="float" office:value="0" calcext:value-type="float">
            <text:p>0</text:p>
          </table:table-cell>
          <table:table-cell table:formula="of:=IF([.G73]=[.J73];&quot;&quot;;&quot;!=&quot;)">
            <text:p/>
          </table:table-cell>
          <table:table-cell/>
          <table:covered-table-cell/>
          <table:table-cell office:value-type="string" calcext:value-type="string">
            <text:p>reserved</text:p>
          </table:table-cell>
          <table:table-cell table:formula="of:=[PUB.P72]+1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formula="of:=BITRSHIFT(BITAND (HEX2DEC([.$T$70]);(POWER(2;[PUB.P73]+1)-1-(POWER(2;[PUB.O73])-1)));[.O73])" office:value-type="float" office:value="0" calcext:value-type="float">
            <text:p>0</text:p>
          </table:table-cell>
          <table:table-cell table:formula="of:=IF([.R73]=[.U73];&quot;&quot;;&quot;!=&quot;)">
            <text:p/>
          </table:table-cell>
        </table:table-row>
        <table:table-row table:style-name="ro1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73]+1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72]);(POWER(2;[PUB.E74]+1)-1-(POWER(2;[PUB.D74])-1)));[.D74])" office:value-type="float" office:value="0" calcext:value-type="float">
            <text:p>0</text:p>
          </table:table-cell>
          <table:table-cell table:formula="of:=IF([.G74]=[.J74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">
          <table:table-cell/>
          <table:covered-table-cell/>
          <table:table-cell table:style-name="ce100" office:value-type="string" calcext:value-type="string">
            <text:p>reserved</text:p>
          </table:table-cell>
          <table:table-cell table:style-name="ce100" table:formula="of:=[PUB.E74]+1" office:value-type="float" office:value="16" calcext:value-type="float">
            <text:p>16</text:p>
          </table:table-cell>
          <table:table-cell table:style-name="ce100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covered-table-cell table:number-columns-repeated="2"/>
          <table:table-cell table:style-name="ce119" table:formula="of:=BITRSHIFT(BITAND (HEX2DEC([.$I$72]);(POWER(2;[PUB.E75]+1)-1-(POWER(2;[PUB.D75])-1)));[.D75])" office:value-type="float" office:value="0" calcext:value-type="float">
            <text:p>0</text:p>
          </table:table-cell>
          <table:table-cell table:formula="of:=IF([.G75]=[.J75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94" office:value-type="string" calcext:value-type="string" table:number-columns-spanned="1" table:number-rows-spanned="4">
            <text:p>PGCR2</text:p>
          </table:table-cell>
          <table:table-cell table:style-name="ce105" office:value-type="string" calcext:value-type="string">
            <text:p>tREFPRD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01"/>
          <table:table-cell table:style-name="ce101" table:formula="of:=ROUNDUP(tREFI/tCK; 0) - 400" office:value-type="float" office:value="1628" calcext:value-type="float">
            <text:p>1628</text:p>
          </table:table-cell>
          <table:table-cell table:style-name="ce116" table:formula="of:=&quot;0x&quot;&amp;DEC2HEX([PUB.G76]*POWER(2;[PUB.D76])+[PUB.G77]*POWER(2;[PUB.D77])+[PUB.G78]*POWER(2;[PUB.D78])+[PUB.G79]*POWER(2;[PUB.D79])+[PUB.G80]*POWER(2;[PUB.D80])+[PUB.G81]*POWER(2;[PUB.D81])+[PUB.G82]*POWER(2;[PUB.D82])+[PUB.G83]*POWER(2;[PUB.D83]);8)" office:value-type="string" office:string-value="0x00F0065C" calcext:value-type="string" table:number-columns-spanned="1" table:number-rows-spanned="8">
            <text:p>0x00F0065C</text:p>
          </table:table-cell>
          <table:table-cell table:style-name="ce113" office:value-type="string" calcext:value-type="string" table:number-columns-spanned="1" table:number-rows-spanned="8">
            <text:p>F0087E</text:p>
          </table:table-cell>
          <table:table-cell table:formula="of:=BITRSHIFT(BITAND (HEX2DEC([.$I$76]);(POWER(2;[PUB.E76]+1)-1-(POWER(2;[PUB.D76])-1)));[.D76])" office:value-type="float" office:value="2174" calcext:value-type="float">
            <text:p>2174</text:p>
          </table:table-cell>
          <table:table-cell table:formula="of:=IF([.G76]=[.J76];&quot;&quot;;&quot;!=&quot;)" office:value-type="string" office:string-value="!=" calcext:value-type="string">
            <text:p>!=</text:p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covered-table-cell table:style-name="ce95"/>
          <table:table-cell table:style-name="ce106" office:value-type="string" calcext:value-type="string">
            <text:p>NOBUB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77]+1)-1-(POWER(2;[PUB.D77])-1)));[.D77])" office:value-type="float" office:value="0" calcext:value-type="float">
            <text:p>0</text:p>
          </table:table-cell>
          <table:table-cell table:formula="of:=IF([.G77]=[.J77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covered-table-cell table:style-name="ce95"/>
          <table:table-cell table:style-name="ce106" office:value-type="string" calcext:value-type="string">
            <text:p>FXDLAT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78]+1)-1-(POWER(2;[PUB.D78])-1)));[.D78])" office:value-type="float" office:value="0" calcext:value-type="float">
            <text:p>0</text:p>
          </table:table-cell>
          <table:table-cell table:formula="of:=IF([.G78]=[.J78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covered-table-cell table:style-name="ce95"/>
          <table:table-cell table:style-name="ce106" office:value-type="string" calcext:value-type="string">
            <text:p>DTPMXTMR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covered-table-cell table:number-columns-repeated="2" table:style-name="ce101"/>
          <table:table-cell table:formula="of:=BITRSHIFT(BITAND (HEX2DEC([.$I$76]);(POWER(2;[PUB.E79]+1)-1-(POWER(2;[PUB.D79])-1)));[.D79])" office:value-type="float" office:value="15" calcext:value-type="float">
            <text:p>15</text:p>
          </table:table-cell>
          <table:table-cell table:formula="of:=IF([.G79]=[.J79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table-cell table:style-name="ce95"/>
          <table:table-cell table:style-name="ce106" office:value-type="string" calcext:value-type="string">
            <text:p>SHRAC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80]+1)-1-(POWER(2;[PUB.D80])-1)));[.D80])" office:value-type="float" office:value="0" calcext:value-type="float">
            <text:p>0</text:p>
          </table:table-cell>
          <table:table-cell table:formula="of:=IF([.G80]=[.J80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table-cell table:style-name="ce95"/>
          <table:table-cell table:style-name="ce106" office:value-type="string" calcext:value-type="string">
            <text:p>ACPDDC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81]+1)-1-(POWER(2;[PUB.D81])-1)));[.D81])" office:value-type="float" office:value="0" calcext:value-type="float">
            <text:p>0</text:p>
          </table:table-cell>
          <table:table-cell table:formula="of:=IF([.G81]=[.J81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table-cell table:style-name="ce95"/>
          <table:table-cell table:style-name="ce106" office:value-type="string" calcext:value-type="string">
            <text:p>LPMSTRC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82]+1)-1-(POWER(2;[PUB.D82])-1)));[.D82])" office:value-type="float" office:value="0" calcext:value-type="float">
            <text:p>0</text:p>
          </table:table-cell>
          <table:table-cell table:formula="of:=IF([.G82]=[.J82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3">
          <table:table-cell/>
          <table:table-cell table:style-name="ce96"/>
          <table:table-cell table:style-name="ce106" office:value-type="string" calcext:value-type="string">
            <text:p>DYNACPDD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08"/>
          <table:table-cell table:style-name="ce108" office:value-type="float" office:value="0" calcext:value-type="float">
            <text:p>0</text:p>
          </table:table-cell>
          <table:covered-table-cell table:number-columns-repeated="2" table:style-name="ce101"/>
          <table:table-cell table:formula="of:=BITRSHIFT(BITAND (HEX2DEC([.$I$76]);(POWER(2;[PUB.E83]+1)-1-(POWER(2;[PUB.D83])-1)));[.D83])" office:value-type="float" office:value="0" calcext:value-type="float">
            <text:p>0</text:p>
          </table:table-cell>
          <table:table-cell table:formula="of:=IF([.G83]=[.J83];&quot;&quot;;&quot;!=&quot;)">
            <text:p/>
          </table:table-cell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9"/>
          <table:table-cell/>
          <table:table-cell table:style-name="ce120"/>
          <table:table-cell table:style-name="Default" table:number-columns-repeated="9"/>
          <table:table-cell/>
        </table:table-row>
      </table:table>
      <table:table table:name="UMCTL2" table:style-name="ta1" table:protected="true">
        <loext:table-protection loext:select-protected-cells="true" loext:select-unprotected-cells="true"/>
        <table:table-column table:style-name="co3" table:default-cell-style-name="Default"/>
        <table:table-column table:style-name="co48" table:default-cell-style-name="ce93"/>
        <table:table-column-group>
          <table:table-column table:style-name="co49" table:default-cell-style-name="ce100"/>
          <table:table-column table:style-name="co3" table:default-cell-style-name="ce99"/>
          <table:table-column table:style-name="co3" table:default-cell-style-name="ce100"/>
          <table:table-column table:style-name="co3" table:default-cell-style-name="ce179"/>
        </table:table-column-group>
        <table:table-column table:style-name="co3" table:default-cell-style-name="ce192"/>
        <table:table-column table:style-name="co50" table:default-cell-style-name="ce204"/>
        <table:table-column table:style-name="co3" table:default-cell-style-name="ce192"/>
        <table:table-column table:style-name="co3" table:default-cell-style-name="ce204"/>
        <table:table-column table:style-name="co3" table:default-cell-style-name="ce174"/>
        <table:table-column table:style-name="co3" table:number-columns-repeated="5" table:default-cell-style-name="Default"/>
        <table:table-row table:style-name="ro1">
          <table:table-cell table:style-name="ce150"/>
          <table:table-cell table:style-name="Default" table:number-columns-repeated="10"/>
          <table:table-cell table:number-columns-repeated="5"/>
        </table:table-row>
        <table:table-row table:style-name="ro10">
          <table:table-cell/>
          <table:table-cell table:style-name="ce151" office:value-type="string" calcext:value-type="string" table:number-columns-spanned="7" table:number-rows-spanned="1">
            <text:p>Synopsys uMCTL2 2.50</text:p>
          </table:table-cell>
          <table:covered-table-cell table:number-columns-repeated="3" table:style-name="ce162"/>
          <table:covered-table-cell table:number-columns-repeated="2" table:style-name="ce172"/>
          <table:covered-table-cell table:style-name="Default"/>
          <table:table-cell table:style-name="Default" table:number-columns-repeated="3"/>
          <table:table-cell table:number-columns-repeated="5"/>
        </table:table-row>
        <table:table-row table:style-name="ro10">
          <table:table-cell/>
          <table:table-cell table:style-name="ce152" office:value-type="string" calcext:value-type="string" table:number-columns-spanned="7" table:number-rows-spanned="1">
            <text:p>PLATFORMS: STA1195, STA1295, STA1385</text:p>
          </table:table-cell>
          <table:covered-table-cell table:number-columns-repeated="3" table:style-name="ce162"/>
          <table:covered-table-cell table:number-columns-repeated="2" table:style-name="ce172"/>
          <table:covered-table-cell table:style-name="Default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153" office:value-type="string" calcext:value-type="string" table:number-columns-spanned="7" table:number-rows-spanned="1">
            <text:p>uMCTL2 settings</text:p>
          </table:table-cell>
          <table:covered-table-cell table:number-columns-repeated="6" table:style-name="Default"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54" office:value-type="string" calcext:value-type="string">
            <text:p>Select PHY being used</text:p>
          </table:table-cell>
          <table:table-cell table:style-name="ce154"/>
          <table:table-cell table:style-name="Default"/>
          <table:table-cell table:style-name="ce170" table:content-validation-name="val2" table:formula="of:=IF(SOC=&quot;sta1385&quot;; &quot;PUBL 2.00&quot;; &quot;PUB 3.15&quot;)" office:value-type="string" office:string-value="PUBL 2.00" calcext:value-type="string" table:number-columns-spanned="4" table:number-rows-spanned="1">
            <text:p>PUBL 2.00</text:p>
          </table:table-cell>
          <table:covered-table-cell table:number-columns-repeated="3" table:style-name="ce159"/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155"/>
          <table:table-cell table:style-name="Default" table:number-columns-repeated="2"/>
          <table:table-cell table:style-name="ce171" table:content-validation-name="val1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5"/>
        </table:table-row>
        <table:table-row table:style-name="ro1">
          <table:table-cell/>
          <table:table-cell table:style-name="ce84" office:value-type="string" calcext:value-type="string">
            <text:p>Register</text:p>
          </table:table-cell>
          <table:table-cell table:style-name="ce84" office:value-type="string" calcext:value-type="string">
            <text:p>Field</text:p>
          </table:table-cell>
          <table:table-cell table:style-name="ce84" office:value-type="string" calcext:value-type="string">
            <text:p>Start</text:p>
          </table:table-cell>
          <table:table-cell table:style-name="ce84" office:value-type="string" calcext:value-type="string">
            <text:p>Stop</text:p>
          </table:table-cell>
          <table:table-cell table:style-name="ce84" office:value-type="string" calcext:value-type="string">
            <text:p>Value</text:p>
          </table:table-cell>
          <table:table-cell table:style-name="ce153" office:value-type="string" calcext:value-type="string" table:number-columns-spanned="2" table:number-rows-spanned="1">
            <text:p>Register value</text:p>
          </table:table-cell>
          <table:covered-table-cell table:style-name="ce84"/>
          <table:table-cell table:style-name="ce153" office:value-type="string" calcext:value-type="string" table:number-columns-spanned="2" table:number-rows-spanned="1">
            <text:p>Manual Value</text:p>
          </table:table-cell>
          <table:covered-table-cell table:style-name="Default"/>
          <table:table-cell table:style-name="ce84" office:value-type="string" calcext:value-type="string">
            <text:p>Old Value</text:p>
          </table:table-cell>
          <table:table-cell table:number-columns-repeated="5"/>
        </table:table-row>
        <table:table-row table:style-name="ro1">
          <table:table-cell/>
          <table:table-cell table:style-name="ce156" office:value-type="string" calcext:value-type="string">
            <text:p>INIT2</text:p>
          </table:table-cell>
          <table:table-cell table:style-name="ce163" office:value-type="string" calcext:value-type="string" table:number-columns-spanned="4" table:number-rows-spanned="1">
            <text:p>LPDDR2 ONLY</text:p>
          </table:table-cell>
          <table:covered-table-cell table:number-columns-repeated="2" table:style-name="ce167"/>
          <table:covered-table-cell table:style-name="ce173"/>
          <table:table-cell table:style-name="ce184" office:value-type="string" calcext:value-type="string" table:number-columns-spanned="2" table:number-rows-spanned="1">
            <text:p>N/A</text:p>
          </table:table-cell>
          <table:covered-table-cell table:style-name="ce191"/>
          <table:table-cell table:style-name="ce184" office:value-type="string" calcext:value-type="string" table:number-columns-spanned="2" table:number-rows-spanned="1">
            <text:p>N/A</text:p>
          </table:table-cell>
          <table:covered-table-cell table:style-name="ce191"/>
          <table:table-cell table:style-name="Default"/>
          <table:table-cell table:number-columns-repeated="5"/>
        </table:table-row>
        <table:table-row table:style-name="ro1">
          <table:table-cell/>
          <table:table-cell table:style-name="ce90" office:value-type="string" calcext:value-type="string" table:number-columns-spanned="1" table:number-rows-spanned="2">
            <text:p>INIT3</text:p>
          </table:table-cell>
          <table:table-cell table:style-name="ce101" office:value-type="string" calcext:value-type="string">
            <text:p>emr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5" calcext:value-type="float">
            <text:p>15</text:p>
          </table:table-cell>
          <table:table-cell table:style-name="ce174" table:formula="of:=HEX2DEC(IF([UMCTL2.E6]=&quot;PUBL 2.00&quot;;SUBSTITUTE([PUB.S48]; &quot;0x&quot;;&quot;&quot;;1);SUBSTITUTE([PUB.H50];&quot;0x&quot;;&quot;&quot;;1)))" office:value-type="float" office:value="6" calcext:value-type="float">
            <text:p>6</text:p>
          </table:table-cell>
          <table:table-cell table:style-name="ce185" table:formula="of:=&quot;0x&quot;&amp;DEC2HEX([UMCTL2.F13]*POWER(2;[UMCTL2.D13])+[UMCTL2.F14]*POWER(2;[UMCTL2.D14]);8)" office:value-type="string" office:string-value="0x08300006" calcext:value-type="string" table:number-columns-spanned="2" table:number-rows-spanned="2">
            <text:p>0x08300006</text:p>
          </table:table-cell>
          <table:covered-table-cell/>
          <table:table-cell table:style-name="ce185" office:value-type="string" calcext:value-type="string" table:number-columns-spanned="2" table:number-rows-spanned="2">
            <text:p>A600094</text:p>
          </table:table-cell>
          <table:covered-table-cell/>
          <table:table-cell table:formula="of:=BITRSHIFT(BITAND (HEX2DEC([.$I$13]);(POWER(2;[UMCTL2.E13]+1)-1-(POWER(2;[UMCTL2.D13])-1)));[.D13])" office:value-type="float" office:value="148" calcext:value-type="float">
            <text:p>148</text:p>
          </table:table-cell>
          <table:table-cell table:formula="of:=IF([.F13]=[.K1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mr</text:p>
          </table:table-cell>
          <table:table-cell table:style-name="ce101" table:formula="of:=[UMCTL2.E13]+1" office:value-type="float" office:value="16" calcext:value-type="float">
            <text:p>16</text:p>
          </table:table-cell>
          <table:table-cell table:style-name="ce101" office:value-type="float" office:value="31" calcext:value-type="float">
            <text:p>31</text:p>
          </table:table-cell>
          <table:table-cell table:style-name="ce175" table:formula="of:=HEX2DEC(IF([UMCTL2.E6]=&quot;PUBL 2.00&quot;;SUBSTITUTE([PUB.S39];&quot;0x&quot;;&quot;&quot;;1);SUBSTITUTE([PUB.H41];&quot;0x&quot;;&quot;&quot;;1)))" office:value-type="float" office:value="2096" calcext:value-type="float">
            <text:p>2096</text:p>
          </table:table-cell>
          <table:covered-table-cell table:style-name="ce185"/>
          <table:covered-table-cell/>
          <table:covered-table-cell table:style-name="ce185"/>
          <table:covered-table-cell/>
          <table:table-cell table:formula="of:=BITRSHIFT(BITAND (HEX2DEC([.$I$13]);(POWER(2;[UMCTL2.E14]+1)-1-(POWER(2;[UMCTL2.D14])-1)));[.D14])" office:value-type="float" office:value="2656" calcext:value-type="float">
            <text:p>2656</text:p>
          </table:table-cell>
          <table:table-cell table:formula="of:=IF([.F14]=[.K14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1" table:number-rows-spanned="2">
            <text:p>INIT4</text:p>
          </table:table-cell>
          <table:table-cell office:value-type="string" calcext:value-type="string">
            <text:p>emr3</text:p>
          </table:table-cell>
          <table:table-cell office:value-type="float" office:value="0" calcext:value-type="float">
            <text:p>0</text:p>
          </table:table-cell>
          <table:table-cell table:style-name="ce99" office:value-type="float" office:value="15" calcext:value-type="float">
            <text:p>15</text:p>
          </table:table-cell>
          <table:table-cell table:style-name="ce176" table:formula="of:=HEX2DEC(IF([UMCTL2.E6]=&quot;PUBL 2.00&quot;;SUBSTITUTE([PUB.S70];&quot;0x&quot;;&quot;&quot;;1);SUBSTITUTE([PUB.H72]; &quot;0x&quot;;&quot;&quot;;1)))" office:value-type="float" office:value="0" calcext:value-type="float">
            <text:p>0</text:p>
          </table:table-cell>
          <table:table-cell table:style-name="ce186" table:formula="of:=&quot;0x&quot;&amp;DEC2HEX([UMCTL2.F15]*POWER(2;[UMCTL2.D15])+[UMCTL2.F16]*POWER(2;[UMCTL2.D16]);8)" office:value-type="string" office:string-value="0x00080000" calcext:value-type="string" table:number-columns-spanned="2" table:number-rows-spanned="2">
            <text:p>0x00080000</text:p>
          </table:table-cell>
          <table:covered-table-cell table:style-name="ce191"/>
          <table:table-cell table:style-name="ce186" office:value-type="float" office:value="2100000" calcext:value-type="float" table:number-columns-spanned="2" table:number-rows-spanned="2">
            <text:p>2100000</text:p>
          </table:table-cell>
          <table:covered-table-cell table:style-name="ce191"/>
          <table:table-cell table:formula="of:=BITRSHIFT(BITAND (HEX2DEC([.$I$15]);(POWER(2;[UMCTL2.E15]+1)-1-(POWER(2;[UMCTL2.D15])-1)));[.D15])" office:value-type="float" office:value="0" calcext:value-type="float">
            <text:p>0</text:p>
          </table:table-cell>
          <table:table-cell table:formula="of:=IF([.F15]=[.K1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emr2</text:p>
          </table:table-cell>
          <table:table-cell table:formula="of:=[UMCTL2.E15]+1" office:value-type="float" office:value="16" calcext:value-type="float">
            <text:p>16</text:p>
          </table:table-cell>
          <table:table-cell table:style-name="ce99" office:value-type="float" office:value="31" calcext:value-type="float">
            <text:p>31</text:p>
          </table:table-cell>
          <table:table-cell table:style-name="ce176" table:formula="of:=HEX2DEC(IF([UMCTL2.E6]=&quot;PUBL 2.00&quot;;SUBSTITUTE([PUB.S62]; &quot;0x&quot;;&quot;&quot;;1);SUBSTITUTE([PUB.H64]; &quot;0x&quot;;&quot;&quot;;1)))" office:value-type="float" office:value="8" calcext:value-type="float">
            <text:p>8</text:p>
          </table:table-cell>
          <table:covered-table-cell table:style-name="ce186"/>
          <table:covered-table-cell table:style-name="ce191"/>
          <table:covered-table-cell table:style-name="ce186"/>
          <table:covered-table-cell table:style-name="ce191"/>
          <table:table-cell table:formula="of:=BITRSHIFT(BITAND (HEX2DEC([.$I$15]);(POWER(2;[UMCTL2.E16]+1)-1-(POWER(2;[UMCTL2.D16])-1)));[.D16])" office:value-type="float" office:value="528" calcext:value-type="float">
            <text:p>528</text:p>
          </table:table-cell>
          <table:table-cell table:formula="of:=IF([.F16]=[.K16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table-cell table:style-name="ce85" office:value-type="string" calcext:value-type="string" table:number-columns-spanned="1" table:number-rows-spanned="4">
            <text:p>INIT5</text:p>
          </table:table-cell>
          <table:table-cell table:style-name="ce98" office:value-type="string" calcext:value-type="string">
            <text:p>max_auto_init_x1024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175" office:value-type="float" office:value="0" calcext:value-type="float">
            <text:p>0</text:p>
          </table:table-cell>
          <table:table-cell table:style-name="ce185" table:formula="of:=&quot;0x&quot;&amp;DEC2HEX([UMCTL2.F17]*POWER(2;[UMCTL2.D17])+[UMCTL2.F18]*POWER(2;[UMCTL2.D18])+[UMCTL2.F19]*POWER(2;[UMCTL2.D19])+[UMCTL2.F20]*POWER(2;[UMCTL2.D20]);8)" office:value-type="string" office:string-value="0x00100000" calcext:value-type="string" table:number-columns-spanned="2" table:number-rows-spanned="4">
            <text:p>0x00100000</text:p>
          </table:table-cell>
          <table:covered-table-cell/>
          <table:table-cell table:style-name="ce185" office:value-type="string" calcext:value-type="string" table:number-columns-spanned="2" table:number-rows-spanned="4">
            <text:p>F0000</text:p>
          </table:table-cell>
          <table:covered-table-cell/>
          <table:table-cell table:formula="of:=BITRSHIFT(BITAND (HEX2DEC([.$I$17]);(POWER(2;[UMCTL2.E17]+1)-1-(POWER(2;[UMCTL2.D17])-1)));[.D17])" office:value-type="float" office:value="0" calcext:value-type="float">
            <text:p>0</text:p>
          </table:table-cell>
          <table:table-cell table:formula="of:=IF([.F17]=[.K17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reserved</text:p>
          </table:table-cell>
          <table:table-cell table:style-name="ce101" table:formula="of:=[UMCTL2.E17]+1" office:value-type="float" office:value="10" calcext:value-type="float">
            <text:p>10</text:p>
          </table:table-cell>
          <table:table-cell table:style-name="ce101" office:value-type="float" office:value="15" calcext:value-type="float">
            <text:p>15</text:p>
          </table:table-cell>
          <table:table-cell table:style-name="ce175" office:value-type="float" office:value="0" calcext:value-type="float">
            <text:p>0</text:p>
          </table:table-cell>
          <table:covered-table-cell table:style-name="ce187"/>
          <table:covered-table-cell/>
          <table:covered-table-cell table:style-name="ce187"/>
          <table:covered-table-cell/>
          <table:table-cell table:formula="of:=BITRSHIFT(BITAND (HEX2DEC([.$I$17]);(POWER(2;[UMCTL2.E18]+1)-1-(POWER(2;[UMCTL2.D18])-1)));[.D18])" office:value-type="float" office:value="0" calcext:value-type="float">
            <text:p>0</text:p>
          </table:table-cell>
          <table:table-cell table:formula="of:=IF([.F18]=[.K1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dev_zqinit_x32</text:p>
          </table:table-cell>
          <table:table-cell table:style-name="ce101" table:formula="of:=[UMCTL2.E18]+1" office:value-type="float" office:value="16" calcext:value-type="float">
            <text:p>16</text:p>
          </table:table-cell>
          <table:table-cell table:style-name="ce98" office:value-type="float" office:value="23" calcext:value-type="float">
            <text:p>23</text:p>
          </table:table-cell>
          <table:table-cell table:style-name="ce175" table:formula="of:=ROUND(tZQINIT/(tCK*32))" office:value-type="float" office:value="16" calcext:value-type="float">
            <text:p>16</text:p>
          </table:table-cell>
          <table:covered-table-cell table:style-name="ce187"/>
          <table:covered-table-cell/>
          <table:covered-table-cell table:style-name="ce187"/>
          <table:covered-table-cell/>
          <table:table-cell table:formula="of:=BITRSHIFT(BITAND (HEX2DEC([.$I$17]);(POWER(2;[UMCTL2.E19]+1)-1-(POWER(2;[UMCTL2.D19])-1)));[.D19])" office:value-type="float" office:value="15" calcext:value-type="float">
            <text:p>15</text:p>
          </table:table-cell>
          <table:table-cell table:formula="of:=IF([.F19]=[.K19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86"/>
          <table:table-cell table:style-name="ce98" office:value-type="string" calcext:value-type="string">
            <text:p>reserved</text:p>
          </table:table-cell>
          <table:table-cell table:style-name="ce101" table:formula="of:=[UMCTL2.E19]+1" office:value-type="float" office:value="24" calcext:value-type="float">
            <text:p>24</text:p>
          </table:table-cell>
          <table:table-cell table:style-name="ce98" office:value-type="float" office:value="31" calcext:value-type="float">
            <text:p>31</text:p>
          </table:table-cell>
          <table:table-cell table:style-name="ce175" office:value-type="float" office:value="0" calcext:value-type="float">
            <text:p>0</text:p>
          </table:table-cell>
          <table:covered-table-cell table:style-name="ce187"/>
          <table:covered-table-cell/>
          <table:covered-table-cell table:style-name="ce187"/>
          <table:covered-table-cell/>
          <table:table-cell table:formula="of:=BITRSHIFT(BITAND (HEX2DEC([.$I$17]);(POWER(2;[UMCTL2.E20]+1)-1-(POWER(2;[UMCTL2.D20])-1)));[.D20])" office:value-type="float" office:value="0" calcext:value-type="float">
            <text:p>0</text:p>
          </table:table-cell>
          <table:table-cell table:formula="of:=IF([.F20]=[.K20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56" office:value-type="string" calcext:value-type="string">
            <text:p>INIT6</text:p>
          </table:table-cell>
          <table:table-cell table:style-name="ce163" office:value-type="string" calcext:value-type="string" table:number-columns-spanned="4" table:number-rows-spanned="1">
            <text:p>DDR4 ONLY</text:p>
          </table:table-cell>
          <table:covered-table-cell table:style-name="ce167" office:value-type="float" office:value="0" calcext:value-type="float">
            <text:p>0</text:p>
          </table:covered-table-cell>
          <table:covered-table-cell table:style-name="ce167" office:value-type="float" office:value="15" calcext:value-type="float">
            <text:p>15</text:p>
          </table:covered-table-cell>
          <table:covered-table-cell table:style-name="ce173" table:formula="of:=DEC2HEX(#REF!)" office:value-type="string" office:string-value="" calcext:value-type="error">
            <text:p>#REF!</text:p>
          </table:covered-table-cell>
          <table:table-cell table:style-name="ce184" office:value-type="string" calcext:value-type="string" table:number-columns-spanned="2" table:number-rows-spanned="1">
            <text:p>N/A</text:p>
          </table:table-cell>
          <table:covered-table-cell table:style-name="ce191"/>
          <table:table-cell table:style-name="ce184" office:value-type="string" calcext:value-type="string" table:number-columns-spanned="2" table:number-rows-spanned="1">
            <text:p>N/A</text:p>
          </table:table-cell>
          <table:covered-table-cell table:style-name="ce191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57" office:value-type="string" calcext:value-type="string">
            <text:p>INIT7</text:p>
          </table:table-cell>
          <table:table-cell table:style-name="ce164" office:value-type="string" calcext:value-type="string" table:number-columns-spanned="4" table:number-rows-spanned="1">
            <text:p>DDR4 ONLY</text:p>
          </table:table-cell>
          <table:covered-table-cell table:number-columns-repeated="2" table:style-name="ce168"/>
          <table:covered-table-cell table:style-name="ce177"/>
          <table:table-cell table:style-name="ce188" office:value-type="string" calcext:value-type="string" table:number-columns-spanned="2" table:number-rows-spanned="1">
            <text:p>N/A</text:p>
          </table:table-cell>
          <table:covered-table-cell/>
          <table:table-cell table:style-name="ce188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formula="of:=IF([.F22]=[.K22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87" office:value-type="string" calcext:value-type="string" table:number-columns-spanned="1" table:number-rows-spanned="8">
            <text:p>DRAMTMG0</text:p>
          </table:table-cell>
          <table:table-cell table:style-name="ce99" office:value-type="string" calcext:value-type="string">
            <text:p>t_ras_min</text:p>
          </table:table-cell>
          <table:table-cell office:value-type="float" office:value="0" calcext:value-type="float">
            <text:p>0</text:p>
          </table:table-cell>
          <table:table-cell table:style-name="ce99" office:value-type="float" office:value="5" calcext:value-type="float">
            <text:p>5</text:p>
          </table:table-cell>
          <table:table-cell table:style-name="ce178" table:formula="of:= TRUNC(tRAS/(2*tCK);0)" office:value-type="float" office:value="8" calcext:value-type="float">
            <text:p>8</text:p>
          </table:table-cell>
          <table:table-cell table:style-name="ce189" table:formula="of:=&quot;0x&quot;&amp;DEC2HEX([UMCTL2.F23]*POWER(2;[UMCTL2.D23])+[UMCTL2.F24]*POWER(2;[UMCTL2.D24])+[UMCTL2.F25]*POWER(2;[UMCTL2.D25])+[UMCTL2.F26]*POWER(2;[UMCTL2.D26])+[UMCTL2.F27]*POWER(2;[UMCTL2.D27])+[UMCTL2.F28]*POWER(2;[UMCTL2.D28])+[UMCTL2.F29]*POWER(2;[UMCTL2.D29])+[UMCTL2.F30]*POWER(2;[UMCTL2.D30]);8)" office:value-type="string" office:string-value="0x080A0808" calcext:value-type="string" table:number-columns-spanned="2" table:number-rows-spanned="8">
            <text:p>0x080A0808</text:p>
          </table:table-cell>
          <table:covered-table-cell/>
          <table:table-cell table:style-name="ce189" office:value-type="string" calcext:value-type="string" table:number-columns-spanned="2" table:number-rows-spanned="8">
            <text:p>C0E0B1A</text:p>
          </table:table-cell>
          <table:covered-table-cell/>
          <table:table-cell table:formula="of:=BITRSHIFT(BITAND (HEX2DEC([.$I$23]);(POWER(2;[UMCTL2.E23]+1)-1-(POWER(2;[UMCTL2.D23])-1)));[.D23])" office:value-type="float" office:value="26" calcext:value-type="float">
            <text:p>26</text:p>
          </table:table-cell>
          <table:table-cell table:formula="of:=IF([.F23]=[.K2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89"/>
          <table:table-cell table:style-name="ce99" office:value-type="string" calcext:value-type="string">
            <text:p>reserved</text:p>
          </table:table-cell>
          <table:table-cell table:formula="of:=[UMCTL2.E23]+1" office:value-type="float" office:value="6" calcext:value-type="float">
            <text:p>6</text:p>
          </table:table-cell>
          <table:table-cell table:style-name="ce99" office:value-type="float" office:value="7" calcext:value-type="float">
            <text:p>7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0"/>
          <table:covered-table-cell/>
          <table:covered-table-cell table:style-name="ce190"/>
          <table:covered-table-cell/>
          <table:table-cell table:formula="of:=BITRSHIFT(BITAND (HEX2DEC([.$I$23]);(POWER(2;[UMCTL2.E24]+1)-1-(POWER(2;[UMCTL2.D24])-1)));[.D24])" office:value-type="float" office:value="0" calcext:value-type="float">
            <text:p>0</text:p>
          </table:table-cell>
          <table:table-cell table:formula="of:=IF([.F24]=[.K2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9"/>
          <table:table-cell table:style-name="ce99" office:value-type="string" calcext:value-type="string">
            <text:p>t_ras_max</text:p>
          </table:table-cell>
          <table:table-cell table:formula="of:=[UMCTL2.E24]+1" office:value-type="float" office:value="8" calcext:value-type="float">
            <text:p>8</text:p>
          </table:table-cell>
          <table:table-cell table:style-name="ce99" office:value-type="float" office:value="14" calcext:value-type="float">
            <text:p>14</text:p>
          </table:table-cell>
          <table:table-cell table:style-name="ce176" table:formula="of:=TRUNC((9*tREFI/tCK-1)/(2*1024);0)" office:value-type="float" office:value="8" calcext:value-type="float">
            <text:p>8</text:p>
          </table:table-cell>
          <table:covered-table-cell table:style-name="ce190"/>
          <table:covered-table-cell/>
          <table:covered-table-cell table:style-name="ce190"/>
          <table:covered-table-cell/>
          <table:table-cell table:formula="of:=BITRSHIFT(BITAND (HEX2DEC([.$I$23]);(POWER(2;[UMCTL2.E25]+1)-1-(POWER(2;[UMCTL2.D25])-1)));[.D25])" office:value-type="float" office:value="11" calcext:value-type="float">
            <text:p>11</text:p>
          </table:table-cell>
          <table:table-cell table:formula="of:=IF([.F25]=[.K25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88"/>
          <table:table-cell table:style-name="ce99" office:value-type="string" calcext:value-type="string">
            <text:p>reserved</text:p>
          </table:table-cell>
          <table:table-cell table:formula="of:=[UMCTL2.E25]+1" office:value-type="float" office:value="15" calcext:value-type="float">
            <text:p>15</text:p>
          </table:table-cell>
          <table:table-cell table:style-name="ce99" office:value-type="float" office:value="15" calcext:value-type="float">
            <text:p>15</text:p>
          </table:table-cell>
          <table:table-cell table:style-name="ce176" office:value-type="float" office:value="0" calcext:value-type="float">
            <text:p>0</text:p>
          </table:table-cell>
          <table:covered-table-cell table:style-name="ce191"/>
          <table:covered-table-cell/>
          <table:covered-table-cell table:style-name="ce191"/>
          <table:covered-table-cell/>
          <table:table-cell table:formula="of:=BITRSHIFT(BITAND (HEX2DEC([.$I$23]);(POWER(2;[UMCTL2.E26]+1)-1-(POWER(2;[UMCTL2.D26])-1)));[.D26])" office:value-type="float" office:value="0" calcext:value-type="float">
            <text:p>0</text:p>
          </table:table-cell>
          <table:table-cell table:formula="of:=IF([.F26]=[.K2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8"/>
          <table:table-cell office:value-type="string" calcext:value-type="string">
            <text:p>t_faw</text:p>
          </table:table-cell>
          <table:table-cell table:formula="of:=[UMCTL2.E26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178" table:formula="of:=ROUNDUP(IF(PAGE_SIZE=&quot;1KB&quot;;tFAW1KB/tCK; tFAW2KB/tCK)/2)" office:value-type="float" office:value="10" calcext:value-type="float">
            <text:p>10</text:p>
          </table:table-cell>
          <table:covered-table-cell table:number-columns-repeated="4"/>
          <table:table-cell table:formula="of:=BITRSHIFT(BITAND (HEX2DEC([.$I$23]);(POWER(2;[UMCTL2.E27]+1)-1-(POWER(2;[UMCTL2.D27])-1)));[.D27])" office:value-type="float" office:value="14" calcext:value-type="float">
            <text:p>14</text:p>
          </table:table-cell>
          <table:table-cell table:formula="of:=IF([.F27]=[.K27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58"/>
          <table:table-cell office:value-type="string" calcext:value-type="string">
            <text:p>reserved</text:p>
          </table:table-cell>
          <table:table-cell table:formula="of:=[UMCTL2.E27]+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76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23]);(POWER(2;[UMCTL2.E28]+1)-1-(POWER(2;[UMCTL2.D28])-1)));[.D28])" office:value-type="float" office:value="0" calcext:value-type="float">
            <text:p>0</text:p>
          </table:table-cell>
          <table:table-cell table:formula="of:=IF([.F28]=[.K2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88"/>
          <table:table-cell office:value-type="string" calcext:value-type="string">
            <text:p>wr2pre</text:p>
          </table:table-cell>
          <table:table-cell table:formula="of:=[UMCTL2.E28]+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76" table:formula="of:=TRUNC((CWL+AL+BL/2+tWR/tCK)/2)" office:value-type="float" office:value="8" calcext:value-type="float">
            <text:p>8</text:p>
          </table:table-cell>
          <table:covered-table-cell table:number-columns-repeated="4"/>
          <table:table-cell table:formula="of:=BITRSHIFT(BITAND (HEX2DEC([.$I$23]);(POWER(2;[UMCTL2.E29]+1)-1-(POWER(2;[UMCTL2.D29])-1)));[.D29])" office:value-type="float" office:value="12" calcext:value-type="float">
            <text:p>12</text:p>
          </table:table-cell>
          <table:table-cell table:formula="of:=IF([.F29]=[.K29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88"/>
          <table:table-cell office:value-type="string" calcext:value-type="string">
            <text:p>reserved</text:p>
          </table:table-cell>
          <table:table-cell table:formula="of:=[UMCTL2.E29]+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style-name="ce176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23]);(POWER(2;[UMCTL2.E30]+1)-1-(POWER(2;[UMCTL2.D30])-1)));[.D30])" office:value-type="float" office:value="0" calcext:value-type="float">
            <text:p>0</text:p>
          </table:table-cell>
          <table:table-cell table:formula="of:=IF([.F30]=[.K30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0" office:value-type="string" calcext:value-type="string" table:number-columns-spanned="1" table:number-rows-spanned="6">
            <text:p>DRAMTMG1</text:p>
          </table:table-cell>
          <table:table-cell table:style-name="ce101" office:value-type="string" calcext:value-type="string">
            <text:p>t_rc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formula="of:=ROUNDUP(tRC/(2*tCK))" office:value-type="float" office:value="13" calcext:value-type="float">
            <text:p>13</text:p>
          </table:table-cell>
          <table:table-cell table:style-name="ce193" table:formula="of:=&quot;0x&quot;&amp;DEC2HEX([UMCTL2.F31]*POWER(2;[UMCTL2.D31])+[UMCTL2.F32]*POWER(2;[UMCTL2.D32])+[UMCTL2.F33]*POWER(2;[UMCTL2.D33])+[UMCTL2.F34]*POWER(2;[UMCTL2.D34])+[UMCTL2.F35]*POWER(2;[UMCTL2.D35])+[UMCTL2.F36]*POWER(2;[UMCTL2.D36]);8)" office:value-type="string" office:string-value="0x0002020D" calcext:value-type="string" table:number-columns-spanned="2" table:number-rows-spanned="6">
            <text:p>0x0002020D</text:p>
          </table:table-cell>
          <table:covered-table-cell/>
          <table:table-cell table:style-name="ce193" office:value-type="float" office:value="20311" calcext:value-type="float" table:number-columns-spanned="2" table:number-rows-spanned="6">
            <text:p>20311</text:p>
          </table:table-cell>
          <table:covered-table-cell/>
          <table:table-cell table:formula="of:=BITRSHIFT(BITAND (HEX2DEC([.$I$31]);(POWER(2;[UMCTL2.E31]+1)-1-(POWER(2;[UMCTL2.D31])-1)));[.D31])" office:value-type="float" office:value="17" calcext:value-type="float">
            <text:p>17</text:p>
          </table:table-cell>
          <table:table-cell table:formula="of:=IF([.F31]=[.K31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reserved</text:p>
          </table:table-cell>
          <table:table-cell table:style-name="ce101" table:formula="of:=[UMCTL2.E31]+1" office:value-type="float" office:value="7" calcext:value-type="float">
            <text:p>7</text:p>
          </table:table-cell>
          <table:table-cell table:style-name="ce10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style-name="ce194"/>
          <table:covered-table-cell/>
          <table:covered-table-cell table:style-name="ce194"/>
          <table:covered-table-cell/>
          <table:table-cell table:formula="of:=BITRSHIFT(BITAND (HEX2DEC([.$I$31]);(POWER(2;[UMCTL2.E32]+1)-1-(POWER(2;[UMCTL2.D32])-1)));[.D32])" office:value-type="float" office:value="0" calcext:value-type="float">
            <text:p>0</text:p>
          </table:table-cell>
          <table:table-cell table:formula="of:=IF([.F32]=[.K3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rd2pre</text:p>
          </table:table-cell>
          <table:table-cell table:style-name="ce101" table:formula="of:=[UMCTL2.E32]+1" office:value-type="float" office:value="8" calcext:value-type="float">
            <text:p>8</text:p>
          </table:table-cell>
          <table:table-cell table:style-name="ce101" office:value-type="float" office:value="12" calcext:value-type="float">
            <text:p>12</text:p>
          </table:table-cell>
          <table:table-cell table:formula="of:=ROUND( IF(DDRType=&quot;DDR3&quot;; ROUND(AL+MAX(tRTP/tCK;4))/2))" office:value-type="float" office:value="2" calcext:value-type="float">
            <text:p>2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31]);(POWER(2;[UMCTL2.E33]+1)-1-(POWER(2;[UMCTL2.D33])-1)));[.D33])" office:value-type="float" office:value="3" calcext:value-type="float">
            <text:p>3</text:p>
          </table:table-cell>
          <table:table-cell table:formula="of:=IF([.F33]=[.K3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reserved</text:p>
          </table:table-cell>
          <table:table-cell table:style-name="ce101" table:formula="of:=[UMCTL2.E33]+1" office:value-type="float" office:value="13" calcext:value-type="float">
            <text:p>13</text:p>
          </table:table-cell>
          <table:table-cell table:style-name="ce10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31]);(POWER(2;[UMCTL2.E34]+1)-1-(POWER(2;[UMCTL2.D34])-1)));[.D34])" office:value-type="float" office:value="0" calcext:value-type="float">
            <text:p>0</text:p>
          </table:table-cell>
          <table:table-cell table:formula="of:=IF([.F34]=[.K3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t_xp</text:p>
          </table:table-cell>
          <table:table-cell table:style-name="ce101" table:formula="of:=[UMCTL2.E34]+1" office:value-type="float" office:value="16" calcext:value-type="float">
            <text:p>16</text:p>
          </table:table-cell>
          <table:table-cell table:style-name="ce101" office:value-type="float" office:value="20" calcext:value-type="float">
            <text:p>20</text:p>
          </table:table-cell>
          <table:table-cell table:formula="of:=ROUNDUP(tXP/(2*tCK))" office:value-type="float" office:value="2" calcext:value-type="float">
            <text:p>2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31]);(POWER(2;[UMCTL2.E35]+1)-1-(POWER(2;[UMCTL2.D35])-1)));[.D35])" office:value-type="float" office:value="2" calcext:value-type="float">
            <text:p>2</text:p>
          </table:table-cell>
          <table:table-cell table:formula="of:=IF([.F35]=[.K3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59"/>
          <table:table-cell table:style-name="ce101" office:value-type="string" calcext:value-type="string">
            <text:p>reserved</text:p>
          </table:table-cell>
          <table:table-cell table:style-name="ce101" table:formula="of:=[UMCTL2.E35]+1" office:value-type="float" office:value="21" calcext:value-type="float">
            <text:p>21</text:p>
          </table:table-cell>
          <table:table-cell table:style-name="ce10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31]);(POWER(2;[UMCTL2.E36]+1)-1-(POWER(2;[UMCTL2.D36])-1)));[.D36])" office:value-type="float" office:value="0" calcext:value-type="float">
            <text:p>0</text:p>
          </table:table-cell>
          <table:table-cell table:formula="of:=IF([.F36]=[.K36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1" table:number-rows-spanned="8">
            <text:p>DRAMTMG2</text:p>
          </table:table-cell>
          <table:table-cell office:value-type="string" calcext:value-type="string">
            <text:p>wr2rd</text:p>
          </table:table-cell>
          <table:table-cell office:value-type="float" office:value="0" calcext:value-type="float">
            <text:p>0</text:p>
          </table:table-cell>
          <table:table-cell table:style-name="ce99" office:value-type="float" office:value="5" calcext:value-type="float">
            <text:p>5</text:p>
          </table:table-cell>
          <table:table-cell table:style-name="ce180" table:formula="of:=ROUNDUP((CWL+BL/2+tWTR/tCK)/2)" office:value-type="float" office:value="7" calcext:value-type="float">
            <text:p>7</text:p>
          </table:table-cell>
          <table:table-cell table:style-name="ce189" table:formula="of:=&quot;0x&quot;&amp;DEC2HEX([UMCTL2.F37]*POWER(2;[UMCTL2.D37])+[UMCTL2.F38]*POWER(2;[UMCTL2.D38])+[UMCTL2.F39]*POWER(2;[UMCTL2.D39])+[UMCTL2.F40]*POWER(2;[UMCTL2.D40])+[UMCTL2.F41]*POWER(2;[UMCTL2.D41])+[UMCTL2.F42]*POWER(2;[UMCTL2.D42])+[UMCTL2.F43]*POWER(2;[UMCTL2.D43])+[UMCTL2.F44]*POWER(2;[UMCTL2.D44]);8)" office:value-type="string" office:string-value="0x03040407" calcext:value-type="string" table:number-columns-spanned="2" table:number-rows-spanned="8">
            <text:p>0x03040407</text:p>
          </table:table-cell>
          <table:covered-table-cell/>
          <table:table-cell table:style-name="ce189" office:value-type="string" calcext:value-type="string" table:number-columns-spanned="2" table:number-rows-spanned="8">
            <text:p>506050E</text:p>
          </table:table-cell>
          <table:covered-table-cell/>
          <table:table-cell table:formula="of:=BITRSHIFT(BITAND (HEX2DEC([.$I$37]);(POWER(2;[UMCTL2.E37]+1)-1-(POWER(2;[UMCTL2.D37])-1)));[.D37])" office:value-type="float" office:value="14" calcext:value-type="float">
            <text:p>14</text:p>
          </table:table-cell>
          <table:table-cell table:formula="of:=IF([.F37]=[.K37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37]+1" office:value-type="float" office:value="6" calcext:value-type="float">
            <text:p>6</text:p>
          </table:table-cell>
          <table:table-cell table:style-name="ce99" office:value-type="float" office:value="7" calcext:value-type="float">
            <text:p>7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37]);(POWER(2;[UMCTL2.E38]+1)-1-(POWER(2;[UMCTL2.D38])-1)));[.D38])" office:value-type="float" office:value="0" calcext:value-type="float">
            <text:p>0</text:p>
          </table:table-cell>
          <table:table-cell table:formula="of:=IF([.F38]=[.K3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d2wr</text:p>
          </table:table-cell>
          <table:table-cell table:formula="of:=[UMCTL2.E38]+1" office:value-type="float" office:value="8" calcext:value-type="float">
            <text:p>8</text:p>
          </table:table-cell>
          <table:table-cell table:style-name="ce99" office:value-type="float" office:value="13" calcext:value-type="float">
            <text:p>13</text:p>
          </table:table-cell>
          <table:table-cell table:style-name="ce181" table:formula="of:=IF(OR(DDRType=&quot;DDR3&quot;; DDRType=&quot;DDR2&quot;; DDRType=&quot;mDDR&quot;); ROUNDUP((AL+CL+BL/2+2-(CWL+AL))/2))" office:value-type="float" office:value="4" calcext:value-type="float">
            <text:p>4</text:p>
          </table:table-cell>
          <table:covered-table-cell table:number-columns-repeated="4"/>
          <table:table-cell table:formula="of:=BITRSHIFT(BITAND (HEX2DEC([.$I$37]);(POWER(2;[UMCTL2.E39]+1)-1-(POWER(2;[UMCTL2.D39])-1)));[.D39])" office:value-type="float" office:value="5" calcext:value-type="float">
            <text:p>5</text:p>
          </table:table-cell>
          <table:table-cell table:formula="of:=IF([.F39]=[.K39];&quot;&quot;;&quot;!=&quot;)" office:value-type="string" office:string-value="!=" calcext:value-type="string">
            <text:p>!=</text:p>
          </table:table-cell>
          <table:table-cell table:number-columns-repeated="3"/>
          <table:table-cell table:formula="of:=(AL+CL+BL/2+2-(CWL+AL))/2" office:value-type="float" office:value="3.5" calcext:value-type="float">
            <text:p>3.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39]+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37]);(POWER(2;[UMCTL2.E40]+1)-1-(POWER(2;[UMCTL2.D40])-1)));[.D40])" office:value-type="float" office:value="0" calcext:value-type="float">
            <text:p>0</text:p>
          </table:table-cell>
          <table:table-cell table:formula="of:=IF([.F40]=[.K40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ad_latency</text:p>
          </table:table-cell>
          <table:table-cell table:formula="of:=[UMCTL2.E40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180" table:formula="of:=ROUNDUP((AL+CL)/2)" office:value-type="float" office:value="4" calcext:value-type="float">
            <text:p>4</text:p>
          </table:table-cell>
          <table:covered-table-cell table:number-columns-repeated="4"/>
          <table:table-cell table:formula="of:=BITRSHIFT(BITAND (HEX2DEC([.$I$37]);(POWER(2;[UMCTL2.E41]+1)-1-(POWER(2;[UMCTL2.D41])-1)));[.D41])" office:value-type="float" office:value="6" calcext:value-type="float">
            <text:p>6</text:p>
          </table:table-cell>
          <table:table-cell table:formula="of:=IF([.F41]=[.K41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41]+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37]);(POWER(2;[UMCTL2.E42]+1)-1-(POWER(2;[UMCTL2.D42])-1)));[.D42])" office:value-type="float" office:value="0" calcext:value-type="float">
            <text:p>0</text:p>
          </table:table-cell>
          <table:table-cell table:formula="of:=IF([.F42]=[.K4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write_latency</text:p>
          </table:table-cell>
          <table:table-cell table:formula="of:=[UMCTL2.E42]+1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80" table:formula="of:=ROUNDUP((CWL+AL)/2)" office:value-type="float" office:value="3" calcext:value-type="float">
            <text:p>3</text:p>
          </table:table-cell>
          <table:covered-table-cell table:number-columns-repeated="4"/>
          <table:table-cell table:formula="of:=BITRSHIFT(BITAND (HEX2DEC([.$I$37]);(POWER(2;[UMCTL2.E43]+1)-1-(POWER(2;[UMCTL2.D43])-1)));[.D43])" office:value-type="float" office:value="5" calcext:value-type="float">
            <text:p>5</text:p>
          </table:table-cell>
          <table:table-cell table:formula="of:=IF([.F43]=[.K4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43]+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37]);(POWER(2;[UMCTL2.E44]+1)-1-(POWER(2;[UMCTL2.D44])-1)));[.D44])" office:value-type="float" office:value="0" calcext:value-type="float">
            <text:p>0</text:p>
          </table:table-cell>
          <table:table-cell table:formula="of:=IF([.F44]=[.K44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0" office:value-type="string" calcext:value-type="string" table:number-columns-spanned="1" table:number-rows-spanned="6">
            <text:p>DRAMTMG3</text:p>
          </table:table-cell>
          <table:table-cell table:style-name="ce101" office:value-type="string" calcext:value-type="string">
            <text:p>t_mod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9" calcext:value-type="float">
            <text:p>9</text:p>
          </table:table-cell>
          <table:table-cell table:formula="of:=ROUNDUP(tMOD/(2*tCK))" office:value-type="float" office:value="6" calcext:value-type="float">
            <text:p>6</text:p>
          </table:table-cell>
          <table:table-cell table:style-name="ce193" table:formula="of:=&quot;0x&quot;&amp;DEC2HEX([UMCTL2.F45]*POWER(2;[UMCTL2.D45])+[UMCTL2.F46]*POWER(2;[UMCTL2.D46])+[UMCTL2.F47]*POWER(2;[UMCTL2.D47])+[UMCTL2.F48]*POWER(2;[UMCTL2.D48])+[UMCTL2.F49]*POWER(2;[UMCTL2.D49])+[UMCTL2.F50]*POWER(2;[UMCTL2.D50]);8)" office:value-type="string" office:string-value="0x00004006" calcext:value-type="string" table:number-columns-spanned="2" table:number-rows-spanned="6">
            <text:p>0x00004006</text:p>
          </table:table-cell>
          <table:covered-table-cell/>
          <table:table-cell table:style-name="ce193" office:value-type="float" office:value="3006" calcext:value-type="float" table:number-columns-spanned="2" table:number-rows-spanned="6">
            <text:p>3006</text:p>
          </table:table-cell>
          <table:covered-table-cell/>
          <table:table-cell table:formula="of:=BITRSHIFT(BITAND (HEX2DEC([.$I$45]);(POWER(2;[UMCTL2.E45]+1)-1-(POWER(2;[UMCTL2.D45])-1)));[.D45])" office:value-type="float" office:value="6" calcext:value-type="float">
            <text:p>6</text:p>
          </table:table-cell>
          <table:table-cell table:formula="of:=IF([.F45]=[.K4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45]+1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46]+1)-1-(POWER(2;[UMCTL2.D46])-1)));[.D46])" office:value-type="float" office:value="0" calcext:value-type="float">
            <text:p>0</text:p>
          </table:table-cell>
          <table:table-cell table:formula="of:=IF([.F46]=[.K4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mrd</text:p>
          </table:table-cell>
          <table:table-cell table:style-name="ce98" table:formula="of:=[UMCTL2.E46]+1" office:value-type="float" office:value="12" calcext:value-type="float">
            <text:p>12</text:p>
          </table:table-cell>
          <table:table-cell table:style-name="ce101" office:value-type="float" office:value="17" calcext:value-type="float">
            <text:p>17</text:p>
          </table:table-cell>
          <table:table-cell table:formula="of:=ROUNDUP(tMRD/2)" office:value-type="float" office:value="4" calcext:value-type="float">
            <text:p>4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47]+1)-1-(POWER(2;[UMCTL2.D47])-1)));[.D47])" office:value-type="float" office:value="3" calcext:value-type="float">
            <text:p>3</text:p>
          </table:table-cell>
          <table:table-cell table:formula="of:=IF([.F47]=[.K47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47]+1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48]+1)-1-(POWER(2;[UMCTL2.D48])-1)));[.D48])" office:value-type="float" office:value="0" calcext:value-type="float">
            <text:p>0</text:p>
          </table:table-cell>
          <table:table-cell table:formula="of:=IF([.F48]=[.K4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mrw</text:p>
          </table:table-cell>
          <table:table-cell table:style-name="ce98" table:formula="of:=[UMCTL2.E48]+1" office:value-type="float" office:value="20" calcext:value-type="float">
            <text:p>20</text:p>
          </table:table-cell>
          <table:table-cell table:style-name="ce10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49]+1)-1-(POWER(2;[UMCTL2.D49])-1)));[.D49])" office:value-type="float" office:value="0" calcext:value-type="float">
            <text:p>0</text:p>
          </table:table-cell>
          <table:table-cell table:formula="of:=IF([.F49]=[.K4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49]+1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45]);(POWER(2;[UMCTL2.E50]+1)-1-(POWER(2;[UMCTL2.D50])-1)));[.D50])" office:value-type="float" office:value="0" calcext:value-type="float">
            <text:p>0</text:p>
          </table:table-cell>
          <table:table-cell table:formula="of:=IF([.F50]=[.K50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2" office:value-type="string" calcext:value-type="string" table:number-columns-spanned="1" table:number-rows-spanned="8">
            <text:p>DRAMTMG4</text:p>
          </table:table-cell>
          <table:table-cell office:value-type="string" calcext:value-type="string">
            <text:p>t_r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0" table:formula="of:=ROUNDDOWN(ROUNDUP(tRP/tCK)/2+1)" office:value-type="float" office:value="5" calcext:value-type="float">
            <text:p>5</text:p>
          </table:table-cell>
          <table:table-cell table:style-name="ce189" table:formula="of:=&quot;0x&quot;&amp;DEC2HEX([UMCTL2.F51]*POWER(2;[UMCTL2.D51])+[UMCTL2.F52]*POWER(2;[UMCTL2.D52])+[UMCTL2.F53]*POWER(2;[UMCTL2.D53])+[UMCTL2.F54]*POWER(2;[UMCTL2.D54])+[UMCTL2.F55]*POWER(2;[UMCTL2.D55])+[UMCTL2.F56]*POWER(2;[UMCTL2.D56])+[UMCTL2.F57]*POWER(2;[UMCTL2.D57])+[UMCTL2.F58]*POWER(2;[UMCTL2.D58]);8)" office:value-type="string" office:string-value="0x04040205" calcext:value-type="string" table:number-columns-spanned="2" table:number-rows-spanned="8">
            <text:p>0x04040205</text:p>
          </table:table-cell>
          <table:covered-table-cell/>
          <table:table-cell table:style-name="ce189" office:value-type="float" office:value="4030306" calcext:value-type="float" table:number-columns-spanned="2" table:number-rows-spanned="8">
            <text:p>4030306</text:p>
          </table:table-cell>
          <table:covered-table-cell/>
          <table:table-cell table:formula="of:=BITRSHIFT(BITAND (HEX2DEC([.$I$51]);(POWER(2;[UMCTL2.E51]+1)-1-(POWER(2;[UMCTL2.D51])-1)));[.D51])" office:value-type="float" office:value="6" calcext:value-type="float">
            <text:p>6</text:p>
          </table:table-cell>
          <table:table-cell table:formula="of:=IF([.F51]=[.K51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51]+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51]);(POWER(2;[UMCTL2.E52]+1)-1-(POWER(2;[UMCTL2.D52])-1)));[.D52])" office:value-type="float" office:value="0" calcext:value-type="float">
            <text:p>0</text:p>
          </table:table-cell>
          <table:table-cell table:formula="of:=IF([.F52]=[.K5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_rrd</text:p>
          </table:table-cell>
          <table:table-cell table:formula="of:=[UMCTL2.E52]+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80" table:formula="of:=ROUNDUP(IF (PAGE_SIZE=&quot;1KB&quot;; (tRRD1KB/tCK);(tRRD2KB/tCK))/2)" office:value-type="float" office:value="2" calcext:value-type="float">
            <text:p>2</text:p>
          </table:table-cell>
          <table:covered-table-cell table:number-columns-repeated="4"/>
          <table:table-cell table:formula="of:=BITRSHIFT(BITAND (HEX2DEC([.$I$51]);(POWER(2;[UMCTL2.E53]+1)-1-(POWER(2;[UMCTL2.D53])-1)));[.D53])" office:value-type="float" office:value="3" calcext:value-type="float">
            <text:p>3</text:p>
          </table:table-cell>
          <table:table-cell table:formula="of:=IF([.F53]=[.K5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53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51]);(POWER(2;[UMCTL2.E54]+1)-1-(POWER(2;[UMCTL2.D54])-1)));[.D54])" office:value-type="float" office:value="0" calcext:value-type="float">
            <text:p>0</text:p>
          </table:table-cell>
          <table:table-cell table:formula="of:=IF([.F54]=[.K5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_ccd</text:p>
          </table:table-cell>
          <table:table-cell table:formula="of:=[UMCTL2.E54]+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80" table:formula="of:=ROUNDUP(tCCD/2)" office:value-type="float" office:value="4" calcext:value-type="float">
            <text:p>4</text:p>
          </table:table-cell>
          <table:covered-table-cell table:number-columns-repeated="4"/>
          <table:table-cell table:formula="of:=BITRSHIFT(BITAND (HEX2DEC([.$I$51]);(POWER(2;[UMCTL2.E55]+1)-1-(POWER(2;[UMCTL2.D55])-1)));[.D55])" office:value-type="float" office:value="3" calcext:value-type="float">
            <text:p>3</text:p>
          </table:table-cell>
          <table:table-cell table:formula="of:=IF([.F55]=[.K55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55]+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51]);(POWER(2;[UMCTL2.E56]+1)-1-(POWER(2;[UMCTL2.D56])-1)));[.D56])" office:value-type="float" office:value="0" calcext:value-type="float">
            <text:p>0</text:p>
          </table:table-cell>
          <table:table-cell table:formula="of:=IF([.F56]=[.K5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t_rcd</text:p>
          </table:table-cell>
          <table:table-cell table:formula="of:=[UMCTL2.E56]+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80" table:formula="of:=ROUNDUP((tRCD/tCK-AL)/2)" office:value-type="float" office:value="4" calcext:value-type="float">
            <text:p>4</text:p>
          </table:table-cell>
          <table:covered-table-cell table:number-columns-repeated="4"/>
          <table:table-cell table:formula="of:=BITRSHIFT(BITAND (HEX2DEC([.$I$51]);(POWER(2;[UMCTL2.E57]+1)-1-(POWER(2;[UMCTL2.D57])-1)));[.D57])" office:value-type="float" office:value="4" calcext:value-type="float">
            <text:p>4</text:p>
          </table:table-cell>
          <table:table-cell table:formula="of:=IF([.F57]=[.K57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57]+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18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51]);(POWER(2;[UMCTL2.E58]+1)-1-(POWER(2;[UMCTL2.D58])-1)));[.D58])" office:value-type="float" office:value="0" calcext:value-type="float">
            <text:p>0</text:p>
          </table:table-cell>
          <table:table-cell table:formula="of:=IF([.F58]=[.K58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90" office:value-type="string" calcext:value-type="string" table:number-columns-spanned="1" table:number-rows-spanned="8">
            <text:p>DRAMTMG5</text:p>
          </table:table-cell>
          <table:table-cell table:style-name="ce101" office:value-type="string" calcext:value-type="string">
            <text:p>t_cke</text:p>
          </table:table-cell>
          <table:table-cell table:style-name="ce98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182" table:formula="of:=ROUNDUP(IF(OR(DDRType=&quot;DDR&quot;; DDRType=&quot;ddr2&quot;;DDRType=&quot;ddr3&quot;); tCKE/(2*tCK);tCKESR)/(2*tCK))" office:value-type="float" office:value="2" calcext:value-type="float">
            <text:p>2</text:p>
          </table:table-cell>
          <table:table-cell table:style-name="ce193" table:formula="of:=&quot;0x&quot;&amp;DEC2HEX([UMCTL2.F59]*POWER(2;[UMCTL2.D59])+[UMCTL2.F60]*POWER(2;[UMCTL2.D60])+[UMCTL2.F61]*POWER(2;[UMCTL2.D61])+[UMCTL2.F62]*POWER(2;[UMCTL2.D62])+[UMCTL2.F63]*POWER(2;[UMCTL2.D63])+[UMCTL2.F64]*POWER(2;[UMCTL2.D64])+[UMCTL2.F65]*POWER(2;[UMCTL2.D65])+[UMCTL2.F66]*POWER(2;[UMCTL2.D66]);8)" office:value-type="string" office:string-value="0x03030202" calcext:value-type="string" table:number-columns-spanned="2" table:number-rows-spanned="8">
            <text:p>0x03030202</text:p>
          </table:table-cell>
          <table:covered-table-cell/>
          <table:table-cell table:style-name="ce193" office:value-type="float" office:value="7040303" calcext:value-type="float" table:number-columns-spanned="2" table:number-rows-spanned="8">
            <text:p>7040303</text:p>
          </table:table-cell>
          <table:covered-table-cell/>
          <table:table-cell table:formula="of:=BITRSHIFT(BITAND (HEX2DEC([.$I$59]);(POWER(2;[UMCTL2.E59]+1)-1-(POWER(2;[UMCTL2.D59])-1)));[.D59])" office:value-type="float" office:value="3" calcext:value-type="float">
            <text:p>3</text:p>
          </table:table-cell>
          <table:table-cell table:formula="of:=IF([.F59]=[.K59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59]+1" office:value-type="float" office:value="5" calcext:value-type="float">
            <text:p>5</text:p>
          </table:table-cell>
          <table:table-cell table:style-name="ce10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0]+1)-1-(POWER(2;[UMCTL2.D60])-1)));[.D60])" office:value-type="float" office:value="0" calcext:value-type="float">
            <text:p>0</text:p>
          </table:table-cell>
          <table:table-cell table:formula="of:=IF([.F60]=[.K60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ckesr</text:p>
          </table:table-cell>
          <table:table-cell table:style-name="ce98" table:formula="of:=[UMCTL2.E60]+1" office:value-type="float" office:value="8" calcext:value-type="float">
            <text:p>8</text:p>
          </table:table-cell>
          <table:table-cell table:style-name="ce101" office:value-type="float" office:value="13" calcext:value-type="float">
            <text:p>13</text:p>
          </table:table-cell>
          <table:table-cell table:formula="of:=ROUNDUP(IF(DDRType=&quot;DDR3&quot;; tCKE/tCK+1; tCKE/tCK)/2)" office:value-type="float" office:value="2" calcext:value-type="float">
            <text:p>2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1]+1)-1-(POWER(2;[UMCTL2.D61])-1)));[.D61])" office:value-type="float" office:value="3" calcext:value-type="float">
            <text:p>3</text:p>
          </table:table-cell>
          <table:table-cell table:formula="of:=IF([.F61]=[.K61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61]+1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2]+1)-1-(POWER(2;[UMCTL2.D62])-1)));[.D62])" office:value-type="float" office:value="0" calcext:value-type="float">
            <text:p>0</text:p>
          </table:table-cell>
          <table:table-cell table:formula="of:=IF([.F62]=[.K6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cksre</text:p>
          </table:table-cell>
          <table:table-cell table:style-name="ce98" table:formula="of:=[UMCTL2.E62]+1" office:value-type="float" office:value="16" calcext:value-type="float">
            <text:p>16</text:p>
          </table:table-cell>
          <table:table-cell table:style-name="ce101" office:value-type="float" office:value="19" calcext:value-type="float">
            <text:p>19</text:p>
          </table:table-cell>
          <table:table-cell table:formula="of:=ROUNDUP(IF(DDRType=&quot;DDR3&quot;;MAX(10; 5*tCK))/(2*tCK))" office:value-type="float" office:value="3" calcext:value-type="float">
            <text:p>3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3]+1)-1-(POWER(2;[UMCTL2.D63])-1)));[.D63])" office:value-type="float" office:value="4" calcext:value-type="float">
            <text:p>4</text:p>
          </table:table-cell>
          <table:table-cell table:formula="of:=IF([.F63]=[.K6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63]+1" office:value-type="float" office:value="20" calcext:value-type="float">
            <text:p>20</text:p>
          </table:table-cell>
          <table:table-cell table:style-name="ce10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4]+1)-1-(POWER(2;[UMCTL2.D64])-1)));[.D64])" office:value-type="float" office:value="0" calcext:value-type="float">
            <text:p>0</text:p>
          </table:table-cell>
          <table:table-cell table:formula="of:=IF([.F64]=[.K6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t_cksrx</text:p>
          </table:table-cell>
          <table:table-cell table:style-name="ce98" table:formula="of:=[UMCTL2.E64]+1" office:value-type="float" office:value="24" calcext:value-type="float">
            <text:p>24</text:p>
          </table:table-cell>
          <table:table-cell table:style-name="ce101" office:value-type="float" office:value="27" calcext:value-type="float">
            <text:p>27</text:p>
          </table:table-cell>
          <table:table-cell table:formula="of:=ROUNDUP(tCKESRX/(2*tCK))" office:value-type="float" office:value="3" calcext:value-type="float">
            <text:p>3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5]+1)-1-(POWER(2;[UMCTL2.D65])-1)));[.D65])" office:value-type="float" office:value="7" calcext:value-type="float">
            <text:p>7</text:p>
          </table:table-cell>
          <table:table-cell table:formula="of:=IF([.F65]=[.K65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91"/>
          <table:table-cell table:style-name="ce101" office:value-type="string" calcext:value-type="string">
            <text:p>reserved</text:p>
          </table:table-cell>
          <table:table-cell table:style-name="ce98" table:formula="of:=[UMCTL2.E65]+1" office:value-type="float" office:value="28" calcext:value-type="float">
            <text:p>28</text:p>
          </table:table-cell>
          <table:table-cell table:style-name="ce10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covered-table-cell table:style-name="ce195"/>
          <table:covered-table-cell/>
          <table:covered-table-cell table:style-name="ce195"/>
          <table:covered-table-cell/>
          <table:table-cell table:formula="of:=BITRSHIFT(BITAND (HEX2DEC([.$I$59]);(POWER(2;[UMCTL2.E66]+1)-1-(POWER(2;[UMCTL2.D66])-1)));[.D66])" office:value-type="float" office:value="0" calcext:value-type="float">
            <text:p>0</text:p>
          </table:table-cell>
          <table:table-cell table:formula="of:=IF([.F66]=[.K66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MTMG6</text:p>
          </table:table-cell>
          <table:table-cell table:style-name="ce165" office:value-type="string" calcext:value-type="string" table:number-columns-spanned="4" table:number-rows-spanned="1">
            <text:p>LPDDR2 ONLY</text:p>
          </table:table-cell>
          <table:covered-table-cell table:number-columns-repeated="2"/>
          <table:covered-table-cell table:style-name="ce180" table:formula="of:=DEC2HEX(#REF!)" office:value-type="string" office:string-value="" calcext:value-type="error">
            <text:p>#REF!</text:p>
          </table:covered-table-cell>
          <table:table-cell table:style-name="ce196" office:value-type="string" calcext:value-type="string" table:number-columns-spanned="2" table:number-rows-spanned="1">
            <text:p>N/A</text:p>
          </table:table-cell>
          <table:covered-table-cell/>
          <table:table-cell table:style-name="ce196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DRAMTMG7</text:p>
          </table:table-cell>
          <table:table-cell table:style-name="ce166" office:value-type="string" calcext:value-type="string" table:number-columns-spanned="4" table:number-rows-spanned="1">
            <text:p>LPDDR2 ONLY</text:p>
          </table:table-cell>
          <table:covered-table-cell table:style-name="ce98" table:formula="of:=[UMCTL2.E67]+1" office:value-type="float" office:value="1" calcext:value-type="float">
            <text:p>1</text:p>
          </table:covered-table-cell>
          <table:covered-table-cell table:style-name="ce101"/>
          <table:covered-table-cell table:formula="of:=DEC2HEX(#REF!)" office:value-type="string" office:string-value="" calcext:value-type="error">
            <text:p>#REF!</text:p>
          </table:covered-table-cell>
          <table:table-cell table:style-name="ce197" office:value-type="string" calcext:value-type="string" table:number-columns-spanned="2" table:number-rows-spanned="1">
            <text:p>N/A</text:p>
          </table:table-cell>
          <table:covered-table-cell/>
          <table:table-cell table:style-name="ce197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27" office:value-type="string" calcext:value-type="string" table:number-columns-spanned="1" table:number-rows-spanned="8">
            <text:p>DRAMTMG8</text:p>
          </table:table-cell>
          <table:table-cell table:style-name="ce131" office:value-type="string" calcext:value-type="string">
            <text:p>t_xs_x32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6" calcext:value-type="float">
            <text:p>6</text:p>
          </table:table-cell>
          <table:table-cell table:style-name="ce183" table:formula="of:=ROUNDUP((MAX(5*tCK;IF(size=&quot;1Gb&quot;;trfc1g/tCK; IF(size=&quot;2Gb&quot;; tRFC2Gb/tCK; IF(size=&quot;4Gb&quot;; tRFC4Gb/tCK; IF(size=&quot;8Gb&quot;; tRFC8Gb/tCK))))+10)/32)/2)" office:value-type="float" office:value="3" calcext:value-type="float">
            <text:p>3</text:p>
          </table:table-cell>
          <table:table-cell table:style-name="ce198" table:formula="of:=&quot;0x&quot;&amp;DEC2HEX([UMCTL2.F69]*POWER(2;[UMCTL2.D69])+[UMCTL2.F70]*POWER(2;[UMCTL2.D70])+[UMCTL2.F71]*POWER(2;[UMCTL2.D71])+[UMCTL2.F72]*POWER(2;[UMCTL2.D72])+[UMCTL2.F73]*POWER(2;[UMCTL2.D73])+[UMCTL2.F74]*POWER(2;[UMCTL2.D74])+[UMCTL2.F75]*POWER(2;[UMCTL2.D75])+[UMCTL2.F76]*POWER(2;[UMCTL2.D76]);8)" office:value-type="string" office:string-value="0x00000F03" calcext:value-type="string" table:number-columns-spanned="2" table:number-rows-spanned="8">
            <text:p>0x00000F03</text:p>
          </table:table-cell>
          <table:covered-table-cell/>
          <table:table-cell table:style-name="ce198" office:value-type="string" calcext:value-type="string" table:number-columns-spanned="2" table:number-rows-spanned="8">
            <text:p>C03</text:p>
          </table:table-cell>
          <table:covered-table-cell/>
          <table:table-cell table:formula="of:=BITRSHIFT(BITAND (HEX2DEC([.$I$69]);(POWER(2;[UMCTL2.E69]+1)-1-(POWER(2;[UMCTL2.D69])-1)));[.D69])" office:value-type="float" office:value="3" calcext:value-type="float">
            <text:p>3</text:p>
          </table:table-cell>
          <table:table-cell table:formula="of:=IF([.F69]=[.K6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29" table:formula="of:=[UMCTL2.E69]+1" office:value-type="float" office:value="7" calcext:value-type="float">
            <text:p>7</text:p>
          </table:table-cell>
          <table:table-cell table:style-name="ce131"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0]+1)-1-(POWER(2;[UMCTL2.D70])-1)));[.D70])" office:value-type="float" office:value="0" calcext:value-type="float">
            <text:p>0</text:p>
          </table:table-cell>
          <table:table-cell table:formula="of:=IF([.F70]=[.K70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t_xs_dll_x32</text:p>
          </table:table-cell>
          <table:table-cell table:style-name="ce129" table:formula="of:=[UMCTL2.E70]+1" office:value-type="float" office:value="8" calcext:value-type="float">
            <text:p>8</text:p>
          </table:table-cell>
          <table:table-cell table:style-name="ce131" office:value-type="float" office:value="14" calcext:value-type="float">
            <text:p>14</text:p>
          </table:table-cell>
          <table:table-cell table:style-name="ce183" table:formula="of:=ROUNDUP((tXSDLL/32)/2)" office:value-type="float" office:value="15" calcext:value-type="float">
            <text:p>15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1]+1)-1-(POWER(2;[UMCTL2.D71])-1)));[.D71])" office:value-type="float" office:value="12" calcext:value-type="float">
            <text:p>12</text:p>
          </table:table-cell>
          <table:table-cell table:formula="of:=IF([.F71]=[.K71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29" table:formula="of:=[UMCTL2.E71]+1" office:value-type="float" office:value="15" calcext:value-type="float">
            <text:p>15</text:p>
          </table:table-cell>
          <table:table-cell table:style-name="ce131"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2]+1)-1-(POWER(2;[UMCTL2.D72])-1)));[.D72])" office:value-type="float" office:value="0" calcext:value-type="float">
            <text:p>0</text:p>
          </table:table-cell>
          <table:table-cell table:formula="of:=IF([.F72]=[.K72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t_xs_abort_x32</text:p>
          </table:table-cell>
          <table:table-cell table:style-name="ce129" table:formula="of:=[UMCTL2.E72]+1" office:value-type="float" office:value="16" calcext:value-type="float">
            <text:p>16</text:p>
          </table:table-cell>
          <table:table-cell table:style-name="ce131" office:value-type="float" office:value="22" calcext:value-type="float">
            <text:p>22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3]+1)-1-(POWER(2;[UMCTL2.D73])-1)));[.D73])" office:value-type="float" office:value="0" calcext:value-type="float">
            <text:p>0</text:p>
          </table:table-cell>
          <table:table-cell table:formula="of:=IF([.F73]=[.K73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29" table:formula="of:=[UMCTL2.E73]+1" office:value-type="float" office:value="23" calcext:value-type="float">
            <text:p>23</text:p>
          </table:table-cell>
          <table:table-cell table:style-name="ce131" office:value-type="float" office:value="23" calcext:value-type="float">
            <text:p>23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4]+1)-1-(POWER(2;[UMCTL2.D74])-1)));[.D74])" office:value-type="float" office:value="0" calcext:value-type="float">
            <text:p>0</text:p>
          </table:table-cell>
          <table:table-cell table:formula="of:=IF([.F74]=[.K7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t_xs_fast_x32</text:p>
          </table:table-cell>
          <table:table-cell table:style-name="ce129" table:formula="of:=[UMCTL2.E74]+1" office:value-type="float" office:value="24" calcext:value-type="float">
            <text:p>24</text:p>
          </table:table-cell>
          <table:table-cell table:style-name="ce131" office:value-type="float" office:value="30" calcext:value-type="float">
            <text:p>30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5]+1)-1-(POWER(2;[UMCTL2.D75])-1)));[.D75])" office:value-type="float" office:value="0" calcext:value-type="float">
            <text:p>0</text:p>
          </table:table-cell>
          <table:table-cell table:formula="of:=IF([.F75]=[.K7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28"/>
          <table:table-cell table:style-name="ce131" office:value-type="string" calcext:value-type="string">
            <text:p>reserved</text:p>
          </table:table-cell>
          <table:table-cell table:style-name="ce129" table:formula="of:=[UMCTL2.E75]+1" office:value-type="float" office:value="31" calcext:value-type="float">
            <text:p>31</text:p>
          </table:table-cell>
          <table:table-cell table:style-name="ce131" office:value-type="float" office:value="31" calcext:value-type="float">
            <text:p>31</text:p>
          </table:table-cell>
          <table:table-cell table:style-name="ce183" office:value-type="float" office:value="0" calcext:value-type="float">
            <text:p>0</text:p>
          </table:table-cell>
          <table:covered-table-cell table:style-name="ce199"/>
          <table:covered-table-cell/>
          <table:covered-table-cell table:style-name="ce199"/>
          <table:covered-table-cell/>
          <table:table-cell table:formula="of:=BITRSHIFT(BITAND (HEX2DEC([.$I$69]);(POWER(2;[UMCTL2.E76]+1)-1-(POWER(2;[UMCTL2.D76])-1)));[.D76])" office:value-type="float" office:value="0" calcext:value-type="float">
            <text:p>0</text:p>
          </table:table-cell>
          <table:table-cell table:formula="of:=IF([.F76]=[.K76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MTMG9</text:p>
          </table:table-cell>
          <table:table-cell table:style-name="ce165" office:value-type="string" calcext:value-type="string" table:number-columns-spanned="4" table:number-rows-spanned="1">
            <text:p>DDR4 ONLY</text:p>
          </table:table-cell>
          <table:covered-table-cell table:number-columns-repeated="2"/>
          <table:covered-table-cell table:style-name="ce180" table:formula="of:=DEC2HEX(#REF!)" office:value-type="string" office:string-value="" calcext:value-type="error">
            <text:p>#REF!</text:p>
          </table:covered-table-cell>
          <table:table-cell table:style-name="ce196" office:value-type="string" calcext:value-type="string" table:number-columns-spanned="2" table:number-rows-spanned="1">
            <text:p>N/A</text:p>
          </table:table-cell>
          <table:covered-table-cell/>
          <table:table-cell table:style-name="ce196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DRAMTMG10</text:p>
          </table:table-cell>
          <table:table-cell table:style-name="ce166" office:value-type="string" calcext:value-type="string" table:number-columns-spanned="4" table:number-rows-spanned="1">
            <text:p>DDR4 ONLY</text:p>
          </table:table-cell>
          <table:covered-table-cell table:style-name="ce98" table:formula="of:=[UMCTL2.E77]+1" office:value-type="float" office:value="1" calcext:value-type="float">
            <text:p>1</text:p>
          </table:covered-table-cell>
          <table:covered-table-cell table:style-name="ce101"/>
          <table:covered-table-cell table:formula="of:=DEC2HEX(#REF!)" office:value-type="string" office:string-value="" calcext:value-type="error">
            <text:p>#REF!</text:p>
          </table:covered-table-cell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RAMTMG11</text:p>
          </table:table-cell>
          <table:table-cell table:style-name="ce165" office:value-type="string" calcext:value-type="string" table:number-columns-spanned="4" table:number-rows-spanned="1">
            <text:p>DDR4 ONLY</text:p>
          </table:table-cell>
          <table:covered-table-cell table:number-columns-repeated="2"/>
          <table:covered-table-cell table:style-name="ce180" table:formula="of:=DEC2HEX(#REF!)" office:value-type="string" office:string-value="" calcext:value-type="error">
            <text:p>#REF!</text:p>
          </table:covered-table-cell>
          <table:table-cell table:style-name="ce201" office:value-type="string" calcext:value-type="string" table:number-columns-spanned="2" table:number-rows-spanned="1">
            <text:p>N/A</text:p>
          </table:table-cell>
          <table:covered-table-cell/>
          <table:table-cell table:style-name="ce201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DRAMTMG12</text:p>
          </table:table-cell>
          <table:table-cell table:style-name="ce166" office:value-type="string" calcext:value-type="string" table:number-columns-spanned="4" table:number-rows-spanned="1">
            <text:p>DDR4 ONLY</text:p>
          </table:table-cell>
          <table:covered-table-cell table:style-name="ce98" table:formula="of:=[UMCTL2.E79]+1" office:value-type="float" office:value="1" calcext:value-type="float">
            <text:p>1</text:p>
          </table:covered-table-cell>
          <table:covered-table-cell table:style-name="ce101"/>
          <table:covered-table-cell table:formula="of:=DEC2HEX(#REF!)" office:value-type="string" office:string-value="" calcext:value-type="error">
            <text:p>#REF!</text:p>
          </table:covered-table-cell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RAMTMG13</text:p>
          </table:table-cell>
          <table:table-cell table:style-name="ce165" office:value-type="string" calcext:value-type="string" table:number-columns-spanned="4" table:number-rows-spanned="1">
            <text:p>DDR4 ONLY</text:p>
          </table:table-cell>
          <table:covered-table-cell table:number-columns-repeated="2"/>
          <table:covered-table-cell table:style-name="ce180" table:formula="of:=DEC2HEX(#REF!)" office:value-type="string" office:string-value="" calcext:value-type="error">
            <text:p>#REF!</text:p>
          </table:covered-table-cell>
          <table:table-cell table:style-name="ce201" office:value-type="string" calcext:value-type="string" table:number-columns-spanned="2" table:number-rows-spanned="1">
            <text:p>N/A</text:p>
          </table:table-cell>
          <table:covered-table-cell/>
          <table:table-cell table:style-name="ce201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DRAMTMG14</text:p>
          </table:table-cell>
          <table:table-cell table:style-name="ce166" office:value-type="string" calcext:value-type="string" table:number-columns-spanned="4" table:number-rows-spanned="1">
            <text:p>DDR4 ONLY</text:p>
          </table:table-cell>
          <table:covered-table-cell table:style-name="ce98" table:formula="of:=[UMCTL2.E81]+1" office:value-type="float" office:value="1" calcext:value-type="float">
            <text:p>1</text:p>
          </table:covered-table-cell>
          <table:covered-table-cell table:style-name="ce101"/>
          <table:covered-table-cell table:formula="of:=DEC2HEX(#REF!)" office:value-type="string" office:string-value="" calcext:value-type="error">
            <text:p>#REF!</text:p>
          </table:covered-table-cell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ce200" office:value-type="string" calcext:value-type="string" table:number-columns-spanned="2" table:number-rows-spanned="1">
            <text:p>N/A</text:p>
          </table:table-cell>
          <table:covered-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92" office:value-type="string" calcext:value-type="string" table:number-columns-spanned="1" table:number-rows-spanned="10">
            <text:p>DFITMG0</text:p>
          </table:table-cell>
          <table:table-cell office:value-type="string" calcext:value-type="string">
            <text:p>dfi_tphy_wrla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33" table:formula="of:=IF(ISEVEN(CWL+AL);(CWL+AL-4)/2; (CWL+AL-3)/2)" office:value-type="float" office:value="1" calcext:value-type="float">
            <text:p>1</text:p>
          </table:table-cell>
          <table:table-cell table:style-name="ce189" table:formula="of:=&quot;0x&quot;&amp;DEC2HEX([UMCTL2.F83]*POWER(2;[UMCTL2.D83])+[UMCTL2.F84]*POWER(2;[UMCTL2.D84])+[UMCTL2.F85]*POWER(2;[UMCTL2.D85])+[UMCTL2.F86]*POWER(2;[UMCTL2.D86])+[UMCTL2.F87]*POWER(2;[UMCTL2.D87])+[UMCTL2.F88]*POWER(2;[UMCTL2.D88])+[UMCTL2.F89]*POWER(2;[UMCTL2.D89])+[UMCTL2.F90]*POWER(2;[UMCTL2.D90])+[UMCTL2.F91]*POWER(2;[UMCTL2.D91])+[UMCTL2.F92]*POWER(2;[UMCTL2.D92]);8)" office:value-type="string" office:string-value="0x03020101" calcext:value-type="string" table:number-columns-spanned="2" table:number-rows-spanned="10">
            <office:annotation office:display="true" draw:style-name="gr3" draw:text-style-name="P3" svg:width="131.84pt" svg:height="39.34pt" svg:x="543.46pt" svg:y="1059.28pt" draw:caption-point-x="133.88pt" draw:caption-point-y="-0.31pt">
              <dc:date>2017-12-04T00:00:00</dc:date>
              <text:p text:style-name="P4"><text:span text:style-name="T1">We use <text:s/>for STA1385 : 0x02020002</text:span></text:p>
            </office:annotation>
            <text:p>0x03020101</text:p>
          </table:table-cell>
          <table:covered-table-cell/>
          <table:table-cell table:style-name="ce189" office:value-type="float" office:value="3040103" calcext:value-type="float" table:number-columns-spanned="2" table:number-rows-spanned="10">
            <text:p>3040103</text:p>
          </table:table-cell>
          <table:covered-table-cell/>
          <table:table-cell table:formula="of:=BITRSHIFT(BITAND (HEX2DEC([.$I$83]);(POWER(2;[UMCTL2.E83]+1)-1-(POWER(2;[UMCTL2.D83])-1)));[.D83])" office:value-type="float" office:value="3" calcext:value-type="float">
            <text:p>3</text:p>
          </table:table-cell>
          <table:table-cell table:formula="of:=IF([.F83]=[.K83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83]+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84]+1)-1-(POWER(2;[UMCTL2.D84])-1)));[.D84])" office:value-type="float" office:value="0" calcext:value-type="float">
            <text:p>0</text:p>
          </table:table-cell>
          <table:table-cell table:formula="of:=IF([.F84]=[.K8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tphy_wrdata</text:p>
          </table:table-cell>
          <table:table-cell table:formula="of:=[UMCTL2.E84]+1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100" office:value-type="float" office:value="1" calcext:value-type="float">
            <text:p>1</text:p>
          </table:table-cell>
          <table:covered-table-cell table:number-columns-repeated="4"/>
          <table:table-cell table:formula="of:=BITRSHIFT(BITAND (HEX2DEC([.$I$83]);(POWER(2;[UMCTL2.E85]+1)-1-(POWER(2;[UMCTL2.D85])-1)));[.D85])" office:value-type="float" office:value="1" calcext:value-type="float">
            <text:p>1</text:p>
          </table:table-cell>
          <table:table-cell table:formula="of:=IF([.F85]=[.K85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85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86]+1)-1-(POWER(2;[UMCTL2.D86])-1)));[.D86])" office:value-type="float" office:value="0" calcext:value-type="float">
            <text:p>0</text:p>
          </table:table-cell>
          <table:table-cell table:formula="of:=IF([.F86]=[.K8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wrdata_use_sdr</text:p>
          </table:table-cell>
          <table:table-cell table:formula="of:=[UMCTL2.E86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style-name="ce133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87]+1)-1-(POWER(2;[UMCTL2.D87])-1)));[.D87])" office:value-type="float" office:value="0" calcext:value-type="float">
            <text:p>0</text:p>
          </table:table-cell>
          <table:table-cell table:formula="of:=IF([.F87]=[.K87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t_rddata_en</text:p>
          </table:table-cell>
          <table:table-cell table:formula="of:=[UMCTL2.E87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ce133" table:formula="of:=IF(ISEVEN(AL+CL);(AL+CL-4)/2; (AL+CL-3)/2)" office:value-type="float" office:value="2" calcext:value-type="float">
            <text:p>2</text:p>
          </table:table-cell>
          <table:covered-table-cell table:number-columns-repeated="4"/>
          <table:table-cell table:formula="of:=BITRSHIFT(BITAND (HEX2DEC([.$I$83]);(POWER(2;[UMCTL2.E88]+1)-1-(POWER(2;[UMCTL2.D88])-1)));[.D88])" office:value-type="float" office:value="4" calcext:value-type="float">
            <text:p>4</text:p>
          </table:table-cell>
          <table:table-cell table:formula="of:=IF([.F88]=[.K88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88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89]+1)-1-(POWER(2;[UMCTL2.D89])-1)));[.D89])" office:value-type="float" office:value="0" calcext:value-type="float">
            <text:p>0</text:p>
          </table:table-cell>
          <table:table-cell table:formula="of:=IF([.F89]=[.K8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rddata_use_sdr</text:p>
          </table:table-cell>
          <table:table-cell table:formula="of:=[UMCTL2.E89]+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90]+1)-1-(POWER(2;[UMCTL2.D90])-1)));[.D90])" office:value-type="float" office:value="0" calcext:value-type="float">
            <text:p>0</text:p>
          </table:table-cell>
          <table:table-cell table:formula="of:=IF([.F90]=[.K90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fi_t_ctrl_delay</text:p>
          </table:table-cell>
          <table:table-cell table:formula="of:=[UMCTL2.E90]+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00" office:value-type="float" office:value="3" calcext:value-type="float">
            <text:p>3</text:p>
          </table:table-cell>
          <table:covered-table-cell table:number-columns-repeated="4"/>
          <table:table-cell table:formula="of:=BITRSHIFT(BITAND (HEX2DEC([.$I$83]);(POWER(2;[UMCTL2.E91]+1)-1-(POWER(2;[UMCTL2.D91])-1)));[.D91])" office:value-type="float" office:value="3" calcext:value-type="float">
            <text:p>3</text:p>
          </table:table-cell>
          <table:table-cell table:formula="of:=IF([.F91]=[.K91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served</text:p>
          </table:table-cell>
          <table:table-cell table:formula="of:=[UMCTL2.E91]+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100" office:value-type="float" office:value="0" calcext:value-type="float">
            <text:p>0</text:p>
          </table:table-cell>
          <table:covered-table-cell table:number-columns-repeated="4"/>
          <table:table-cell table:formula="of:=BITRSHIFT(BITAND (HEX2DEC([.$I$83]);(POWER(2;[UMCTL2.E92]+1)-1-(POWER(2;[UMCTL2.D92])-1)));[.D92])" office:value-type="float" office:value="0" calcext:value-type="float">
            <text:p>0</text:p>
          </table:table-cell>
          <table:table-cell table:formula="of:=IF([.F92]=[.K92];&quot;&quot;;&quot;!=&quot;)">
            <text:p/>
          </table:table-cell>
          <table:table-cell table:number-columns-repeated="4"/>
        </table:table-row>
        <table:table-row table:style-name="ro1">
          <table:table-cell/>
          <table:table-cell table:style-name="ce160" office:value-type="string" calcext:value-type="string" table:number-columns-spanned="1" table:number-rows-spanned="8">
            <text:p>ZQCTL0</text:p>
          </table:table-cell>
          <table:table-cell table:style-name="ce134" office:value-type="string" calcext:value-type="string">
            <text:p>t_zq_short_nop</text:p>
          </table:table-cell>
          <table:table-cell table:style-name="ce149" office:value-type="float" office:value="0" calcext:value-type="float">
            <text:p>0</text:p>
          </table:table-cell>
          <table:table-cell table:style-name="ce134" office:value-type="float" office:value="9" calcext:value-type="float">
            <text:p>9</text:p>
          </table:table-cell>
          <table:table-cell table:style-name="ce134" table:formula="of:=ROUNDUP(tZQCS/(2*tCK))" office:value-type="float" office:value="32" calcext:value-type="float">
            <text:p>32</text:p>
          </table:table-cell>
          <table:table-cell table:style-name="ce202" table:formula="of:=&quot;0x&quot;&amp;DEC2HEX([UMCTL2.F93]*POWER(2;[UMCTL2.D93])+[UMCTL2.F94]*POWER(2;[UMCTL2.D94])+[UMCTL2.F95]*POWER(2;[UMCTL2.D95])+[UMCTL2.F96]*POWER(2;[UMCTL2.D96])+[UMCTL2.F97]*POWER(2;[UMCTL2.D97])+[UMCTL2.F98]*POWER(2;[UMCTL2.D98])+[UMCTL2.F99]*POWER(2;[UMCTL2.D99])+[UMCTL2.F100]*POWER(2;[UMCTL2.D100]);8)" office:value-type="string" office:string-value="0x407D0020" calcext:value-type="string" table:number-columns-spanned="2" table:number-rows-spanned="8">
            <text:p>0x407D0020</text:p>
          </table:table-cell>
          <table:covered-table-cell table:style-name="ce19"/>
          <table:table-cell table:style-name="ce202" office:value-type="string" calcext:value-type="string" table:number-columns-spanned="2" table:number-rows-spanned="8">
            <text:p>407F0020</text:p>
          </table:table-cell>
          <table:covered-table-cell table:style-name="ce19"/>
          <table:table-cell table:formula="of:=BITRSHIFT(BITAND (HEX2DEC([.$I$93]);(POWER(2;[UMCTL2.E93]+1)-1-(POWER(2;[UMCTL2.D93])-1)));[.D93])" office:value-type="float" office:value="32" calcext:value-type="float">
            <text:p>32</text:p>
          </table:table-cell>
          <table:table-cell table:formula="of:=IF([.F93]=[.K93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reserved</text:p>
          </table:table-cell>
          <table:table-cell table:style-name="ce149" office:value-type="float" office:value="10" calcext:value-type="float">
            <text:p>10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4]+1)-1-(POWER(2;[UMCTL2.D94])-1)));[.D94])" office:value-type="float" office:value="0" calcext:value-type="float">
            <text:p>0</text:p>
          </table:table-cell>
          <table:table-cell table:formula="of:=IF([.F94]=[.K94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t_zq_long_nop</text:p>
          </table:table-cell>
          <table:table-cell table:style-name="ce149" office:value-type="float" office:value="16" calcext:value-type="float">
            <text:p>16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table:formula="of:=ROUNDUP(tZQOPER/(2*tCK))" office:value-type="float" office:value="125" calcext:value-type="float">
            <text:p>125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5]+1)-1-(POWER(2;[UMCTL2.D95])-1)));[.D95])" office:value-type="float" office:value="127" calcext:value-type="float">
            <text:p>127</text:p>
          </table:table-cell>
          <table:table-cell table:formula="of:=IF([.F95]=[.K95];&quot;&quot;;&quot;!=&quot;)" office:value-type="string" office:string-value="!=" calcext:value-type="string">
            <text:p>!=</text:p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reserved</text:p>
          </table:table-cell>
          <table:table-cell table:style-name="ce149" office:value-type="float" office:value="27" calcext:value-type="float">
            <text:p>27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6]+1)-1-(POWER(2;[UMCTL2.D96])-1)));[.D96])" office:value-type="float" office:value="0" calcext:value-type="float">
            <text:p>0</text:p>
          </table:table-cell>
          <table:table-cell table:formula="of:=IF([.F96]=[.K96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dis_mpsmx_zqcl</text:p>
          </table:table-cell>
          <table:table-cell table:style-name="ce149" office:value-type="float" office:value="28" calcext:value-type="float">
            <text:p>28</text:p>
          </table:table-cell>
          <table:table-cell table:style-name="ce134" office:value-type="float" office:value="28" calcext:value-type="float">
            <text:p>28</text:p>
          </table:table-cell>
          <table:table-cell table:style-name="ce134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7]+1)-1-(POWER(2;[UMCTL2.D97])-1)));[.D97])" office:value-type="float" office:value="0" calcext:value-type="float">
            <text:p>0</text:p>
          </table:table-cell>
          <table:table-cell table:formula="of:=IF([.F97]=[.K97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zq_resistor_shared</text:p>
          </table:table-cell>
          <table:table-cell table:style-name="ce149" office:value-type="float" office:value="29" calcext:value-type="float">
            <text:p>29</text:p>
          </table:table-cell>
          <table:table-cell table:style-name="ce134" office:value-type="float" office:value="29" calcext:value-type="float">
            <text:p>29</text:p>
          </table:table-cell>
          <table:table-cell table:style-name="ce134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8]+1)-1-(POWER(2;[UMCTL2.D98])-1)));[.D98])" office:value-type="float" office:value="0" calcext:value-type="float">
            <text:p>0</text:p>
          </table:table-cell>
          <table:table-cell table:formula="of:=IF([.F98]=[.K98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dis_srx_zqcl</text:p>
          </table:table-cell>
          <table:table-cell table:style-name="ce149" office:value-type="float" office:value="30" calcext:value-type="float">
            <text:p>3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1" calcext:value-type="float">
            <text:p>1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99]+1)-1-(POWER(2;[UMCTL2.D99])-1)));[.D99])" office:value-type="float" office:value="1" calcext:value-type="float">
            <text:p>1</text:p>
          </table:table-cell>
          <table:table-cell table:formula="of:=IF([.F99]=[.K99];&quot;&quot;;&quot;!=&quot;)">
            <text:p/>
          </table:table-cell>
          <table:table-cell table:number-columns-repeated="4"/>
        </table:table-row>
        <table:table-row table:style-name="ro1">
          <table:table-cell/>
          <table:covered-table-cell table:style-name="ce161"/>
          <table:table-cell table:style-name="ce134" office:value-type="string" calcext:value-type="string">
            <text:p>dis_auto_zq</text:p>
          </table:table-cell>
          <table:table-cell table:style-name="ce149" office:value-type="float" office:value="31" calcext:value-type="float">
            <text:p>31</text:p>
          </table:table-cell>
          <table:table-cell table:style-name="ce134" office:value-type="float" office:value="31" calcext:value-type="float">
            <text:p>31</text:p>
          </table:table-cell>
          <table:table-cell table:style-name="ce134" office:value-type="float" office:value="0" calcext:value-type="float">
            <text:p>0</text:p>
          </table:table-cell>
          <table:covered-table-cell table:style-name="ce203"/>
          <table:covered-table-cell table:style-name="ce19"/>
          <table:covered-table-cell table:style-name="ce203"/>
          <table:covered-table-cell table:style-name="ce19"/>
          <table:table-cell table:formula="of:=BITRSHIFT(BITAND (HEX2DEC([.$I$93]);(POWER(2;[UMCTL2.E100]+1)-1-(POWER(2;[UMCTL2.D100])-1)));[.D100])" office:value-type="float" office:value="0" calcext:value-type="float">
            <text:p>0</text:p>
          </table:table-cell>
          <table:table-cell table:formula="of:=IF([.F100]=[.K100];&quot;&quot;;&quot;!=&quot;)">
            <text:p/>
          </table:table-cell>
          <table:table-cell table:number-columns-repeated="4"/>
        </table:table-row>
        <table:table-row table:style-name="ro1" table:number-rows-repeated="9">
          <table:table-cell/>
          <table:table-cell table:style-name="Default" table:number-columns-repeated="2"/>
          <table:table-cell table:style-name="ce16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169"/>
          <table:table-cell table:style-name="Default" table:number-columns-repeated="7"/>
          <table:table-cell table:number-columns-repeated="5"/>
        </table:table-row>
      </table:table>
      <table:named-expressions>
        <table:named-range table:name="AL" table:base-cell-address="$SYSTEM.$G$7" table:cell-range-address="$SYSTEM.$L$8"/>
        <table:named-range table:name="BL" table:base-cell-address="$SYSTEM.$L$12" table:cell-range-address="$SYSTEM.$L$12"/>
        <table:named-range table:name="bus_width" table:base-cell-address="$SYSTEM.$L$10" table:cell-range-address="$SYSTEM.$L$10"/>
        <table:named-range table:name="CL" table:base-cell-address="$SYSTEM.$C$13" table:cell-range-address="$SYSTEM.$L$6"/>
        <table:named-range table:name="CWL" table:base-cell-address="$SYSTEM.$C$13" table:cell-range-address="$SYSTEM.$L$7"/>
        <table:named-range table:name="DDRCLKOUT" table:base-cell-address="$SYSTEM.$G$7" table:cell-range-address="$SYSTEM.$G$7"/>
        <table:named-range table:name="DDRModel" table:base-cell-address="$SYSTEM.$L$7" table:cell-range-address="$SYSTEM.$D$14"/>
        <table:named-range table:name="DDRType" table:base-cell-address="$SYSTEM.$C$13" table:cell-range-address="$SYSTEM.$L$3"/>
        <table:named-range table:name="DIC" table:base-cell-address="$SYSTEM.$C$10" table:cell-range-address="$SYSTEM.$C$10"/>
        <table:named-range table:name="freq_ratio" table:base-cell-address="$UMCTL2.$E$7" table:cell-range-address="$UMCTL2.$E$8"/>
        <table:named-range table:name="PAGE_SIZE" table:base-cell-address="$SYSTEM.$L$9" table:cell-range-address="$SYSTEM.$L$9"/>
        <table:named-range table:name="PHI" table:base-cell-address="$SYSTEM.$G$7" table:cell-range-address="$SYSTEM.$G$6"/>
        <table:named-range table:name="ranks" table:base-cell-address="$SYSTEM.$C$11" table:cell-range-address="$SYSTEM.$C$11"/>
        <table:named-range table:name="RTT" table:base-cell-address="$SYSTEM.$C$9" table:cell-range-address="$SYSTEM.$C$9"/>
        <table:named-range table:name="RZQ" table:base-cell-address="$SYSTEM.$C$8" table:cell-range-address="$SYSTEM.$C$8"/>
        <table:named-range table:name="size" table:base-cell-address="$SYSTEM.$L$9" table:cell-range-address="$SYSTEM.$L$11"/>
        <table:named-range table:name="SOC" table:base-cell-address="$SYSTEM.$G$7" table:cell-range-address="$SYSTEM.$C$5"/>
        <table:named-range table:name="SpeedGrade" table:base-cell-address="$SYSTEM.$L$5" table:cell-range-address="$SYSTEM.$L$5"/>
        <table:named-range table:name="tCCD" table:base-cell-address="$SYSTEM.$AB$22" table:cell-range-address="$SYSTEM.$Z$23"/>
        <table:named-range table:name="tCK" table:base-cell-address="$SYSTEM.$C$13" table:cell-range-address="$SYSTEM.$L$4"/>
        <table:named-range table:name="tCKE" table:base-cell-address="$SYSTEM.$AU$22" table:cell-range-address="$SYSTEM.$AS$23"/>
        <table:named-range table:name="tCKESR" table:base-cell-address="$SYSTEM.$AV$22" table:cell-range-address="$SYSTEM.$AT$23"/>
        <table:named-range table:name="tCKESRX" table:base-cell-address="$SYSTEM.$AX$22" table:cell-range-address="$SYSTEM.$AV$23"/>
        <table:named-range table:name="tDLLK" table:base-cell-address="$SYSTEM.$Y$22" table:cell-range-address="$SYSTEM.$W$23"/>
        <table:named-range table:name="tFAW1KB" table:base-cell-address="$SYSTEM.$O$22" table:cell-range-address="$SYSTEM.$O$23"/>
        <table:named-range table:name="tFAW2KB" table:base-cell-address="$SYSTEM.$O$22" table:cell-range-address="$SYSTEM.$P$23"/>
        <table:named-range table:name="tMOD" table:base-cell-address="$SYSTEM.$AS$22" table:cell-range-address="$SYSTEM.$AQ$23"/>
        <table:named-range table:name="tMRD" table:base-cell-address="$SYSTEM.$AR$22" table:cell-range-address="$SYSTEM.$AP$23"/>
        <table:named-range table:name="tRAS" table:base-cell-address="$SYSTEM.$AC$21" table:cell-range-address="$SYSTEM.$N$23"/>
        <table:named-range table:name="tRC" table:base-cell-address="$SYSTEM.$AC$21" table:cell-range-address="$SYSTEM.$M$23"/>
        <table:named-range table:name="tRCD" table:base-cell-address="$SYSTEM.$AC$21" table:cell-range-address="$SYSTEM.$K$23"/>
        <table:named-range table:name="tREFI" table:base-cell-address="$SYSTEM.$AY$22" table:cell-range-address="$SYSTEM.$AW$23"/>
        <table:named-range table:name="tRFC1Gb" table:base-cell-address="$SYSTEM.$U$22" table:cell-range-address="$SYSTEM.$S$23"/>
        <table:named-range table:name="tRFC2Gb" table:base-cell-address="$SYSTEM.$U$22" table:cell-range-address="$SYSTEM.$T$23"/>
        <table:named-range table:name="tRFC4Gb" table:base-cell-address="$SYSTEM.$U$22" table:cell-range-address="$SYSTEM.$U$23"/>
        <table:named-range table:name="tRFC8Gb" table:base-cell-address="$SYSTEM.$U$22" table:cell-range-address="$SYSTEM.$V$23"/>
        <table:named-range table:name="tRP" table:base-cell-address="$SYSTEM.$AC$21" table:cell-range-address="$SYSTEM.$L$23"/>
        <table:named-range table:name="tRRD1KB" table:base-cell-address="$SYSTEM.$O$22" table:cell-range-address="$SYSTEM.$Q$23"/>
        <table:named-range table:name="tRRD2KB" table:base-cell-address="$SYSTEM.$O$22" table:cell-range-address="$SYSTEM.$R$23"/>
        <table:named-range table:name="tRTP" table:base-cell-address="$SYSTEM.$AP$22" table:cell-range-address="$SYSTEM.$AN$23"/>
        <table:named-range table:name="tWLMRD" table:base-cell-address="$SYSTEM.$AL$22" table:cell-range-address="$SYSTEM.$AJ$23"/>
        <table:named-range table:name="tWLOmax" table:base-cell-address="$SYSTEM.$AO$22" table:cell-range-address="$SYSTEM.$AM$23"/>
        <table:named-range table:name="tWR" table:base-cell-address="$SYSTEM.$AA$22" table:cell-range-address="$SYSTEM.$Y$23"/>
        <table:named-range table:name="tWTR" table:base-cell-address="$SYSTEM.$AQ$22" table:cell-range-address="$SYSTEM.$AO$23"/>
        <table:named-range table:name="tXP" table:base-cell-address="$SYSTEM.$AT$22" table:cell-range-address="$SYSTEM.$AR$23"/>
        <table:named-range table:name="tXSDLL" table:base-cell-address="$SYSTEM.$Z$22" table:cell-range-address="$SYSTEM.$X$23"/>
        <table:named-range table:name="tZQCS" table:base-cell-address="$SYSTEM.$AG$22" table:cell-range-address="$SYSTEM.$AE$23"/>
        <table:named-range table:name="tZQINIT" table:base-cell-address="$SYSTEM.$AE$22" table:cell-range-address="$SYSTEM.$AC$23"/>
        <table:named-range table:name="tZQOPER" table:base-cell-address="$SYSTEM.$AF$22" table:cell-range-address="$SYSTEM.$AD$23"/>
        <table:named-range table:name="VCO" table:base-cell-address="$SYSTEM.$G$7" table:cell-range-address="$SYSTEM.$G$5"/>
      </table:named-expressions>
      <table:database-ranges>
        <table:database-range table:name="Model_range" table:target-range-address="DRAM.BJ2:DRAM.BJ298" table:on-update-keep-styles="true" table:on-update-keep-size="false" table:orientation="column"/>
        <table:database-range table:name="__Anonymous_Sheet_DB__1" table:target-range-address="DRAM.BB1:DRAM.BB45" table:orientation="column">
          <table:filter table:display-duplicates="false">
            <table:filter-and>
              <table:filter-condition table:field-number="53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9">
        <number:embedded-text number:position="8">x</number:embedded-text>
      </number:number>
    </number:number-style>
    <number:number-style style:name="N123">
      <number:number number:decimal-places="3" loext:min-decimal-places="3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P0" style:volatile="true">
      <number:day/>
      <number:text>-</number:text>
      <number:month number:textual="true"/>
      <number:text>-</number:text>
      <number:year/>
    </number:date-style>
    <number:text-style style:name="N129">
      <number:text-content/>
      <style:map style:condition="value()&lt;=1.79769313486232E+308" style:apply-style-name="N129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6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60" number:language="en" number:country="US">
      <number:text-content/>
      <style:map style:condition="value()&lt;=1.79769313486232E+308" style:apply-style-name="N10160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10 10" svg:d="M0 0h10v10h-1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09:33:09.956678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FRQ08628</meta:initial-creator>
    <meta:creation-date>2017-04-07T16:08:52</meta:creation-date>
    <dc:date>2018-09-27T09:50:58.525331282</dc:date>
    <meta:editing-duration>P6DT5H29M30S</meta:editing-duration>
    <meta:editing-cycles>229</meta:editing-cycles>
    <meta:generator>LibreOffice/5.1.6.2$Linux_X86_64 LibreOffice_project/10m0$Build-2</meta:generator>
    <meta:document-statistic meta:table-count="5" meta:cell-count="8759" meta:object-count="1"/>
  </office:meta>
</office:document-meta>
</file>

<file path=Basic/Standard/CodeGen.xml><?xml version="1.0" encoding="utf-8"?>
<!DOCTYPE module  PUBLIC '-//OpenOffice.org//DTD OfficeDocument 1.0//EN'  'module.dtd'>
<script:module xmlns:script="http://openoffice.org/2000/script" script:name="CodeGen" script:language="StarBasic">REM  *****  BASIC  *****

Sub Main
	Dim i As Integer
	Dim Doc As Object
	Dim Sheet As Object
	Dim Cell As Object   
	Dim User As String
	Dim FileName As String
	Dim m As String
	Dim umctl2 As Object
	Dim pub As Object
	Dim vers As String
	Dim j As Integer

	User = environ("USER")

	i = FreeFile()

	stm = ThisComponent.sheets.getByName("SYSTEM")
	
	' FileName = "../../drivers/sta_fwlib/inc/Desktop/sta_ddr_" &amp; stm.getcellrangebyname("C5").String &amp; "_timing.h"
	sUrl = ThisComponent.getURL()
	Length = InStr (sUrl, "ADG_DDR")
	FileName = Mid(sUrl, 8,Length-Len("ADG_DDR")-1)

	
	FileName = FileName &amp; "../../drivers/sta_fwlib/inc/sta_ddr_" &amp; stm.getcellrangebyname("C5").String &amp; "_timing.h"
	Open FileName For Output As i

	umctl2 = ThisComponent.sheets.getByName("UMCTL2")
	pub = ThisComponent.sheets.getByName("PUB")

	
	vers = umctl2.getCellRangeByName("E6").String
	
	m = stm.getcellrangebyname("C129").String


	Print #i, "/**"
	Print #i, " * Code generated"
	Print #i, " * Selected PUB: " &amp; vers
	Print #i, " * DDR Model: " &amp; stm.getcellrangebyname("B23").String
	For j = 2 To 48     
          Print #i, " * 	" &amp; stm.getCellByPosition(j,21).String &amp; ":" &amp; stm.getCellByPosition(j,22).String
    Next j
	
	Print #i, " * tCK: " &amp; stm.getcellrangebyname("L4").String
	Print #i, " * CL: " &amp; stm.getcellrangebyname("L6").String
	Print #i, " * CWL: " &amp;stm.getcellrangebyname("L7").String
	Print #i, " * AL: " &amp;stm.getcellrangebyname("L8").String	
	Print #i, " * SoC: " &amp;stm.getcellrangebyname("C5").String
	Print #i, " * FXTAL: " &amp;stm.getcellrangebyname("C4").String
	Print #i, " * NDIV: " &amp;stm.getcellrangebyname("G3").String
	Print #i, " * ODF: " &amp;stm.getcellrangebyname("G4").String
	Print #i, " * Burst Length: " &amp;stm.getcellrangebyname("L12").String
	Print #i, " * Page size: " &amp;stm.getcellrangebyname("L9").String
	Print #i, " * DQ width: " &amp;stm.getcellrangebyname("L10").String
	Print #i, " * Density: " &amp;stm.getcellrangebyname("L11").String
	Print #i,  "*/"
	
	If vers = "PUBL 2.00" Then
		Print #i, "/* PUBL */"
		Print #i, "#define TIMING_" &amp; pub.getCellRangeByName("M6").String &amp; " " &amp; pub.getCellRangeByName("S6").String
		Print #i, "		/*" &amp; pub.getCellRangeByName("N6").String &amp; " " &amp; pub.getCellRangeByName("R6").String &amp; "*/"
		Print #i, "		/*" &amp; pub.getCellRangeByName("N7").String &amp; " " &amp; pub.getCellRangeByName("R7").String &amp; "*/"		
		Print #i, "		/*" &amp; pub.getCellRangeByName("N8").String &amp; " " &amp; pub.getCellRangeByName("R8").String &amp; "*/"				
		Print #i, "#define TIMING_" &amp; pub.getCellRangeByName("M9").String &amp; " " &amp; pub.getCellRangeByName("S9").String
		Print #i, "		/*" &amp; pub.getCellRangeByName("N9").String &amp; " " &amp; pub.getCellRangeByName("R9").String &amp; "*/"
		Print #i, "		/*" &amp; pub.getCellRangeByName("N10").String &amp; " " &amp; pub.getCellRangeByName("R10").String &amp; "*/"
		Print #i, "#define TIMING_" &amp; pub.getCellRangeByName("M12").String &amp; " " &amp; pub.getCellRangeByName("S12").String
		Print #i, "		/*" &amp; pub.getCellRangeByName("N12").String &amp; " " &amp; pub.getCellRangeByName("R12").String &amp; "*/"
		Print #i, "		/*" &amp; pub.getCellRangeByName("N13").String &amp; " " &amp; pub.getCellRangeByName("R13").String &amp; "*/"
		Print #i, "#define TIMING_" &amp; pub.getCellRangeByName("M15").String &amp; " " &amp; pub.getCellRangeByName("S15").String
		Print #i, "		/*" &amp; pub.getCellRangeByName("N15").String &amp; " " &amp; pub.getCellRangeByName("R15").String &amp; "*/"
		Print #i, "		/*" &amp; pub.getCellRangeByName("N16").String &amp; " " &amp; pub.getCellRangeByName("R16").String &amp; "*/"
		Print #i, "		/*" &amp; pub.getCellRangeByName("N17").String &amp; " " &amp; pub.getCellRangeByName("R17").String &amp; "*/"
		Print #i, "		/*" &amp; pub.getCellRangeByName("N18").String &amp; " " &amp; pub.getCellRangeByName("R18").String &amp; "*/"
		Print #i, "		/*" &amp; pub.getCellRangeByName("N19").String &amp; " " &amp; pub.getCellRangeByName("R19").String &amp; "*/"
		Print #i, "		/*" &amp; pub.getCellRangeByName("N20").String &amp; " " &amp; pub.getCellRangeByName("R20").String &amp; "*/"
		Print #i, "		/*" &amp; pub.getCellRangeByName("N21").String &amp; " " &amp; pub.getCellRangeByName("R21").String &amp; "*/"
		Print #i, "		/*" &amp; pub.getCellRangeByName("N22").String &amp; " " &amp; pub.getCellRangeByName("R22").String &amp; "*/"
		Print #i, "		/*" &amp; pub.getCellRangeByName("N23").String &amp; " " &amp; pub.getCellRangeByName("R23").String &amp; "*/"
		Print #i, "#define TIMING_" &amp; pub.getCellRangeByName("M24").String &amp; " " &amp; pub.getCellRangeByName("S24").String
		Print #i, "		/*" &amp; pub.getCellRangeByName("N24").String &amp; " " &amp; pub.getCellRangeByName("R24").String &amp; "*/"
		Print #i, "		/*" &amp; pub.getCellRangeByName("N25").String &amp; " " &amp; pub.getCellRangeByName("R25").String &amp; "*/"
		Print #i, "		/*" &amp; pub.getCellRangeByName("N26").String &amp; " " &amp; pub.getCellRangeByName("R26").String &amp; "*/"
		Print #i, "		/*" &amp; pub.getCellRangeByName("N27").String &amp; " " &amp; pub.getCellRangeByName("R27").String &amp; "*/"
		Print #i, "		/*" &amp; pub.getCellRangeByName("N28").String &amp; " " &amp; pub.getCellRangeByName("R28").String &amp; "*/"
		Print #i, "		/*" &amp; pub.getCellRangeByName("N30").String &amp; " " &amp; pub.getCellRangeByName("R30").String &amp; "*/"
		Print #i, "		/*" &amp; pub.getCellRangeByName("N31").String &amp; " " &amp; pub.getCellRangeByName("R31").String &amp; "*/"
		Print #i, "		/*" &amp; pub.getCellRangeByName("N32").String &amp; " " &amp; pub.getCellRangeByName("R32").String &amp; "*/"
		Print #i, "#define TIMING_" &amp; pub.getCellRangeByName("M34").String &amp; " " &amp; pub.getCellRangeByName("S34").String
		Print #i, "		/*" &amp; pub.getCellRangeByName("N34").String &amp; " " &amp; pub.getCellRangeByName("R34").String &amp; "*/"
		Print #i, "		/*" &amp; pub.getCellRangeByName("N35").String &amp; " " &amp; pub.getCellRangeByName("R35").String &amp; "*/"
		Print #i, "		/*" &amp; pub.getCellRangeByName("N36").String &amp; " " &amp; pub.getCellRangeByName("R36").String &amp; "*/"
		Print #i, "		/*" &amp; pub.getCellRangeByName("N37").String &amp; " " &amp; pub.getCellRangeByName("R37").String &amp; "*/"
		Print #i, "#define TIMING_" &amp; pub.getCellRangeByName("M39").String &amp; " " &amp; pub.getCellRangeByName("S39").String
		Print #i, "		/*" &amp; pub.getCellRangeByName("N39").String &amp; " " &amp; pub.getCellRangeByName("R39").String &amp; "*/"
		Print #i, "		/*" &amp; pub.getCellRangeByName("N40").String &amp; " " &amp; pub.getCellRangeByName("R40").String &amp; "*/"
		Print #i, "		/*" &amp; pub.getCellRangeByName("N41").String &amp; " " &amp; pub.getCellRangeByName("R41").String &amp; "*/"
		Print #i, "		/*" &amp; pub.getCellRangeByName("N42").String &amp; " " &amp; pub.getCellRangeByName("R42").String &amp; "*/"
		Print #i, "		/*" &amp; pub.getCellRangeByName("N43").String &amp; " " &amp; pub.getCellRangeByName("R43").String &amp; "*/"
		Print #i, "		/*" &amp; pub.getCellRangeByName("N44").String &amp; " " &amp; pub.getCellRangeByName("R44").String &amp; "*/"
		Print #i, "		/*" &amp; pub.getCellRangeByName("N45").String &amp; " " &amp; pub.getCellRangeByName("R45").String &amp; "*/"
		Print #i, "		/*" &amp; pub.getCellRangeByName("N46").String &amp; " " &amp; pub.getCellRangeByName("R46").String &amp; "*/"

		Print #i, "#define TIMING_" &amp; pub.getCellRangeByName("M48").String &amp; " " &amp; pub.getCellRangeByName("S48").String
		Print #i, "		/*" &amp; pub.getCellRangeByName("N48").String &amp; " " &amp; pub.getCellRangeByName("R48").String &amp; "*/"
		Print #i, "		/*" &amp; pub.getCellRangeByName("N49").String &amp; " " &amp; pub.getCellRangeByName("R49").String &amp; "*/"
		Print #i, "		/*" &amp; pub.getCellRangeByName("N50").String &amp; " " &amp; pub.getCellRangeByName("R50").String &amp; "*/"
		Print #i, "		/*" &amp; pub.getCellRangeByName("N51").String &amp; " " &amp; pub.getCellRangeByName("R51").String &amp; "*/"
		Print #i, "		/*" &amp; pub.getCellRangeByName("N52").String &amp; " " &amp; pub.getCellRangeByName("R52").String &amp; "*/"
		Print #i, "		/*" &amp; pub.getCellRangeByName("N53").String &amp; " " &amp; pub.getCellRangeByName("R53").String &amp; "*/"
		Print #i, "		/*" &amp; pub.getCellRangeByName("N54").String &amp; " " &amp; pub.getCellRangeByName("R54").String &amp; "*/"
		Print #i, "		/*" &amp; pub.getCellRangeByName("N56").String &amp; " " &amp; pub.getCellRangeByName("R56").String &amp; "*/"
		Print #i, "		/*" &amp; pub.getCellRangeByName("N58").String &amp; " " &amp; pub.getCellRangeByName("R58").String &amp; "*/"
		Print #i, "		/*" &amp; pub.getCellRangeByName("N59").String &amp; " " &amp; pub.getCellRangeByName("R59").String &amp; "*/"
		Print #i, "#define TIMING_" &amp; pub.getCellRangeByName("M62").String &amp; " " &amp; pub.getCellRangeByName("S62").String
		Print #i, "		/*" &amp; pub.getCellRangeByName("N62").String &amp; " " &amp; pub.getCellRangeByName("R62").String &amp; "*/"
		Print #i, "		/*" &amp; pub.getCellRangeByName("N63").String &amp; " " &amp; pub.getCellRangeByName("R63").String &amp; "*/"
		Print #i, "		/*" &amp; pub.getCellRangeByName("N64").String &amp; " " &amp; pub.getCellRangeByName("R64").String &amp; "*/"
		Print #i, "		/*" &amp; pub.getCellRangeByName("N65").String &amp; " " &amp; pub.getCellRangeByName("R65").String &amp; "*/"
		Print #i, "		/*" &amp; pub.getCellRangeByName("N67").String &amp; " " &amp; pub.getCellRangeByName("R67").String &amp; "*/"
		Print #i, "#define TIMING_" &amp; pub.getCellRangeByName("M70").String &amp; " " &amp; pub.getCellRangeByName("S70").String
		Print #i, "		/*" &amp; pub.getCellRangeByName("M70").String &amp; " " &amp; pub.getCellRangeByName("R70").String &amp; "*/"
		Print #i, "		/*" &amp; pub.getCellRangeByName("M71").String &amp; " " &amp; pub.getCellRangeByName("R71").String &amp; "*/"
	Else
		Print #i, "/* PUB */"
		Print #i, "#define TIMING_" &amp; pub.getCellRangeByName("B6").String &amp; " " &amp; pub.getCellRangeByName("H6").String
		Print #i, "		/*" &amp; pub.getCellRangeByName("C6").String &amp; " " &amp; pub.getCellRangeByName("G6").String &amp; "*/"
		Print #i, "		/*" &amp; pub.getCellRangeByName("C7").String &amp; " " &amp; pub.getCellRangeByName("G7").String &amp; "*/"		
		Print #i, "		/*" &amp; pub.getCellRangeByName("C8").String &amp; " " &amp; pub.getCellRangeByName("G8").String &amp; "*/"				
		Print #i, "#define TIMING_" &amp; pub.getCellRangeByName("B9").String &amp; " " &amp; pub.getCellRangeByName("H9").String
		Print #i, "		/*" &amp; pub.getCellRangeByName("C9").String &amp; " " &amp; pub.getCellRangeByName("G9").String &amp; "*/"
		Print #i, "		/*" &amp; pub.getCellRangeByName("C11").String &amp; " " &amp; pub.getCellRangeByName("G11").String &amp; "*/"
		Print #i, "#define TIMING_" &amp; pub.getCellRangeByName("B12").String &amp; " " &amp; pub.getCellRangeByName("H12").String
		Print #i, "		/*" &amp; pub.getCellRangeByName("C12").String &amp; " " &amp; pub.getCellRangeByName("G12").String &amp; "*/"
		Print #i, "		/*" &amp; pub.getCellRangeByName("C13").String &amp; " " &amp; pub.getCellRangeByName("G13").String &amp; "*/"
		Print #i, "		/*" &amp; pub.getCellRangeByName("C14").String &amp; " " &amp; pub.getCellRangeByName("G14").String &amp; "*/"
		Print #i, "		/*" &amp; pub.getCellRangeByName("C15").String &amp; " " &amp; pub.getCellRangeByName("G15").String &amp; "*/"						
		Print #i, "#define TIMING_" &amp; pub.getCellRangeByName("B16").String &amp; " " &amp; pub.getCellRangeByName("H16").String
		Print #i, "		/*" &amp; pub.getCellRangeByName("C16").String &amp; " " &amp; pub.getCellRangeByName("G16").String &amp; "*/"
		Print #i, "		/*" &amp; pub.getCellRangeByName("C17").String &amp; " " &amp; pub.getCellRangeByName("G17").String &amp; "*/"
		Print #i, "#define TIMING_" &amp; pub.getCellRangeByName("B18").String &amp; " " &amp; pub.getCellRangeByName("H18").String
		Print #i, "		/*" &amp; pub.getCellRangeByName("C18").String &amp; " " &amp; pub.getCellRangeByName("G18").String &amp; "*/"
		Print #i, "		/*" &amp; pub.getCellRangeByName("C19").String &amp; " " &amp; pub.getCellRangeByName("G19").String &amp; "*/"
		Print #i, "#define TIMING_" &amp; pub.getCellRangeByName("B20").String &amp; " " &amp; pub.getCellRangeByName("H20").String
		Print #i, "		/*" &amp; pub.getCellRangeByName("C20").String &amp; " " &amp; pub.getCellRangeByName("G20").String &amp; "*/"
		Print #i, "		/*" &amp; pub.getCellRangeByName("C21").String &amp; " " &amp; pub.getCellRangeByName("G21").String &amp; "*/"
		Print #i, "		/*" &amp; pub.getCellRangeByName("C22").String &amp; " " &amp; pub.getCellRangeByName("G22").String &amp; "*/"
		Print #i, "		/*" &amp; pub.getCellRangeByName("C23").String &amp; " " &amp; pub.getCellRangeByName("G23").String &amp; "*/"
		Print #i, "		/*" &amp; pub.getCellRangeByName("C24").String &amp; " " &amp; pub.getCellRangeByName("G24").String &amp; "*/"
		Print #i, "		/*" &amp; pub.getCellRangeByName("C25").String &amp; " " &amp; pub.getCellRangeByName("G25").String &amp; "*/"
		Print #i, "		/*" &amp; pub.getCellRangeByName("C26").String &amp; " " &amp; pub.getCellRangeByName("G26").String &amp; "*/"
		Print #i, "#define TIMING_" &amp; pub.getCellRangeByName("B27").String &amp; " " &amp; pub.getCellRangeByName("H27").String
		Print #i, "		/*" &amp; pub.getCellRangeByName("C27").String &amp; " " &amp; pub.getCellRangeByName("G27").String &amp; "*/"
		Print #i, "		/*" &amp; pub.getCellRangeByName("C28").String &amp; " " &amp; pub.getCellRangeByName("G28").String &amp; "*/"
		Print #i, "		/*" &amp; pub.getCellRangeByName("C29").String &amp; " " &amp; pub.getCellRangeByName("G29").String &amp; "*/"
		Print #i, "		/*" &amp; pub.getCellRangeByName("C30").String &amp; " " &amp; pub.getCellRangeByName("G30").String &amp; "*/"
		Print #i, "		/*" &amp; pub.getCellRangeByName("C31").String &amp; " " &amp; pub.getCellRangeByName("G31").String &amp; "*/"
		Print #i, "		/*" &amp; pub.getCellRangeByName("C32").String &amp; " " &amp; pub.getCellRangeByName("G32").String &amp; "*/"
		Print #i, "		/*" &amp; pub.getCellRangeByName("C33").String &amp; " " &amp; pub.getCellRangeByName("G33").String &amp; "*/"		
		Print #i, "#define TIMING_" &amp; pub.getCellRangeByName("B34").String &amp; " " &amp; pub.getCellRangeByName("H34").String
		Print #i, "		/*" &amp; pub.getCellRangeByName("C34").String &amp; " " &amp; pub.getCellRangeByName("G34").String &amp; "*/"
		Print #i, "		/*" &amp; pub.getCellRangeByName("C35").String &amp; " " &amp; pub.getCellRangeByName("G35").String &amp; "*/"
		Print #i, "		/*" &amp; pub.getCellRangeByName("C36").String &amp; " " &amp; pub.getCellRangeByName("G36").String &amp; "*/"
		Print #i, "		/*" &amp; pub.getCellRangeByName("C37").String &amp; " " &amp; pub.getCellRangeByName("G37").String &amp; "*/"
		Print #i, "		/*" &amp; pub.getCellRangeByName("C38").String &amp; " " &amp; pub.getCellRangeByName("G38").String &amp; "*/"
		Print #i, "		/*" &amp; pub.getCellRangeByName("C39").String &amp; " " &amp; pub.getCellRangeByName("G39").String &amp; "*/"
		Print #i, "		/*" &amp; pub.getCellRangeByName("C40").String &amp; " " &amp; pub.getCellRangeByName("G40").String &amp; "*/"
		Print #i, "#define TIMING_" &amp; pub.getCellRangeByName("B41").String &amp; " " &amp; pub.getCellRangeByName("H41").String
		Print #i, "		/*" &amp; pub.getCellRangeByName("C41").String &amp; " " &amp; pub.getCellRangeByName("G41").String &amp; "*/"
		Print #i, "		/*" &amp; pub.getCellRangeByName("C42").String &amp; " " &amp; pub.getCellRangeByName("G42").String &amp; "*/"
		Print #i, "		/*" &amp; pub.getCellRangeByName("C43").String &amp; " " &amp; pub.getCellRangeByName("G43").String &amp; "*/"
		Print #i, "		/*" &amp; pub.getCellRangeByName("C44").String &amp; " " &amp; pub.getCellRangeByName("G44").String &amp; "*/"
		Print #i, "		/*" &amp; pub.getCellRangeByName("C45").String &amp; " " &amp; pub.getCellRangeByName("G45").String &amp; "*/"
		Print #i, "		/*" &amp; pub.getCellRangeByName("C46").String &amp; " " &amp; pub.getCellRangeByName("G46").String &amp; "*/"
		Print #i, "		/*" &amp; pub.getCellRangeByName("C47").String &amp; " " &amp; pub.getCellRangeByName("G47").String &amp; "*/"
		Print #i, "		/*" &amp; pub.getCellRangeByName("C48").String &amp; " " &amp; pub.getCellRangeByName("G48").String &amp; "*/"
		Print #i, "#define TIMING_" &amp; pub.getCellRangeByName("B50").String &amp; " " &amp; pub.getCellRangeByName("H50").String
		Print #i, "		/*" &amp; pub.getCellRangeByName("C50").String &amp; " " &amp; pub.getCellRangeByName("G50").String &amp; "*/"
		Print #i, "		/*" &amp; pub.getCellRangeByName("C51").String &amp; " " &amp; pub.getCellRangeByName("G51").String &amp; "*/"
		Print #i, "		/*" &amp; pub.getCellRangeByName("C52").String &amp; " " &amp; pub.getCellRangeByName("G52").String &amp; "*/"
		Print #i, "		/*" &amp; pub.getCellRangeByName("C53").String &amp; " " &amp; pub.getCellRangeByName("G53").String &amp; "*/"
		Print #i, "		/*" &amp; pub.getCellRangeByName("C54").String &amp; " " &amp; pub.getCellRangeByName("G54").String &amp; "*/"
		Print #i, "		/*" &amp; pub.getCellRangeByName("C55").String &amp; " " &amp; pub.getCellRangeByName("G55").String &amp; "*/"
		Print #i, "		/*" &amp; pub.getCellRangeByName("C56").String &amp; " " &amp; pub.getCellRangeByName("G56").String &amp; "*/"
		Print #i, "		/*" &amp; pub.getCellRangeByName("C58").String &amp; " " &amp; pub.getCellRangeByName("G58").String &amp; "*/"
		Print #i, "		/*" &amp; pub.getCellRangeByName("C60").String &amp; " " &amp; pub.getCellRangeByName("G60").String &amp; "*/"
		Print #i, "		/*" &amp; pub.getCellRangeByName("C61").String &amp; " " &amp; pub.getCellRangeByName("G61").String &amp; "*/"
		Print #i, "#define TIMING_" &amp; pub.getCellRangeByName("B64").String &amp; " " &amp; pub.getCellRangeByName("H64").String
		Print #i, "		/*" &amp; pub.getCellRangeByName("C64").String &amp; " " &amp; pub.getCellRangeByName("G64").String &amp; "*/"
		Print #i, "		/*" &amp; pub.getCellRangeByName("C65").String &amp; " " &amp; pub.getCellRangeByName("G65").String &amp; "*/"
		Print #i, "		/*" &amp; pub.getCellRangeByName("C66").String &amp; " " &amp; pub.getCellRangeByName("G66").String &amp; "*/"
		Print #i, "		/*" &amp; pub.getCellRangeByName("C67").String &amp; " " &amp; pub.getCellRangeByName("G67").String &amp; "*/"
		Print #i, "		/*" &amp; pub.getCellRangeByName("C68").String &amp; " " &amp; pub.getCellRangeByName("G68").String &amp; "*/"
		Print #i, "		/*" &amp; pub.getCellRangeByName("C69").String &amp; " " &amp; pub.getCellRangeByName("G69").String &amp; "*/"
		Print #i, "#define TIMING_" &amp; pub.getCellRangeByName("B72").String &amp; " " &amp; pub.getCellRangeByName("H72").String
		Print #i, "		/*" &amp; pub.getCellRangeByName("C72").String &amp; " " &amp; pub.getCellRangeByName("G72").String &amp; "*/"
		Print #i, "		/*" &amp; pub.getCellRangeByName("C73").String &amp; " " &amp; pub.getCellRangeByName("G73").String &amp; "*/"
		Print #i, "#define TIMING_" &amp; pub.getCellRangeByName("B76").String &amp; " " &amp; pub.getCellRangeByName("H76").String		
		Print #i, "		/*" &amp; pub.getCellRangeByName("C76").String &amp; " " &amp; pub.getCellRangeByName("G76").String &amp; "*/"
		Print #i, "		/*" &amp; pub.getCellRangeByName("C77").String &amp; " " &amp; pub.getCellRangeByName("G77").String &amp; "*/"
		Print #i, "		/*" &amp; pub.getCellRangeByName("C78").String &amp; " " &amp; pub.getCellRangeByName("G78").String &amp; "*/"
		Print #i, "		/*" &amp; pub.getCellRangeByName("C79").String &amp; " " &amp; pub.getCellRangeByName("G79").String &amp; "*/"
		Print #i, "		/*" &amp; pub.getCellRangeByName("C80").String &amp; " " &amp; pub.getCellRangeByName("G80").String &amp; "*/"						
		Print #i, "		/*" &amp; pub.getCellRangeByName("C81").String &amp; " " &amp; pub.getCellRangeByName("G81").String &amp; "*/"
		Print #i, "		/*" &amp; pub.getCellRangeByName("C82").String &amp; " " &amp; pub.getCellRangeByName("G82").String &amp; "*/"
		Print #i, "		/*" &amp; pub.getCellRangeByName("C83").String &amp; " " &amp; pub.getCellRangeByName("G83").String &amp; "*/"		
	End If

	Print #i, "/* uMCTL2 */"
	Print #i, "#define TIMING_" &amp; umctl2.getCellRangeByName("B13").String &amp; " " &amp;  umctl2.getCellRangeByName("G13").String
	Print #i, "		/*" &amp; umctl2.getCellRangeByName("C13").String &amp; " " &amp; umctl2.getCellRangeByName("F13").String &amp; "*/"	
	Print #i, "		/*" &amp; umctl2.getCellRangeByName("C14").String &amp; " " &amp; umctl2.getCellRangeByName("F14").String &amp; "*/"	
	Print #i, "#define TIMING_" &amp; umctl2.getCellRangeByName("B15").String &amp; " " &amp;  umctl2.getCellRangeByName("G15").String
	Print #i, "		/*" &amp; umctl2.getCellRangeByName("C15").String &amp; " " &amp; umctl2.getCellRangeByName("F15").String &amp; "*/"	
	Print #i, "		/*" &amp; umctl2.getCellRangeByName("C16").String &amp; " " &amp; umctl2.getCellRangeByName("F16").String &amp; "*/"	
	Print #i, "#define TIMING_" &amp; umctl2.getCellRangeByName("B17").String &amp; " " &amp;  umctl2.getCellRangeByName("G17").String
	Print #i, "		/*" &amp; umctl2.getCellRangeByName("C17").String &amp; " " &amp; umctl2.getCellRangeByName("F17").String &amp; "*/"	
	Print #i, "		/*" &amp; umctl2.getCellRangeByName("C19").String &amp; " " &amp; umctl2.getCellRangeByName("F19").String &amp; "*/"	
	Print #i, "#define TIMING_" &amp; umctl2.getCellRangeByName("B23").String &amp; " " &amp;  umctl2.getCellRangeByName("G23").String
	Print #i, "		/*" &amp; umctl2.getCellRangeByName("C23").String &amp; " " &amp; umctl2.getCellRangeByName("F23").String &amp; "*/"	
	Print #i, "		/*" &amp; umctl2.getCellRangeByName("C25").String &amp; " " &amp; umctl2.getCellRangeByName("F25").String &amp; "*/"	
	Print #i, "		/*" &amp; umctl2.getCellRangeByName("C27").String &amp; " " &amp; umctl2.getCellRangeByName("F27").String &amp; "*/"	
	Print #i, "		/*" &amp; umctl2.getCellRangeByName("C29").String &amp; " " &amp; umctl2.getCellRangeByName("F29").String &amp; "*/"					
	Print #i, "#define TIMING_" &amp; umctl2.getCellRangeByName("B31").String &amp; " " &amp;  umctl2.getCellRangeByName("G31").String
	Print #i, "		/*" &amp; umctl2.getCellRangeByName("C31").String &amp; " " &amp; umctl2.getCellRangeByName("F31").String &amp; "*/"
	Print #i, "		/*" &amp; umctl2.getCellRangeByName("C33").String &amp; " " &amp; umctl2.getCellRangeByName("F33").String &amp; "*/"	
	Print #i, "		/*" &amp; umctl2.getCellRangeByName("C35").String &amp; " " &amp; umctl2.getCellRangeByName("F35").String &amp; "*/"	
	Print #i, "#define TIMING_" &amp; umctl2.getCellRangeByName("B37").String &amp; " " &amp;  umctl2.getCellRangeByName("G37").String
	Print #i, "		/*" &amp; umctl2.getCellRangeByName("C37").String &amp; " " &amp; umctl2.getCellRangeByName("F37").String &amp; "*/"
	Print #i, "		/*" &amp; umctl2.getCellRangeByName("C39").String &amp; " " &amp; umctl2.getCellRangeByName("F39").String &amp; "*/"	
	Print #i, "		/*" &amp; umctl2.getCellRangeByName("C41").String &amp; " " &amp; umctl2.getCellRangeByName("F41").String &amp; "*/"		
	Print #i, "		/*" &amp; umctl2.getCellRangeByName("C43").String &amp; " " &amp; umctl2.getCellRangeByName("F43").String &amp; "*/"		
	Print #i, "#define TIMING_" &amp; umctl2.getCellRangeByName("B45").String &amp; " " &amp;  umctl2.getCellRangeByName("G45").String
	Print #i, "		/*" &amp; umctl2.getCellRangeByName("C45").String &amp; " " &amp; umctl2.getCellRangeByName("F45").String &amp; "*/"
	Print #i, "		/*" &amp; umctl2.getCellRangeByName("C47").String &amp; " " &amp; umctl2.getCellRangeByName("F47").String &amp; "*/"
	Print #i, "		/*" &amp; umctl2.getCellRangeByName("C49").String &amp; " " &amp; umctl2.getCellRangeByName("F49").String &amp; "*/"
	Print #i, "#define TIMING_" &amp; umctl2.getCellRangeByName("B51").String &amp; " " &amp;  umctl2.getCellRangeByName("G51").String
	Print #i, "		/*" &amp; umctl2.getCellRangeByName("C51").String &amp; " " &amp; umctl2.getCellRangeByName("F51").String &amp; "*/"
	Print #i, "		/*" &amp; umctl2.getCellRangeByName("C53").String &amp; " " &amp; umctl2.getCellRangeByName("F53").String &amp; "*/"
	Print #i, "		/*" &amp; umctl2.getCellRangeByName("C55").String &amp; " " &amp; umctl2.getCellRangeByName("F55").String &amp; "*/"
	Print #i, "		/*" &amp; umctl2.getCellRangeByName("C57").String &amp; " " &amp; umctl2.getCellRangeByName("F57").String &amp; "*/"			
	Print #i, "#define TIMING_" &amp; umctl2.getCellRangeByName("B59").String &amp; " " &amp;  umctl2.getCellRangeByName("G59").String
	Print #i, "		/*" &amp; umctl2.getCellRangeByName("C59").String &amp; " " &amp; umctl2.getCellRangeByName("F59").String &amp; "*/"	
	Print #i, "		/*" &amp; umctl2.getCellRangeByName("C61").String &amp; " " &amp; umctl2.getCellRangeByName("F61").String &amp; "*/"	
	Print #i, "		/*" &amp; umctl2.getCellRangeByName("C63").String &amp; " " &amp; umctl2.getCellRangeByName("F63").String &amp; "*/"			
	Print #i, "		/*" &amp; umctl2.getCellRangeByName("C65").String &amp; " " &amp; umctl2.getCellRangeByName("F65").String &amp; "*/"	
	Print #i, "#define TIMING_" &amp; umctl2.getCellRangeByName("B69").String &amp; " " &amp;  umctl2.getCellRangeByName("G69").String
	Print #i, "		/*" &amp; umctl2.getCellRangeByName("C69").String &amp; " " &amp; umctl2.getCellRangeByName("F69").String &amp; "*/"
	Print #i, "		/*" &amp; umctl2.getCellRangeByName("C71").String &amp; " " &amp; umctl2.getCellRangeByName("F71").String &amp; "*/"
	Print #i, "		/*" &amp; umctl2.getCellRangeByName("C73").String &amp; " " &amp; umctl2.getCellRangeByName("F73").String &amp; "*/"
	Print #i, "		/*" &amp; umctl2.getCellRangeByName("C75").String &amp; " " &amp; umctl2.getCellRangeByName("F75").String &amp; "*/"			
	Print #i, "#define TIMING_" &amp; umctl2.getCellRangeByName("B83").String &amp; " " &amp;  umctl2.getCellRangeByName("G83").String
	Print #i, "		/*" &amp; umctl2.getCellRangeByName("C83").String &amp; " " &amp; umctl2.getCellRangeByName("F83").String &amp; "*/"
	Print #i, "		/*" &amp; umctl2.getCellRangeByName("C85").String &amp; " " &amp; umctl2.getCellRangeByName("F85").String &amp; "*/"
	Print #i, "		/*" &amp; umctl2.getCellRangeByName("C87").String &amp; " " &amp; umctl2.getCellRangeByName("F87").String &amp; "*/"		
	Print #i, "		/*" &amp; umctl2.getCellRangeByName("C88").String &amp; " " &amp; umctl2.getCellRangeByName("F88").String &amp; "*/"		
	Print #i, "		/*" &amp; umctl2.getCellRangeByName("C90").String &amp; " " &amp; umctl2.getCellRangeByName("F90").String &amp; "*/"
	Print #i, "		/*" &amp; umctl2.getCellRangeByName("C91").String &amp; " " &amp; umctl2.getCellRangeByName("F91").String &amp; "*/"
	Print #i, "#define TIMING_" &amp; umctl2.getCellRangeByName("B93").String &amp; " " &amp;  umctl2.getCellRangeByName("G93").String
	Print #i, "		/*" &amp; umctl2.getCellRangeByName("C93").String &amp; " " &amp; umctl2.getCellRangeByName("F93").String &amp; "*/"
	Print #i, "		/*" &amp; umctl2.getCellRangeByName("C95").String &amp; " " &amp; umctl2.getCellRangeByName("F95").String &amp; "*/"
	Print #i, "		/*" &amp; umctl2.getCellRangeByName("C97").String &amp; " " &amp; umctl2.getCellRangeByName("F97").String &amp; "*/"
	Print #i, "		/*" &amp; umctl2.getCellRangeByName("C98").String &amp; " " &amp; umctl2.getCellRangeByName("F98").String &amp; "*/"
	Print #i, "		/*" &amp; umctl2.getCellRangeByName("C99").String &amp; " " &amp; umctl2.getCellRangeByName("F99").String &amp; "*/"
	Print #i, "		/*" &amp; umctl2.getCellRangeByName("C100").String &amp; " " &amp; umctl2.getCellRangeByName("F100").String &amp; "*/"

	Close #i
	
	Print "Code has bee generated in " &amp; FileName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deG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